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6" table:style-name="ta1">
        <table:shapes>
          <draw:frame draw:z-index="0" draw:style-name="gr1" draw:text-style-name="P1" svg:width="796.96pt" svg:height="255.26pt" svg:x="295.54pt" svg:y="15.79pt">
            <loext:p draw:notify-on-update-of-ranges="test6.A1:test6.A831 test6.B1:test6.B8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2.3pt" svg:height="255.26pt" svg:x="276.04pt" svg:y="279.33pt">
            <loext:p draw:notify-on-update-of-ranges="test6.C1:test6.C660 test6.D1:test6.D6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0.047244094488189" calcext:value-type="float">
            <text:p>0.0472440945</text:p>
          </table:table-cell>
          <table:table-cell table:formula="of:=([.A2]-[.A1])/0.01" office:value-type="float" office:value="7.63779527559055" calcext:value-type="float">
            <text:p>7.6377952756</text:p>
          </table:table-cell>
          <table:table-cell table:formula="of:=([.B2]-[.B1])/0.01" office:value-type="float" office:value="7.63779527559055" calcext:value-type="float">
            <text:p>7.6377952756</text:p>
          </table:table-cell>
        </table:table-row>
        <table:table-row table:style-name="ro1">
          <table:table-cell table:number-columns-repeated="2" office:value-type="float" office:value="0.123622047244095" calcext:value-type="float">
            <text:p>0.1236220472</text:p>
          </table:table-cell>
          <table:table-cell table:formula="of:=([.A3]-[.A2])/0.01" office:value-type="float" office:value="5.82677165354331" calcext:value-type="float">
            <text:p>5.8267716535</text:p>
          </table:table-cell>
          <table:table-cell table:formula="of:=([.B3]-[.B2])/0.01" office:value-type="float" office:value="5.82677165354331" calcext:value-type="float">
            <text:p>5.8267716535</text:p>
          </table:table-cell>
        </table:table-row>
        <table:table-row table:style-name="ro1">
          <table:table-cell table:number-columns-repeated="2" office:value-type="float" office:value="0.181889763779528" calcext:value-type="float">
            <text:p>0.1818897638</text:p>
          </table:table-cell>
          <table:table-cell table:formula="of:=([.A4]-[.A3])/0.01" office:value-type="float" office:value="5.8267716535433" calcext:value-type="float">
            <text:p>5.8267716535</text:p>
          </table:table-cell>
          <table:table-cell table:formula="of:=([.B4]-[.B3])/0.01" office:value-type="float" office:value="5.8267716535433" calcext:value-type="float">
            <text:p>5.8267716535</text:p>
          </table:table-cell>
        </table:table-row>
        <table:table-row table:style-name="ro1">
          <table:table-cell table:number-columns-repeated="2" office:value-type="float" office:value="0.240157480314961" calcext:value-type="float">
            <text:p>0.2401574803</text:p>
          </table:table-cell>
          <table:table-cell table:formula="of:=([.A5]-[.A4])/0.01" office:value-type="float" office:value="5.82677165354331" calcext:value-type="float">
            <text:p>5.8267716535</text:p>
          </table:table-cell>
          <table:table-cell table:formula="of:=([.B5]-[.B4])/0.01" office:value-type="float" office:value="5.82677165354331" calcext:value-type="float">
            <text:p>5.8267716535</text:p>
          </table:table-cell>
        </table:table-row>
        <table:table-row table:style-name="ro1">
          <table:table-cell table:number-columns-repeated="2" office:value-type="float" office:value="0.298425196850394" calcext:value-type="float">
            <text:p>0.2984251969</text:p>
          </table:table-cell>
          <table:table-cell table:formula="of:=([.A6]-[.A5])/0.01" office:value-type="float" office:value="5.82677165354331" calcext:value-type="float">
            <text:p>5.8267716535</text:p>
          </table:table-cell>
          <table:table-cell table:formula="of:=([.B6]-[.B5])/0.01" office:value-type="float" office:value="5.82677165354331" calcext:value-type="float">
            <text:p>5.8267716535</text:p>
          </table:table-cell>
        </table:table-row>
        <table:table-row table:style-name="ro1">
          <table:table-cell table:number-columns-repeated="2" office:value-type="float" office:value="0.356692913385827" calcext:value-type="float">
            <text:p>0.3566929134</text:p>
          </table:table-cell>
          <table:table-cell table:formula="of:=([.A7]-[.A6])/0.01" office:value-type="float" office:value="5.8267716535433" calcext:value-type="float">
            <text:p>5.8267716535</text:p>
          </table:table-cell>
          <table:table-cell table:formula="of:=([.B7]-[.B6])/0.01" office:value-type="float" office:value="5.8267716535433" calcext:value-type="float">
            <text:p>5.8267716535</text:p>
          </table:table-cell>
        </table:table-row>
        <table:table-row table:style-name="ro1">
          <table:table-cell table:number-columns-repeated="2" office:value-type="float" office:value="0.41496062992126" calcext:value-type="float">
            <text:p>0.4149606299</text:p>
          </table:table-cell>
          <table:table-cell table:formula="of:=([.A8]-[.A7])/0.01" office:value-type="float" office:value="5.82677165354331" calcext:value-type="float">
            <text:p>5.8267716535</text:p>
          </table:table-cell>
          <table:table-cell table:formula="of:=([.B8]-[.B7])/0.01" office:value-type="float" office:value="5.82677165354331" calcext:value-type="float">
            <text:p>5.8267716535</text:p>
          </table:table-cell>
        </table:table-row>
        <table:table-row table:style-name="ro1">
          <table:table-cell table:number-columns-repeated="2" office:value-type="float" office:value="0.473228346456693" calcext:value-type="float">
            <text:p>0.4732283465</text:p>
          </table:table-cell>
          <table:table-cell table:formula="of:=([.A9]-[.A8])/0.01" office:value-type="float" office:value="5.8267716535433" calcext:value-type="float">
            <text:p>5.8267716535</text:p>
          </table:table-cell>
          <table:table-cell table:formula="of:=([.B9]-[.B8])/0.01" office:value-type="float" office:value="5.8267716535433" calcext:value-type="float">
            <text:p>5.8267716535</text:p>
          </table:table-cell>
        </table:table-row>
        <table:table-row table:style-name="ro1">
          <table:table-cell table:number-columns-repeated="2" office:value-type="float" office:value="0.531496062992126" calcext:value-type="float">
            <text:p>0.531496063</text:p>
          </table:table-cell>
          <table:table-cell table:formula="of:=([.A10]-[.A9])/0.01" office:value-type="float" office:value="5.82677165354332" calcext:value-type="float">
            <text:p>5.8267716535</text:p>
          </table:table-cell>
          <table:table-cell table:formula="of:=([.B10]-[.B9])/0.01" office:value-type="float" office:value="5.82677165354332" calcext:value-type="float">
            <text:p>5.8267716535</text:p>
          </table:table-cell>
        </table:table-row>
        <table:table-row table:style-name="ro1">
          <table:table-cell table:number-columns-repeated="2" office:value-type="float" office:value="0.589763779527559" calcext:value-type="float">
            <text:p>0.5897637795</text:p>
          </table:table-cell>
          <table:table-cell table:formula="of:=([.A11]-[.A10])/0.01" office:value-type="float" office:value="5.82677165354329" calcext:value-type="float">
            <text:p>5.8267716535</text:p>
          </table:table-cell>
          <table:table-cell table:formula="of:=([.B11]-[.B10])/0.01" office:value-type="float" office:value="5.82677165354329" calcext:value-type="float">
            <text:p>5.8267716535</text:p>
          </table:table-cell>
        </table:table-row>
        <table:table-row table:style-name="ro1">
          <table:table-cell table:number-columns-repeated="2" office:value-type="float" office:value="0.648031496062992" calcext:value-type="float">
            <text:p>0.6480314961</text:p>
          </table:table-cell>
          <table:table-cell table:formula="of:=([.A12]-[.A11])/0.01" office:value-type="float" office:value="5.82677165354331" calcext:value-type="float">
            <text:p>5.8267716535</text:p>
          </table:table-cell>
          <table:table-cell table:formula="of:=([.B12]-[.B11])/0.01" office:value-type="float" office:value="5.82677165354331" calcext:value-type="float">
            <text:p>5.8267716535</text:p>
          </table:table-cell>
        </table:table-row>
        <table:table-row table:style-name="ro1">
          <table:table-cell table:number-columns-repeated="2" office:value-type="float" office:value="0.706299212598425" calcext:value-type="float">
            <text:p>0.7062992126</text:p>
          </table:table-cell>
          <table:table-cell table:formula="of:=([.A13]-[.A12])/0.01" office:value-type="float" office:value="5.82677165354331" calcext:value-type="float">
            <text:p>5.8267716535</text:p>
          </table:table-cell>
          <table:table-cell table:formula="of:=([.B13]-[.B12])/0.01" office:value-type="float" office:value="5.82677165354331" calcext:value-type="float">
            <text:p>5.8267716535</text:p>
          </table:table-cell>
        </table:table-row>
        <table:table-row table:style-name="ro1">
          <table:table-cell table:number-columns-repeated="2" office:value-type="float" office:value="0.764566929133858" calcext:value-type="float">
            <text:p>0.7645669291</text:p>
          </table:table-cell>
          <table:table-cell table:formula="of:=([.A14]-[.A13])/0.01" office:value-type="float" office:value="5.5521936619117" calcext:value-type="float">
            <text:p>5.5521936619</text:p>
          </table:table-cell>
          <table:table-cell table:formula="of:=([.B14]-[.B13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820088865752975" calcext:value-type="float">
            <text:p>0.8200888658</text:p>
          </table:table-cell>
          <table:table-cell office:value-type="float" office:value="0.822834645669291" calcext:value-type="float">
            <text:p>0.8228346457</text:p>
          </table:table-cell>
          <table:table-cell table:formula="of:=([.A15]-[.A14])/0.01" office:value-type="float" office:value="4.94306011595487" calcext:value-type="float">
            <text:p>4.943060116</text:p>
          </table:table-cell>
          <table:table-cell table:formula="of:=([.B15]-[.B14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869519466912524" calcext:value-type="float">
            <text:p>0.8695194669</text:p>
          </table:table-cell>
          <table:table-cell office:value-type="float" office:value="0.881102362204724" calcext:value-type="float">
            <text:p>0.8811023622</text:p>
          </table:table-cell>
          <table:table-cell table:formula="of:=([.A16]-[.A15])/0.01" office:value-type="float" office:value="4.31207069755446" calcext:value-type="float">
            <text:p>4.3120706976</text:p>
          </table:table-cell>
          <table:table-cell table:formula="of:=([.B16]-[.B15])/0.01" office:value-type="float" office:value="5.82677165354329" calcext:value-type="float">
            <text:p>5.8267716535</text:p>
          </table:table-cell>
        </table:table-row>
        <table:table-row table:style-name="ro1">
          <table:table-cell office:value-type="float" office:value="0.912640173888068" calcext:value-type="float">
            <text:p>0.9126401739</text:p>
          </table:table-cell>
          <table:table-cell office:value-type="float" office:value="0.939370078740157" calcext:value-type="float">
            <text:p>0.9393700787</text:p>
          </table:table-cell>
          <table:table-cell table:formula="of:=([.A17]-[.A16])/0.01" office:value-type="float" office:value="3.75961231531808" calcext:value-type="float">
            <text:p>3.7596123153</text:p>
          </table:table-cell>
          <table:table-cell table:formula="of:=([.B17]-[.B16])/0.01" office:value-type="float" office:value="5.82677165354332" calcext:value-type="float">
            <text:p>5.8267716535</text:p>
          </table:table-cell>
        </table:table-row>
        <table:table-row table:style-name="ro1">
          <table:table-cell office:value-type="float" office:value="0.950236297041249" calcext:value-type="float">
            <text:p>0.950236297</text:p>
          </table:table-cell>
          <table:table-cell office:value-type="float" office:value="0.99763779527559" calcext:value-type="float">
            <text:p>0.9976377953</text:p>
          </table:table-cell>
          <table:table-cell table:formula="of:=([.A18]-[.A17])/0.01" office:value-type="float" office:value="3.28407245731416" calcext:value-type="float">
            <text:p>3.2840724573</text:p>
          </table:table-cell>
          <table:table-cell table:formula="of:=([.B18]-[.B17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983077021614391" calcext:value-type="float">
            <text:p>0.9830770216</text:p>
          </table:table-cell>
          <table:table-cell office:value-type="float" office:value="1.05590551181102" calcext:value-type="float">
            <text:p>1.0559055118</text:p>
          </table:table-cell>
          <table:table-cell table:formula="of:=([.A19]-[.A18])/0.01" office:value-type="float" office:value="2.87762096275589" calcext:value-type="float">
            <text:p>2.8776209628</text:p>
          </table:table-cell>
          <table:table-cell table:formula="of:=([.B19]-[.B18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01185323124195" calcext:value-type="float">
            <text:p>1.0118532312</text:p>
          </table:table-cell>
          <table:table-cell office:value-type="float" office:value="1.11417322834646" calcext:value-type="float">
            <text:p>1.1141732283</text:p>
          </table:table-cell>
          <table:table-cell table:formula="of:=([.A20]-[.A19])/0.01" office:value-type="float" office:value="2.5327572943697" calcext:value-type="float">
            <text:p>2.5327572944</text:p>
          </table:table-cell>
          <table:table-cell table:formula="of:=([.B20]-[.B19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03718080418565" calcext:value-type="float">
            <text:p>1.0371808042</text:p>
          </table:table-cell>
          <table:table-cell office:value-type="float" office:value="1.17244094488189" calcext:value-type="float">
            <text:p>1.1724409449</text:p>
          </table:table-cell>
          <table:table-cell table:formula="of:=([.A21]-[.A20])/0.01" office:value-type="float" office:value="2.24269367696819" calcext:value-type="float">
            <text:p>2.242693677</text:p>
          </table:table-cell>
          <table:table-cell table:formula="of:=([.B21]-[.B20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05960774095533" calcext:value-type="float">
            <text:p>1.059607741</text:p>
          </table:table-cell>
          <table:table-cell office:value-type="float" office:value="1.23070866141732" calcext:value-type="float">
            <text:p>1.2307086614</text:p>
          </table:table-cell>
          <table:table-cell table:formula="of:=([.A22]-[.A21])/0.01" office:value-type="float" office:value="2.0013185510203" calcext:value-type="float">
            <text:p>2.001318551</text:p>
          </table:table-cell>
          <table:table-cell table:formula="of:=([.B22]-[.B21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07962092646553" calcext:value-type="float">
            <text:p>1.0796209265</text:p>
          </table:table-cell>
          <table:table-cell office:value-type="float" office:value="1.28897637795276" calcext:value-type="float">
            <text:p>1.288976378</text:p>
          </table:table-cell>
          <table:table-cell table:formula="of:=([.A23]-[.A22])/0.01" office:value-type="float" office:value="1.8031367465402" calcext:value-type="float">
            <text:p>1.8031367465</text:p>
          </table:table-cell>
          <table:table-cell table:formula="of:=([.B23]-[.B22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09765229393093" calcext:value-type="float">
            <text:p>1.0976522939</text:p>
          </table:table-cell>
          <table:table-cell office:value-type="float" office:value="1.34724409448819" calcext:value-type="float">
            <text:p>1.3472440945</text:p>
          </table:table-cell>
          <table:table-cell table:formula="of:=([.A24]-[.A23])/0.01" office:value-type="float" office:value="1.64321307700024" calcext:value-type="float">
            <text:p>1.643213077</text:p>
          </table:table-cell>
          <table:table-cell table:formula="of:=([.B24]-[.B23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11408442470094" calcext:value-type="float">
            <text:p>1.1140844247</text:p>
          </table:table-cell>
          <table:table-cell office:value-type="float" office:value="1.40551181102362" calcext:value-type="float">
            <text:p>1.405511811</text:p>
          </table:table-cell>
          <table:table-cell table:formula="of:=([.A25]-[.A24])/0.01" office:value-type="float" office:value="1.51712063132297" calcext:value-type="float">
            <text:p>1.5171206313</text:p>
          </table:table-cell>
          <table:table-cell table:formula="of:=([.B25]-[.B24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12925563101417" calcext:value-type="float">
            <text:p>1.129255631</text:p>
          </table:table-cell>
          <table:table-cell office:value-type="float" office:value="1.46377952755905" calcext:value-type="float">
            <text:p>1.4637795276</text:p>
          </table:table-cell>
          <table:table-cell table:formula="of:=([.A26]-[.A25])/0.01" office:value-type="float" office:value="1.42089339775962" calcext:value-type="float">
            <text:p>1.4208933978</text:p>
          </table:table-cell>
          <table:table-cell table:formula="of:=([.B26]-[.B25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14346456499176" calcext:value-type="float">
            <text:p>1.143464565</text:p>
          </table:table-cell>
          <table:table-cell office:value-type="float" office:value="1.52204724409449" calcext:value-type="float">
            <text:p>1.5220472441</text:p>
          </table:table-cell>
          <table:table-cell table:formula="of:=([.A27]-[.A26])/0.01" office:value-type="float" office:value="1.35098282658159" calcext:value-type="float">
            <text:p>1.3509828266</text:p>
          </table:table-cell>
          <table:table-cell table:formula="of:=([.B27]-[.B26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15697439325758" calcext:value-type="float">
            <text:p>1.1569743933</text:p>
          </table:table-cell>
          <table:table-cell office:value-type="float" office:value="1.58031496062992" calcext:value-type="float">
            <text:p>1.5803149606</text:p>
          </table:table-cell>
          <table:table-cell table:formula="of:=([.A28]-[.A27])/0.01" office:value-type="float" office:value="1.30421800241012" calcext:value-type="float">
            <text:p>1.3042180024</text:p>
          </table:table-cell>
          <table:table-cell table:formula="of:=([.B28]-[.B27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17001657328168" calcext:value-type="float">
            <text:p>1.1700165733</text:p>
          </table:table-cell>
          <table:table-cell office:value-type="float" office:value="1.63858267716535" calcext:value-type="float">
            <text:p>1.6385826772</text:p>
          </table:table-cell>
          <table:table-cell table:formula="of:=([.A29]-[.A28])/0.01" office:value-type="float" office:value="1.27776915086153" calcext:value-type="float">
            <text:p>1.2777691509</text:p>
          </table:table-cell>
          <table:table-cell table:formula="of:=([.B29]-[.B28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18279426479029" calcext:value-type="float">
            <text:p>1.1827942648</text:p>
          </table:table-cell>
          <table:table-cell office:value-type="float" office:value="1.69685039370079" calcext:value-type="float">
            <text:p>1.6968503937</text:p>
          </table:table-cell>
          <table:table-cell table:formula="of:=([.A30]-[.A29])/0.01" office:value-type="float" office:value="1.26911424478176" calcext:value-type="float">
            <text:p>1.2691142448</text:p>
          </table:table-cell>
          <table:table-cell table:formula="of:=([.B30]-[.B29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19548540723811" calcext:value-type="float">
            <text:p>1.1954854072</text:p>
          </table:table-cell>
          <table:table-cell office:value-type="float" office:value="1.75511811023622" calcext:value-type="float">
            <text:p>1.7551181102</text:p>
          </table:table-cell>
          <table:table-cell table:formula="of:=([.A31]-[.A30])/0.01" office:value-type="float" office:value="1.27600850542935" calcext:value-type="float">
            <text:p>1.2760085054</text:p>
          </table:table-cell>
          <table:table-cell table:formula="of:=([.B31]-[.B30])/0.01" office:value-type="float" office:value="5.37785079386535" calcext:value-type="float">
            <text:p>5.3778507939</text:p>
          </table:table-cell>
        </table:table-row>
        <table:table-row table:style-name="ro1">
          <table:table-cell office:value-type="float" office:value="1.20824549229241" calcext:value-type="float">
            <text:p>1.2082454923</text:p>
          </table:table-cell>
          <table:table-cell office:value-type="float" office:value="1.80889661817487" calcext:value-type="float">
            <text:p>1.8088966182</text:p>
          </table:table-cell>
          <table:table-cell table:formula="of:=([.A32]-[.A31])/0.01" office:value-type="float" office:value="1.29573095127444" calcext:value-type="float">
            <text:p>1.2957309513</text:p>
          </table:table-cell>
          <table:table-cell table:formula="of:=([.B32]-[.B31])/0.01" office:value-type="float" office:value="4.47911047339866" calcext:value-type="float">
            <text:p>4.4791104734</text:p>
          </table:table-cell>
        </table:table-row>
        <table:table-row table:style-name="ro1">
          <table:table-cell office:value-type="float" office:value="1.22120280180515" calcext:value-type="float">
            <text:p>1.2212028018</text:p>
          </table:table-cell>
          <table:table-cell office:value-type="float" office:value="1.85368772290886" calcext:value-type="float">
            <text:p>1.8536877229</text:p>
          </table:table-cell>
          <table:table-cell table:formula="of:=([.A33]-[.A32])/0.01" office:value-type="float" office:value="1.32436856270137" calcext:value-type="float">
            <text:p>1.3243685627</text:p>
          </table:table-cell>
          <table:table-cell table:formula="of:=([.B33]-[.B32])/0.01" office:value-type="float" office:value="3.62434748030287" calcext:value-type="float">
            <text:p>3.6243474803</text:p>
          </table:table-cell>
        </table:table-row>
        <table:table-row table:style-name="ro1">
          <table:table-cell office:value-type="float" office:value="1.23444648743216" calcext:value-type="float">
            <text:p>1.2344464874</text:p>
          </table:table-cell>
          <table:table-cell office:value-type="float" office:value="1.88993119771189" calcext:value-type="float">
            <text:p>1.8899311977</text:p>
          </table:table-cell>
          <table:table-cell table:formula="of:=([.A34]-[.A33])/0.01" office:value-type="float" office:value="1.35771331680279" calcext:value-type="float">
            <text:p>1.3577133168</text:p>
          </table:table-cell>
          <table:table-cell table:formula="of:=([.B34]-[.B33])/0.01" office:value-type="float" office:value="2.85801673738262" calcext:value-type="float">
            <text:p>2.8580167374</text:p>
          </table:table-cell>
        </table:table-row>
        <table:table-row table:style-name="ro1">
          <table:table-cell office:value-type="float" office:value="1.24802362060019" calcext:value-type="float">
            <text:p>1.2480236206</text:p>
          </table:table-cell>
          <table:table-cell office:value-type="float" office:value="1.91851136508572" calcext:value-type="float">
            <text:p>1.9185113651</text:p>
          </table:table-cell>
          <table:table-cell table:formula="of:=([.A35]-[.A34])/0.01" office:value-type="float" office:value="1.39223329711595" calcext:value-type="float">
            <text:p>1.3922332971</text:p>
          </table:table-cell>
          <table:table-cell table:formula="of:=([.B35]-[.B34])/0.01" office:value-type="float" office:value="2.17472415369166" calcext:value-type="float">
            <text:p>2.1747241537</text:p>
          </table:table-cell>
        </table:table-row>
        <table:table-row table:style-name="ro1">
          <table:table-cell office:value-type="float" office:value="1.26194595357135" calcext:value-type="float">
            <text:p>1.2619459536</text:p>
          </table:table-cell>
          <table:table-cell office:value-type="float" office:value="1.94025860662263" calcext:value-type="float">
            <text:p>1.9402586066</text:p>
          </table:table-cell>
          <table:table-cell table:formula="of:=([.A36]-[.A35])/0.01" office:value-type="float" office:value="1.42512724675645" calcext:value-type="float">
            <text:p>1.4251272468</text:p>
          </table:table-cell>
          <table:table-cell table:formula="of:=([.B36]-[.B35])/0.01" office:value-type="float" office:value="1.56657086292229" calcext:value-type="float">
            <text:p>1.5665708629</text:p>
          </table:table-cell>
        </table:table-row>
        <table:table-row table:style-name="ro1">
          <table:table-cell office:value-type="float" office:value="1.27619722603892" calcext:value-type="float">
            <text:p>1.276197226</text:p>
          </table:table-cell>
          <table:table-cell office:value-type="float" office:value="1.95592431525185" calcext:value-type="float">
            <text:p>1.9559243153</text:p>
          </table:table-cell>
          <table:table-cell table:formula="of:=([.A37]-[.A36])/0.01" office:value-type="float" office:value="1.45423119916763" calcext:value-type="float">
            <text:p>1.4542311992</text:p>
          </table:table-cell>
          <table:table-cell table:formula="of:=([.B37]-[.B36])/0.01" office:value-type="float" office:value="1.02631144530105" calcext:value-type="float">
            <text:p>1.0263114453</text:p>
          </table:table-cell>
        </table:table-row>
        <table:table-row table:style-name="ro1">
          <table:table-cell office:value-type="float" office:value="1.29073953803059" calcext:value-type="float">
            <text:p>1.290739538</text:p>
          </table:table-cell>
          <table:table-cell office:value-type="float" office:value="1.96618742970487" calcext:value-type="float">
            <text:p>1.9661874297</text:p>
          </table:table-cell>
          <table:table-cell table:formula="of:=([.A38]-[.A37])/0.01" office:value-type="float" office:value="1.47792268545792" calcext:value-type="float">
            <text:p>1.4779226855</text:p>
          </table:table-cell>
          <table:table-cell table:formula="of:=([.B38]-[.B37])/0.01" office:value-type="float" office:value="0.547469321519545" calcext:value-type="float">
            <text:p>0.5474693215</text:p>
          </table:table-cell>
        </table:table-row>
        <table:table-row table:style-name="ro1">
          <table:table-cell office:value-type="float" office:value="1.30551876488517" calcext:value-type="float">
            <text:p>1.3055187649</text:p>
          </table:table-cell>
          <table:table-cell office:value-type="float" office:value="1.97166212292006" calcext:value-type="float">
            <text:p>1.9716621229</text:p>
          </table:table-cell>
          <table:table-cell table:formula="of:=([.A39]-[.A38])/0.01" office:value-type="float" office:value="1.49503678224892" calcext:value-type="float">
            <text:p>1.4950367822</text:p>
          </table:table-cell>
          <table:table-cell table:formula="of:=([.B39]-[.B38])/0.01" office:value-type="float" office:value="0.124253577275457" calcext:value-type="float">
            <text:p>0.1242535773</text:p>
          </table:table-cell>
        </table:table-row>
        <table:table-row table:style-name="ro1">
          <table:table-cell office:value-type="float" office:value="1.32046913270766" calcext:value-type="float">
            <text:p>1.3204691327</text:p>
          </table:table-cell>
          <table:table-cell office:value-type="float" office:value="1.97290465869282" calcext:value-type="float">
            <text:p>1.9729046587</text:p>
          </table:table-cell>
          <table:table-cell table:formula="of:=([.A40]-[.A39])/0.01" office:value-type="float" office:value="1.50479345205681" calcext:value-type="float">
            <text:p>1.5047934521</text:p>
          </table:table-cell>
          <table:table-cell table:formula="of:=([.B40]-[.B39])/0.01" office:value-type="float" office:value="-0.248526892227141" calcext:value-type="float">
            <text:p>-0.2485268922</text:p>
          </table:table-cell>
        </table:table-row>
        <table:table-row table:style-name="ro1">
          <table:table-cell office:value-type="float" office:value="1.33551706722823" calcext:value-type="float">
            <text:p>1.3355170672</text:p>
          </table:table-cell>
          <table:table-cell office:value-type="float" office:value="1.97041938977054" calcext:value-type="float">
            <text:p>1.9704193898</text:p>
          </table:table-cell>
          <table:table-cell table:formula="of:=([.A41]-[.A40])/0.01" office:value-type="float" office:value="1.50673453690056" calcext:value-type="float">
            <text:p>1.5067345369</text:p>
          </table:table-cell>
          <table:table-cell table:formula="of:=([.B41]-[.B40])/0.01" office:value-type="float" office:value="-0.575539248462476" calcext:value-type="float">
            <text:p>-0.5755392485</text:p>
          </table:table-cell>
        </table:table-row>
        <table:table-row table:style-name="ro1">
          <table:table-cell office:value-type="float" office:value="1.35058441259723" calcext:value-type="float">
            <text:p>1.3505844126</text:p>
          </table:table-cell>
          <table:table-cell office:value-type="float" office:value="1.96466399728592" calcext:value-type="float">
            <text:p>1.9646639973</text:p>
          </table:table-cell>
          <table:table-cell table:formula="of:=([.A42]-[.A41])/0.01" office:value-type="float" office:value="1.50066896578438" calcext:value-type="float">
            <text:p>1.5006689658</text:p>
          </table:table-cell>
          <table:table-cell table:formula="of:=([.B42]-[.B41])/0.01" office:value-type="float" office:value="-0.860992638832769" calcext:value-type="float">
            <text:p>-0.8609926388</text:p>
          </table:table-cell>
        </table:table-row>
        <table:table-row table:style-name="ro1">
          <table:table-cell office:value-type="float" office:value="1.36559110225508" calcext:value-type="float">
            <text:p>1.3655911023</text:p>
          </table:table-cell>
          <table:table-cell office:value-type="float" office:value="1.95605407089759" calcext:value-type="float">
            <text:p>1.9560540709</text:p>
          </table:table-cell>
          <table:table-cell table:formula="of:=([.A43]-[.A42])/0.01" office:value-type="float" office:value="1.48662500161945" calcext:value-type="float">
            <text:p>1.4866250016</text:p>
          </table:table-cell>
          <table:table-cell table:formula="of:=([.B43]-[.B42])/0.01" office:value-type="float" office:value="-1.10869513709408" calcext:value-type="float">
            <text:p>-1.1086951371</text:p>
          </table:table-cell>
        </table:table-row>
        <table:table-row table:style-name="ro1">
          <table:table-cell office:value-type="float" office:value="1.38045735227127" calcext:value-type="float">
            <text:p>1.3804573523</text:p>
          </table:table-cell>
          <table:table-cell office:value-type="float" office:value="1.94496711952665" calcext:value-type="float">
            <text:p>1.9449671195</text:p>
          </table:table-cell>
          <table:table-cell table:formula="of:=([.A44]-[.A43])/0.01" office:value-type="float" office:value="1.46480857728946" calcext:value-type="float">
            <text:p>1.4648085773</text:p>
          </table:table-cell>
          <table:table-cell table:formula="of:=([.B44]-[.B43])/0.01" office:value-type="float" office:value="-1.32210269168374" calcext:value-type="float">
            <text:p>-1.3221026917</text:p>
          </table:table-cell>
        </table:table-row>
        <table:table-row table:style-name="ro1">
          <table:table-cell office:value-type="float" office:value="1.39510543804417" calcext:value-type="float">
            <text:p>1.395105438</text:p>
          </table:table-cell>
          <table:table-cell office:value-type="float" office:value="1.93174609260981" calcext:value-type="float">
            <text:p>1.9317460926</text:p>
          </table:table-cell>
          <table:table-cell table:formula="of:=([.A45]-[.A44])/0.01" office:value-type="float" office:value="1.43556695044691" calcext:value-type="float">
            <text:p>1.4355669504</text:p>
          </table:table-cell>
          <table:table-cell table:formula="of:=([.B45]-[.B44])/0.01" office:value-type="float" office:value="-1.50436104607841" calcext:value-type="float">
            <text:p>-1.5043610461</text:p>
          </table:table-cell>
        </table:table-row>
        <table:table-row table:style-name="ro1">
          <table:table-cell office:value-type="float" office:value="1.40946110754864" calcext:value-type="float">
            <text:p>1.4094611075</text:p>
          </table:table-cell>
          <table:table-cell office:value-type="float" office:value="1.91670248214903" calcext:value-type="float">
            <text:p>1.9167024821</text:p>
          </table:table-cell>
          <table:table-cell table:formula="of:=([.A46]-[.A45])/0.01" office:value-type="float" office:value="1.39935704787426" calcext:value-type="float">
            <text:p>1.3993570479</text:p>
          </table:table-cell>
          <table:table-cell table:formula="of:=([.B46]-[.B45])/0.01" office:value-type="float" office:value="-1.65834154044526" calcext:value-type="float">
            <text:p>-1.6583415404</text:p>
          </table:table-cell>
        </table:table-row>
        <table:table-row table:style-name="ro1">
          <table:table-cell office:value-type="float" office:value="1.42345467802738" calcext:value-type="float">
            <text:p>1.423454678</text:p>
          </table:table-cell>
          <table:table-cell office:value-type="float" office:value="1.90011906674458" calcext:value-type="float">
            <text:p>1.9001190667</text:p>
          </table:table-cell>
          <table:table-cell table:formula="of:=([.A47]-[.A46])/0.01" office:value-type="float" office:value="1.3567179791582" calcext:value-type="float">
            <text:p>1.3567179792</text:p>
          </table:table-cell>
          <table:table-cell table:formula="of:=([.B47]-[.B46])/0.01" office:value-type="float" office:value="-1.7866716360073" calcext:value-type="float">
            <text:p>-1.786671636</text:p>
          </table:table-cell>
        </table:table-row>
        <table:table-row table:style-name="ro1">
          <table:table-cell office:value-type="float" office:value="1.43702185781896" calcext:value-type="float">
            <text:p>1.4370218578</text:p>
          </table:table-cell>
          <table:table-cell office:value-type="float" office:value="1.8822523503845" calcext:value-type="float">
            <text:p>1.8822523504</text:p>
          </table:table-cell>
          <table:table-cell table:formula="of:=([.A48]-[.A47])/0.01" office:value-type="float" office:value="1.30824728203665" calcext:value-type="float">
            <text:p>1.308247282</text:p>
          </table:table-cell>
          <table:table-cell table:formula="of:=([.B48]-[.B47])/0.01" office:value-type="float" office:value="-1.89176092781849" calcext:value-type="float">
            <text:p>-1.8917609278</text:p>
          </table:table-cell>
        </table:table-row>
        <table:table-row table:style-name="ro1">
          <table:table-cell office:value-type="float" office:value="1.45010433063933" calcext:value-type="float">
            <text:p>1.4501043306</text:p>
          </table:table-cell>
          <table:table-cell office:value-type="float" office:value="1.86333474110632" calcext:value-type="float">
            <text:p>1.8633347411</text:p>
          </table:table-cell>
          <table:table-cell table:formula="of:=([.A49]-[.A48])/0.01" office:value-type="float" office:value="1.25458052358318" calcext:value-type="float">
            <text:p>1.2545805236</text:p>
          </table:table-cell>
          <table:table-cell table:formula="of:=([.B49]-[.B48])/0.01" office:value-type="float" office:value="-1.97582333213822" calcext:value-type="float">
            <text:p>-1.9758233321</text:p>
          </table:table-cell>
        </table:table-row>
        <table:table-row table:style-name="ro1">
          <table:table-cell office:value-type="float" office:value="1.46265013587516" calcext:value-type="float">
            <text:p>1.4626501359</text:p>
          </table:table-cell>
          <table:table-cell office:value-type="float" office:value="1.84357650778494" calcext:value-type="float">
            <text:p>1.8435765078</text:p>
          </table:table-cell>
          <table:table-cell table:formula="of:=([.A50]-[.A49])/0.01" office:value-type="float" office:value="1.19637392722738" calcext:value-type="float">
            <text:p>1.1963739272</text:p>
          </table:table-cell>
          <table:table-cell table:formula="of:=([.B50]-[.B49])/0.01" office:value-type="float" office:value="-2.04089605460702" calcext:value-type="float">
            <text:p>-2.0408960546</text:p>
          </table:table-cell>
        </table:table-row>
        <table:table-row table:style-name="ro1">
          <table:table-cell office:value-type="float" office:value="1.47461387514743" calcext:value-type="float">
            <text:p>1.4746138751</text:p>
          </table:table-cell>
          <table:table-cell office:value-type="float" office:value="1.82316754723887" calcext:value-type="float">
            <text:p>1.8231675472</text:p>
          </table:table-cell>
          <table:table-cell table:formula="of:=([.A51]-[.A50])/0.01" office:value-type="float" office:value="1.13428972958576" calcext:value-type="float">
            <text:p>1.1342897296</text:p>
          </table:table-cell>
          <table:table-cell table:formula="of:=([.B51]-[.B50])/0.01" office:value-type="float" office:value="-2.08885586758796" calcext:value-type="float">
            <text:p>-2.0888558676</text:p>
          </table:table-cell>
        </table:table-row>
        <table:table-row table:style-name="ro1">
          <table:table-cell office:value-type="float" office:value="1.48595677244329" calcext:value-type="float">
            <text:p>1.4859567724</text:p>
          </table:table-cell>
          <table:table-cell office:value-type="float" office:value="1.80227898856299" calcext:value-type="float">
            <text:p>1.8022789886</text:p>
          </table:table-cell>
          <table:table-cell table:formula="of:=([.A52]-[.A51])/0.01" office:value-type="float" office:value="1.06898399659814" calcext:value-type="float">
            <text:p>1.0689839966</text:p>
          </table:table-cell>
          <table:table-cell table:formula="of:=([.B52]-[.B51])/0.01" office:value-type="float" office:value="-2.12143315129572" calcext:value-type="float">
            <text:p>-2.1214331513</text:p>
          </table:table-cell>
        </table:table-row>
        <table:table-row table:style-name="ro1">
          <table:table-cell office:value-type="float" office:value="1.49664661240927" calcext:value-type="float">
            <text:p>1.4966466124</text:p>
          </table:table-cell>
          <table:table-cell office:value-type="float" office:value="1.78106465705003" calcext:value-type="float">
            <text:p>1.7810646571</text:p>
          </table:table-cell>
          <table:table-cell table:formula="of:=([.A53]-[.A52])/0.01" office:value-type="float" office:value="1.00109664823713" calcext:value-type="float">
            <text:p>1.0010966482</text:p>
          </table:table-cell>
          <table:table-cell table:formula="of:=([.B53]-[.B52])/0.01" office:value-type="float" office:value="-2.14022408508503" calcext:value-type="float">
            <text:p>-2.1402240851</text:p>
          </table:table-cell>
        </table:table-row>
        <table:table-row table:style-name="ro1">
          <table:table-cell office:value-type="float" office:value="1.50665757889164" calcext:value-type="float">
            <text:p>1.5066575789</text:p>
          </table:table-cell>
          <table:table-cell office:value-type="float" office:value="1.75966241619918" calcext:value-type="float">
            <text:p>1.7596624162</text:p>
          </table:table-cell>
          <table:table-cell table:formula="of:=([.A54]-[.A53])/0.01" office:value-type="float" office:value="0.931243457173214" calcext:value-type="float">
            <text:p>0.9312434572</text:p>
          </table:table-cell>
          <table:table-cell table:formula="of:=([.B54]-[.B53])/0.01" office:value-type="float" office:value="-2.14670131336727" calcext:value-type="float">
            <text:p>-2.1467013134</text:p>
          </table:table-cell>
        </table:table-row>
        <table:table-row table:style-name="ro1">
          <table:table-cell office:value-type="float" office:value="1.51597001346337" calcext:value-type="float">
            <text:p>1.5159700135</text:p>
          </table:table-cell>
          <table:table-cell office:value-type="float" office:value="1.73819540306551" calcext:value-type="float">
            <text:p>1.7381954031</text:p>
          </table:table-cell>
          <table:table-cell table:formula="of:=([.A55]-[.A54])/0.01" office:value-type="float" office:value="0.860009800778472" calcext:value-type="float">
            <text:p>0.8600098008</text:p>
          </table:table-cell>
          <table:table-cell table:formula="of:=([.B55]-[.B54])/0.01" office:value-type="float" office:value="-2.1422233555306" calcext:value-type="float">
            <text:p>-2.1422233555</text:p>
          </table:table-cell>
        </table:table-row>
        <table:table-row table:style-name="ro1">
          <table:table-cell office:value-type="float" office:value="1.52457011147116" calcext:value-type="float">
            <text:p>1.5245701115</text:p>
          </table:table-cell>
          <table:table-cell office:value-type="float" office:value="1.7167731695102" calcext:value-type="float">
            <text:p>1.7167731695</text:p>
          </table:table-cell>
          <table:table-cell table:formula="of:=([.A56]-[.A55])/0.01" office:value-type="float" office:value="0.787945958815839" calcext:value-type="float">
            <text:p>0.7879459588</text:p>
          </table:table-cell>
          <table:table-cell table:formula="of:=([.B56]-[.B55])/0.01" office:value-type="float" office:value="-2.12804298104141" calcext:value-type="float">
            <text:p>-2.128042981</text:p>
          </table:table-cell>
        </table:table-row>
        <table:table-row table:style-name="ro1">
          <table:table-cell office:value-type="float" office:value="1.53244957105932" calcext:value-type="float">
            <text:p>1.5324495711</text:p>
          </table:table-cell>
          <table:table-cell office:value-type="float" office:value="1.69549273969979" calcext:value-type="float">
            <text:p>1.6954927397</text:p>
          </table:table-cell>
          <table:table-cell table:formula="of:=([.A57]-[.A56])/0.01" office:value-type="float" office:value="0.715563761792759" calcext:value-type="float">
            <text:p>0.7155637618</text:p>
          </table:table-cell>
          <table:table-cell table:formula="of:=([.B57]-[.B56])/0.01" office:value-type="float" office:value="-2.10531472943469" calcext:value-type="float">
            <text:p>-2.1053147294</text:p>
          </table:table-cell>
        </table:table-row>
        <table:table-row table:style-name="ro1">
          <table:table-cell office:value-type="float" office:value="1.53960520867725" calcext:value-type="float">
            <text:p>1.5396052087</text:p>
          </table:table-cell>
          <table:table-cell office:value-type="float" office:value="1.67443959240544" calcext:value-type="float">
            <text:p>1.6744395924</text:p>
          </table:table-cell>
          <table:table-cell table:formula="of:=([.A58]-[.A57])/0.01" office:value-type="float" office:value="0.643334407663354" calcext:value-type="float">
            <text:p>0.6433344077</text:p>
          </table:table-cell>
          <table:table-cell table:formula="of:=([.B58]-[.B57])/0.01" office:value-type="float" office:value="-2.07510171978289" calcext:value-type="float">
            <text:p>-2.0751017198</text:p>
          </table:table-cell>
        </table:table-row>
        <table:table-row table:style-name="ro1">
          <table:table-cell office:value-type="float" office:value="1.54603855275388" calcext:value-type="float">
            <text:p>1.5460385528</text:p>
          </table:table-cell>
          <table:table-cell office:value-type="float" office:value="1.65368857520761" calcext:value-type="float">
            <text:p>1.6536885752</text:p>
          </table:table-cell>
          <table:table-cell table:formula="of:=([.A59]-[.A58])/0.01" office:value-type="float" office:value="0.571687277526811" calcext:value-type="float">
            <text:p>0.5716872775</text:p>
          </table:table-cell>
          <table:table-cell table:formula="of:=([.B59]-[.B58])/0.01" office:value-type="float" office:value="-2.03838186495606" calcext:value-type="float">
            <text:p>-2.038381865</text:p>
          </table:table-cell>
        </table:table-row>
        <table:table-row table:style-name="ro1">
          <table:table-cell office:value-type="float" office:value="1.55175542552915" calcext:value-type="float">
            <text:p>1.5517554255</text:p>
          </table:table-cell>
          <table:table-cell office:value-type="float" office:value="1.63330475655805" calcext:value-type="float">
            <text:p>1.6333047566</text:p>
          </table:table-cell>
          <table:table-cell table:formula="of:=([.A60]-[.A59])/0.01" office:value-type="float" office:value="0.50100959421493" calcext:value-type="float">
            <text:p>0.5010095942</text:p>
          </table:table-cell>
          <table:table-cell table:formula="of:=([.B60]-[.B59])/0.01" office:value-type="float" office:value="-1.99605358195358" calcext:value-type="float">
            <text:p>-1.996053582</text:p>
          </table:table-cell>
        </table:table-row>
        <table:table-row table:style-name="ro1">
          <table:table-cell office:value-type="float" office:value="1.5567655214713" calcext:value-type="float">
            <text:p>1.5567655215</text:p>
          </table:table-cell>
          <table:table-cell office:value-type="float" office:value="1.61334422073851" calcext:value-type="float">
            <text:p>1.6133442207</text:p>
          </table:table-cell>
          <table:table-cell table:formula="of:=([.A61]-[.A60])/0.01" office:value-type="float" office:value="0.431646781107031" calcext:value-type="float">
            <text:p>0.4316467811</text:p>
          </table:table-cell>
          <table:table-cell table:formula="of:=([.B61]-[.B60])/0.01" office:value-type="float" office:value="-1.94894107016756" calcext:value-type="float">
            <text:p>-1.9489410702</text:p>
          </table:table-cell>
        </table:table-row>
        <table:table-row table:style-name="ro1">
          <table:table-cell office:value-type="float" office:value="1.56108198928237" calcext:value-type="float">
            <text:p>1.5610819893</text:p>
          </table:table-cell>
          <table:table-cell office:value-type="float" office:value="1.59385481003684" calcext:value-type="float">
            <text:p>1.59385481</text:p>
          </table:table-cell>
          <table:table-cell table:formula="of:=([.A62]-[.A61])/0.01" office:value-type="float" office:value="0.363903392009157" calcext:value-type="float">
            <text:p>0.363903392</text:p>
          </table:table-cell>
          <table:table-cell table:formula="of:=([.B62]-[.B61])/0.01" office:value-type="float" office:value="-1.89779921398725" calcext:value-type="float">
            <text:p>-1.897799214</text:p>
          </table:table-cell>
        </table:table-row>
        <table:table-row table:style-name="ro1">
          <table:table-cell office:value-type="float" office:value="1.56472102320246" calcext:value-type="float">
            <text:p>1.5647210232</text:p>
          </table:table-cell>
          <table:table-cell office:value-type="float" office:value="1.57487681789697" calcext:value-type="float">
            <text:p>1.5748768179</text:p>
          </table:table-cell>
          <table:table-cell table:formula="of:=([.A63]-[.A62])/0.01" office:value-type="float" office:value="0.298044496313077" calcext:value-type="float">
            <text:p>0.2980444963</text:p>
          </table:table-cell>
          <table:table-cell table:formula="of:=([.B63]-[.B62])/0.01" office:value-type="float" office:value="-1.84331815406311" calcext:value-type="float">
            <text:p>-1.8433181541</text:p>
          </table:table-cell>
        </table:table-row>
        <table:table-row table:style-name="ro1">
          <table:table-cell office:value-type="float" office:value="1.56770146816559" calcext:value-type="float">
            <text:p>1.5677014682</text:p>
          </table:table-cell>
          <table:table-cell office:value-type="float" office:value="1.55644363635633" calcext:value-type="float">
            <text:p>1.5564436364</text:p>
          </table:table-cell>
          <table:table-cell table:formula="of:=([.A64]-[.A63])/0.01" office:value-type="float" office:value="0.234297416725315" calcext:value-type="float">
            <text:p>0.2342974167</text:p>
          </table:table-cell>
          <table:table-cell table:formula="of:=([.B64]-[.B63])/0.01" office:value-type="float" office:value="-1.78612756223415" calcext:value-type="float">
            <text:p>-1.7861275622</text:p>
          </table:table-cell>
        </table:table-row>
        <table:table-row table:style-name="ro1">
          <table:table-cell office:value-type="float" office:value="1.57004444233284" calcext:value-type="float">
            <text:p>1.5700444423</text:p>
          </table:table-cell>
          <table:table-cell office:value-type="float" office:value="1.53858236073399" calcext:value-type="float">
            <text:p>1.5385823607</text:p>
          </table:table-cell>
          <table:table-cell table:formula="of:=([.A65]-[.A64])/0.01" office:value-type="float" office:value="0.172853729458211" calcext:value-type="float">
            <text:p>0.1728537295</text:p>
          </table:table-cell>
          <table:table-cell table:formula="of:=([.B65]-[.B64])/0.01" office:value-type="float" office:value="-1.72680064807031" calcext:value-type="float">
            <text:p>-1.7268006481</text:p>
          </table:table-cell>
        </table:table-row>
        <table:table-row table:style-name="ro1">
          <table:table-cell office:value-type="float" office:value="1.57177297962742" calcext:value-type="float">
            <text:p>1.5717729796</text:p>
          </table:table-cell>
          <table:table-cell office:value-type="float" office:value="1.52131435425329" calcext:value-type="float">
            <text:p>1.5213143543</text:p>
          </table:table-cell>
          <table:table-cell table:formula="of:=([.A66]-[.A65])/0.01" office:value-type="float" office:value="0.113871448756653" calcext:value-type="float">
            <text:p>0.1138714488</text:p>
          </table:table-cell>
          <table:table-cell table:formula="of:=([.B66]-[.B65])/0.01" office:value-type="float" office:value="-1.66585791972649" calcext:value-type="float">
            <text:p>-1.6658579197</text:p>
          </table:table-cell>
        </table:table-row>
        <table:table-row table:style-name="ro1">
          <table:table-cell office:value-type="float" office:value="1.57291169411499" calcext:value-type="float">
            <text:p>1.5729116941</text:p>
          </table:table-cell>
          <table:table-cell office:value-type="float" office:value="1.50465577505603" calcext:value-type="float">
            <text:p>1.5046557751</text:p>
          </table:table-cell>
          <table:table-cell table:formula="of:=([.A67]-[.A66])/0.01" office:value-type="float" office:value="0.057477328873623" calcext:value-type="float">
            <text:p>0.0574773289</text:p>
          </table:table-cell>
          <table:table-cell table:formula="of:=([.B67]-[.B66])/0.01" office:value-type="float" office:value="-1.60377071794964" calcext:value-type="float">
            <text:p>-1.6037707179</text:p>
          </table:table-cell>
        </table:table-row>
        <table:table-row table:style-name="ro1">
          <table:table-cell office:value-type="float" office:value="1.57348646740373" calcext:value-type="float">
            <text:p>1.5734864674</text:p>
          </table:table-cell>
          <table:table-cell office:value-type="float" office:value="1.48861806787653" calcext:value-type="float">
            <text:p>1.4886180679</text:p>
          </table:table-cell>
          <table:table-cell table:formula="of:=([.A68]-[.A67])/0.01" office:value-type="float" office:value="0.00376922701950111" calcext:value-type="float">
            <text:p>0.003769227</text:p>
          </table:table-cell>
          <table:table-cell table:formula="of:=([.B68]-[.B67])/0.01" office:value-type="float" office:value="-1.54096453928865" calcext:value-type="float">
            <text:p>-1.5409645393</text:p>
          </table:table-cell>
        </table:table-row>
        <table:table-row table:style-name="ro1">
          <table:table-cell office:value-type="float" office:value="1.57352415967392" calcext:value-type="float">
            <text:p>1.5735241597</text:p>
          </table:table-cell>
          <table:table-cell office:value-type="float" office:value="1.47320842248364" calcext:value-type="float">
            <text:p>1.4732084225</text:p>
          </table:table-cell>
          <table:table-cell table:formula="of:=([.A69]-[.A68])/0.01" office:value-type="float" office:value="-0.0471815196678937" calcext:value-type="float">
            <text:p>-0.0471815197</text:p>
          </table:table-cell>
          <table:table-cell table:formula="of:=([.B69]-[.B68])/0.01" office:value-type="float" office:value="-1.47782216255046" calcext:value-type="float">
            <text:p>-1.4778221626</text:p>
          </table:table-cell>
        </table:table-row>
        <table:table-row table:style-name="ro1">
          <table:table-cell office:value-type="float" office:value="1.57305234447724" calcext:value-type="float">
            <text:p>1.5730523445</text:p>
          </table:table-cell>
          <table:table-cell office:value-type="float" office:value="1.45843020085814" calcext:value-type="float">
            <text:p>1.4584302009</text:p>
          </table:table-cell>
          <table:table-cell table:formula="of:=([.A70]-[.A69])/0.01" office:value-type="float" office:value="-0.095327741479001" calcext:value-type="float">
            <text:p>-0.0953277415</text:p>
          </table:table-cell>
          <table:table-cell table:formula="of:=([.B70]-[.B69])/0.01" office:value-type="float" office:value="-1.41468659110071" calcext:value-type="float">
            <text:p>-1.4146865911</text:p>
          </table:table-cell>
        </table:table-row>
        <table:table-row table:style-name="ro1">
          <table:table-cell office:value-type="float" office:value="1.57209906706245" calcext:value-type="float">
            <text:p>1.5720990671</text:p>
          </table:table-cell>
          <table:table-cell office:value-type="float" office:value="1.44428333494713" calcext:value-type="float">
            <text:p>1.4442833349</text:p>
          </table:table-cell>
          <table:table-cell table:formula="of:=([.A71]-[.A70])/0.01" office:value-type="float" office:value="-0.14064413847974" calcext:value-type="float">
            <text:p>-0.1406441385</text:p>
          </table:table-cell>
          <table:table-cell table:formula="of:=([.B71]-[.B70])/0.01" office:value-type="float" office:value="-1.35186382254824" calcext:value-type="float">
            <text:p>-1.3518638225</text:p>
          </table:table-cell>
        </table:table-row>
        <table:table-row table:style-name="ro1">
          <table:table-cell office:value-type="float" office:value="1.57069262567766" calcext:value-type="float">
            <text:p>1.5706926257</text:p>
          </table:table-cell>
          <table:table-cell office:value-type="float" office:value="1.43076469672165" calcext:value-type="float">
            <text:p>1.4307646967</text:p>
          </table:table-cell>
          <table:table-cell table:formula="of:=([.A72]-[.A71])/0.01" office:value-type="float" office:value="-0.183125061738076" calcext:value-type="float">
            <text:p>-0.1831250617</text:p>
          </table:table-cell>
          <table:table-cell table:formula="of:=([.B72]-[.B71])/0.01" office:value-type="float" office:value="-1.28962545654323" calcext:value-type="float">
            <text:p>-1.2896254565</text:p>
          </table:table-cell>
        </table:table-row>
        <table:table-row table:style-name="ro1">
          <table:table-cell office:value-type="float" office:value="1.56886137506027" calcext:value-type="float">
            <text:p>1.5688613751</text:p>
          </table:table-cell>
          <table:table-cell office:value-type="float" office:value="1.41786844215622" calcext:value-type="float">
            <text:p>1.4178684422</text:p>
          </table:table-cell>
          <table:table-cell table:formula="of:=([.A73]-[.A72])/0.01" office:value-type="float" office:value="-0.222782391414711" calcext:value-type="float">
            <text:p>-0.2227823914</text:p>
          </table:table-cell>
          <table:table-cell table:formula="of:=([.B73]-[.B72])/0.01" office:value-type="float" office:value="-1.22821115076177" calcext:value-type="float">
            <text:p>-1.2282111508</text:p>
          </table:table-cell>
        </table:table-row>
        <table:table-row table:style-name="ro1">
          <table:table-cell office:value-type="float" office:value="1.56663355114613" calcext:value-type="float">
            <text:p>1.5666335511</text:p>
          </table:table-cell>
          <table:table-cell office:value-type="float" office:value="1.4055863306486" calcext:value-type="float">
            <text:p>1.4055863306</text:p>
          </table:table-cell>
          <table:table-cell table:formula="of:=([.A74]-[.A73])/0.01" office:value-type="float" office:value="-0.259643524623465" calcext:value-type="float">
            <text:p>-0.2596435246</text:p>
          </table:table-cell>
          <table:table-cell table:formula="of:=([.B74]-[.B73])/0.01" office:value-type="float" office:value="-1.16783093457424" calcext:value-type="float">
            <text:p>-1.1678309346</text:p>
          </table:table-cell>
        </table:table-row>
        <table:table-row table:style-name="ro1">
          <table:table-cell office:value-type="float" office:value="1.56403711589989" calcext:value-type="float">
            <text:p>1.5640371159</text:p>
          </table:table-cell>
          <table:table-cell office:value-type="float" office:value="1.39390802130286" calcext:value-type="float">
            <text:p>1.3939080213</text:p>
          </table:table-cell>
          <table:table-cell table:formula="of:=([.A75]-[.A74])/0.01" office:value-type="float" office:value="-0.293749481655636" calcext:value-type="float">
            <text:p>-0.2937494817</text:p>
          </table:table-cell>
          <table:table-cell table:formula="of:=([.B75]-[.B74])/0.01" office:value-type="float" office:value="-1.10866738935453" calcext:value-type="float">
            <text:p>-1.1086673894</text:p>
          </table:table-cell>
        </table:table-row>
        <table:table-row table:style-name="ro1">
          <table:table-cell office:value-type="float" office:value="1.56109962108334" calcext:value-type="float">
            <text:p>1.5610996211</text:p>
          </table:table-cell>
          <table:table-cell office:value-type="float" office:value="1.38282134740931" calcext:value-type="float">
            <text:p>1.3828213474</text:p>
          </table:table-cell>
          <table:table-cell table:formula="of:=([.A76]-[.A75])/0.01" office:value-type="float" office:value="-0.32515313555761" calcext:value-type="float">
            <text:p>-0.3251531356</text:p>
          </table:table-cell>
          <table:table-cell table:formula="of:=([.B76]-[.B75])/0.01" office:value-type="float" office:value="-1.05087770385375" calcext:value-type="float">
            <text:p>-1.0508777039</text:p>
          </table:table-cell>
        </table:table-row>
        <table:table-row table:style-name="ro1">
          <table:table-cell office:value-type="float" office:value="1.55784808972776" calcext:value-type="float">
            <text:p>1.5578480897</text:p>
          </table:table-cell>
          <table:table-cell office:value-type="float" office:value="1.37231257037077" calcext:value-type="float">
            <text:p>1.3723125704</text:p>
          </table:table-cell>
          <table:table-cell table:formula="of:=([.A77]-[.A76])/0.01" office:value-type="float" office:value="-0.353917567080786" calcext:value-type="float">
            <text:p>-0.3539175671</text:p>
          </table:table-cell>
          <table:table-cell table:formula="of:=([.B77]-[.B76])/0.01" office:value-type="float" office:value="-0.994595612522753" calcext:value-type="float">
            <text:p>-0.9945956125</text:p>
          </table:table-cell>
        </table:table-row>
        <table:table-row table:style-name="ro1">
          <table:table-cell office:value-type="float" office:value="1.55430891405695" calcext:value-type="float">
            <text:p>1.5543089141</text:p>
          </table:table-cell>
          <table:table-cell office:value-type="float" office:value="1.36236661424555" calcext:value-type="float">
            <text:p>1.3623666142</text:p>
          </table:table-cell>
          <table:table-cell table:formula="of:=([.A78]-[.A77])/0.01" office:value-type="float" office:value="-0.380114544625676" calcext:value-type="float">
            <text:p>-0.3801145446</text:p>
          </table:table-cell>
          <table:table-cell table:formula="of:=([.B78]-[.B77])/0.01" office:value-type="float" office:value="-0.939933224116762" calcext:value-type="float">
            <text:p>-0.9399332241</text:p>
          </table:table-cell>
        </table:table-row>
        <table:table-row table:style-name="ro1">
          <table:table-cell office:value-type="float" office:value="1.5505077686107" calcext:value-type="float">
            <text:p>1.5505077686</text:p>
          </table:table-cell>
          <table:table-cell office:value-type="float" office:value="1.35296728200438" calcext:value-type="float">
            <text:p>1.352967282</text:p>
          </table:table-cell>
          <table:table-cell table:formula="of:=([.A79]-[.A78])/0.01" office:value-type="float" office:value="-0.40382312690479" calcext:value-type="float">
            <text:p>-0.4038231269</text:p>
          </table:table-cell>
          <table:table-cell table:formula="of:=([.B79]-[.B78])/0.01" office:value-type="float" office:value="-0.886982747355547" calcext:value-type="float">
            <text:p>-0.8869827474</text:p>
          </table:table-cell>
        </table:table-row>
        <table:table-row table:style-name="ro1">
          <table:table-cell office:value-type="float" office:value="1.54646953734165" calcext:value-type="float">
            <text:p>1.5464695373</text:p>
          </table:table-cell>
          <table:table-cell office:value-type="float" office:value="1.34409745453082" calcext:value-type="float">
            <text:p>1.3440974545</text:p>
          </table:table-cell>
          <table:table-cell table:formula="of:=([.A80]-[.A79])/0.01" office:value-type="float" office:value="-0.425128384589635" calcext:value-type="float">
            <text:p>-0.4251283846</text:p>
          </table:table-cell>
          <table:table-cell table:formula="of:=([.B80]-[.B79])/0.01" office:value-type="float" office:value="-0.83581811985276" calcext:value-type="float">
            <text:p>-0.8358181199</text:p>
          </table:table-cell>
        </table:table-row>
        <table:table-row table:style-name="ro1">
          <table:table-cell office:value-type="float" office:value="1.54221825349575" calcext:value-type="float">
            <text:p>1.5422182535</text:p>
          </table:table-cell>
          <table:table-cell office:value-type="float" office:value="1.33573927333229" calcext:value-type="float">
            <text:p>1.3357392733</text:p>
          </table:table-cell>
          <table:table-cell table:formula="of:=([.A81]-[.A80])/0.01" office:value-type="float" office:value="-0.444120236124035" calcext:value-type="float">
            <text:p>-0.4441202361</text:p>
          </table:table-cell>
          <table:table-cell table:formula="of:=([.B81]-[.B80])/0.01" office:value-type="float" office:value="-0.786496545974646" calcext:value-type="float">
            <text:p>-0.786496546</text:p>
          </table:table-cell>
        </table:table-row>
        <table:table-row table:style-name="ro1">
          <table:table-cell office:value-type="float" office:value="1.53777705113451" calcext:value-type="float">
            <text:p>1.5377770511</text:p>
          </table:table-cell>
          <table:table-cell office:value-type="float" office:value="1.32787430787255" calcext:value-type="float">
            <text:p>1.3278743079</text:p>
          </table:table-cell>
          <table:table-cell table:formula="of:=([.A82]-[.A81])/0.01" office:value-type="float" office:value="-0.460892392120593" calcext:value-type="float">
            <text:p>-0.4608923921</text:p>
          </table:table-cell>
          <table:table-cell table:formula="of:=([.B82]-[.B81])/0.01" office:value-type="float" office:value="-0.739059948752296" calcext:value-type="float">
            <text:p>-0.7390599488</text:p>
          </table:table-cell>
        </table:table-row>
        <table:table-row table:style-name="ro1">
          <table:table-cell office:value-type="float" office:value="1.53316812721331" calcext:value-type="float">
            <text:p>1.5331681272</text:p>
          </table:table-cell>
          <table:table-cell office:value-type="float" office:value="1.32048370838503" calcext:value-type="float">
            <text:p>1.3204837084</text:p>
          </table:table-cell>
          <table:table-cell table:formula="of:=([.A83]-[.A82])/0.01" office:value-type="float" office:value="-0.475541402258295" calcext:value-type="float">
            <text:p>-0.4755414023</text:p>
          </table:table-cell>
          <table:table-cell table:formula="of:=([.B83]-[.B82])/0.01" office:value-type="float" office:value="-0.693536340463075" calcext:value-type="float">
            <text:p>-0.6935363405</text:p>
          </table:table-cell>
        </table:table-row>
        <table:table-row table:style-name="ro1">
          <table:table-cell office:value-type="float" office:value="1.52841271319072" calcext:value-type="float">
            <text:p>1.5284127132</text:p>
          </table:table-cell>
          <table:table-cell office:value-type="float" office:value="1.31354834498039" calcext:value-type="float">
            <text:p>1.313548345</text:p>
          </table:table-cell>
          <table:table-cell table:formula="of:=([.A84]-[.A83])/0.01" office:value-type="float" office:value="-0.488165798318851" calcext:value-type="float">
            <text:p>-0.4881657983</text:p>
          </table:table-cell>
          <table:table-cell table:formula="of:=([.B84]-[.B83])/0.01" office:value-type="float" office:value="-0.649941116021369" calcext:value-type="float">
            <text:p>-0.649941116</text:p>
          </table:table-cell>
        </table:table-row>
        <table:table-row table:style-name="ro1">
          <table:table-cell office:value-type="float" office:value="1.52353105520753" calcext:value-type="float">
            <text:p>1.5235310552</text:p>
          </table:table-cell>
          <table:table-cell office:value-type="float" office:value="1.30704893382018" calcext:value-type="float">
            <text:p>1.3070489338</text:p>
          </table:table-cell>
          <table:table-cell table:formula="of:=([.A85]-[.A84])/0.01" office:value-type="float" office:value="-0.498865326894493" calcext:value-type="float">
            <text:p>-0.4988653269</text:p>
          </table:table-cell>
          <table:table-cell table:formula="of:=([.B85]-[.B84])/0.01" office:value-type="float" office:value="-0.608278272885254" calcext:value-type="float">
            <text:p>-0.6082782729</text:p>
          </table:table-cell>
        </table:table-row>
        <table:table-row table:style-name="ro1">
          <table:table-cell office:value-type="float" office:value="1.51854240193859" calcext:value-type="float">
            <text:p>1.5185424019</text:p>
          </table:table-cell>
          <table:table-cell office:value-type="float" office:value="1.30096615109133" calcext:value-type="float">
            <text:p>1.3009661511</text:p>
          </table:table-cell>
          <table:table-cell table:formula="of:=([.A86]-[.A85])/0.01" office:value-type="float" office:value="-0.507740265336554" calcext:value-type="float">
            <text:p>-0.5077402653</text:p>
          </table:table-cell>
          <table:table-cell table:formula="of:=([.B86]-[.B85])/0.01" office:value-type="float" office:value="-0.568541560796576" calcext:value-type="float">
            <text:p>-0.5685415608</text:p>
          </table:table-cell>
        </table:table-row>
        <table:table-row table:style-name="ro1">
          <table:table-cell office:value-type="float" office:value="1.51346499928522" calcext:value-type="float">
            <text:p>1.5134649993</text:p>
          </table:table-cell>
          <table:table-cell office:value-type="float" office:value="1.29528073548336" calcext:value-type="float">
            <text:p>1.2952807355</text:p>
          </table:table-cell>
          <table:table-cell table:formula="of:=([.A87]-[.A86])/0.01" office:value-type="float" office:value="-0.514890814654478" calcext:value-type="float">
            <text:p>-0.5148908147</text:p>
          </table:table-cell>
          <table:table-cell table:formula="of:=([.B87]-[.B86])/0.01" office:value-type="float" office:value="-0.530715564330952" calcext:value-type="float">
            <text:p>-0.5307155643</text:p>
          </table:table-cell>
        </table:table-row>
        <table:table-row table:style-name="ro1">
          <table:table-cell office:value-type="float" office:value="1.50831609113868" calcext:value-type="float">
            <text:p>1.5083160911</text:p>
          </table:table-cell>
          <table:table-cell office:value-type="float" office:value="1.28997357984005" calcext:value-type="float">
            <text:p>1.2899735798</text:p>
          </table:table-cell>
          <table:table-cell table:formula="of:=([.A88]-[.A87])/0.01" office:value-type="float" office:value="-0.520416563299442" calcext:value-type="float">
            <text:p>-0.5204165633</text:p>
          </table:table-cell>
          <table:table-cell table:formula="of:=([.B88]-[.B87])/0.01" office:value-type="float" office:value="-0.494776720941492" calcext:value-type="float">
            <text:p>-0.4947767209</text:p>
          </table:table-cell>
        </table:table-row>
        <table:table-row table:style-name="ro1">
          <table:table-cell office:value-type="float" office:value="1.50311192550568" calcext:value-type="float">
            <text:p>1.5031119255</text:p>
          </table:table-cell>
          <table:table-cell office:value-type="float" office:value="1.28502581263064" calcext:value-type="float">
            <text:p>1.2850258126</text:p>
          </table:table-cell>
          <table:table-cell table:formula="of:=([.A89]-[.A88])/0.01" office:value-type="float" office:value="-0.524416016042606" calcext:value-type="float">
            <text:p>-0.524416016</text:p>
          </table:table-cell>
          <table:table-cell table:formula="of:=([.B89]-[.B88])/0.01" office:value-type="float" office:value="-0.460694276935492" calcext:value-type="float">
            <text:p>-0.4606942769</text:p>
          </table:table-cell>
        </table:table-row>
        <table:table-row table:style-name="ro1">
          <table:table-cell office:value-type="float" office:value="1.49786776534526" calcext:value-type="float">
            <text:p>1.4978677653</text:p>
          </table:table-cell>
          <table:table-cell office:value-type="float" office:value="1.28041886986128" calcext:value-type="float">
            <text:p>1.2804188699</text:p>
          </table:table-cell>
          <table:table-cell table:formula="of:=([.A90]-[.A89])/0.01" office:value-type="float" office:value="-0.526986182475575" calcext:value-type="float">
            <text:p>-0.5269861825</text:p>
          </table:table-cell>
          <table:table-cell table:formula="of:=([.B90]-[.B89])/0.01" office:value-type="float" office:value="-0.42843118362268" calcext:value-type="float">
            <text:p>-0.4284311836</text:p>
          </table:table-cell>
        </table:table-row>
        <table:table-row table:style-name="ro1">
          <table:table-cell office:value-type="float" office:value="1.4925979035205" calcext:value-type="float">
            <text:p>1.4925979035</text:p>
          </table:table-cell>
          <table:table-cell office:value-type="float" office:value="1.27613455802506" calcext:value-type="float">
            <text:p>1.276134558</text:p>
          </table:table-cell>
          <table:table-cell table:formula="of:=([.A91]-[.A90])/0.01" office:value-type="float" office:value="-0.528222219997754" calcext:value-type="float">
            <text:p>-0.52822222</text:p>
          </table:table-cell>
          <table:table-cell table:formula="of:=([.B91]-[.B90])/0.01" office:value-type="float" office:value="-0.397944935718186" calcext:value-type="float">
            <text:p>-0.3979449357</text:p>
          </table:table-cell>
        </table:table-row>
        <table:table-row table:style-name="ro1">
          <table:table-cell office:value-type="float" office:value="1.48731568132053" calcext:value-type="float">
            <text:p>1.4873156813</text:p>
          </table:table-cell>
          <table:table-cell office:value-type="float" office:value="1.27215510866787" calcext:value-type="float">
            <text:p>1.2721551087</text:p>
          </table:table-cell>
          <table:table-cell table:formula="of:=([.A92]-[.A91])/0.01" office:value-type="float" office:value="-0.52821712650073" calcext:value-type="float">
            <text:p>-0.5282171265</text:p>
          </table:table-cell>
          <table:table-cell table:formula="of:=([.B92]-[.B91])/0.01" office:value-type="float" office:value="-0.369188353962757" calcext:value-type="float">
            <text:p>-0.369188354</text:p>
          </table:table-cell>
        </table:table-row>
        <table:table-row table:style-name="ro1">
          <table:table-cell office:value-type="float" office:value="1.48203351005552" calcext:value-type="float">
            <text:p>1.4820335101</text:p>
          </table:table-cell>
          <table:table-cell office:value-type="float" office:value="1.26846322512825" calcext:value-type="float">
            <text:p>1.2684632251</text:p>
          </table:table-cell>
          <table:table-cell table:formula="of:=([.A93]-[.A92])/0.01" office:value-type="float" office:value="-0.527061478306901" calcext:value-type="float">
            <text:p>-0.5270614783</text:p>
          </table:table-cell>
          <table:table-cell table:formula="of:=([.B93]-[.B92])/0.01" office:value-type="float" office:value="-0.342110313838306" calcext:value-type="float">
            <text:p>-0.3421103138</text:p>
          </table:table-cell>
        </table:table-row>
        <table:table-row table:style-name="ro1">
          <table:table-cell office:value-type="float" office:value="1.47676289527245" calcext:value-type="float">
            <text:p>1.4767628953</text:p>
          </table:table-cell>
          <table:table-cell office:value-type="float" office:value="1.26504212198986" calcext:value-type="float">
            <text:p>1.265042122</text:p>
          </table:table-cell>
          <table:table-cell table:formula="of:=([.A94]-[.A93])/0.01" office:value-type="float" office:value="-0.52484320925601" calcext:value-type="float">
            <text:p>-0.5248432093</text:p>
          </table:table-cell>
          <table:table-cell table:formula="of:=([.B94]-[.B93])/0.01" office:value-type="float" office:value="-0.316656422200046" calcext:value-type="float">
            <text:p>-0.3166564222</text:p>
          </table:table-cell>
        </table:table-row>
        <table:table-row table:style-name="ro1">
          <table:table-cell office:value-type="float" office:value="1.47151446317989" calcext:value-type="float">
            <text:p>1.4715144632</text:p>
          </table:table-cell>
          <table:table-cell office:value-type="float" office:value="1.26187555776786" calcext:value-type="float">
            <text:p>1.2618755578</text:p>
          </table:table-cell>
          <table:table-cell table:formula="of:=([.A95]-[.A94])/0.01" office:value-type="float" office:value="-0.521647427158345" calcext:value-type="float">
            <text:p>-0.5216474272</text:p>
          </table:table-cell>
          <table:table-cell table:formula="of:=([.B95]-[.B94])/0.01" office:value-type="float" office:value="-0.292769643614665" calcext:value-type="float">
            <text:p>-0.2927696436</text:p>
          </table:table-cell>
        </table:table-row>
        <table:table-row table:style-name="ro1">
          <table:table-cell office:value-type="float" office:value="1.46629798890831" calcext:value-type="float">
            <text:p>1.4662979889</text:p>
          </table:table-cell>
          <table:table-cell office:value-type="float" office:value="1.25894786133172" calcext:value-type="float">
            <text:p>1.2589478613</text:p>
          </table:table-cell>
          <table:table-cell table:formula="of:=([.A96]-[.A95])/0.01" office:value-type="float" office:value="-0.517556264139207" calcext:value-type="float">
            <text:p>-0.5175562641</text:p>
          </table:table-cell>
          <table:table-cell table:formula="of:=([.B96]-[.B95])/0.01" office:value-type="float" office:value="-0.270390878179838" calcext:value-type="float">
            <text:p>-0.2703908782</text:p>
          </table:table-cell>
        </table:table-row>
        <table:table-row table:style-name="ro1">
          <table:table-cell office:value-type="float" office:value="1.46112242626691" calcext:value-type="float">
            <text:p>1.4611224263</text:p>
          </table:table-cell>
          <table:table-cell office:value-type="float" office:value="1.25624395254992" calcext:value-type="float">
            <text:p>1.2562439525</text:p>
          </table:table-cell>
          <table:table-cell table:formula="of:=([.A97]-[.A96])/0.01" office:value-type="float" office:value="-0.512648757686929" calcext:value-type="float">
            <text:p>-0.5126487577</text:p>
          </table:table-cell>
          <table:table-cell table:formula="of:=([.B97]-[.B96])/0.01" office:value-type="float" office:value="-0.249459492602155" calcext:value-type="float">
            <text:p>-0.2494594926</text:p>
          </table:table-cell>
        </table:table-row>
        <table:table-row table:style-name="ro1">
          <table:table-cell office:value-type="float" office:value="1.45599593869004" calcext:value-type="float">
            <text:p>1.4559959387</text:p>
          </table:table-cell>
          <table:table-cell office:value-type="float" office:value="1.2537493576239" calcext:value-type="float">
            <text:p>1.2537493576</text:p>
          </table:table-cell>
          <table:table-cell table:formula="of:=([.A98]-[.A97])/0.01" office:value-type="float" office:value="-0.507000759483534" calcext:value-type="float">
            <text:p>-0.5070007595</text:p>
          </table:table-cell>
          <table:table-cell table:formula="of:=([.B98]-[.B97])/0.01" office:value-type="float" office:value="-0.229913806322402" calcext:value-type="float">
            <text:p>-0.2299138063</text:p>
          </table:table-cell>
        </table:table-row>
        <table:table-row table:style-name="ro1">
          <table:table-cell office:value-type="float" office:value="1.45092593109521" calcext:value-type="float">
            <text:p>1.4509259311</text:p>
          </table:table-cell>
          <table:table-cell office:value-type="float" office:value="1.25145021956067" calcext:value-type="float">
            <text:p>1.2514502196</text:p>
          </table:table-cell>
          <table:table-cell table:formula="of:=([.A99]-[.A98])/0.01" office:value-type="float" office:value="-0.500684869340851" calcext:value-type="float">
            <text:p>-0.5006848693</text:p>
          </table:table-cell>
          <table:table-cell table:formula="of:=([.B99]-[.B98])/0.01" office:value-type="float" office:value="-0.211691534494918" calcext:value-type="float">
            <text:p>-0.2116915345</text:p>
          </table:table-cell>
        </table:table-row>
        <table:table-row table:style-name="ro1">
          <table:table-cell office:value-type="float" office:value="1.4459190824018" calcext:value-type="float">
            <text:p>1.4459190824</text:p>
          </table:table-cell>
          <table:table-cell office:value-type="float" office:value="1.24933330421572" calcext:value-type="float">
            <text:p>1.2493333042</text:p>
          </table:table-cell>
          <table:table-cell table:formula="of:=([.A100]-[.A99])/0.01" office:value-type="float" office:value="-0.493770391790704" calcext:value-type="float">
            <text:p>-0.4937703918</text:p>
          </table:table-cell>
          <table:table-cell table:formula="of:=([.B100]-[.B99])/0.01" office:value-type="float" office:value="-0.194730189649617" calcext:value-type="float">
            <text:p>-0.1947301896</text:p>
          </table:table-cell>
        </table:table-row>
        <table:table-row table:style-name="ro1">
          <table:table-cell office:value-type="float" office:value="1.44098137848389" calcext:value-type="float">
            <text:p>1.4409813785</text:p>
          </table:table-cell>
          <table:table-cell office:value-type="float" office:value="1.24738600231923" calcext:value-type="float">
            <text:p>1.2473860023</text:p>
          </table:table-cell>
          <table:table-cell table:formula="of:=([.A101]-[.A100])/0.01" office:value-type="float" office:value="-0.486323313080606" calcext:value-type="float">
            <text:p>-0.4863233131</text:p>
          </table:table-cell>
          <table:table-cell table:formula="of:=([.B101]-[.B100])/0.01" office:value-type="float" office:value="-0.178967443886613" calcext:value-type="float">
            <text:p>-0.1789674439</text:p>
          </table:table-cell>
        </table:table-row>
        <table:table-row table:style-name="ro1">
          <table:table-cell office:value-type="float" office:value="1.43611814535309" calcext:value-type="float">
            <text:p>1.4361181454</text:p>
          </table:table-cell>
          <table:table-cell office:value-type="float" office:value="1.24559632788036" calcext:value-type="float">
            <text:p>1.2455963279</text:p>
          </table:table-cell>
          <table:table-cell table:formula="of:=([.A102]-[.A101])/0.01" office:value-type="float" office:value="-0.478406296512257" calcext:value-type="float">
            <text:p>-0.4784062965</text:p>
          </table:table-cell>
          <table:table-cell table:formula="of:=([.B102]-[.B101])/0.01" office:value-type="float" office:value="-0.164341453473371" calcext:value-type="float">
            <text:p>-0.1643414535</text:p>
          </table:table-cell>
        </table:table-row>
        <table:table-row table:style-name="ro1">
          <table:table-cell office:value-type="float" office:value="1.43133408238796" calcext:value-type="float">
            <text:p>1.4313340824</text:p>
          </table:table-cell>
          <table:table-cell office:value-type="float" office:value="1.24395291334563" calcext:value-type="float">
            <text:p>1.2439529133</text:p>
          </table:table-cell>
          <table:table-cell table:formula="of:=([.A103]-[.A102])/0.01" office:value-type="float" office:value="-0.47007869422695" calcext:value-type="float">
            <text:p>-0.4700786942</text:p>
          </table:table-cell>
          <table:table-cell table:formula="of:=([.B103]-[.B102])/0.01" office:value-type="float" office:value="-0.150791147729823" calcext:value-type="float">
            <text:p>-0.1507911477</text:p>
          </table:table-cell>
        </table:table-row>
        <table:table-row table:style-name="ro1">
          <table:table-cell office:value-type="float" office:value="1.42663329544569" calcext:value-type="float">
            <text:p>1.4266332954</text:p>
          </table:table-cell>
          <table:table-cell office:value-type="float" office:value="1.24244500186833" calcext:value-type="float">
            <text:p>1.2424450019</text:p>
          </table:table-cell>
          <table:table-cell table:formula="of:=([.A104]-[.A103])/0.01" office:value-type="float" office:value="-0.461396573693929" calcext:value-type="float">
            <text:p>-0.4613965737</text:p>
          </table:table-cell>
          <table:table-cell table:formula="of:=([.B104]-[.B103])/0.01" office:value-type="float" office:value="-0.138256484096888" calcext:value-type="float">
            <text:p>-0.1382564841</text:p>
          </table:table-cell>
        </table:table-row>
        <table:table-row table:style-name="ro1">
          <table:table-cell office:value-type="float" office:value="1.42201932970876" calcext:value-type="float">
            <text:p>1.4220193297</text:p>
          </table:table-cell>
          <table:table-cell office:value-type="float" office:value="1.24106243702736" calcext:value-type="float">
            <text:p>1.241062437</text:p>
          </table:table-cell>
          <table:table-cell table:formula="of:=([.A105]-[.A104])/0.01" office:value-type="float" office:value="-0.45241275729424" calcext:value-type="float">
            <text:p>-0.4524127573</text:p>
          </table:table-cell>
          <table:table-cell table:formula="of:=([.B105]-[.B104])/0.01" office:value-type="float" office:value="-0.126678671287528" calcext:value-type="float">
            <text:p>-0.1266786713</text:p>
          </table:table-cell>
        </table:table-row>
        <table:table-row table:style-name="ro1">
          <table:table-cell office:value-type="float" office:value="1.41749520213581" calcext:value-type="float">
            <text:p>1.4174952021</text:p>
          </table:table-cell>
          <table:table-cell office:value-type="float" office:value="1.23979565031449" calcext:value-type="float">
            <text:p>1.2397956503</text:p>
          </table:table-cell>
          <table:table-cell table:formula="of:=([.A106]-[.A105])/0.01" office:value-type="float" office:value="-0.443176873516293" calcext:value-type="float">
            <text:p>-0.4431768735</text:p>
          </table:table-cell>
          <table:table-cell table:formula="of:=([.B106]-[.B105])/0.01" office:value-type="float" office:value="-0.116000362415369" calcext:value-type="float">
            <text:p>-0.1160003624</text:p>
          </table:table-cell>
        </table:table-row>
        <table:table-row table:style-name="ro1">
          <table:table-cell office:value-type="float" office:value="1.41306343340065" calcext:value-type="float">
            <text:p>1.4130634334</text:p>
          </table:table-cell>
          <table:table-cell office:value-type="float" office:value="1.23863564669033" calcext:value-type="float">
            <text:p>1.2386356467</text:p>
          </table:table-cell>
          <table:table-cell table:formula="of:=([.A107]-[.A106])/0.01" office:value-type="float" office:value="-0.433735418391801" calcext:value-type="float">
            <text:p>-0.4337354184</text:p>
          </table:table-cell>
          <table:table-cell table:formula="of:=([.B107]-[.B106])/0.01" office:value-type="float" office:value="-0.106165819984905" calcext:value-type="float">
            <text:p>-0.10616582</text:p>
          </table:table-cell>
        </table:table-row>
        <table:table-row table:style-name="ro1">
          <table:table-cell office:value-type="float" office:value="1.40872607921673" calcext:value-type="float">
            <text:p>1.4087260792</text:p>
          </table:table-cell>
          <table:table-cell office:value-type="float" office:value="1.23757398849048" calcext:value-type="float">
            <text:p>1.2375739885</text:p>
          </table:table-cell>
          <table:table-cell table:formula="of:=([.A108]-[.A107])/0.01" office:value-type="float" office:value="-0.424131825902441" calcext:value-type="float">
            <text:p>-0.4241318259</text:p>
          </table:table-cell>
          <table:table-cell table:formula="of:=([.B108]-[.B107])/0.01" office:value-type="float" office:value="-0.0971210546069079" calcext:value-type="float">
            <text:p>-0.0971210546</text:p>
          </table:table-cell>
        </table:table-row>
        <table:table-row table:style-name="ro1">
          <table:table-cell office:value-type="float" office:value="1.40448476095771" calcext:value-type="float">
            <text:p>1.404484761</text:p>
          </table:table-cell>
          <table:table-cell office:value-type="float" office:value="1.23660277794441" calcext:value-type="float">
            <text:p>1.2366027779</text:p>
          </table:table-cell>
          <table:table-cell table:formula="of:=([.A109]-[.A108])/0.01" office:value-type="float" office:value="-0.414406546181501" calcext:value-type="float">
            <text:p>-0.4144065462</text:p>
          </table:table-cell>
          <table:table-cell table:formula="of:=([.B109]-[.B108])/0.01" office:value-type="float" office:value="-0.0888139392765996" calcext:value-type="float">
            <text:p>-0.0888139393</text:p>
          </table:table-cell>
        </table:table-row>
        <table:table-row table:style-name="ro1">
          <table:table-cell office:value-type="float" office:value="1.40034069549589" calcext:value-type="float">
            <text:p>1.4003406955</text:p>
          </table:table-cell>
          <table:table-cell office:value-type="float" office:value="1.23571463855165" calcext:value-type="float">
            <text:p>1.2357146386</text:p>
          </table:table-cell>
          <table:table-cell table:formula="of:=([.A110]-[.A109])/0.01" office:value-type="float" office:value="-0.404597130419471" calcext:value-type="float">
            <text:p>-0.4045971304</text:p>
          </table:table-cell>
          <table:table-cell table:formula="of:=([.B110]-[.B109])/0.01" office:value-type="float" office:value="-0.0811943010165184" calcext:value-type="float">
            <text:p>-0.081194301</text:p>
          </table:table-cell>
        </table:table-row>
        <table:table-row table:style-name="ro1">
          <table:table-cell office:value-type="float" office:value="1.3962947241917" calcext:value-type="float">
            <text:p>1.3962947242</text:p>
          </table:table-cell>
          <table:table-cell office:value-type="float" office:value="1.23490269554148" calcext:value-type="float">
            <text:p>1.2349026955</text:p>
          </table:table-cell>
          <table:table-cell table:formula="of:=([.A111]-[.A110])/0.01" office:value-type="float" office:value="-0.394738321461929" calcext:value-type="float">
            <text:p>-0.3947383215</text:p>
          </table:table-cell>
          <table:table-cell table:formula="of:=([.B111]-[.B110])/0.01" office:value-type="float" office:value="-0.0742139916450668" calcext:value-type="float">
            <text:p>-0.0742139916</text:p>
          </table:table-cell>
        </table:table-row>
        <table:table-row table:style-name="ro1">
          <table:table-cell office:value-type="float" office:value="1.39234734097708" calcext:value-type="float">
            <text:p>1.392347341</text:p>
          </table:table-cell>
          <table:table-cell office:value-type="float" office:value="1.23416055562503" calcext:value-type="float">
            <text:p>1.2341605556</text:p>
          </table:table-cell>
          <table:table-cell table:formula="of:=([.A112]-[.A111])/0.01" office:value-type="float" office:value="-0.384862149161047" calcext:value-type="float">
            <text:p>-0.3848621492</text:p>
          </table:table-cell>
          <table:table-cell table:formula="of:=([.B112]-[.B111])/0.01" office:value-type="float" office:value="-0.0678269393832753" calcext:value-type="float">
            <text:p>-0.0678269394</text:p>
          </table:table-cell>
        </table:table-row>
        <table:table-row table:style-name="ro1">
          <table:table-cell office:value-type="float" office:value="1.38849871948547" calcext:value-type="float">
            <text:p>1.3884987195</text:p>
          </table:table-cell>
          <table:table-cell office:value-type="float" office:value="1.2334822862312" calcext:value-type="float">
            <text:p>1.2334822862</text:p>
          </table:table-cell>
          <table:table-cell table:formula="of:=([.A113]-[.A112])/0.01" office:value-type="float" office:value="-0.374998029610119" calcext:value-type="float">
            <text:p>-0.3749980296</text:p>
          </table:table-cell>
          <table:table-cell table:formula="of:=([.B113]-[.B112])/0.01" office:value-type="float" office:value="-0.0619891829584107" calcext:value-type="float">
            <text:p>-0.061989183</text:p>
          </table:table-cell>
        </table:table-row>
        <table:table-row table:style-name="ro1">
          <table:table-cell office:value-type="float" office:value="1.38474873918937" calcext:value-type="float">
            <text:p>1.3847487392</text:p>
          </table:table-cell>
          <table:table-cell office:value-type="float" office:value="1.23286239440161" calcext:value-type="float">
            <text:p>1.2328623944</text:p>
          </table:table-cell>
          <table:table-cell table:formula="of:=([.A114]-[.A113])/0.01" office:value-type="float" office:value="-0.365172867454477" calcext:value-type="float">
            <text:p>-0.3651728675</text:p>
          </table:table-cell>
          <table:table-cell table:formula="of:=([.B114]-[.B113])/0.01" office:value-type="float" office:value="-0.0566588898043952" calcext:value-type="float">
            <text:p>-0.0566588898</text:p>
          </table:table-cell>
        </table:table-row>
        <table:table-row table:style-name="ro1">
          <table:table-cell office:value-type="float" office:value="1.38109701051482" calcext:value-type="float">
            <text:p>1.3810970105</text:p>
          </table:table-cell>
          <table:table-cell office:value-type="float" office:value="1.23229580550357" calcext:value-type="float">
            <text:p>1.2322958055</text:p>
          </table:table-cell>
          <table:table-cell table:formula="of:=([.A115]-[.A114])/0.01" office:value-type="float" office:value="-0.35541116053226" calcext:value-type="float">
            <text:p>-0.3554111605</text:p>
          </table:table-cell>
          <table:table-cell table:formula="of:=([.B115]-[.B114])/0.01" office:value-type="float" office:value="-0.0517963598956728" calcext:value-type="float">
            <text:p>-0.0517963599</text:p>
          </table:table-cell>
        </table:table-row>
        <table:table-row table:style-name="ro1">
          <table:table-cell office:value-type="float" office:value="1.3775428989095" calcext:value-type="float">
            <text:p>1.3775428989</text:p>
          </table:table-cell>
          <table:table-cell office:value-type="float" office:value="1.23177784190461" calcext:value-type="float">
            <text:p>1.2317778419</text:p>
          </table:table-cell>
          <table:table-cell table:formula="of:=([.A116]-[.A115])/0.01" office:value-type="float" office:value="-0.345735106155454" calcext:value-type="float">
            <text:p>-0.3457351062</text:p>
          </table:table-cell>
          <table:table-cell table:formula="of:=([.B116]-[.B115])/0.01" office:value-type="float" office:value="-0.0473640166838818" calcext:value-type="float">
            <text:p>-0.0473640167</text:p>
          </table:table-cell>
        </table:table-row>
        <table:table-row table:style-name="ro1">
          <table:table-cell office:value-type="float" office:value="1.37408554784795" calcext:value-type="float">
            <text:p>1.3740855478</text:p>
          </table:table-cell>
          <table:table-cell office:value-type="float" office:value="1.23130420173778" calcext:value-type="float">
            <text:p>1.2313042017</text:p>
          </table:table-cell>
          <table:table-cell table:formula="of:=([.A117]-[.A116])/0.01" office:value-type="float" office:value="-0.336164708395548" calcext:value-type="float">
            <text:p>-0.3361647084</text:p>
          </table:table-cell>
          <table:table-cell table:formula="of:=([.B117]-[.B116])/0.01" office:value-type="float" office:value="-0.0433263865376787" calcext:value-type="float">
            <text:p>-0.0433263865</text:p>
          </table:table-cell>
        </table:table-row>
        <table:table-row table:style-name="ro1">
          <table:table-cell office:value-type="float" office:value="1.37072390076399" calcext:value-type="float">
            <text:p>1.3707239008</text:p>
          </table:table-cell>
          <table:table-cell office:value-type="float" office:value="1.2308709378724" calcext:value-type="float">
            <text:p>1.2308709379</text:p>
          </table:table-cell>
          <table:table-cell table:formula="of:=([.A118]-[.A117])/0.01" office:value-type="float" office:value="-0.326717885789418" calcext:value-type="float">
            <text:p>-0.3267178858</text:p>
          </table:table-cell>
          <table:table-cell table:formula="of:=([.B118]-[.B117])/0.01" office:value-type="float" office:value="-0.0396500680133416" calcext:value-type="float">
            <text:p>-0.039650068</text:p>
          </table:table-cell>
        </table:table-row>
        <table:table-row table:style-name="ro1">
          <table:table-cell office:value-type="float" office:value="1.3674567219061" calcext:value-type="float">
            <text:p>1.3674567219</text:p>
          </table:table-cell>
          <table:table-cell office:value-type="float" office:value="1.23047443719227" calcext:value-type="float">
            <text:p>1.2304744372</text:p>
          </table:table-cell>
          <table:table-cell table:formula="of:=([.A119]-[.A118])/0.01" office:value-type="float" office:value="-0.317410578930621" calcext:value-type="float">
            <text:p>-0.3174105789</text:p>
          </table:table-cell>
          <table:table-cell table:formula="of:=([.B119]-[.B118])/0.01" office:value-type="float" office:value="-0.0363036922115922" calcext:value-type="float">
            <text:p>-0.0363036922</text:p>
          </table:table-cell>
        </table:table-row>
        <table:table-row table:style-name="ro1">
          <table:table-cell office:value-type="float" office:value="1.36428261611679" calcext:value-type="float">
            <text:p>1.3642826161</text:p>
          </table:table-cell>
          <table:table-cell office:value-type="float" office:value="1.23011140027015" calcext:value-type="float">
            <text:p>1.2301114003</text:p>
          </table:table-cell>
          <table:table-cell table:formula="of:=([.A120]-[.A119])/0.01" office:value-type="float" office:value="-0.308256857457478" calcext:value-type="float">
            <text:p>-0.3082568575</text:p>
          </table:table-cell>
          <table:table-cell table:formula="of:=([.B120]-[.B119])/0.01" office:value-type="float" office:value="-0.0332578754004054" calcext:value-type="float">
            <text:p>-0.0332578754</text:p>
          </table:table-cell>
        </table:table-row>
        <table:table-row table:style-name="ro1">
          <table:table-cell office:value-type="float" office:value="1.36120004754221" calcext:value-type="float">
            <text:p>1.3612000475</text:p>
          </table:table-cell>
          <table:table-cell office:value-type="float" office:value="1.22977882151615" calcext:value-type="float">
            <text:p>1.2297788215</text:p>
          </table:table-cell>
          <table:table-cell table:formula="of:=([.A121]-[.A120])/0.01" office:value-type="float" office:value="-0.299269025994908" calcext:value-type="float">
            <text:p>-0.299269026</text:p>
          </table:table-cell>
          <table:table-cell table:formula="of:=([.B121]-[.B120])/0.01" office:value-type="float" office:value="-0.0304851650116067" calcext:value-type="float">
            <text:p>-0.030485165</text:p>
          </table:table-cell>
        </table:table-row>
        <table:table-row table:style-name="ro1">
          <table:table-cell office:value-type="float" office:value="1.35820735728227" calcext:value-type="float">
            <text:p>1.3582073573</text:p>
          </table:table-cell>
          <table:table-cell office:value-type="float" office:value="1.22947396986603" calcext:value-type="float">
            <text:p>1.2294739699</text:p>
          </table:table-cell>
          <table:table-cell table:formula="of:=([.A122]-[.A121])/0.01" office:value-type="float" office:value="-0.290457728649263" calcext:value-type="float">
            <text:p>-0.2904577286</text:p>
          </table:table-cell>
          <table:table-cell table:formula="of:=([.B122]-[.B121])/0.01" office:value-type="float" office:value="-0.0279599800419916" calcext:value-type="float">
            <text:p>-0.02795998</text:p>
          </table:table-cell>
        </table:table-row>
        <table:table-row table:style-name="ro1">
          <table:table-cell office:value-type="float" office:value="1.35530277999577" calcext:value-type="float">
            <text:p>1.35530278</text:p>
          </table:table-cell>
          <table:table-cell office:value-type="float" office:value="1.22919437006561" calcext:value-type="float">
            <text:p>1.2291943701</text:p>
          </table:table-cell>
          <table:table-cell table:formula="of:=([.A123]-[.A122])/0.01" office:value-type="float" office:value="-0.28183205169694" calcext:value-type="float">
            <text:p>-0.2818320517</text:p>
          </table:table-cell>
          <table:table-cell table:formula="of:=([.B123]-[.B122])/0.01" office:value-type="float" office:value="-0.0256585468196402" calcext:value-type="float">
            <text:p>-0.0256585468</text:p>
          </table:table-cell>
        </table:table-row>
        <table:table-row table:style-name="ro1">
          <table:table-cell office:value-type="float" office:value="1.3524844594788" calcext:value-type="float">
            <text:p>1.3524844595</text:p>
          </table:table-cell>
          <table:table-cell office:value-type="float" office:value="1.22893778459741" calcext:value-type="float">
            <text:p>1.2289377846</text:p>
          </table:table-cell>
          <table:table-cell table:formula="of:=([.A124]-[.A123])/0.01" office:value-type="float" office:value="-0.273399624146586" calcext:value-type="float">
            <text:p>-0.2733996241</text:p>
          </table:table-cell>
          <table:table-cell table:formula="of:=([.B124]-[.B123])/0.01" office:value-type="float" office:value="-0.0235588310221191" calcext:value-type="float">
            <text:p>-0.023558831</text:p>
          </table:table-cell>
        </table:table-row>
        <table:table-row table:style-name="ro1">
          <table:table-cell office:value-type="float" office:value="1.34975046323734" calcext:value-type="float">
            <text:p>1.3497504632</text:p>
          </table:table-cell>
          <table:table-cell office:value-type="float" office:value="1.22870219628719" calcext:value-type="float">
            <text:p>1.2287021963</text:p>
          </table:table-cell>
          <table:table-cell table:formula="of:=([.A125]-[.A124])/0.01" office:value-type="float" office:value="-0.265166715892184" calcext:value-type="float">
            <text:p>-0.2651667159</text:p>
          </table:table-cell>
          <table:table-cell table:formula="of:=([.B125]-[.B124])/0.01" office:value-type="float" office:value="-0.0216404667640502" calcext:value-type="float">
            <text:p>-0.0216404668</text:p>
          </table:table-cell>
        </table:table-row>
        <table:table-row table:style-name="ro1">
          <table:table-cell office:value-type="float" office:value="1.34709879607842" calcext:value-type="float">
            <text:p>1.3470987961</text:p>
          </table:table-cell>
          <table:table-cell office:value-type="float" office:value="1.22848579161955" calcext:value-type="float">
            <text:p>1.2284857916</text:p>
          </table:table-cell>
          <table:table-cell table:formula="of:=([.A126]-[.A125])/0.01" office:value-type="float" office:value="-0.257138333209617" calcext:value-type="float">
            <text:p>-0.2571383332</text:p>
          </table:table-cell>
          <table:table-cell table:formula="of:=([.B126]-[.B125])/0.01" office:value-type="float" office:value="-0.0198846835026467" calcext:value-type="float">
            <text:p>-0.0198846835</text:p>
          </table:table-cell>
        </table:table-row>
        <table:table-row table:style-name="ro1">
          <table:table-cell office:value-type="float" office:value="1.34452741274632" calcext:value-type="float">
            <text:p>1.3445274127</text:p>
          </table:table-cell>
          <table:table-cell office:value-type="float" office:value="1.22828694478452" calcext:value-type="float">
            <text:p>1.2282869448</text:p>
          </table:table-cell>
          <table:table-cell table:formula="of:=([.A127]-[.A126])/0.01" office:value-type="float" office:value="-0.249318311383884" calcext:value-type="float">
            <text:p>-0.2493183114</text:p>
          </table:table-cell>
          <table:table-cell table:formula="of:=([.B127]-[.B126])/0.01" office:value-type="float" office:value="-0.0182742314445594" calcext:value-type="float">
            <text:p>-0.0182742314</text:p>
          </table:table-cell>
        </table:table-row>
        <table:table-row table:style-name="ro1">
          <table:table-cell office:value-type="float" office:value="1.34203422963248" calcext:value-type="float">
            <text:p>1.3420342296</text:p>
          </table:table-cell>
          <table:table-cell office:value-type="float" office:value="1.22810420247008" calcext:value-type="float">
            <text:p>1.2281042025</text:p>
          </table:table-cell>
          <table:table-cell table:formula="of:=([.A128]-[.A127])/0.01" office:value-type="float" office:value="-0.241709404285362" calcext:value-type="float">
            <text:p>-0.2417094043</text:p>
          </table:table-cell>
          <table:table-cell table:formula="of:=([.B128]-[.B127])/0.01" office:value-type="float" office:value="-0.0167933060734704" calcext:value-type="float">
            <text:p>-0.0167933061</text:p>
          </table:table-cell>
        </table:table-row>
        <table:table-row table:style-name="ro1">
          <table:table-cell office:value-type="float" office:value="1.33961713558963" calcext:value-type="float">
            <text:p>1.3396171356</text:p>
          </table:table-cell>
          <table:table-cell office:value-type="float" office:value="1.22793626940934" calcext:value-type="float">
            <text:p>1.2279362694</text:p>
          </table:table-cell>
          <table:table-cell table:formula="of:=([.A129]-[.A128])/0.01" office:value-type="float" office:value="-0.23431337074451" calcext:value-type="float">
            <text:p>-0.2343133707</text:p>
          </table:table-cell>
          <table:table-cell table:formula="of:=([.B129]-[.B128])/0.01" office:value-type="float" office:value="-0.0154274723567216" calcext:value-type="float">
            <text:p>-0.0154274724</text:p>
          </table:table-cell>
        </table:table-row>
        <table:table-row table:style-name="ro1">
          <table:table-cell office:value-type="float" office:value="1.33727400188218" calcext:value-type="float">
            <text:p>1.3372740019</text:p>
          </table:table-cell>
          <table:table-cell office:value-type="float" office:value="1.22778199468578" calcext:value-type="float">
            <text:p>1.2277819947</text:p>
          </table:table-cell>
          <table:table-cell table:formula="of:=([.A130]-[.A129])/0.01" office:value-type="float" office:value="-0.227131057602481" calcext:value-type="float">
            <text:p>-0.2271310576</text:p>
          </table:table-cell>
          <table:table-cell table:formula="of:=([.B130]-[.B129])/0.01" office:value-type="float" office:value="-0.0141635891319547" calcext:value-type="float">
            <text:p>-0.0141635891</text:p>
          </table:table-cell>
        </table:table-row>
        <table:table-row table:style-name="ro1">
          <table:table-cell office:value-type="float" office:value="1.33500269130616" calcext:value-type="float">
            <text:p>1.3350026913</text:p>
          </table:table-cell>
          <table:table-cell office:value-type="float" office:value="1.22764035879446" calcext:value-type="float">
            <text:p>1.2276403588</text:p>
          </table:table-cell>
          <table:table-cell table:formula="of:=([.A131]-[.A130])/0.01" office:value-type="float" office:value="-0.220162479341979" calcext:value-type="float">
            <text:p>-0.2201624793</text:p>
          </table:table-cell>
          <table:table-cell table:formula="of:=([.B131]-[.B130])/0.01" office:value-type="float" office:value="-0.0129897341194507" calcext:value-type="float">
            <text:p>-0.0129897341</text:p>
          </table:table-cell>
        </table:table-row>
        <table:table-row table:style-name="ro1">
          <table:table-cell office:value-type="float" office:value="1.33280106651274" calcext:value-type="float">
            <text:p>1.3328010665</text:p>
          </table:table-cell>
          <table:table-cell office:value-type="float" office:value="1.22751046145326" calcext:value-type="float">
            <text:p>1.2275104615</text:p>
          </table:table-cell>
          <table:table-cell table:formula="of:=([.A132]-[.A131])/0.01" office:value-type="float" office:value="-0.213406894227641" calcext:value-type="float">
            <text:p>-0.2134068942</text:p>
          </table:table-cell>
          <table:table-cell table:formula="of:=([.B132]-[.B131])/0.01" office:value-type="float" office:value="-0.0118951299532544" calcext:value-type="float">
            <text:p>-0.01189513</text:p>
          </table:table-cell>
        </table:table-row>
        <table:table-row table:style-name="ro1">
          <table:table-cell office:value-type="float" office:value="1.33066699757046" calcext:value-type="float">
            <text:p>1.3306669976</text:p>
          </table:table-cell>
          <table:table-cell office:value-type="float" office:value="1.22739151015373" calcext:value-type="float">
            <text:p>1.2273915102</text:p>
          </table:table-cell>
          <table:table-cell table:formula="of:=([.A133]-[.A132])/0.01" office:value-type="float" office:value="-0.206862876908787" calcext:value-type="float">
            <text:p>-0.2068628769</text:p>
          </table:table-cell>
          <table:table-cell table:formula="of:=([.B133]-[.B132])/0.01" office:value-type="float" office:value="-0.0108700715761856" calcext:value-type="float">
            <text:p>-0.0108700716</text:p>
          </table:table-cell>
        </table:table-row>
        <table:table-row table:style-name="ro1">
          <table:table-cell office:value-type="float" office:value="1.32859836880137" calcext:value-type="float">
            <text:p>1.3285983688</text:p>
          </table:table-cell>
          <table:table-cell office:value-type="float" office:value="1.22728280943797" calcext:value-type="float">
            <text:p>1.2272828094</text:p>
          </table:table-cell>
          <table:table-cell table:formula="of:=([.A134]-[.A133])/0.01" office:value-type="float" office:value="-0.20052838745821" calcext:value-type="float">
            <text:p>-0.2005283875</text:p>
          </table:table-cell>
          <table:table-cell table:formula="of:=([.B134]-[.B133])/0.01" office:value-type="float" office:value="-0.00990585529672128" calcext:value-type="float">
            <text:p>-0.0099058553</text:p>
          </table:table-cell>
        </table:table-row>
        <table:table-row table:style-name="ro1">
          <table:table-cell office:value-type="float" office:value="1.32659308492679" calcext:value-type="float">
            <text:p>1.3265930849</text:p>
          </table:table-cell>
          <table:table-cell office:value-type="float" office:value="1.227183750885" calcext:value-type="float">
            <text:p>1.2271837509</text:p>
          </table:table-cell>
          <table:table-cell table:formula="of:=([.A135]-[.A134])/0.01" office:value-type="float" office:value="-0.194400836841502" calcext:value-type="float">
            <text:p>-0.1944008368</text:p>
          </table:table-cell>
          <table:table-cell table:formula="of:=([.B135]-[.B134])/0.01" office:value-type="float" office:value="-0.00899470976374328" calcext:value-type="float">
            <text:p>-0.0089947098</text:p>
          </table:table-cell>
        </table:table-row>
        <table:table-row table:style-name="ro1">
          <table:table-cell office:value-type="float" office:value="1.32464907655838" calcext:value-type="float">
            <text:p>1.3246490766</text:p>
          </table:table-cell>
          <table:table-cell office:value-type="float" office:value="1.22709380378736" calcext:value-type="float">
            <text:p>1.2270938038</text:p>
          </table:table-cell>
          <table:table-cell table:formula="of:=([.A136]-[.A135])/0.01" office:value-type="float" office:value="-0.188477148828436" calcext:value-type="float">
            <text:p>-0.1884771488</text:p>
          </table:table-cell>
          <table:table-cell table:formula="of:=([.B136]-[.B135])/0.01" office:value-type="float" office:value="-0.00812972907455745" calcext:value-type="float">
            <text:p>-0.0081297291</text:p>
          </table:table-cell>
        </table:table-row>
        <table:table-row table:style-name="ro1">
          <table:table-cell office:value-type="float" office:value="1.32276430507009" calcext:value-type="float">
            <text:p>1.3227643051</text:p>
          </table:table-cell>
          <table:table-cell office:value-type="float" office:value="1.22701250649662" calcext:value-type="float">
            <text:p>1.2270125065</text:p>
          </table:table-cell>
          <table:table-cell table:formula="of:=([.A137]-[.A136])/0.01" office:value-type="float" office:value="-0.182753818375514" calcext:value-type="float">
            <text:p>-0.1827538184</text:p>
          </table:table-cell>
          <table:table-cell table:formula="of:=([.B137]-[.B136])/0.01" office:value-type="float" office:value="-0.00730480819490786" calcext:value-type="float">
            <text:p>-0.0073048082</text:p>
          </table:table-cell>
        </table:table-row>
        <table:table-row table:style-name="ro1">
          <table:table-cell office:value-type="float" office:value="1.32093676688634" calcext:value-type="float">
            <text:p>1.3209367669</text:p>
          </table:table-cell>
          <table:table-cell office:value-type="float" office:value="1.22693945841467" calcext:value-type="float">
            <text:p>1.2269394584</text:p>
          </table:table-cell>
          <table:table-cell table:formula="of:=([.A138]-[.A137])/0.01" office:value-type="float" office:value="-0.177226966523003" calcext:value-type="float">
            <text:p>-0.1772269665</text:p>
          </table:table-cell>
          <table:table-cell table:formula="of:=([.B138]-[.B137])/0.01" office:value-type="float" office:value="-0.00651458083555934" calcext:value-type="float">
            <text:p>-0.0065145808</text:p>
          </table:table-cell>
        </table:table-row>
        <table:table-row table:style-name="ro1">
          <table:table-cell office:value-type="float" office:value="1.31916449722111" calcext:value-type="float">
            <text:p>1.3191644972</text:p>
          </table:table-cell>
          <table:table-cell office:value-type="float" office:value="1.22687431260631" calcext:value-type="float">
            <text:p>1.2268743126</text:p>
          </table:table-cell>
          <table:table-cell table:formula="of:=([.A139]-[.A138])/0.01" office:value-type="float" office:value="-0.171892391863704" calcext:value-type="float">
            <text:p>-0.1718923919</text:p>
          </table:table-cell>
          <table:table-cell table:formula="of:=([.B139]-[.B138])/0.01" office:value-type="float" office:value="-0.00575435989864648" calcext:value-type="float">
            <text:p>-0.0057543599</text:p>
          </table:table-cell>
        </table:table-row>
        <table:table-row table:style-name="ro1">
          <table:table-cell office:value-type="float" office:value="1.31744557330247" calcext:value-type="float">
            <text:p>1.3174455733</text:p>
          </table:table-cell>
          <table:table-cell office:value-type="float" office:value="1.22681676900733" calcext:value-type="float">
            <text:p>1.226816769</text:p>
          </table:table-cell>
          <table:table-cell table:formula="of:=([.A140]-[.A139])/0.01" office:value-type="float" office:value="-0.16674561865242" calcext:value-type="float">
            <text:p>-0.1667456187</text:p>
          </table:table-cell>
          <table:table-cell table:formula="of:=([.B140]-[.B139])/0.01" office:value-type="float" office:value="-0.00502008057814418" calcext:value-type="float">
            <text:p>-0.0050200806</text:p>
          </table:table-cell>
        </table:table-row>
        <table:table-row table:style-name="ro1">
          <table:table-cell office:value-type="float" office:value="1.31577811711595" calcext:value-type="float">
            <text:p>1.3157781171</text:p>
          </table:table-cell>
          <table:table-cell office:value-type="float" office:value="1.22676656820155" calcext:value-type="float">
            <text:p>1.2267665682</text:p>
          </table:table-cell>
          <table:table-cell table:formula="of:=([.A141]-[.A140])/0.01" office:value-type="float" office:value="-0.161781941635741" calcext:value-type="float">
            <text:p>-0.1617819416</text:p>
          </table:table-cell>
          <table:table-cell table:formula="of:=([.B141]-[.B140])/0.01" office:value-type="float" office:value="-0.0043082461734123" calcext:value-type="float">
            <text:p>-0.0043082462</text:p>
          </table:table-cell>
        </table:table-row>
        <table:table-row table:style-name="ro1">
          <table:table-cell office:value-type="float" office:value="1.31416029769959" calcext:value-type="float">
            <text:p>1.3141602977</text:p>
          </table:table-cell>
          <table:table-cell office:value-type="float" office:value="1.22672348573981" calcext:value-type="float">
            <text:p>1.2267234857</text:p>
          </table:table-cell>
          <table:table-cell table:formula="of:=([.A142]-[.A141])/0.01" office:value-type="float" office:value="-0.156996467691029" calcext:value-type="float">
            <text:p>-0.1569964677</text:p>
          </table:table-cell>
          <table:table-cell table:formula="of:=([.B142]-[.B141])/0.01" office:value-type="float" office:value="-0.00361587665018703" calcext:value-type="float">
            <text:p>-0.0036158767</text:p>
          </table:table-cell>
        </table:table-row>
        <table:table-row table:style-name="ro1">
          <table:table-cell office:value-type="float" office:value="1.31259033302268" calcext:value-type="float">
            <text:p>1.312590333</text:p>
          </table:table-cell>
          <table:table-cell office:value-type="float" office:value="1.22668732697331" calcext:value-type="float">
            <text:p>1.226687327</text:p>
          </table:table-cell>
          <table:table-cell table:formula="of:=([.A143]-[.A142])/0.01" office:value-type="float" office:value="-0.152384154371243" calcext:value-type="float">
            <text:p>-0.1523841544</text:p>
          </table:table-cell>
          <table:table-cell table:formula="of:=([.B143]-[.B142])/0.01" office:value-type="float" office:value="-0.00294045996331871" calcext:value-type="float">
            <text:p>-0.00294046</text:p>
          </table:table-cell>
        </table:table-row>
        <table:table-row table:style-name="ro1">
          <table:table-cell office:value-type="float" office:value="1.31106649147897" calcext:value-type="float">
            <text:p>1.3110664915</text:p>
          </table:table-cell>
          <table:table-cell office:value-type="float" office:value="1.22665792237368" calcext:value-type="float">
            <text:p>1.2266579224</text:p>
          </table:table-cell>
          <table:table-cell table:formula="of:=([.A144]-[.A143])/0.01" office:value-type="float" office:value="-0.147939845459133" calcext:value-type="float">
            <text:p>-0.1479398455</text:p>
          </table:table-cell>
          <table:table-cell table:formula="of:=([.B144]-[.B143])/0.01" office:value-type="float" office:value="-0.00227990613570483" calcext:value-type="float">
            <text:p>-0.0022799061</text:p>
          </table:table-cell>
        </table:table-row>
        <table:table-row table:style-name="ro1">
          <table:table-cell office:value-type="float" office:value="1.30958709302437" calcext:value-type="float">
            <text:p>1.309587093</text:p>
          </table:table-cell>
          <table:table-cell office:value-type="float" office:value="1.22663512331232" calcext:value-type="float">
            <text:p>1.2266351233</text:p>
          </table:table-cell>
          <table:table-cell table:formula="of:=([.A145]-[.A144])/0.01" office:value-type="float" office:value="-0.143658303639915" calcext:value-type="float">
            <text:p>-0.1436583036</text:p>
          </table:table-cell>
          <table:table-cell table:formula="of:=([.B145]-[.B144])/0.01" office:value-type="float" office:value="-0.00163250407163584" calcext:value-type="float">
            <text:p>-0.0016325041</text:p>
          </table:table-cell>
        </table:table-row>
        <table:table-row table:style-name="ro1">
          <table:table-cell office:value-type="float" office:value="1.30815050998797" calcext:value-type="float">
            <text:p>1.30815051</text:p>
          </table:table-cell>
          <table:table-cell office:value-type="float" office:value="1.2266187982716" calcext:value-type="float">
            <text:p>1.2266187983</text:p>
          </table:table-cell>
          <table:table-cell table:formula="of:=([.A146]-[.A145])/0.01" office:value-type="float" office:value="-0.139534240405759" calcext:value-type="float">
            <text:p>-0.1395342404</text:p>
          </table:table-cell>
          <table:table-cell table:formula="of:=([.B146]-[.B145])/0.01" office:value-type="float" office:value="-0.000996881067227839" calcext:value-type="float">
            <text:p>-0.0009968811</text:p>
          </table:table-cell>
        </table:table-row>
        <table:table-row table:style-name="ro1">
          <table:table-cell office:value-type="float" office:value="1.30675516758392" calcext:value-type="float">
            <text:p>1.3067551676</text:p>
          </table:table-cell>
          <table:table-cell office:value-type="float" office:value="1.22660882946093" calcext:value-type="float">
            <text:p>1.2266088295</text:p>
          </table:table-cell>
          <table:table-cell table:formula="of:=([.A147]-[.A146])/0.01" office:value-type="float" office:value="-0.135562343309226" calcext:value-type="float">
            <text:p>-0.1355623433</text:p>
          </table:table-cell>
          <table:table-cell table:formula="of:=([.B147]-[.B146])/0.01" office:value-type="float" office:value="-0.000371964968848282" calcext:value-type="float">
            <text:p>-0.000371965</text:p>
          </table:table-cell>
        </table:table-row>
        <table:table-row table:style-name="ro1">
          <table:table-cell office:value-type="float" office:value="1.30539954415082" calcext:value-type="float">
            <text:p>1.3053995442</text:p>
          </table:table-cell>
          <table:table-cell office:value-type="float" office:value="1.22660510981124" calcext:value-type="float">
            <text:p>1.2266051098</text:p>
          </table:table-cell>
          <table:table-cell table:formula="of:=([.A148]-[.A147])/0.01" office:value-type="float" office:value="-0.131737300685075" calcext:value-type="float">
            <text:p>-0.1317373007</text:p>
          </table:table-cell>
          <table:table-cell table:formula="of:=([.B148]-[.B147])/0.01" office:value-type="float" office:value="0.000243051082393642" calcext:value-type="float">
            <text:p>0.0002430511</text:p>
          </table:table-cell>
        </table:table-row>
        <table:table-row table:style-name="ro1">
          <table:table-cell office:value-type="float" office:value="1.30408217114397" calcext:value-type="float">
            <text:p>1.3040821711</text:p>
          </table:table-cell>
          <table:table-cell office:value-type="float" office:value="1.22660754032207" calcext:value-type="float">
            <text:p>1.2266075403</text:p>
          </table:table-cell>
          <table:table-cell table:formula="of:=([.A149]-[.A148])/0.01" office:value-type="float" office:value="-0.128053823961771" calcext:value-type="float">
            <text:p>-0.128053824</text:p>
          </table:table-cell>
          <table:table-cell table:formula="of:=([.B149]-[.B148])/0.01" office:value-type="float" office:value="0.000848741389947172" calcext:value-type="float">
            <text:p>0.0008487414</text:p>
          </table:table-cell>
        </table:table-row>
        <table:table-row table:style-name="ro1">
          <table:table-cell office:value-type="float" office:value="1.30280163290436" calcext:value-type="float">
            <text:p>1.3028016329</text:p>
          </table:table-cell>
          <table:table-cell office:value-type="float" office:value="1.22661602773597" calcext:value-type="float">
            <text:p>1.2266160277</text:p>
          </table:table-cell>
          <table:table-cell table:formula="of:=([.A150]-[.A149])/0.01" office:value-type="float" office:value="-0.124506667684732" calcext:value-type="float">
            <text:p>-0.1245066677</text:p>
          </table:table-cell>
          <table:table-cell table:formula="of:=([.B150]-[.B149])/0.01" office:value-type="float" office:value="0.00144547800402517" calcext:value-type="float">
            <text:p>0.001445478</text:p>
          </table:table-cell>
        </table:table-row>
        <table:table-row table:style-name="ro1">
          <table:table-cell office:value-type="float" office:value="1.30155656622751" calcext:value-type="float">
            <text:p>1.3015565662</text:p>
          </table:table-cell>
          <table:table-cell office:value-type="float" office:value="1.22663048251601" calcext:value-type="float">
            <text:p>1.2266304825</text:p>
          </table:table-cell>
          <table:table-cell table:formula="of:=([.A151]-[.A150])/0.01" office:value-type="float" office:value="-0.12109064737329" calcext:value-type="float">
            <text:p>-0.1210906474</text:p>
          </table:table-cell>
          <table:table-cell table:formula="of:=([.B151]-[.B150])/0.01" office:value-type="float" office:value="0.0020334586722015" calcext:value-type="float">
            <text:p>0.0020334587</text:p>
          </table:table-cell>
        </table:table-row>
        <table:table-row table:style-name="ro1">
          <table:table-cell office:value-type="float" office:value="1.30034565975378" calcext:value-type="float">
            <text:p>1.3003456598</text:p>
          </table:table-cell>
          <table:table-cell office:value-type="float" office:value="1.22665081710273" calcext:value-type="float">
            <text:p>1.2266508171</text:p>
          </table:table-cell>
          <table:table-cell table:formula="of:=([.A152]-[.A151])/0.01" office:value-type="float" office:value="-0.117800655333578" calcext:value-type="float">
            <text:p>-0.1178006553</text:p>
          </table:table-cell>
          <table:table-cell table:formula="of:=([.B152]-[.B151])/0.01" office:value-type="float" office:value="0.00261273252859517" calcext:value-type="float">
            <text:p>0.0026127325</text:p>
          </table:table-cell>
        </table:table-row>
        <table:table-row table:style-name="ro1">
          <table:table-cell office:value-type="float" office:value="1.29916765320044" calcext:value-type="float">
            <text:p>1.2991676532</text:p>
          </table:table-cell>
          <table:table-cell office:value-type="float" office:value="1.22667694442801" calcext:value-type="float">
            <text:p>1.2266769444</text:p>
          </table:table-cell>
          <table:table-cell table:formula="of:=([.A153]-[.A152])/0.01" office:value-type="float" office:value="-0.114631674547416" calcext:value-type="float">
            <text:p>-0.1146316745</text:p>
          </table:table-cell>
          <table:table-cell table:formula="of:=([.B153]-[.B152])/0.01" office:value-type="float" office:value="0.00318322361723133" calcext:value-type="float">
            <text:p>0.0031832236</text:p>
          </table:table-cell>
        </table:table-row>
        <table:table-row table:style-name="ro1">
          <table:table-cell office:value-type="float" office:value="1.29802133645497" calcext:value-type="float">
            <text:p>1.2980213365</text:p>
          </table:table-cell>
          <table:table-cell office:value-type="float" office:value="1.22670877666419" calcext:value-type="float">
            <text:p>1.2267087767</text:p>
          </table:table-cell>
          <table:table-cell table:formula="of:=([.A154]-[.A153])/0.01" office:value-type="float" office:value="-0.111578790756206" calcext:value-type="float">
            <text:p>-0.1115787908</text:p>
          </table:table-cell>
          <table:table-cell table:formula="of:=([.B154]-[.B153])/0.01" office:value-type="float" office:value="0.00374475234721228" calcext:value-type="float">
            <text:p>0.0037447523</text:p>
          </table:table-cell>
        </table:table-row>
        <table:table-row table:style-name="ro1">
          <table:table-cell office:value-type="float" office:value="1.2969055485474" calcext:value-type="float">
            <text:p>1.2969055485</text:p>
          </table:table-cell>
          <table:table-cell office:value-type="float" office:value="1.22674622418766" calcext:value-type="float">
            <text:p>1.2267462242</text:p>
          </table:table-cell>
          <table:table-cell table:formula="of:=([.A155]-[.A154])/0.01" office:value-type="float" office:value="-0.108637202857143" calcext:value-type="float">
            <text:p>-0.1086372029</text:p>
          </table:table-cell>
          <table:table-cell table:formula="of:=([.B155]-[.B154])/0.01" office:value-type="float" office:value="0.00429705498032895" calcext:value-type="float">
            <text:p>0.004297055</text:p>
          </table:table-cell>
        </table:table-row>
        <table:table-row table:style-name="ro1">
          <table:table-cell office:value-type="float" office:value="1.29581917651883" calcext:value-type="float">
            <text:p>1.2958191765</text:p>
          </table:table-cell>
          <table:table-cell office:value-type="float" office:value="1.22678919473746" calcext:value-type="float">
            <text:p>1.2267891947</text:p>
          </table:table-cell>
          <table:table-cell table:formula="of:=([.A156]-[.A155])/0.01" office:value-type="float" office:value="-0.10580223172485" calcext:value-type="float">
            <text:p>-0.1058022317</text:p>
          </table:table-cell>
          <table:table-cell table:formula="of:=([.B156]-[.B155])/0.01" office:value-type="float" office:value="0.00483980125209893" calcext:value-type="float">
            <text:p>0.0048398013</text:p>
          </table:table-cell>
        </table:table-row>
        <table:table-row table:style-name="ro1">
          <table:table-cell office:value-type="float" office:value="1.29476115420158" calcext:value-type="float">
            <text:p>1.2947611542</text:p>
          </table:table-cell>
          <table:table-cell office:value-type="float" office:value="1.22683759274998" calcext:value-type="float">
            <text:p>1.2268375927</text:p>
          </table:table-cell>
          <table:table-cell table:formula="of:=([.A157]-[.A156])/0.01" office:value-type="float" office:value="-0.103069327571181" calcext:value-type="float">
            <text:p>-0.1030693276</text:p>
          </table:table-cell>
          <table:table-cell table:formula="of:=([.B157]-[.B156])/0.01" office:value-type="float" office:value="0.00537261022903746" calcext:value-type="float">
            <text:p>0.0053726102</text:p>
          </table:table-cell>
        </table:table-row>
        <table:table-row table:style-name="ro1">
          <table:table-cell office:value-type="float" office:value="1.29373046092587" calcext:value-type="float">
            <text:p>1.2937304609</text:p>
          </table:table-cell>
          <table:table-cell office:value-type="float" office:value="1.22689131885227" calcext:value-type="float">
            <text:p>1.2268913189</text:p>
          </table:table-cell>
          <table:table-cell table:formula="of:=([.A158]-[.A157])/0.01" office:value-type="float" office:value="-0.100434075949729" calcext:value-type="float">
            <text:p>-0.1004340759</text:p>
          </table:table-cell>
          <table:table-cell table:formula="of:=([.B158]-[.B157])/0.01" office:value-type="float" office:value="0.00589506450305866" calcext:value-type="float">
            <text:p>0.0058950645</text:p>
          </table:table-cell>
        </table:table-row>
        <table:table-row table:style-name="ro1">
          <table:table-cell office:value-type="float" office:value="1.29272612016638" calcext:value-type="float">
            <text:p>1.2927261202</text:p>
          </table:table-cell>
          <table:table-cell office:value-type="float" office:value="1.2269502694973" calcext:value-type="float">
            <text:p>1.2269502695</text:p>
          </table:table-cell>
          <table:table-cell table:formula="of:=([.A159]-[.A158])/0.01" office:value-type="float" office:value="-0.0978922025105966" calcext:value-type="float">
            <text:p>-0.0978922025</text:p>
          </table:table-cell>
          <table:table-cell table:formula="of:=([.B159]-[.B158])/0.01" office:value-type="float" office:value="0.00640672282457011" calcext:value-type="float">
            <text:p>0.0064067228</text:p>
          </table:table-cell>
        </table:table-row>
        <table:table-row table:style-name="ro1">
          <table:table-cell office:value-type="float" office:value="1.29174719814127" calcext:value-type="float">
            <text:p>1.2917471981</text:p>
          </table:table-cell>
          <table:table-cell office:value-type="float" office:value="1.22701433672555" calcext:value-type="float">
            <text:p>1.2270143367</text:p>
          </table:table-cell>
          <table:table-cell table:formula="of:=([.A160]-[.A159])/0.01" office:value-type="float" office:value="-0.0954395766059157" calcext:value-type="float">
            <text:p>-0.0954395766</text:p>
          </table:table-cell>
          <table:table-cell table:formula="of:=([.B160]-[.B159])/0.01" office:value-type="float" office:value="0.00690713127373677" calcext:value-type="float">
            <text:p>0.0069071313</text:p>
          </table:table-cell>
        </table:table-row>
        <table:table-row table:style-name="ro1">
          <table:table-cell office:value-type="float" office:value="1.29079280237521" calcext:value-type="float">
            <text:p>1.2907928024</text:p>
          </table:table-cell>
          <table:table-cell office:value-type="float" office:value="1.22708340803829" calcext:value-type="float">
            <text:p>1.227083408</text:p>
          </table:table-cell>
          <table:table-cell table:formula="of:=([.A161]-[.A160])/0.01" office:value-type="float" office:value="-0.093072213842671" calcext:value-type="float">
            <text:p>-0.0930722138</text:p>
          </table:table-cell>
          <table:table-cell table:formula="of:=([.B161]-[.B160])/0.01" office:value-type="float" office:value="0.00739583306723635" calcext:value-type="float">
            <text:p>0.0073958331</text:p>
          </table:table-cell>
        </table:table-row>
        <table:table-row table:style-name="ro1">
          <table:table-cell office:value-type="float" office:value="1.28986208023678" calcext:value-type="float">
            <text:p>1.2898620802</text:p>
          </table:table-cell>
          <table:table-cell office:value-type="float" office:value="1.22715736636896" calcext:value-type="float">
            <text:p>1.2271573664</text:p>
          </table:table-cell>
          <table:table-cell table:formula="of:=([.A162]-[.A161])/0.01" office:value-type="float" office:value="-0.0907862776760693" calcext:value-type="float">
            <text:p>-0.0907862777</text:p>
          </table:table-cell>
          <table:table-cell table:formula="of:=([.B162]-[.B161])/0.01" office:value-type="float" office:value="0.0078723770963629" calcext:value-type="float">
            <text:p>0.0078723771</text:p>
          </table:table-cell>
        </table:table-row>
        <table:table-row table:style-name="ro1">
          <table:table-cell office:value-type="float" office:value="1.28895421746002" calcext:value-type="float">
            <text:p>1.2889542175</text:p>
          </table:table-cell>
          <table:table-cell office:value-type="float" office:value="1.22723609013992" calcext:value-type="float">
            <text:p>1.2272360901</text:p>
          </table:table-cell>
          <table:table-cell table:formula="of:=([.A163]-[.A162])/0.01" office:value-type="float" office:value="-0.0885780801317848" calcext:value-type="float">
            <text:p>-0.0885780801</text:p>
          </table:table-cell>
          <table:table-cell table:formula="of:=([.B163]-[.B162])/0.01" office:value-type="float" office:value="0.00833632528869366" calcext:value-type="float">
            <text:p>0.0083363253</text:p>
          </table:table-cell>
        </table:table-row>
        <table:table-row table:style-name="ro1">
          <table:table-cell office:value-type="float" office:value="1.2880684366587" calcext:value-type="float">
            <text:p>1.2880684367</text:p>
          </table:table-cell>
          <table:table-cell office:value-type="float" office:value="1.22731945339281" calcext:value-type="float">
            <text:p>1.2273194534</text:p>
          </table:table-cell>
          <table:table-cell table:formula="of:=([.A164]-[.A163])/0.01" office:value-type="float" office:value="-0.0864440817415657" calcext:value-type="float">
            <text:p>-0.0864440817</text:p>
          </table:table-cell>
          <table:table-cell table:formula="of:=([.B164]-[.B163])/0.01" office:value-type="float" office:value="0.00878725888364684" calcext:value-type="float">
            <text:p>0.0087872589</text:p>
          </table:table-cell>
        </table:table-row>
        <table:table-row table:style-name="ro1">
          <table:table-cell office:value-type="float" office:value="1.28720399584129" calcext:value-type="float">
            <text:p>1.2872039958</text:p>
          </table:table-cell>
          <table:table-cell office:value-type="float" office:value="1.22740732598165" calcext:value-type="float">
            <text:p>1.227407326</text:p>
          </table:table-cell>
          <table:table-cell table:formula="of:=([.A165]-[.A164])/0.01" office:value-type="float" office:value="-0.0843808907722954" calcext:value-type="float">
            <text:p>-0.0843808908</text:p>
          </table:table-cell>
          <table:table-cell table:formula="of:=([.B165]-[.B164])/0.01" office:value-type="float" office:value="0.00922478370803947" calcext:value-type="float">
            <text:p>0.0092247837</text:p>
          </table:table-cell>
        </table:table-row>
        <table:table-row table:style-name="ro1">
          <table:table-cell office:value-type="float" office:value="1.28636018693357" calcext:value-type="float">
            <text:p>1.2863601869</text:p>
          </table:table-cell>
          <table:table-cell office:value-type="float" office:value="1.22749957381873" calcext:value-type="float">
            <text:p>1.2274995738</text:p>
          </table:table-cell>
          <table:table-cell table:formula="of:=([.A166]-[.A165])/0.01" office:value-type="float" office:value="-0.0823852618243581" calcext:value-type="float">
            <text:p>-0.0823852618</text:p>
          </table:table-cell>
          <table:table-cell table:formula="of:=([.B166]-[.B165])/0.01" office:value-type="float" office:value="0.00964853453520043" calcext:value-type="float">
            <text:p>0.0096485345</text:p>
          </table:table-cell>
        </table:table-row>
        <table:table-row table:style-name="ro1">
          <table:table-cell office:value-type="float" office:value="1.28553633431532" calcext:value-type="float">
            <text:p>1.2855363343</text:p>
          </table:table-cell>
          <table:table-cell office:value-type="float" office:value="1.22759605916408" calcext:value-type="float">
            <text:p>1.2275960592</text:p>
          </table:table-cell>
          <table:table-cell table:formula="of:=([.A167]-[.A166])/0.01" office:value-type="float" office:value="-0.0804540938705189" calcext:value-type="float">
            <text:p>-0.0804540939</text:p>
          </table:table-cell>
          <table:table-cell table:formula="of:=([.B167]-[.B166])/0.01" office:value-type="float" office:value="0.0100581786070419" calcext:value-type="float">
            <text:p>0.0100581786</text:p>
          </table:table-cell>
        </table:table-row>
        <table:table-row table:style-name="ro1">
          <table:table-cell office:value-type="float" office:value="1.28473179337662" calcext:value-type="float">
            <text:p>1.2847317934</text:p>
          </table:table-cell>
          <table:table-cell office:value-type="float" office:value="1.22769664095015" calcext:value-type="float">
            <text:p>1.227696641</text:p>
          </table:table-cell>
          <table:table-cell table:formula="of:=([.A168]-[.A167])/0.01" office:value-type="float" office:value="-0.0785844278035519" calcext:value-type="float">
            <text:p>-0.0785844278</text:p>
          </table:table-cell>
          <table:table-cell table:formula="of:=([.B168]-[.B167])/0.01" office:value-type="float" office:value="0.0104534183954286" calcext:value-type="float">
            <text:p>0.0104534184</text:p>
          </table:table-cell>
        </table:table-row>
        <table:table-row table:style-name="ro1">
          <table:table-cell office:value-type="float" office:value="1.28394594909858" calcext:value-type="float">
            <text:p>1.2839459491</text:p>
          </table:table-cell>
          <table:table-cell office:value-type="float" office:value="1.2278011751341" calcext:value-type="float">
            <text:p>1.2278011751</text:p>
          </table:table-cell>
          <table:table-cell table:formula="of:=([.A169]-[.A168])/0.01" office:value-type="float" office:value="-0.0767734435542788" calcext:value-type="float">
            <text:p>-0.0767734436</text:p>
          </table:table-cell>
          <table:table-cell table:formula="of:=([.B169]-[.B168])/0.01" office:value-type="float" office:value="0.0108339936746527" calcext:value-type="float">
            <text:p>0.0108339937</text:p>
          </table:table-cell>
        </table:table-row>
        <table:table-row table:style-name="ro1">
          <table:table-cell office:value-type="float" office:value="1.28317821466304" calcext:value-type="float">
            <text:p>1.2831782147</text:p>
          </table:table-cell>
          <table:table-cell office:value-type="float" office:value="1.22790951507085" calcext:value-type="float">
            <text:p>1.2279095151</text:p>
          </table:table-cell>
          <table:table-cell table:formula="of:=([.A170]-[.A169])/0.01" office:value-type="float" office:value="-0.0750184568403478" calcext:value-type="float">
            <text:p>-0.0750184568</text:p>
          </table:table-cell>
          <table:table-cell table:formula="of:=([.B170]-[.B169])/0.01" office:value-type="float" office:value="0.0111996829739613" calcext:value-type="float">
            <text:p>0.011199683</text:p>
          </table:table-cell>
        </table:table-row>
        <table:table-row table:style-name="ro1">
          <table:table-cell office:value-type="float" office:value="1.28242803009464" calcext:value-type="float">
            <text:p>1.2824280301</text:p>
          </table:table-cell>
          <table:table-cell office:value-type="float" office:value="1.22802151190059" calcext:value-type="float">
            <text:p>1.2280215119</text:p>
          </table:table-cell>
          <table:table-cell table:formula="of:=([.A171]-[.A170])/0.01" office:value-type="float" office:value="-0.0733169155998414" calcext:value-type="float">
            <text:p>-0.0733169156</text:p>
          </table:table-cell>
          <table:table-cell table:formula="of:=([.B171]-[.B170])/0.01" office:value-type="float" office:value="0.0115503044746612" calcext:value-type="float">
            <text:p>0.0115503045</text:p>
          </table:table-cell>
        </table:table-row>
        <table:table-row table:style-name="ro1">
          <table:table-cell office:value-type="float" office:value="1.28169486093864" calcext:value-type="float">
            <text:p>1.2816948609</text:p>
          </table:table-cell>
          <table:table-cell office:value-type="float" office:value="1.22813701494534" calcext:value-type="float">
            <text:p>1.2281370149</text:p>
          </table:table-cell>
          <table:table-cell table:formula="of:=([.A172]-[.A171])/0.01" office:value-type="float" office:value="-0.0716663961613406" calcext:value-type="float">
            <text:p>-0.0716663962</text:p>
          </table:table-cell>
          <table:table-cell table:formula="of:=([.B172]-[.B171])/0.01" office:value-type="float" office:value="0.0118857164125297" calcext:value-type="float">
            <text:p>0.0118857164</text:p>
          </table:table-cell>
        </table:table-row>
        <table:table-row table:style-name="ro1">
          <table:table-cell office:value-type="float" office:value="1.28097819697702" calcext:value-type="float">
            <text:p>1.280978197</text:p>
          </table:table-cell>
          <table:table-cell office:value-type="float" office:value="1.22825587210946" calcext:value-type="float">
            <text:p>1.2282558721</text:p>
          </table:table-cell>
          <table:table-cell table:formula="of:=([.A173]-[.A172])/0.01" office:value-type="float" office:value="-0.0700645991971616" calcext:value-type="float">
            <text:p>-0.0700645992</text:p>
          </table:table-cell>
          <table:table-cell table:formula="of:=([.B173]-[.B172])/0.01" office:value-type="float" office:value="0.0122058170431316" calcext:value-type="float">
            <text:p>0.012205817</text:p>
          </table:table-cell>
        </table:table-row>
        <table:table-row table:style-name="ro1">
          <table:table-cell office:value-type="float" office:value="1.28027755098505" calcext:value-type="float">
            <text:p>1.280277551</text:p>
          </table:table-cell>
          <table:table-cell office:value-type="float" office:value="1.22837793027989" calcext:value-type="float">
            <text:p>1.2283779303</text:p>
          </table:table-cell>
          <table:table-cell table:formula="of:=([.A174]-[.A173])/0.01" office:value-type="float" office:value="-0.0685093455037533" calcext:value-type="float">
            <text:p>-0.0685093455</text:p>
          </table:table-cell>
          <table:table-cell table:formula="of:=([.B174]-[.B173])/0.01" office:value-type="float" office:value="0.0125105442230211" calcext:value-type="float">
            <text:p>0.0125105442</text:p>
          </table:table-cell>
        </table:table-row>
        <table:table-row table:style-name="ro1">
          <table:table-cell office:value-type="float" office:value="1.27959245753001" calcext:value-type="float">
            <text:p>1.2795924575</text:p>
          </table:table-cell>
          <table:table-cell office:value-type="float" office:value="1.22850303572212" calcext:value-type="float">
            <text:p>1.2285030357</text:p>
          </table:table-cell>
          <table:table-cell table:formula="of:=([.A175]-[.A174])/0.01" office:value-type="float" office:value="-0.0669985716491128" calcext:value-type="float">
            <text:p>-0.0669985716</text:p>
          </table:table-cell>
          <table:table-cell table:formula="of:=([.B175]-[.B174])/0.01" office:value-type="float" office:value="0.012799874657099" calcext:value-type="float">
            <text:p>0.0127998747</text:p>
          </table:table-cell>
        </table:table-row>
        <table:table-row table:style-name="ro1">
          <table:table-cell office:value-type="float" office:value="1.27892247181352" calcext:value-type="float">
            <text:p>1.2789224718</text:p>
          </table:table-cell>
          <table:table-cell office:value-type="float" office:value="1.22863103446869" calcext:value-type="float">
            <text:p>1.2286310345</text:p>
          </table:table-cell>
          <table:table-cell table:formula="of:=([.A176]-[.A175])/0.01" office:value-type="float" office:value="-0.0655303255237216" calcext:value-type="float">
            <text:p>-0.0655303255</text:p>
          </table:table-cell>
          <table:table-cell table:formula="of:=([.B176]-[.B175])/0.01" office:value-type="float" office:value="0.0130738228580896" calcext:value-type="float">
            <text:p>0.0130738229</text:p>
          </table:table-cell>
        </table:table-row>
        <table:table-row table:style-name="ro1">
          <table:table-cell office:value-type="float" office:value="1.27826716855829" calcext:value-type="float">
            <text:p>1.2782671686</text:p>
          </table:table-cell>
          <table:table-cell office:value-type="float" office:value="1.22876177269727" calcext:value-type="float">
            <text:p>1.2287617727</text:p>
          </table:table-cell>
          <table:table-cell table:formula="of:=([.A177]-[.A176])/0.01" office:value-type="float" office:value="-0.0641027618285772" calcext:value-type="float">
            <text:p>-0.0641027618</text:p>
          </table:table-cell>
          <table:table-cell table:formula="of:=([.B177]-[.B176])/0.01" office:value-type="float" office:value="0.0133324398613466" calcext:value-type="float">
            <text:p>0.0133324399</text:p>
          </table:table-cell>
        </table:table-row>
        <table:table-row table:style-name="ro1">
          <table:table-cell office:value-type="float" office:value="1.27762614094" calcext:value-type="float">
            <text:p>1.2776261409</text:p>
          </table:table-cell>
          <table:table-cell office:value-type="float" office:value="1.22889509709589" calcext:value-type="float">
            <text:p>1.2288950971</text:p>
          </table:table-cell>
          <table:table-cell table:formula="of:=([.A178]-[.A177])/0.01" office:value-type="float" office:value="-0.0627141375303397" calcext:value-type="float">
            <text:p>-0.0627141375</text:p>
          </table:table-cell>
          <table:table-cell table:formula="of:=([.B178]-[.B177])/0.01" office:value-type="float" office:value="0.0135758117340901" calcext:value-type="float">
            <text:p>0.0135758117</text:p>
          </table:table-cell>
        </table:table-row>
        <table:table-row table:style-name="ro1">
          <table:table-cell office:value-type="float" office:value="1.2769989995647" calcext:value-type="float">
            <text:p>1.2769989996</text:p>
          </table:table-cell>
          <table:table-cell office:value-type="float" office:value="1.22903085521323" calcext:value-type="float">
            <text:p>1.2290308552</text:p>
          </table:table-cell>
          <table:table-cell table:formula="of:=([.A179]-[.A178])/0.01" office:value-type="float" office:value="-0.0613628073110828" calcext:value-type="float">
            <text:p>-0.0613628073</text:p>
          </table:table-cell>
          <table:table-cell table:formula="of:=([.B179]-[.B178])/0.01" office:value-type="float" office:value="0.0138040579158893" calcext:value-type="float">
            <text:p>0.0138040579</text:p>
          </table:table-cell>
        </table:table-row>
        <table:table-row table:style-name="ro1">
          <table:table-cell office:value-type="float" office:value="1.27638537149159" calcext:value-type="float">
            <text:p>1.2763853715</text:p>
          </table:table-cell>
          <table:table-cell office:value-type="float" office:value="1.22916889579239" calcext:value-type="float">
            <text:p>1.2291688958</text:p>
          </table:table-cell>
          <table:table-cell table:formula="of:=([.A180]-[.A179])/0.01" office:value-type="float" office:value="-0.0600472190368739" calcext:value-type="float">
            <text:p>-0.060047219</text:p>
          </table:table-cell>
          <table:table-cell table:formula="of:=([.B180]-[.B179])/0.01" office:value-type="float" office:value="0.0140173294232993" calcext:value-type="float">
            <text:p>0.0140173294</text:p>
          </table:table-cell>
        </table:table-row>
        <table:table-row table:style-name="ro1">
          <table:table-cell office:value-type="float" office:value="1.27578489930122" calcext:value-type="float">
            <text:p>1.2757848993</text:p>
          </table:table-cell>
          <table:table-cell office:value-type="float" office:value="1.22930906908662" calcext:value-type="float">
            <text:p>1.2293090691</text:p>
          </table:table-cell>
          <table:table-cell table:formula="of:=([.A181]-[.A180])/0.01" office:value-type="float" office:value="-0.0587659092672332" calcext:value-type="float">
            <text:p>-0.0587659093</text:p>
          </table:table-cell>
          <table:table-cell table:formula="of:=([.B181]-[.B180])/0.01" office:value-type="float" office:value="0.0142158069490028" calcext:value-type="float">
            <text:p>0.0142158069</text:p>
          </table:table-cell>
        </table:table-row>
        <table:table-row table:style-name="ro1">
          <table:table-cell office:value-type="float" office:value="1.27519724020855" calcext:value-type="float">
            <text:p>1.2751972402</text:p>
          </table:table-cell>
          <table:table-cell office:value-type="float" office:value="1.22945122715611" calcext:value-type="float">
            <text:p>1.2294512272</text:p>
          </table:table-cell>
          <table:table-cell table:formula="of:=([.A182]-[.A181])/0.01" office:value-type="float" office:value="-0.057517498824744" calcext:value-type="float">
            <text:p>-0.0575174988</text:p>
          </table:table-cell>
          <table:table-cell table:formula="of:=([.B182]-[.B181])/0.01" office:value-type="float" office:value="0.0143996988831274" calcext:value-type="float">
            <text:p>0.0143996989</text:p>
          </table:table-cell>
        </table:table-row>
        <table:table-row table:style-name="ro1">
          <table:table-cell office:value-type="float" office:value="1.2746220652203" calcext:value-type="float">
            <text:p>1.2746220652</text:p>
          </table:table-cell>
          <table:table-cell office:value-type="float" office:value="1.22959522414494" calcext:value-type="float">
            <text:p>1.2295952241</text:p>
          </table:table-cell>
          <table:table-cell table:formula="of:=([.A183]-[.A182])/0.01" office:value-type="float" office:value="-0.0563006884415129" calcext:value-type="float">
            <text:p>-0.0563006884</text:p>
          </table:table-cell>
          <table:table-cell table:formula="of:=([.B183]-[.B182])/0.01" office:value-type="float" office:value="0.0145692392812702" calcext:value-type="float">
            <text:p>0.0145692393</text:p>
          </table:table-cell>
        </table:table-row>
        <table:table-row table:style-name="ro1">
          <table:table-cell office:value-type="float" office:value="1.27405905833588" calcext:value-type="float">
            <text:p>1.2740590583</text:p>
          </table:table-cell>
          <table:table-cell office:value-type="float" office:value="1.22974091653776" calcext:value-type="float">
            <text:p>1.2297409165</text:p>
          </table:table-cell>
          <table:table-cell table:formula="of:=([.A184]-[.A183])/0.01" office:value-type="float" office:value="-0.0551142544977123" calcext:value-type="float">
            <text:p>-0.0551142545</text:p>
          </table:table-cell>
          <table:table-cell table:formula="of:=([.B184]-[.B183])/0.01" office:value-type="float" office:value="0.0147246858017924" calcext:value-type="float">
            <text:p>0.0147246858</text:p>
          </table:table-cell>
        </table:table-row>
        <table:table-row table:style-name="ro1">
          <table:table-cell office:value-type="float" office:value="1.27350791579091" calcext:value-type="float">
            <text:p>1.2735079158</text:p>
          </table:table-cell>
          <table:table-cell office:value-type="float" office:value="1.22988816339577" calcext:value-type="float">
            <text:p>1.2298881634</text:p>
          </table:table-cell>
          <table:table-cell table:formula="of:=([.A185]-[.A184])/0.01" office:value-type="float" office:value="-0.0539570448644167" calcext:value-type="float">
            <text:p>-0.0539570449</text:p>
          </table:table-cell>
          <table:table-cell table:formula="of:=([.B185]-[.B184])/0.01" office:value-type="float" office:value="0.0148663176321451" calcext:value-type="float">
            <text:p>0.0148663176</text:p>
          </table:table-cell>
        </table:table-row>
        <table:table-row table:style-name="ro1">
          <table:table-cell office:value-type="float" office:value="1.27296834534226" calcext:value-type="float">
            <text:p>1.2729683453</text:p>
          </table:table-cell>
          <table:table-cell office:value-type="float" office:value="1.23003682657209" calcext:value-type="float">
            <text:p>1.2300368266</text:p>
          </table:table-cell>
          <table:table-cell table:formula="of:=([.A186]-[.A185])/0.01" office:value-type="float" office:value="-0.0528279748620797" calcext:value-type="float">
            <text:p>-0.0528279749</text:p>
          </table:table-cell>
          <table:table-cell table:formula="of:=([.B186]-[.B185])/0.01" office:value-type="float" office:value="0.0149944334218777" calcext:value-type="float">
            <text:p>0.0149944334</text:p>
          </table:table-cell>
        </table:table-row>
        <table:table-row table:style-name="ro1">
          <table:table-cell office:value-type="float" office:value="1.27244006559364" calcext:value-type="float">
            <text:p>1.2724400656</text:p>
          </table:table-cell>
          <table:table-cell office:value-type="float" office:value="1.23018677090631" calcext:value-type="float">
            <text:p>1.2301867709</text:p>
          </table:table-cell>
          <table:table-cell table:formula="of:=([.A187]-[.A186])/0.01" office:value-type="float" office:value="-0.0517260233428241" calcext:value-type="float">
            <text:p>-0.0517260233</text:p>
          </table:table-cell>
          <table:table-cell table:formula="of:=([.B187]-[.B186])/0.01" office:value-type="float" office:value="0.0151093492376742" calcext:value-type="float">
            <text:p>0.0151093492</text:p>
          </table:table-cell>
        </table:table-row>
        <table:table-row table:style-name="ro1">
          <table:table-cell office:value-type="float" office:value="1.27192280536021" calcext:value-type="float">
            <text:p>1.2719228054</text:p>
          </table:table-cell>
          <table:table-cell office:value-type="float" office:value="1.23033786439869" calcext:value-type="float">
            <text:p>1.2303378644</text:p>
          </table:table-cell>
          <table:table-cell table:formula="of:=([.A188]-[.A187])/0.01" office:value-type="float" office:value="-0.050650228905158" calcext:value-type="float">
            <text:p>-0.0506502289</text:p>
          </table:table-cell>
          <table:table-cell table:formula="of:=([.B188]-[.B187])/0.01" office:value-type="float" office:value="0.0152113965546041" calcext:value-type="float">
            <text:p>0.0152113966</text:p>
          </table:table-cell>
        </table:table-row>
        <table:table-row table:style-name="ro1">
          <table:table-cell office:value-type="float" office:value="1.27141630307116" calcext:value-type="float">
            <text:p>1.2714163031</text:p>
          </table:table-cell>
          <table:table-cell office:value-type="float" office:value="1.23048997836424" calcext:value-type="float">
            <text:p>1.2304899784</text:p>
          </table:table-cell>
          <table:table-cell table:formula="of:=([.A189]-[.A188])/0.01" office:value-type="float" office:value="-0.0495996862456716" calcext:value-type="float">
            <text:p>-0.0495996862</text:p>
          </table:table-cell>
          <table:table-cell table:formula="of:=([.B189]-[.B188])/0.01" office:value-type="float" office:value="0.0153009202944698" calcext:value-type="float">
            <text:p>0.0153009203</text:p>
          </table:table-cell>
        </table:table-row>
        <table:table-row table:style-name="ro1">
          <table:table-cell office:value-type="float" office:value="1.2709203062087" calcext:value-type="float">
            <text:p>1.2709203062</text:p>
          </table:table-cell>
          <table:table-cell office:value-type="float" office:value="1.23064298756718" calcext:value-type="float">
            <text:p>1.2306429876</text:p>
          </table:table-cell>
          <table:table-cell table:formula="of:=([.A190]-[.A189])/0.01" office:value-type="float" office:value="-0.0485735426530853" calcext:value-type="float">
            <text:p>-0.0485735427</text:p>
          </table:table-cell>
          <table:table-cell table:formula="of:=([.B190]-[.B189])/0.01" office:value-type="float" office:value="0.0153782769219957" calcext:value-type="float">
            <text:p>0.0153782769</text:p>
          </table:table-cell>
        </table:table-row>
        <table:table-row table:style-name="ro1">
          <table:table-cell office:value-type="float" office:value="1.27043457078217" calcext:value-type="float">
            <text:p>1.2704345708</text:p>
          </table:table-cell>
          <table:table-cell office:value-type="float" office:value="1.2307967703364" calcext:value-type="float">
            <text:p>1.2307967703</text:p>
          </table:table-cell>
          <table:table-cell table:formula="of:=([.A191]-[.A190])/0.01" office:value-type="float" office:value="-0.0475709946476943" calcext:value-type="float">
            <text:p>-0.0475709946</text:p>
          </table:table-cell>
          <table:table-cell table:formula="of:=([.B191]-[.B190])/0.01" office:value-type="float" office:value="0.0154438326069428" calcext:value-type="float">
            <text:p>0.0154438326</text:p>
          </table:table-cell>
        </table:table-row>
        <table:table-row table:style-name="ro1">
          <table:table-cell office:value-type="float" office:value="1.2699588608357" calcext:value-type="float">
            <text:p>1.2699588608</text:p>
          </table:table-cell>
          <table:table-cell office:value-type="float" office:value="1.23095120866247" calcext:value-type="float">
            <text:p>1.2309512087</text:p>
          </table:table-cell>
          <table:table-cell table:formula="of:=([.A192]-[.A191])/0.01" office:value-type="float" office:value="-0.0465912847679828" calcext:value-type="float">
            <text:p>-0.0465912848</text:p>
          </table:table-cell>
          <table:table-cell table:formula="of:=([.B192]-[.B191])/0.01" office:value-type="float" office:value="0.0154979614591655" calcext:value-type="float">
            <text:p>0.0154979615</text:p>
          </table:table-cell>
        </table:table-row>
        <table:table-row table:style-name="ro1">
          <table:table-cell office:value-type="float" office:value="1.26949294798802" calcext:value-type="float">
            <text:p>1.269492948</text:p>
          </table:table-cell>
          <table:table-cell office:value-type="float" office:value="1.23110618827706" calcext:value-type="float">
            <text:p>1.2311061883</text:p>
          </table:table-cell>
          <table:table-cell table:formula="of:=([.A193]-[.A192])/0.01" office:value-type="float" office:value="-0.0456336985057426" calcext:value-type="float">
            <text:p>-0.0456336985</text:p>
          </table:table-cell>
          <table:table-cell table:formula="of:=([.B193]-[.B192])/0.01" office:value-type="float" office:value="0.015541043842382" calcext:value-type="float">
            <text:p>0.0155410438</text:p>
          </table:table-cell>
        </table:table-row>
        <table:table-row table:style-name="ro1">
          <table:table-cell office:value-type="float" office:value="1.26903661100296" calcext:value-type="float">
            <text:p>1.269036611</text:p>
          </table:table-cell>
          <table:table-cell office:value-type="float" office:value="1.23126159871549" calcext:value-type="float">
            <text:p>1.2312615987</text:p>
          </table:table-cell>
          <table:table-cell table:formula="of:=([.A194]-[.A193])/0.01" office:value-type="float" office:value="-0.0446975613898282" calcext:value-type="float">
            <text:p>-0.0446975614</text:p>
          </table:table-cell>
          <table:table-cell table:formula="of:=([.B194]-[.B193])/0.01" office:value-type="float" office:value="0.0155734647711903" calcext:value-type="float">
            <text:p>0.0155734648</text:p>
          </table:table-cell>
        </table:table-row>
        <table:table-row table:style-name="ro1">
          <table:table-cell office:value-type="float" office:value="1.26858963538906" calcext:value-type="float">
            <text:p>1.2685896354</text:p>
          </table:table-cell>
          <table:table-cell office:value-type="float" office:value="1.2314173333632" calcext:value-type="float">
            <text:p>1.2314173334</text:p>
          </table:table-cell>
          <table:table-cell table:formula="of:=([.A195]-[.A194])/0.01" office:value-type="float" office:value="-0.0437822362173934" calcext:value-type="float">
            <text:p>-0.0437822362</text:p>
          </table:table-cell>
          <table:table-cell table:formula="of:=([.B195]-[.B194])/0.01" office:value-type="float" office:value="0.0155956123944367" calcext:value-type="float">
            <text:p>0.0155956124</text:p>
          </table:table-cell>
        </table:table-row>
        <table:table-row table:style-name="ro1">
          <table:table-cell office:value-type="float" office:value="1.26815181302689" calcext:value-type="float">
            <text:p>1.268151813</text:p>
          </table:table-cell>
          <table:table-cell office:value-type="float" office:value="1.23157328948714" calcext:value-type="float">
            <text:p>1.2315732895</text:p>
          </table:table-cell>
          <table:table-cell table:formula="of:=([.A196]-[.A195])/0.01" office:value-type="float" office:value="-0.0428871204317449" calcext:value-type="float">
            <text:p>-0.0428871204</text:p>
          </table:table-cell>
          <table:table-cell table:formula="of:=([.B196]-[.B195])/0.01" office:value-type="float" office:value="0.0156078765673584" calcext:value-type="float">
            <text:p>0.0156078766</text:p>
          </table:table-cell>
        </table:table-row>
        <table:table-row table:style-name="ro1">
          <table:table-cell office:value-type="float" office:value="1.26772294182257" calcext:value-type="float">
            <text:p>1.2677229418</text:p>
          </table:table-cell>
          <table:table-cell office:value-type="float" office:value="1.23172936825282" calcext:value-type="float">
            <text:p>1.2317293683</text:p>
          </table:table-cell>
          <table:table-cell table:formula="of:=([.A197]-[.A196])/0.01" office:value-type="float" office:value="-0.0420116436441464" calcext:value-type="float">
            <text:p>-0.0420116436</text:p>
          </table:table-cell>
          <table:table-cell table:formula="of:=([.B197]-[.B196])/0.01" office:value-type="float" office:value="0.0156106475140971" calcext:value-type="float">
            <text:p>0.0156106475</text:p>
          </table:table-cell>
        </table:table-row>
        <table:table-row table:style-name="ro1">
          <table:table-cell office:value-type="float" office:value="1.26730282538613" calcext:value-type="float">
            <text:p>1.2673028254</text:p>
          </table:table-cell>
          <table:table-cell office:value-type="float" office:value="1.23188547472796" calcext:value-type="float">
            <text:p>1.2318854747</text:p>
          </table:table-cell>
          <table:table-cell table:formula="of:=([.A198]-[.A197])/0.01" office:value-type="float" office:value="-0.0411552652970215" calcext:value-type="float">
            <text:p>-0.0411552653</text:p>
          </table:table-cell>
          <table:table-cell table:formula="of:=([.B198]-[.B197])/0.01" office:value-type="float" office:value="0.0156043145809415" calcext:value-type="float">
            <text:p>0.0156043146</text:p>
          </table:table-cell>
        </table:table-row>
        <table:table-row table:style-name="ro1">
          <table:table-cell office:value-type="float" office:value="1.26689127273316" calcext:value-type="float">
            <text:p>1.2668912727</text:p>
          </table:table-cell>
          <table:table-cell office:value-type="float" office:value="1.23204151787377" calcext:value-type="float">
            <text:p>1.2320415179</text:p>
          </table:table-cell>
          <table:table-cell table:formula="of:=([.A199]-[.A198])/0.01" office:value-type="float" office:value="-0.0403174724655564" calcext:value-type="float">
            <text:p>-0.0403174725</text:p>
          </table:table-cell>
          <table:table-cell table:formula="of:=([.B199]-[.B198])/0.01" office:value-type="float" office:value="0.0155892650804068" calcext:value-type="float">
            <text:p>0.0155892651</text:p>
          </table:table-cell>
        </table:table-row>
        <table:table-row table:style-name="ro1">
          <table:table-cell office:value-type="float" office:value="1.2664880980085" calcext:value-type="float">
            <text:p>1.266488098</text:p>
          </table:table-cell>
          <table:table-cell office:value-type="float" office:value="1.23219741052457" calcext:value-type="float">
            <text:p>1.2321974105</text:p>
          </table:table-cell>
          <table:table-cell table:formula="of:=([.A200]-[.A199])/0.01" office:value-type="float" office:value="-0.0394977777937955" calcext:value-type="float">
            <text:p>-0.0394977778</text:p>
          </table:table-cell>
          <table:table-cell table:formula="of:=([.B200]-[.B199])/0.01" office:value-type="float" office:value="0.0155658832253547" calcext:value-type="float">
            <text:p>0.0155658832</text:p>
          </table:table-cell>
        </table:table-row>
        <table:table-row table:style-name="ro1">
          <table:table-cell office:value-type="float" office:value="1.26609312023056" calcext:value-type="float">
            <text:p>1.2660931202</text:p>
          </table:table-cell>
          <table:table-cell office:value-type="float" office:value="1.23235306935682" calcext:value-type="float">
            <text:p>1.2323530694</text:p>
          </table:table-cell>
          <table:table-cell table:formula="of:=([.A201]-[.A200])/0.01" office:value-type="float" office:value="-0.0386957175611435" calcext:value-type="float">
            <text:p>-0.0386957176</text:p>
          </table:table-cell>
          <table:table-cell table:formula="of:=([.B201]-[.B200])/0.01" office:value-type="float" office:value="0.0155345491517744" calcext:value-type="float">
            <text:p>0.0155345492</text:p>
          </table:table-cell>
        </table:table-row>
        <table:table-row table:style-name="ro1">
          <table:table-cell office:value-type="float" office:value="1.26570616305495" calcext:value-type="float">
            <text:p>1.2657061631</text:p>
          </table:table-cell>
          <table:table-cell office:value-type="float" office:value="1.23250841484834" calcext:value-type="float">
            <text:p>1.2325084148</text:p>
          </table:table-cell>
          <table:table-cell table:formula="of:=([.A202]-[.A201])/0.01" office:value-type="float" office:value="-0.0379108498755221" calcext:value-type="float">
            <text:p>-0.0379108499</text:p>
          </table:table-cell>
          <table:table-cell table:formula="of:=([.B202]-[.B201])/0.01" office:value-type="float" office:value="0.0154956380284954" calcext:value-type="float">
            <text:p>0.015495638</text:p>
          </table:table-cell>
        </table:table-row>
        <table:table-row table:style-name="ro1">
          <table:table-cell office:value-type="float" office:value="1.2653270545562" calcext:value-type="float">
            <text:p>1.2653270546</text:p>
          </table:table-cell>
          <table:table-cell office:value-type="float" office:value="1.23266337122863" calcext:value-type="float">
            <text:p>1.2326633712</text:p>
          </table:table-cell>
          <table:table-cell table:formula="of:=([.A203]-[.A202])/0.01" office:value-type="float" office:value="-0.0371427529878732" calcext:value-type="float">
            <text:p>-0.037142753</text:p>
          </table:table-cell>
          <table:table-cell table:formula="of:=([.B203]-[.B202])/0.01" office:value-type="float" office:value="0.0154495192515869" calcext:value-type="float">
            <text:p>0.0154495193</text:p>
          </table:table-cell>
        </table:table-row>
        <table:table-row table:style-name="ro1">
          <table:table-cell office:value-type="float" office:value="1.26495562702632" calcext:value-type="float">
            <text:p>1.264955627</text:p>
          </table:table-cell>
          <table:table-cell office:value-type="float" office:value="1.23281786642114" calcext:value-type="float">
            <text:p>1.2328178664</text:p>
          </table:table-cell>
          <table:table-cell table:formula="of:=([.A204]-[.A203])/0.01" office:value-type="float" office:value="-0.0363910237238585" calcext:value-type="float">
            <text:p>-0.0363910237</text:p>
          </table:table-cell>
          <table:table-cell table:formula="of:=([.B204]-[.B203])/0.01" office:value-type="float" office:value="0.0153965557210256" calcext:value-type="float">
            <text:p>0.0153965557</text:p>
          </table:table-cell>
        </table:table-row>
        <table:table-row table:style-name="ro1">
          <table:table-cell office:value-type="float" office:value="1.26459171678908" calcext:value-type="float">
            <text:p>1.2645917168</text:p>
          </table:table-cell>
          <table:table-cell office:value-type="float" office:value="1.23297183197835" calcext:value-type="float">
            <text:p>1.232971832</text:p>
          </table:table-cell>
          <table:table-cell table:formula="of:=([.A205]-[.A204])/0.01" office:value-type="float" office:value="-0.0356552760276907" calcext:value-type="float">
            <text:p>-0.035655276</text:p>
          </table:table-cell>
          <table:table-cell table:formula="of:=([.B205]-[.B204])/0.01" office:value-type="float" office:value="0.0153371031965888" calcext:value-type="float">
            <text:p>0.0153371032</text:p>
          </table:table-cell>
        </table:table-row>
        <table:table-row table:style-name="ro1">
          <table:table-cell office:value-type="float" office:value="1.2642351640288" calcext:value-type="float">
            <text:p>1.264235164</text:p>
          </table:table-cell>
          <table:table-cell office:value-type="float" office:value="1.23312520301032" calcext:value-type="float">
            <text:p>1.233125203</text:p>
          </table:table-cell>
          <table:table-cell table:formula="of:=([.A206]-[.A205])/0.01" office:value-type="float" office:value="-0.0349351396130348" calcext:value-type="float">
            <text:p>-0.0349351396</text:p>
          </table:table-cell>
          <table:table-cell table:formula="of:=([.B206]-[.B205])/0.01" office:value-type="float" office:value="0.0152715097297085" calcext:value-type="float">
            <text:p>0.0152715097</text:p>
          </table:table-cell>
        </table:table-row>
        <table:table-row table:style-name="ro1">
          <table:table-cell office:value-type="float" office:value="1.26388581263267" calcext:value-type="float">
            <text:p>1.2638858126</text:p>
          </table:table-cell>
          <table:table-cell office:value-type="float" office:value="1.23327791810762" calcext:value-type="float">
            <text:p>1.2332779181</text:p>
          </table:table-cell>
          <table:table-cell table:formula="of:=([.A207]-[.A206])/0.01" office:value-type="float" office:value="-0.0342302587160948" calcext:value-type="float">
            <text:p>-0.0342302587</text:p>
          </table:table-cell>
          <table:table-cell table:formula="of:=([.B207]-[.B206])/0.01" office:value-type="float" office:value="0.0152001151686898" calcext:value-type="float">
            <text:p>0.0152001152</text:p>
          </table:table-cell>
        </table:table-row>
        <table:table-row table:style-name="ro1">
          <table:table-cell office:value-type="float" office:value="1.26354351004551" calcext:value-type="float">
            <text:p>1.26354351</text:p>
          </table:table-cell>
          <table:table-cell office:value-type="float" office:value="1.2334299192593" calcext:value-type="float">
            <text:p>1.2334299193</text:p>
          </table:table-cell>
          <table:table-cell table:formula="of:=([.A208]-[.A207])/0.01" office:value-type="float" office:value="-0.0335402909457105" calcext:value-type="float">
            <text:p>-0.0335402909</text:p>
          </table:table-cell>
          <table:table-cell table:formula="of:=([.B208]-[.B207])/0.01" office:value-type="float" office:value="0.0151232507326293" calcext:value-type="float">
            <text:p>0.0151232507</text:p>
          </table:table-cell>
        </table:table-row>
        <table:table-row table:style-name="ro1">
          <table:table-cell office:value-type="float" office:value="1.26320810713605" calcext:value-type="float">
            <text:p>1.2632081071</text:p>
          </table:table-cell>
          <table:table-cell office:value-type="float" office:value="1.23358115176663" calcext:value-type="float">
            <text:p>1.2335811518</text:p>
          </table:table-cell>
          <table:table-cell table:formula="of:=([.A209]-[.A208])/0.01" office:value-type="float" office:value="-0.0328649062253827" calcext:value-type="float">
            <text:p>-0.0328649062</text:p>
          </table:table-cell>
          <table:table-cell table:formula="of:=([.B209]-[.B208])/0.01" office:value-type="float" office:value="0.0150412386518806" calcext:value-type="float">
            <text:p>0.0150412387</text:p>
          </table:table-cell>
        </table:table-row>
        <table:table-row table:style-name="ro1">
          <table:table-cell office:value-type="float" office:value="1.2628794580738" calcext:value-type="float">
            <text:p>1.2628794581</text:p>
          </table:table-cell>
          <table:table-cell office:value-type="float" office:value="1.23373156415315" calcext:value-type="float">
            <text:p>1.2337315642</text:p>
          </table:table-cell>
          <table:table-cell table:formula="of:=([.A210]-[.A209])/0.01" office:value-type="float" office:value="-0.0322037858224933" calcext:value-type="float">
            <text:p>-0.0322037858</text:p>
          </table:table-cell>
          <table:table-cell table:formula="of:=([.B210]-[.B209])/0.01" office:value-type="float" office:value="0.0149543918700923" calcext:value-type="float">
            <text:p>0.0149543919</text:p>
          </table:table-cell>
        </table:table-row>
        <table:table-row table:style-name="ro1">
          <table:table-cell office:value-type="float" office:value="1.26255742021558" calcext:value-type="float">
            <text:p>1.2625574202</text:p>
          </table:table-cell>
          <table:table-cell office:value-type="float" office:value="1.23388110807185" calcext:value-type="float">
            <text:p>1.2338811081</text:p>
          </table:table-cell>
          <table:table-cell table:formula="of:=([.A211]-[.A210])/0.01" office:value-type="float" office:value="-0.0315566214593721" calcext:value-type="float">
            <text:p>-0.0315566215</text:p>
          </table:table-cell>
          <table:table-cell table:formula="of:=([.B211]-[.B210])/0.01" office:value-type="float" office:value="0.0148630138051775" calcext:value-type="float">
            <text:p>0.0148630138</text:p>
          </table:table-cell>
        </table:table-row>
        <table:table-row table:style-name="ro1">
          <table:table-cell office:value-type="float" office:value="1.26224185400098" calcext:value-type="float">
            <text:p>1.262241854</text:p>
          </table:table-cell>
          <table:table-cell office:value-type="float" office:value="1.2340297382099" calcext:value-type="float">
            <text:p>1.2340297382</text:p>
          </table:table-cell>
          <table:table-cell table:formula="of:=([.A212]-[.A211])/0.01" office:value-type="float" office:value="-0.0309231145015243" calcext:value-type="float">
            <text:p>-0.0309231145</text:p>
          </table:table-cell>
          <table:table-cell table:formula="of:=([.B212]-[.B211])/0.01" office:value-type="float" office:value="0.0147673981648166" calcext:value-type="float">
            <text:p>0.0147673982</text:p>
          </table:table-cell>
        </table:table-row>
        <table:table-row table:style-name="ro1">
          <table:table-cell office:value-type="float" office:value="1.26193262285597" calcext:value-type="float">
            <text:p>1.2619326229</text:p>
          </table:table-cell>
          <table:table-cell office:value-type="float" office:value="1.23417741219155" calcext:value-type="float">
            <text:p>1.2341774122</text:p>
          </table:table-cell>
          <table:table-cell table:formula="of:=([.A213]-[.A212])/0.01" office:value-type="float" office:value="-0.030302975218377" calcext:value-type="float">
            <text:p>-0.0303029752</text:p>
          </table:table-cell>
          <table:table-cell table:formula="of:=([.B213]-[.B212])/0.01" office:value-type="float" office:value="0.0146678288132085" calcext:value-type="float">
            <text:p>0.0146678288</text:p>
          </table:table-cell>
        </table:table-row>
        <table:table-row table:style-name="ro1">
          <table:table-cell office:value-type="float" office:value="1.26162959310378" calcext:value-type="float">
            <text:p>1.2616295931</text:p>
          </table:table-cell>
          <table:table-cell office:value-type="float" office:value="1.23432409047968" calcext:value-type="float">
            <text:p>1.2343240905</text:p>
          </table:table-cell>
          <table:table-cell table:formula="of:=([.A214]-[.A213])/0.01" office:value-type="float" office:value="-0.0296959221116833" calcext:value-type="float">
            <text:p>-0.0296959221</text:p>
          </table:table-cell>
          <table:table-cell table:formula="of:=([.B214]-[.B213])/0.01" office:value-type="float" office:value="0.0145645796853167" calcext:value-type="float">
            <text:p>0.0145645797</text:p>
          </table:table-cell>
        </table:table-row>
        <table:table-row table:style-name="ro1">
          <table:table-cell office:value-type="float" office:value="1.26133263388267" calcext:value-type="float">
            <text:p>1.2613326339</text:p>
          </table:table-cell>
          <table:table-cell office:value-type="float" office:value="1.23446973627653" calcext:value-type="float">
            <text:p>1.2344697363</text:p>
          </table:table-cell>
          <table:table-cell table:formula="of:=([.A215]-[.A214])/0.01" office:value-type="float" office:value="-0.0291016813070311" calcext:value-type="float">
            <text:p>-0.0291016813</text:p>
          </table:table-cell>
          <table:table-cell table:formula="of:=([.B215]-[.B214])/0.01" office:value-type="float" office:value="0.0144579147447921" calcext:value-type="float">
            <text:p>0.0144579147</text:p>
          </table:table-cell>
        </table:table-row>
        <table:table-row table:style-name="ro1">
          <table:table-cell office:value-type="float" office:value="1.2610416170696" calcext:value-type="float">
            <text:p>1.2610416171</text:p>
          </table:table-cell>
          <table:table-cell office:value-type="float" office:value="1.23461431542398" calcext:value-type="float">
            <text:p>1.2346143154</text:p>
          </table:table-cell>
          <table:table-cell table:formula="of:=([.A216]-[.A215])/0.01" office:value-type="float" office:value="-0.0285199860044605" calcext:value-type="float">
            <text:p>-0.028519986</text:p>
          </table:table-cell>
          <table:table-cell table:formula="of:=([.B216]-[.B215])/0.01" office:value-type="float" office:value="0.0143480879825741" calcext:value-type="float">
            <text:p>0.014348088</text:p>
          </table:table-cell>
        </table:table-row>
        <table:table-row table:style-name="ro1">
          <table:table-cell office:value-type="float" office:value="1.26075641720955" calcext:value-type="float">
            <text:p>1.2607564172</text:p>
          </table:table-cell>
          <table:table-cell office:value-type="float" office:value="1.23475779630381" calcext:value-type="float">
            <text:p>1.2347577963</text:p>
          </table:table-cell>
          <table:table-cell table:formula="of:=([.A217]-[.A216])/0.01" office:value-type="float" office:value="-0.0279505759834153" calcext:value-type="float">
            <text:p>-0.027950576</text:p>
          </table:table-cell>
          <table:table-cell table:formula="of:=([.B217]-[.B216])/0.01" office:value-type="float" office:value="0.0142353434522402" calcext:value-type="float">
            <text:p>0.0142353435</text:p>
          </table:table-cell>
        </table:table-row>
        <table:table-row table:style-name="ro1">
          <table:table-cell office:value-type="float" office:value="1.26047691144972" calcext:value-type="float">
            <text:p>1.2604769114</text:p>
          </table:table-cell>
          <table:table-cell office:value-type="float" office:value="1.23490014973833" calcext:value-type="float">
            <text:p>1.2349001497</text:p>
          </table:table-cell>
          <table:table-cell table:formula="of:=([.A218]-[.A217])/0.01" office:value-type="float" office:value="-0.0273931971585206" calcext:value-type="float">
            <text:p>-0.0273931972</text:p>
          </table:table-cell>
          <table:table-cell table:formula="of:=([.B218]-[.B217])/0.01" office:value-type="float" office:value="0.0141199153391725" calcext:value-type="float">
            <text:p>0.0141199153</text:p>
          </table:table-cell>
        </table:table-row>
        <table:table-row table:style-name="ro1">
          <table:table-cell office:value-type="float" office:value="1.26020297947813" calcext:value-type="float">
            <text:p>1.2602029795</text:p>
          </table:table-cell>
          <table:table-cell office:value-type="float" office:value="1.23504134889172" calcext:value-type="float">
            <text:p>1.2350413489</text:p>
          </table:table-cell>
          <table:table-cell table:formula="of:=([.A219]-[.A218])/0.01" office:value-type="float" office:value="-0.0268476011819452" calcext:value-type="float">
            <text:p>-0.0268476012</text:p>
          </table:table-cell>
          <table:table-cell table:formula="of:=([.B219]-[.B218])/0.01" office:value-type="float" office:value="0.0140020280600117" calcext:value-type="float">
            <text:p>0.0140020281</text:p>
          </table:table-cell>
        </table:table-row>
        <table:table-row table:style-name="ro1">
          <table:table-cell office:value-type="float" office:value="1.25993450346631" calcext:value-type="float">
            <text:p>1.2599345035</text:p>
          </table:table-cell>
          <table:table-cell office:value-type="float" office:value="1.23518136917232" calcext:value-type="float">
            <text:p>1.2351813692</text:p>
          </table:table-cell>
          <table:table-cell table:formula="of:=([.A220]-[.A219])/0.01" office:value-type="float" office:value="-0.0263135450886187" calcext:value-type="float">
            <text:p>-0.0263135451</text:p>
          </table:table-cell>
          <table:table-cell table:formula="of:=([.B220]-[.B219])/0.01" office:value-type="float" office:value="0.0138818963898002" calcext:value-type="float">
            <text:p>0.0138818964</text:p>
          </table:table-cell>
        </table:table-row>
        <table:table-row table:style-name="ro1">
          <table:table-cell office:value-type="float" office:value="1.25967136801543" calcext:value-type="float">
            <text:p>1.259671368</text:p>
          </table:table-cell>
          <table:table-cell office:value-type="float" office:value="1.23532018813622" calcext:value-type="float">
            <text:p>1.2353201881</text:p>
          </table:table-cell>
          <table:table-cell table:formula="of:=([.A221]-[.A220])/0.01" office:value-type="float" office:value="-0.0257907909809951" calcext:value-type="float">
            <text:p>-0.025790791</text:p>
          </table:table-cell>
          <table:table-cell table:formula="of:=([.B221]-[.B220])/0.01" office:value-type="float" office:value="0.0137597256132382" calcext:value-type="float">
            <text:p>0.0137597256</text:p>
          </table:table-cell>
        </table:table-row>
        <table:table-row table:style-name="ro1">
          <table:table-cell office:value-type="float" office:value="1.25941346010562" calcext:value-type="float">
            <text:p>1.2594134601</text:p>
          </table:table-cell>
          <table:table-cell office:value-type="float" office:value="1.23545778539235" calcext:value-type="float">
            <text:p>1.2354577854</text:p>
          </table:table-cell>
          <table:table-cell table:formula="of:=([.A222]-[.A221])/0.01" office:value-type="float" office:value="-0.0252791057499868" calcext:value-type="float">
            <text:p>-0.0252791057</text:p>
          </table:table-cell>
          <table:table-cell table:formula="of:=([.B222]-[.B221])/0.01" office:value-type="float" office:value="0.0136357116979013" calcext:value-type="float">
            <text:p>0.0136357117</text:p>
          </table:table-cell>
        </table:table-row>
        <table:table-row table:style-name="ro1">
          <table:table-cell office:value-type="float" office:value="1.25916066904812" calcext:value-type="float">
            <text:p>1.259160669</text:p>
          </table:table-cell>
          <table:table-cell office:value-type="float" office:value="1.23559414250933" calcext:value-type="float">
            <text:p>1.2355941425</text:p>
          </table:table-cell>
          <table:table-cell table:formula="of:=([.A223]-[.A222])/0.01" office:value-type="float" office:value="-0.0247782608284952" calcext:value-type="float">
            <text:p>-0.0247782608</text:p>
          </table:table-cell>
          <table:table-cell table:formula="of:=([.B223]-[.B222])/0.01" office:value-type="float" office:value="0.0135100414863754" calcext:value-type="float">
            <text:p>0.0135100415</text:p>
          </table:table-cell>
        </table:table-row>
        <table:table-row table:style-name="ro1">
          <table:table-cell office:value-type="float" office:value="1.25891288643983" calcext:value-type="float">
            <text:p>1.2589128864</text:p>
          </table:table-cell>
          <table:table-cell office:value-type="float" office:value="1.23572924292419" calcext:value-type="float">
            <text:p>1.2357292429</text:p>
          </table:table-cell>
          <table:table-cell table:formula="of:=([.A224]-[.A223])/0.01" office:value-type="float" office:value="-0.0242880319750727" calcext:value-type="float">
            <text:p>-0.024288032</text:p>
          </table:table-cell>
          <table:table-cell table:formula="of:=([.B224]-[.B223])/0.01" office:value-type="float" office:value="0.0133828929046897" calcext:value-type="float">
            <text:p>0.0133828929</text:p>
          </table:table-cell>
        </table:table-row>
        <table:table-row table:style-name="ro1">
          <table:table-cell office:value-type="float" office:value="1.25867000612008" calcext:value-type="float">
            <text:p>1.2586700061</text:p>
          </table:table-cell>
          <table:table-cell office:value-type="float" office:value="1.23586307185324" calcext:value-type="float">
            <text:p>1.2358630719</text:p>
          </table:table-cell>
          <table:table-cell table:formula="of:=([.A225]-[.A224])/0.01" office:value-type="float" office:value="-0.0238081990843408" calcext:value-type="float">
            <text:p>-0.0238081991</text:p>
          </table:table-cell>
          <table:table-cell table:formula="of:=([.B225]-[.B224])/0.01" office:value-type="float" office:value="0.0132544351852282" calcext:value-type="float">
            <text:p>0.0132544352</text:p>
          </table:table-cell>
        </table:table-row>
        <table:table-row table:style-name="ro1">
          <table:table-cell office:value-type="float" office:value="1.25843192412924" calcext:value-type="float">
            <text:p>1.2584319241</text:p>
          </table:table-cell>
          <table:table-cell office:value-type="float" office:value="1.23599561620509" calcext:value-type="float">
            <text:p>1.2359956162</text:p>
          </table:table-cell>
          <table:table-cell table:formula="of:=([.A226]-[.A225])/0.01" office:value-type="float" office:value="-0.0233385460222557" calcext:value-type="float">
            <text:p>-0.023338546</text:p>
          </table:table-cell>
          <table:table-cell table:formula="of:=([.B226]-[.B225])/0.01" office:value-type="float" office:value="0.0131248291013852" calcext:value-type="float">
            <text:p>0.0131248291</text:p>
          </table:table-cell>
        </table:table-row>
        <table:table-row table:style-name="ro1">
          <table:table-cell office:value-type="float" office:value="1.25819853866902" calcext:value-type="float">
            <text:p>1.2581985387</text:p>
          </table:table-cell>
          <table:table-cell office:value-type="float" office:value="1.23612686449611" calcext:value-type="float">
            <text:p>1.2361268645</text:p>
          </table:table-cell>
          <table:table-cell table:formula="of:=([.A227]-[.A226])/0.01" office:value-type="float" office:value="-0.0228788604826446" calcext:value-type="float">
            <text:p>-0.0228788605</text:p>
          </table:table-cell>
          <table:table-cell table:formula="of:=([.B227]-[.B226])/0.01" office:value-type="float" office:value="0.0129942272118821" calcext:value-type="float">
            <text:p>0.0129942272</text:p>
          </table:table-cell>
        </table:table-row>
        <table:table-row table:style-name="ro1">
          <table:table-cell office:value-type="float" office:value="1.25796975006419" calcext:value-type="float">
            <text:p>1.2579697501</text:p>
          </table:table-cell>
          <table:table-cell office:value-type="float" office:value="1.23625680676823" calcext:value-type="float">
            <text:p>1.2362568068</text:p>
          </table:table-cell>
          <table:table-cell table:formula="of:=([.A228]-[.A227])/0.01" office:value-type="float" office:value="-0.0224289338636607" calcext:value-type="float">
            <text:p>-0.0224289339</text:p>
          </table:table-cell>
          <table:table-cell table:formula="of:=([.B228]-[.B227])/0.01" office:value-type="float" office:value="0.012862774113187" calcext:value-type="float">
            <text:p>0.0128627741</text:p>
          </table:table-cell>
        </table:table-row>
        <table:table-row table:style-name="ro1">
          <table:table-cell office:value-type="float" office:value="1.25774546072555" calcext:value-type="float">
            <text:p>1.2577454607</text:p>
          </table:table-cell>
          <table:table-cell office:value-type="float" office:value="1.23638543450936" calcext:value-type="float">
            <text:p>1.2363854345</text:p>
          </table:table-cell>
          <table:table-cell table:formula="of:=([.A229]-[.A228])/0.01" office:value-type="float" office:value="-0.0219885611616677" calcext:value-type="float">
            <text:p>-0.0219885612</text:p>
          </table:table-cell>
          <table:table-cell table:formula="of:=([.B229]-[.B228])/0.01" office:value-type="float" office:value="0.0127306066979527" calcext:value-type="float">
            <text:p>0.0127306067</text:p>
          </table:table-cell>
        </table:table-row>
        <table:table-row table:style-name="ro1">
          <table:table-cell office:value-type="float" office:value="1.25752557511394" calcext:value-type="float">
            <text:p>1.2575255751</text:p>
          </table:table-cell>
          <table:table-cell office:value-type="float" office:value="1.23651274057634" calcext:value-type="float">
            <text:p>1.2365127406</text:p>
          </table:table-cell>
          <table:table-cell table:formula="of:=([.A230]-[.A229])/0.01" office:value-type="float" office:value="-0.0215575408801127" calcext:value-type="float">
            <text:p>-0.0215575409</text:p>
          </table:table-cell>
          <table:table-cell table:formula="of:=([.B230]-[.B229])/0.01" office:value-type="float" office:value="0.0125978544178285" calcext:value-type="float">
            <text:p>0.0125978544</text:p>
          </table:table-cell>
        </table:table-row>
        <table:table-row table:style-name="ro1">
          <table:table-cell office:value-type="float" office:value="1.25730999970513" calcext:value-type="float">
            <text:p>1.2573099997</text:p>
          </table:table-cell>
          <table:table-cell office:value-type="float" office:value="1.23663871912052" calcext:value-type="float">
            <text:p>1.2366387191</text:p>
          </table:table-cell>
          <table:table-cell table:formula="of:=([.A231]-[.A230])/0.01" office:value-type="float" office:value="-0.0211356749522995" calcext:value-type="float">
            <text:p>-0.021135675</text:p>
          </table:table-cell>
          <table:table-cell table:formula="of:=([.B231]-[.B230])/0.01" office:value-type="float" office:value="0.0124646395491146" calcext:value-type="float">
            <text:p>0.0124646395</text:p>
          </table:table-cell>
        </table:table-row>
        <table:table-row table:style-name="ro1">
          <table:table-cell office:value-type="float" office:value="1.25709864295561" calcext:value-type="float">
            <text:p>1.257098643</text:p>
          </table:table-cell>
          <table:table-cell office:value-type="float" office:value="1.23676336551601" calcext:value-type="float">
            <text:p>1.2367633655</text:p>
          </table:table-cell>
          <table:table-cell table:formula="of:=([.A232]-[.A231])/0.01" office:value-type="float" office:value="-0.0207227686757072" calcext:value-type="float">
            <text:p>-0.0207227687</text:p>
          </table:table-cell>
          <table:table-cell table:formula="of:=([.B232]-[.B231])/0.01" office:value-type="float" office:value="0.0123310774601038" calcext:value-type="float">
            <text:p>0.0123310775</text:p>
          </table:table-cell>
        </table:table-row>
        <table:table-row table:style-name="ro1">
          <table:table-cell office:value-type="float" office:value="1.25689141526885" calcext:value-type="float">
            <text:p>1.2568914153</text:p>
          </table:table-cell>
          <table:table-cell office:value-type="float" office:value="1.23688667629061" calcext:value-type="float">
            <text:p>1.2368866763</text:p>
          </table:table-cell>
          <table:table-cell table:formula="of:=([.A233]-[.A232])/0.01" office:value-type="float" office:value="-0.0203186306564573" calcext:value-type="float">
            <text:p>-0.0203186307</text:p>
          </table:table-cell>
          <table:table-cell table:formula="of:=([.B233]-[.B232])/0.01" office:value-type="float" office:value="0.0121972768782452" calcext:value-type="float">
            <text:p>0.0121972769</text:p>
          </table:table-cell>
        </table:table-row>
        <table:table-row table:style-name="ro1">
          <table:table-cell office:value-type="float" office:value="1.25668822896229" calcext:value-type="float">
            <text:p>1.256688229</text:p>
          </table:table-cell>
          <table:table-cell office:value-type="float" office:value="1.23700864905939" calcext:value-type="float">
            <text:p>1.2370086491</text:p>
          </table:table-cell>
          <table:table-cell table:formula="of:=([.A234]-[.A233])/0.01" office:value-type="float" office:value="-0.0199230727627064" calcext:value-type="float">
            <text:p>-0.0199230728</text:p>
          </table:table-cell>
          <table:table-cell table:formula="of:=([.B234]-[.B233])/0.01" office:value-type="float" office:value="0.0120633401569314" calcext:value-type="float">
            <text:p>0.0120633402</text:p>
          </table:table-cell>
        </table:table-row>
        <table:table-row table:style-name="ro1">
          <table:table-cell office:value-type="float" office:value="1.25648899823466" calcext:value-type="float">
            <text:p>1.2564889982</text:p>
          </table:table-cell>
          <table:table-cell office:value-type="float" office:value="1.23712928246096" calcext:value-type="float">
            <text:p>1.2371292825</text:p>
          </table:table-cell>
          <table:table-cell table:formula="of:=([.A235]-[.A234])/0.01" office:value-type="float" office:value="-0.0195359100852777" calcext:value-type="float">
            <text:p>-0.0195359101</text:p>
          </table:table-cell>
          <table:table-cell table:formula="of:=([.B235]-[.B234])/0.01" office:value-type="float" office:value="0.01192936353962" calcext:value-type="float">
            <text:p>0.0119293635</text:p>
          </table:table-cell>
        </table:table-row>
        <table:table-row table:style-name="ro1">
          <table:table-cell office:value-type="float" office:value="1.25629363913381" calcext:value-type="float">
            <text:p>1.2562936391</text:p>
          </table:table-cell>
          <table:table-cell office:value-type="float" office:value="1.23724857609636" calcext:value-type="float">
            <text:p>1.2372485761</text:p>
          </table:table-cell>
          <table:table-cell table:formula="of:=([.A236]-[.A235])/0.01" office:value-type="float" office:value="-0.0191569609045761" calcext:value-type="float">
            <text:p>-0.0191569609</text:p>
          </table:table-cell>
          <table:table-cell table:formula="of:=([.B236]-[.B235])/0.01" office:value-type="float" office:value="0.0117954374215135" calcext:value-type="float">
            <text:p>0.0117954374</text:p>
          </table:table-cell>
        </table:table-row>
        <table:table-row table:style-name="ro1">
          <table:table-cell office:value-type="float" office:value="1.25610206952476" calcext:value-type="float">
            <text:p>1.2561020695</text:p>
          </table:table-cell>
          <table:table-cell office:value-type="float" office:value="1.23736653047057" calcext:value-type="float">
            <text:p>1.2373665305</text:p>
          </table:table-cell>
          <table:table-cell table:formula="of:=([.A237]-[.A236])/0.01" office:value-type="float" office:value="-0.243540988713775" calcext:value-type="float">
            <text:p>-0.2435409887</text:p>
          </table:table-cell>
          <table:table-cell table:formula="of:=([.B237]-[.B236])/0.01" office:value-type="float" office:value="-0.205099238341333" calcext:value-type="float">
            <text:p>-0.2050992383</text:p>
          </table:table-cell>
        </table:table-row>
        <table:table-row table:style-name="ro1">
          <table:table-cell office:value-type="float" office:value="1.25366665963763" calcext:value-type="float">
            <text:p>1.2536666596</text:p>
          </table:table-cell>
          <table:table-cell office:value-type="float" office:value="1.23531553808716" calcext:value-type="float">
            <text:p>1.2353155381</text:p>
          </table:table-cell>
          <table:table-cell table:formula="of:=([.A238]-[.A237])/0.01" office:value-type="float" office:value="2.67932959664381" calcext:value-type="float">
            <text:p>2.6793295966</text:p>
          </table:table-cell>
          <table:table-cell table:formula="of:=([.B238]-[.B237])/0.01" office:value-type="float" office:value="-4.10728447328026" calcext:value-type="float">
            <text:p>-4.1072844733</text:p>
          </table:table-cell>
        </table:table-row>
        <table:table-row table:style-name="ro1">
          <table:table-cell office:value-type="float" office:value="1.28045995560406" calcext:value-type="float">
            <text:p>1.2804599556</text:p>
          </table:table-cell>
          <table:table-cell office:value-type="float" office:value="1.19424269335436" calcext:value-type="float">
            <text:p>1.1942426934</text:p>
          </table:table-cell>
          <table:table-cell table:formula="of:=([.A239]-[.A238])/0.01" office:value-type="float" office:value="5.82677165354331" calcext:value-type="float">
            <text:p>5.8267716535</text:p>
          </table:table-cell>
          <table:table-cell table:formula="of:=([.B239]-[.B238])/0.01" office:value-type="float" office:value="-7.72853807354887" calcext:value-type="float">
            <text:p>-7.7285380735</text:p>
          </table:table-cell>
        </table:table-row>
        <table:table-row table:style-name="ro1">
          <table:table-cell office:value-type="float" office:value="1.3387276721395" calcext:value-type="float">
            <text:p>1.3387276721</text:p>
          </table:table-cell>
          <table:table-cell office:value-type="float" office:value="1.11695731261887" calcext:value-type="float">
            <text:p>1.1169573126</text:p>
          </table:table-cell>
          <table:table-cell table:formula="of:=([.A240]-[.A239])/0.01" office:value-type="float" office:value="5.82677165354331" calcext:value-type="float">
            <text:p>5.8267716535</text:p>
          </table:table-cell>
          <table:table-cell table:formula="of:=([.B240]-[.B239])/0.01" office:value-type="float" office:value="-7.37466950884693" calcext:value-type="float">
            <text:p>-7.3746695088</text:p>
          </table:table-cell>
        </table:table-row>
        <table:table-row table:style-name="ro1">
          <table:table-cell office:value-type="float" office:value="1.39699538867493" calcext:value-type="float">
            <text:p>1.3969953887</text:p>
          </table:table-cell>
          <table:table-cell office:value-type="float" office:value="1.0432106175304" calcext:value-type="float">
            <text:p>1.0432106175</text:p>
          </table:table-cell>
          <table:table-cell table:formula="of:=([.A241]-[.A240])/0.01" office:value-type="float" office:value="5.82677165354331" calcext:value-type="float">
            <text:p>5.8267716535</text:p>
          </table:table-cell>
          <table:table-cell table:formula="of:=([.B241]-[.B240])/0.01" office:value-type="float" office:value="-6.80998288399912" calcext:value-type="float">
            <text:p>-6.809982884</text:p>
          </table:table-cell>
        </table:table-row>
        <table:table-row table:style-name="ro1">
          <table:table-cell office:value-type="float" office:value="1.45526310521036" calcext:value-type="float">
            <text:p>1.4552631052</text:p>
          </table:table-cell>
          <table:table-cell office:value-type="float" office:value="0.975110788690406" calcext:value-type="float">
            <text:p>0.9751107887</text:p>
          </table:table-cell>
          <table:table-cell table:formula="of:=([.A242]-[.A241])/0.01" office:value-type="float" office:value="5.82677165354331" calcext:value-type="float">
            <text:p>5.8267716535</text:p>
          </table:table-cell>
          <table:table-cell table:formula="of:=([.B242]-[.B241])/0.01" office:value-type="float" office:value="-6.28847276386122" calcext:value-type="float">
            <text:p>-6.2884727639</text:p>
          </table:table-cell>
        </table:table-row>
        <table:table-row table:style-name="ro1">
          <table:table-cell office:value-type="float" office:value="1.5135308217458" calcext:value-type="float">
            <text:p>1.5135308217</text:p>
          </table:table-cell>
          <table:table-cell office:value-type="float" office:value="0.912226061051794" calcext:value-type="float">
            <text:p>0.9122260611</text:p>
          </table:table-cell>
          <table:table-cell table:formula="of:=([.A243]-[.A242])/0.01" office:value-type="float" office:value="5.82677165354331" calcext:value-type="float">
            <text:p>5.8267716535</text:p>
          </table:table-cell>
          <table:table-cell table:formula="of:=([.B243]-[.B242])/0.01" office:value-type="float" office:value="-5.8216439105599" calcext:value-type="float">
            <text:p>-5.8216439106</text:p>
          </table:table-cell>
        </table:table-row>
        <table:table-row table:style-name="ro1">
          <table:table-cell office:value-type="float" office:value="1.57179853828123" calcext:value-type="float">
            <text:p>1.5717985383</text:p>
          </table:table-cell>
          <table:table-cell office:value-type="float" office:value="0.854009621946195" calcext:value-type="float">
            <text:p>0.8540096219</text:p>
          </table:table-cell>
          <table:table-cell table:formula="of:=([.A244]-[.A243])/0.01" office:value-type="float" office:value="5.82677165354331" calcext:value-type="float">
            <text:p>5.8267716535</text:p>
          </table:table-cell>
          <table:table-cell table:formula="of:=([.B244]-[.B243])/0.01" office:value-type="float" office:value="-5.40467843155426" calcext:value-type="float">
            <text:p>-5.4046784316</text:p>
          </table:table-cell>
        </table:table-row>
        <table:table-row table:style-name="ro1">
          <table:table-cell office:value-type="float" office:value="1.63006625481666" calcext:value-type="float">
            <text:p>1.6300662548</text:p>
          </table:table-cell>
          <table:table-cell office:value-type="float" office:value="0.799962837630652" calcext:value-type="float">
            <text:p>0.7999628376</text:p>
          </table:table-cell>
          <table:table-cell table:formula="of:=([.A245]-[.A244])/0.01" office:value-type="float" office:value="5.82677165354331" calcext:value-type="float">
            <text:p>5.8267716535</text:p>
          </table:table-cell>
          <table:table-cell table:formula="of:=([.B245]-[.B244])/0.01" office:value-type="float" office:value="-5.03206641914611" calcext:value-type="float">
            <text:p>-5.0320664191</text:p>
          </table:table-cell>
        </table:table-row>
        <table:table-row table:style-name="ro1">
          <table:table-cell office:value-type="float" office:value="1.6883339713521" calcext:value-type="float">
            <text:p>1.6883339714</text:p>
          </table:table-cell>
          <table:table-cell office:value-type="float" office:value="0.749642173439191" calcext:value-type="float">
            <text:p>0.7496421734</text:p>
          </table:table-cell>
          <table:table-cell table:formula="of:=([.A246]-[.A245])/0.01" office:value-type="float" office:value="5.82677165354331" calcext:value-type="float">
            <text:p>5.8267716535</text:p>
          </table:table-cell>
          <table:table-cell table:formula="of:=([.B246]-[.B245])/0.01" office:value-type="float" office:value="-4.69865520904218" calcext:value-type="float">
            <text:p>-4.698655209</text:p>
          </table:table-cell>
        </table:table-row>
        <table:table-row table:style-name="ro1">
          <table:table-cell office:value-type="float" office:value="1.74660168788753" calcext:value-type="float">
            <text:p>1.7466016879</text:p>
          </table:table-cell>
          <table:table-cell office:value-type="float" office:value="0.702655621348769" calcext:value-type="float">
            <text:p>0.7026556213</text:p>
          </table:table-cell>
          <table:table-cell table:formula="of:=([.A247]-[.A246])/0.01" office:value-type="float" office:value="5.82677165354331" calcext:value-type="float">
            <text:p>5.8267716535</text:p>
          </table:table-cell>
          <table:table-cell table:formula="of:=([.B247]-[.B246])/0.01" office:value-type="float" office:value="-4.39968195480185" calcext:value-type="float">
            <text:p>-4.3996819548</text:p>
          </table:table-cell>
        </table:table-row>
        <table:table-row table:style-name="ro1">
          <table:table-cell office:value-type="float" office:value="1.80486940442296" calcext:value-type="float">
            <text:p>1.8048694044</text:p>
          </table:table-cell>
          <table:table-cell office:value-type="float" office:value="0.658658801800751" calcext:value-type="float">
            <text:p>0.6586588018</text:p>
          </table:table-cell>
          <table:table-cell table:formula="of:=([.A248]-[.A247])/0.01" office:value-type="float" office:value="5.82677165354333" calcext:value-type="float">
            <text:p>5.8267716535</text:p>
          </table:table-cell>
          <table:table-cell table:formula="of:=([.B248]-[.B247])/0.01" office:value-type="float" office:value="-4.13072923390495" calcext:value-type="float">
            <text:p>-4.1307292339</text:p>
          </table:table-cell>
        </table:table-row>
        <table:table-row table:style-name="ro1">
          <table:table-cell office:value-type="float" office:value="1.8631371209584" calcext:value-type="float">
            <text:p>1.863137121</text:p>
          </table:table-cell>
          <table:table-cell office:value-type="float" office:value="0.617351509461701" calcext:value-type="float">
            <text:p>0.6173515095</text:p>
          </table:table-cell>
          <table:table-cell table:formula="of:=([.A249]-[.A248])/0.01" office:value-type="float" office:value="5.82677165354328" calcext:value-type="float">
            <text:p>5.8267716535</text:p>
          </table:table-cell>
          <table:table-cell table:formula="of:=([.B249]-[.B248])/0.01" office:value-type="float" office:value="-3.88766901641613" calcext:value-type="float">
            <text:p>-3.8876690164</text:p>
          </table:table-cell>
        </table:table-row>
        <table:table-row table:style-name="ro1">
          <table:table-cell office:value-type="float" office:value="1.92140483749383" calcext:value-type="float">
            <text:p>1.9214048375</text:p>
          </table:table-cell>
          <table:table-cell office:value-type="float" office:value="0.57847481929754" calcext:value-type="float">
            <text:p>0.5784748193</text:p>
          </table:table-cell>
          <table:table-cell table:formula="of:=([.A250]-[.A249])/0.01" office:value-type="float" office:value="5.82677165354331" calcext:value-type="float">
            <text:p>5.8267716535</text:p>
          </table:table-cell>
          <table:table-cell table:formula="of:=([.B250]-[.B249])/0.01" office:value-type="float" office:value="-3.66659946896466" calcext:value-type="float">
            <text:p>-3.666599469</text:p>
          </table:table-cell>
        </table:table-row>
        <table:table-row table:style-name="ro1">
          <table:table-cell office:value-type="float" office:value="1.97967255402926" calcext:value-type="float">
            <text:p>1.979672554</text:p>
          </table:table-cell>
          <table:table-cell office:value-type="float" office:value="0.541808824607893" calcext:value-type="float">
            <text:p>0.5418088246</text:p>
          </table:table-cell>
          <table:table-cell table:formula="of:=([.A251]-[.A250])/0.01" office:value-type="float" office:value="5.82677165354331" calcext:value-type="float">
            <text:p>5.8267716535</text:p>
          </table:table-cell>
          <table:table-cell table:formula="of:=([.B251]-[.B250])/0.01" office:value-type="float" office:value="-3.4637747748456" calcext:value-type="float">
            <text:p>-3.4637747748</text:p>
          </table:table-cell>
        </table:table-row>
        <table:table-row table:style-name="ro1">
          <table:table-cell office:value-type="float" office:value="2.03794027056469" calcext:value-type="float">
            <text:p>2.0379402706</text:p>
          </table:table-cell>
          <table:table-cell office:value-type="float" office:value="0.507171076859438" calcext:value-type="float">
            <text:p>0.5071710769</text:p>
          </table:table-cell>
          <table:table-cell table:formula="of:=([.A252]-[.A251])/0.01" office:value-type="float" office:value="5.82677165354331" calcext:value-type="float">
            <text:p>5.8267716535</text:p>
          </table:table-cell>
          <table:table-cell table:formula="of:=([.B252]-[.B251])/0.01" office:value-type="float" office:value="-3.27552816919346" calcext:value-type="float">
            <text:p>-3.2755281692</text:p>
          </table:table-cell>
        </table:table-row>
        <table:table-row table:style-name="ro1">
          <table:table-cell office:value-type="float" office:value="2.09620798710013" calcext:value-type="float">
            <text:p>2.0962079871</text:p>
          </table:table-cell>
          <table:table-cell office:value-type="float" office:value="0.474415795167503" calcext:value-type="float">
            <text:p>0.4744157952</text:p>
          </table:table-cell>
          <table:table-cell table:formula="of:=([.A253]-[.A252])/0.01" office:value-type="float" office:value="5.82677165354331" calcext:value-type="float">
            <text:p>5.8267716535</text:p>
          </table:table-cell>
          <table:table-cell table:formula="of:=([.B253]-[.B252])/0.01" office:value-type="float" office:value="-3.09818932638949" calcext:value-type="float">
            <text:p>-3.0981893264</text:p>
          </table:table-cell>
        </table:table-row>
        <table:table-row table:style-name="ro1">
          <table:table-cell office:value-type="float" office:value="2.15447570363556" calcext:value-type="float">
            <text:p>2.1544757036</text:p>
          </table:table-cell>
          <table:table-cell office:value-type="float" office:value="0.443433901903608" calcext:value-type="float">
            <text:p>0.4434339019</text:p>
          </table:table-cell>
          <table:table-cell table:formula="of:=([.A254]-[.A253])/0.01" office:value-type="float" office:value="5.82677165354331" calcext:value-type="float">
            <text:p>5.8267716535</text:p>
          </table:table-cell>
          <table:table-cell table:formula="of:=([.B254]-[.B253])/0.01" office:value-type="float" office:value="-2.92799918713932" calcext:value-type="float">
            <text:p>-2.9279991871</text:p>
          </table:table-cell>
        </table:table-row>
        <table:table-row table:style-name="ro1">
          <table:table-cell office:value-type="float" office:value="2.21274342017099" calcext:value-type="float">
            <text:p>2.2127434202</text:p>
          </table:table-cell>
          <table:table-cell office:value-type="float" office:value="0.414153910032215" calcext:value-type="float">
            <text:p>0.41415391</text:p>
          </table:table-cell>
          <table:table-cell table:formula="of:=([.A255]-[.A254])/0.01" office:value-type="float" office:value="5.82677165354331" calcext:value-type="float">
            <text:p>5.8267716535</text:p>
          </table:table-cell>
          <table:table-cell table:formula="of:=([.B255]-[.B254])/0.01" office:value-type="float" office:value="-2.76102867137795" calcext:value-type="float">
            <text:p>-2.7610286714</text:p>
          </table:table-cell>
        </table:table-row>
        <table:table-row table:style-name="ro1">
          <table:table-cell office:value-type="float" office:value="2.27101113670643" calcext:value-type="float">
            <text:p>2.2710111367</text:p>
          </table:table-cell>
          <table:table-cell office:value-type="float" office:value="0.386543623318435" calcext:value-type="float">
            <text:p>0.3865436233</text:p>
          </table:table-cell>
          <table:table-cell table:formula="of:=([.A256]-[.A255])/0.01" office:value-type="float" office:value="5.82677165354331" calcext:value-type="float">
            <text:p>5.8267716535</text:p>
          </table:table-cell>
          <table:table-cell table:formula="of:=([.B256]-[.B255])/0.01" office:value-type="float" office:value="-2.59311281420532" calcext:value-type="float">
            <text:p>-2.5931128142</text:p>
          </table:table-cell>
        </table:table-row>
        <table:table-row table:style-name="ro1">
          <table:table-cell office:value-type="float" office:value="2.32927885324186" calcext:value-type="float">
            <text:p>2.3292788532</text:p>
          </table:table-cell>
          <table:table-cell office:value-type="float" office:value="0.360612495176382" calcext:value-type="float">
            <text:p>0.3606124952</text:p>
          </table:table-cell>
          <table:table-cell table:formula="of:=([.A257]-[.A256])/0.01" office:value-type="float" office:value="5.72442056657594" calcext:value-type="float">
            <text:p>5.7244205666</text:p>
          </table:table-cell>
          <table:table-cell table:formula="of:=([.B257]-[.B256])/0.01" office:value-type="float" office:value="-2.41981852362038" calcext:value-type="float">
            <text:p>-2.4198185236</text:p>
          </table:table-cell>
        </table:table-row>
        <table:table-row table:style-name="ro1">
          <table:table-cell office:value-type="float" office:value="2.38652305890762" calcext:value-type="float">
            <text:p>2.3865230589</text:p>
          </table:table-cell>
          <table:table-cell office:value-type="float" office:value="0.336414309940178" calcext:value-type="float">
            <text:p>0.3364143099</text:p>
          </table:table-cell>
          <table:table-cell table:formula="of:=([.A258]-[.A257])/0.01" office:value-type="float" office:value="5.03332416825422" calcext:value-type="float">
            <text:p>5.0333241683</text:p>
          </table:table-cell>
          <table:table-cell table:formula="of:=([.B258]-[.B257])/0.01" office:value-type="float" office:value="-2.23647178782945" calcext:value-type="float">
            <text:p>-2.2364717878</text:p>
          </table:table-cell>
        </table:table-row>
        <table:table-row table:style-name="ro1">
          <table:table-cell office:value-type="float" office:value="2.43685630059016" calcext:value-type="float">
            <text:p>2.4368563006</text:p>
          </table:table-cell>
          <table:table-cell office:value-type="float" office:value="0.314049592061884" calcext:value-type="float">
            <text:p>0.3140495921</text:p>
          </table:table-cell>
          <table:table-cell table:formula="of:=([.A259]-[.A258])/0.01" office:value-type="float" office:value="3.8887682721191" calcext:value-type="float">
            <text:p>3.8887682721</text:p>
          </table:table-cell>
          <table:table-cell table:formula="of:=([.B259]-[.B258])/0.01" office:value-type="float" office:value="-2.0383568298216" calcext:value-type="float">
            <text:p>-2.0383568298</text:p>
          </table:table-cell>
        </table:table-row>
        <table:table-row table:style-name="ro1">
          <table:table-cell office:value-type="float" office:value="2.47574398331135" calcext:value-type="float">
            <text:p>2.4757439833</text:p>
          </table:table-cell>
          <table:table-cell office:value-type="float" office:value="0.293666023763668" calcext:value-type="float">
            <text:p>0.2936660238</text:p>
          </table:table-cell>
          <table:table-cell table:formula="of:=([.A260]-[.A259])/0.01" office:value-type="float" office:value="2.83832789424756" calcext:value-type="float">
            <text:p>2.8383278942</text:p>
          </table:table-cell>
          <table:table-cell table:formula="of:=([.B260]-[.B259])/0.01" office:value-type="float" office:value="-1.82127013155359" calcext:value-type="float">
            <text:p>-1.8212701316</text:p>
          </table:table-cell>
        </table:table-row>
        <table:table-row table:style-name="ro1">
          <table:table-cell office:value-type="float" office:value="2.50412726225383" calcext:value-type="float">
            <text:p>2.5041272623</text:p>
          </table:table-cell>
          <table:table-cell office:value-type="float" office:value="0.275453322448132" calcext:value-type="float">
            <text:p>0.2754533224</text:p>
          </table:table-cell>
          <table:table-cell table:formula="of:=([.A261]-[.A260])/0.01" office:value-type="float" office:value="1.90541348869631" calcext:value-type="float">
            <text:p>1.9054134887</text:p>
          </table:table-cell>
          <table:table-cell table:formula="of:=([.B261]-[.B260])/0.01" office:value-type="float" office:value="-1.58219585843121" calcext:value-type="float">
            <text:p>-1.5821958584</text:p>
          </table:table-cell>
        </table:table-row>
        <table:table-row table:style-name="ro1">
          <table:table-cell office:value-type="float" office:value="2.52318139714079" calcext:value-type="float">
            <text:p>2.5231813971</text:p>
          </table:table-cell>
          <table:table-cell office:value-type="float" office:value="0.25963136386382" calcext:value-type="float">
            <text:p>0.2596313639</text:p>
          </table:table-cell>
          <table:table-cell table:formula="of:=([.A262]-[.A261])/0.01" office:value-type="float" office:value="1.0788812237486" calcext:value-type="float">
            <text:p>1.0788812237</text:p>
          </table:table-cell>
          <table:table-cell table:formula="of:=([.B262]-[.B261])/0.01" office:value-type="float" office:value="-1.319748987018" calcext:value-type="float">
            <text:p>-1.319748987</text:p>
          </table:table-cell>
        </table:table-row>
        <table:table-row table:style-name="ro1">
          <table:table-cell office:value-type="float" office:value="2.53397020937828" calcext:value-type="float">
            <text:p>2.5339702094</text:p>
          </table:table-cell>
          <table:table-cell office:value-type="float" office:value="0.24643387399364" calcext:value-type="float">
            <text:p>0.246433874</text:p>
          </table:table-cell>
          <table:table-cell table:formula="of:=([.A263]-[.A262])/0.01" office:value-type="float" office:value="0.34675089829812" calcext:value-type="float">
            <text:p>0.3467508983</text:p>
          </table:table-cell>
          <table:table-cell table:formula="of:=([.B263]-[.B262])/0.01" office:value-type="float" office:value="-1.03438889273708" calcext:value-type="float">
            <text:p>-1.0343888927</text:p>
          </table:table-cell>
        </table:table-row>
        <table:table-row table:style-name="ro1">
          <table:table-cell office:value-type="float" office:value="2.53743771836126" calcext:value-type="float">
            <text:p>2.5374377184</text:p>
          </table:table-cell>
          <table:table-cell office:value-type="float" office:value="0.236089985066269" calcext:value-type="float">
            <text:p>0.2360899851</text:p>
          </table:table-cell>
          <table:table-cell table:formula="of:=([.A264]-[.A263])/0.01" office:value-type="float" office:value="-0.301610418491949" calcext:value-type="float">
            <text:p>-0.3016104185</text:p>
          </table:table-cell>
          <table:table-cell table:formula="of:=([.B264]-[.B263])/0.01" office:value-type="float" office:value="-0.728417166266285" calcext:value-type="float">
            <text:p>-0.7284171663</text:p>
          </table:table-cell>
        </table:table-row>
        <table:table-row table:style-name="ro1">
          <table:table-cell office:value-type="float" office:value="2.53442161417634" calcext:value-type="float">
            <text:p>2.5344216142</text:p>
          </table:table-cell>
          <table:table-cell office:value-type="float" office:value="0.228805813403606" calcext:value-type="float">
            <text:p>0.2288058134</text:p>
          </table:table-cell>
          <table:table-cell table:formula="of:=([.A265]-[.A264])/0.01" office:value-type="float" office:value="-0.875474376590457" calcext:value-type="float">
            <text:p>-0.8754743766</text:p>
          </table:table-cell>
          <table:table-cell table:formula="of:=([.B265]-[.B264])/0.01" office:value-type="float" office:value="-0.40574020709174" calcext:value-type="float">
            <text:p>-0.4057402071</text:p>
          </table:table-cell>
        </table:table-row>
        <table:table-row table:style-name="ro1">
          <table:table-cell office:value-type="float" office:value="2.52566687041043" calcext:value-type="float">
            <text:p>2.5256668704</text:p>
          </table:table-cell>
          <table:table-cell office:value-type="float" office:value="0.224748411332689" calcext:value-type="float">
            <text:p>0.2247484113</text:p>
          </table:table-cell>
          <table:table-cell table:formula="of:=([.A266]-[.A265])/0.01" office:value-type="float" office:value="-1.38287889966451" calcext:value-type="float">
            <text:p>-1.3828788997</text:p>
          </table:table-cell>
          <table:table-cell table:formula="of:=([.B266]-[.B265])/0.01" office:value-type="float" office:value="-0.0714414205317759" calcext:value-type="float">
            <text:p>-0.0714414205</text:p>
          </table:table-cell>
        </table:table-row>
        <table:table-row table:style-name="ro1">
          <table:table-cell office:value-type="float" office:value="2.51183808141379" calcext:value-type="float">
            <text:p>2.5118380814</text:p>
          </table:table-cell>
          <table:table-cell office:value-type="float" office:value="0.224033997127371" calcext:value-type="float">
            <text:p>0.2240339971</text:p>
          </table:table-cell>
          <table:table-cell table:formula="of:=([.A267]-[.A266])/0.01" office:value-type="float" office:value="-1.83075980382807" calcext:value-type="float">
            <text:p>-1.8307598038</text:p>
          </table:table-cell>
          <table:table-cell table:formula="of:=([.B267]-[.B266])/0.01" office:value-type="float" office:value="0.268739301792134" calcext:value-type="float">
            <text:p>0.2687393018</text:p>
          </table:table-cell>
        </table:table-row>
        <table:table-row table:style-name="ro1">
          <table:table-cell office:value-type="float" office:value="2.49353048337551" calcext:value-type="float">
            <text:p>2.4935304834</text:p>
          </table:table-cell>
          <table:table-cell office:value-type="float" office:value="0.226721390145292" calcext:value-type="float">
            <text:p>0.2267213901</text:p>
          </table:table-cell>
          <table:table-cell table:formula="of:=([.A268]-[.A267])/0.01" office:value-type="float" office:value="-2.22507830166117" calcext:value-type="float">
            <text:p>-2.2250783017</text:p>
          </table:table-cell>
          <table:table-cell table:formula="of:=([.B268]-[.B267])/0.01" office:value-type="float" office:value="0.608911471006846" calcext:value-type="float">
            <text:p>0.608911471</text:p>
          </table:table-cell>
        </table:table-row>
        <table:table-row table:style-name="ro1">
          <table:table-cell office:value-type="float" office:value="2.4712797003589" calcext:value-type="float">
            <text:p>2.4712797004</text:p>
          </table:table-cell>
          <table:table-cell office:value-type="float" office:value="0.232810504855361" calcext:value-type="float">
            <text:p>0.2328105049</text:p>
          </table:table-cell>
          <table:table-cell table:formula="of:=([.A269]-[.A268])/0.01" office:value-type="float" office:value="-2.57094387183598" calcext:value-type="float">
            <text:p>-2.5709438718</text:p>
          </table:table-cell>
          <table:table-cell table:formula="of:=([.B269]-[.B268])/0.01" office:value-type="float" office:value="0.943446825499339" calcext:value-type="float">
            <text:p>0.9434468255</text:p>
          </table:table-cell>
        </table:table-row>
        <table:table-row table:style-name="ro1">
          <table:table-cell office:value-type="float" office:value="2.44557026164054" calcext:value-type="float">
            <text:p>2.4455702616</text:p>
          </table:table-cell>
          <table:table-cell office:value-type="float" office:value="0.242244973110354" calcext:value-type="float">
            <text:p>0.2422449731</text:p>
          </table:table-cell>
          <table:table-cell table:formula="of:=([.A270]-[.A269])/0.01" office:value-type="float" office:value="-2.87273165218869" calcext:value-type="float">
            <text:p>-2.8727316522</text:p>
          </table:table-cell>
          <table:table-cell table:formula="of:=([.B270]-[.B269])/0.01" office:value-type="float" office:value="1.26726488558511" calcext:value-type="float">
            <text:p>1.2672648856</text:p>
          </table:table-cell>
        </table:table-row>
        <table:table-row table:style-name="ro1">
          <table:table-cell office:value-type="float" office:value="2.41684294511865" calcext:value-type="float">
            <text:p>2.4168429451</text:p>
          </table:table-cell>
          <table:table-cell office:value-type="float" office:value="0.254917621966205" calcext:value-type="float">
            <text:p>0.254917622</text:p>
          </table:table-cell>
          <table:table-cell table:formula="of:=([.A271]-[.A270])/0.01" office:value-type="float" office:value="-3.1341930996609" calcext:value-type="float">
            <text:p>-3.1341930997</text:p>
          </table:table-cell>
          <table:table-cell table:formula="of:=([.B271]-[.B270])/0.01" office:value-type="float" office:value="1.57599465253027" calcext:value-type="float">
            <text:p>1.5759946525</text:p>
          </table:table-cell>
        </table:table-row>
        <table:table-row table:style-name="ro1">
          <table:table-cell office:value-type="float" office:value="2.38550101412204" calcext:value-type="float">
            <text:p>2.3855010141</text:p>
          </table:table-cell>
          <table:table-cell office:value-type="float" office:value="0.270677568491508" calcext:value-type="float">
            <text:p>0.2706775685</text:p>
          </table:table-cell>
          <table:table-cell table:formula="of:=([.A272]-[.A271])/0.01" office:value-type="float" office:value="-3.3585586017812" calcext:value-type="float">
            <text:p>-3.3585586018</text:p>
          </table:table-cell>
          <table:table-cell table:formula="of:=([.B272]-[.B271])/0.01" office:value-type="float" office:value="1.86603709655003" calcext:value-type="float">
            <text:p>1.8660370966</text:p>
          </table:table-cell>
        </table:table-row>
        <table:table-row table:style-name="ro1">
          <table:table-cell office:value-type="float" office:value="2.35191542810423" calcext:value-type="float">
            <text:p>2.3519154281</text:p>
          </table:table-cell>
          <table:table-cell office:value-type="float" office:value="0.289337939457008" calcext:value-type="float">
            <text:p>0.2893379395</text:p>
          </table:table-cell>
          <table:table-cell table:formula="of:=([.A273]-[.A272])/0.01" office:value-type="float" office:value="-3.54863091661448" calcext:value-type="float">
            <text:p>-3.5486309166</text:p>
          </table:table-cell>
          <table:table-cell table:formula="of:=([.B273]-[.B272])/0.01" office:value-type="float" office:value="2.13455909677696" calcext:value-type="float">
            <text:p>2.1345590968</text:p>
          </table:table-cell>
        </table:table-row>
        <table:table-row table:style-name="ro1">
          <table:table-cell office:value-type="float" office:value="2.31642911893808" calcext:value-type="float">
            <text:p>2.3164291189</text:p>
          </table:table-cell>
          <table:table-cell office:value-type="float" office:value="0.310683530424778" calcext:value-type="float">
            <text:p>0.3106835304</text:p>
          </table:table-cell>
          <table:table-cell table:formula="of:=([.A274]-[.A273])/0.01" office:value-type="float" office:value="-3.70686863711906" calcext:value-type="float">
            <text:p>-3.7068686371</text:p>
          </table:table-cell>
          <table:table-cell table:formula="of:=([.B274]-[.B273])/0.01" office:value-type="float" office:value="2.37944619465725" calcext:value-type="float">
            <text:p>2.3794461947</text:p>
          </table:table-cell>
        </table:table-row>
        <table:table-row table:style-name="ro1">
          <table:table-cell office:value-type="float" office:value="2.27936043256689" calcext:value-type="float">
            <text:p>2.2793604326</text:p>
          </table:table-cell>
          <table:table-cell office:value-type="float" office:value="0.33447799237135" calcext:value-type="float">
            <text:p>0.3344779924</text:p>
          </table:table-cell>
          <table:table-cell table:formula="of:=([.A275]-[.A274])/0.01" office:value-type="float" office:value="-3.83545923415909" calcext:value-type="float">
            <text:p>-3.8354592342</text:p>
          </table:table-cell>
          <table:table-cell table:formula="of:=([.B275]-[.B274])/0.01" office:value-type="float" office:value="2.59923457152946" calcext:value-type="float">
            <text:p>2.5992345715</text:p>
          </table:table-cell>
        </table:table-row>
        <table:table-row table:style-name="ro1">
          <table:table-cell office:value-type="float" office:value="2.2410058402253" calcext:value-type="float">
            <text:p>2.2410058402</text:p>
          </table:table-cell>
          <table:table-cell office:value-type="float" office:value="0.360470338086645" calcext:value-type="float">
            <text:p>0.3604703381</text:p>
          </table:table-cell>
          <table:table-cell table:formula="of:=([.A276]-[.A275])/0.01" office:value-type="float" office:value="-3.93638157954785" calcext:value-type="float">
            <text:p>-3.9363815795</text:p>
          </table:table-cell>
          <table:table-cell table:formula="of:=([.B276]-[.B275])/0.01" office:value-type="float" office:value="2.79303561507071" calcext:value-type="float">
            <text:p>2.7930356151</text:p>
          </table:table-cell>
        </table:table-row>
        <table:table-row table:style-name="ro1">
          <table:table-cell office:value-type="float" office:value="2.20164202442982" calcext:value-type="float">
            <text:p>2.2016420244</text:p>
          </table:table-cell>
          <table:table-cell office:value-type="float" office:value="0.388400694237352" calcext:value-type="float">
            <text:p>0.3884006942</text:p>
          </table:table-cell>
          <table:table-cell table:formula="of:=([.A277]-[.A276])/0.01" office:value-type="float" office:value="-4.01145816143913" calcext:value-type="float">
            <text:p>-4.0114581614</text:p>
          </table:table-cell>
          <table:table-cell table:formula="of:=([.B277]-[.B276])/0.01" office:value-type="float" office:value="2.96046084389048" calcext:value-type="float">
            <text:p>2.9604608439</text:p>
          </table:table-cell>
        </table:table-row>
        <table:table-row table:style-name="ro1">
          <table:table-cell office:value-type="float" office:value="2.16152744281543" calcext:value-type="float">
            <text:p>2.1615274428</text:p>
          </table:table-cell>
          <table:table-cell office:value-type="float" office:value="0.418005302676257" calcext:value-type="float">
            <text:p>0.4180053027</text:p>
          </table:table-cell>
          <table:table-cell table:formula="of:=([.A278]-[.A277])/0.01" office:value-type="float" office:value="-4.06239746836352" calcext:value-type="float">
            <text:p>-4.0623974684</text:p>
          </table:table-cell>
          <table:table-cell table:formula="of:=([.B278]-[.B277])/0.01" office:value-type="float" office:value="3.10155111418182" calcext:value-type="float">
            <text:p>3.1015511142</text:p>
          </table:table-cell>
        </table:table-row>
        <table:table-row table:style-name="ro1">
          <table:table-cell office:value-type="float" office:value="2.1209034681318" calcext:value-type="float">
            <text:p>2.1209034681</text:p>
          </table:table-cell>
          <table:table-cell office:value-type="float" office:value="0.449020813818075" calcext:value-type="float">
            <text:p>0.4490208138</text:p>
          </table:table-cell>
          <table:table-cell table:formula="of:=([.A279]-[.A278])/0.01" office:value-type="float" office:value="-4.09082723130974" calcext:value-type="float">
            <text:p>-4.0908272313</text:p>
          </table:table-cell>
          <table:table-cell table:formula="of:=([.B279]-[.B278])/0.01" office:value-type="float" office:value="3.21671167201779" calcext:value-type="float">
            <text:p>3.216711672</text:p>
          </table:table-cell>
        </table:table-row>
        <table:table-row table:style-name="ro1">
          <table:table-cell office:value-type="float" office:value="2.0799951958187" calcext:value-type="float">
            <text:p>2.0799951958</text:p>
          </table:table-cell>
          <table:table-cell office:value-type="float" office:value="0.481187930538253" calcext:value-type="float">
            <text:p>0.4811879305</text:p>
          </table:table-cell>
          <table:table-cell table:formula="of:=([.A280]-[.A279])/0.01" office:value-type="float" office:value="-4.09831937473437" calcext:value-type="float">
            <text:p>-4.0983193747</text:p>
          </table:table-cell>
          <table:table-cell table:formula="of:=([.B280]-[.B279])/0.01" office:value-type="float" office:value="3.30665332216784" calcext:value-type="float">
            <text:p>3.3066533222</text:p>
          </table:table-cell>
        </table:table-row>
        <table:table-row table:style-name="ro1">
          <table:table-cell office:value-type="float" office:value="2.03901200207136" calcext:value-type="float">
            <text:p>2.0390120021</text:p>
          </table:table-cell>
          <table:table-cell office:value-type="float" office:value="0.514254463759931" calcext:value-type="float">
            <text:p>0.5142544638</text:p>
          </table:table-cell>
          <table:table-cell table:formula="of:=([.A281]-[.A280])/0.01" office:value-type="float" office:value="-4.08640763825812" calcext:value-type="float">
            <text:p>-4.0864076383</text:p>
          </table:table-cell>
          <table:table-cell table:formula="of:=([.B281]-[.B280])/0.01" office:value-type="float" office:value="3.37233937779119" calcext:value-type="float">
            <text:p>3.3723393778</text:p>
          </table:table-cell>
        </table:table-row>
        <table:table-row table:style-name="ro1">
          <table:table-cell office:value-type="float" office:value="1.99814792568878" calcext:value-type="float">
            <text:p>1.9981479257</text:p>
          </table:table-cell>
          <table:table-cell office:value-type="float" office:value="0.547977857537843" calcext:value-type="float">
            <text:p>0.5479778575</text:p>
          </table:table-cell>
          <table:table-cell table:formula="of:=([.A282]-[.A281])/0.01" office:value-type="float" office:value="-4.05659889351913" calcext:value-type="float">
            <text:p>-4.0565988935</text:p>
          </table:table-cell>
          <table:table-cell table:formula="of:=([.B282]-[.B281])/0.01" office:value-type="float" office:value="3.41493784827495" calcext:value-type="float">
            <text:p>3.4149378483</text:p>
          </table:table-cell>
        </table:table-row>
        <table:table-row table:style-name="ro1">
          <table:table-cell office:value-type="float" office:value="1.95758193675358" calcext:value-type="float">
            <text:p>1.9575819368</text:p>
          </table:table-cell>
          <table:table-cell office:value-type="float" office:value="0.582127236020593" calcext:value-type="float">
            <text:p>0.582127236</text:p>
          </table:table-cell>
          <table:table-cell table:formula="of:=([.A283]-[.A282])/0.01" office:value-type="float" office:value="-4.01037919906375" calcext:value-type="float">
            <text:p>-4.0103791991</text:p>
          </table:table-cell>
          <table:table-cell table:formula="of:=([.B283]-[.B282])/0.01" office:value-type="float" office:value="3.43577832222705" calcext:value-type="float">
            <text:p>3.4357783222</text:p>
          </table:table-cell>
        </table:table-row>
        <table:table-row table:style-name="ro1">
          <table:table-cell office:value-type="float" office:value="1.91747814476295" calcext:value-type="float">
            <text:p>1.9174781448</text:p>
          </table:table-cell>
          <table:table-cell office:value-type="float" office:value="0.616485019242863" calcext:value-type="float">
            <text:p>0.6164850192</text:p>
          </table:table-cell>
          <table:table-cell table:formula="of:=([.A284]-[.A283])/0.01" office:value-type="float" office:value="-3.94921561547363" calcext:value-type="float">
            <text:p>-3.9492156155</text:p>
          </table:table-cell>
          <table:table-cell table:formula="of:=([.B284]-[.B283])/0.01" office:value-type="float" office:value="3.43631309050344" calcext:value-type="float">
            <text:p>3.4363130905</text:p>
          </table:table-cell>
        </table:table-row>
        <table:table-row table:style-name="ro1">
          <table:table-cell office:value-type="float" office:value="1.87798598860821" calcext:value-type="float">
            <text:p>1.8779859886</text:p>
          </table:table-cell>
          <table:table-cell office:value-type="float" office:value="0.650848150147898" calcext:value-type="float">
            <text:p>0.6508481501</text:p>
          </table:table-cell>
          <table:table-cell table:formula="of:=([.A285]-[.A284])/0.01" office:value-type="float" office:value="-3.87455474945826" calcext:value-type="float">
            <text:p>-3.8745547495</text:p>
          </table:table-cell>
          <table:table-cell table:formula="of:=([.B285]-[.B284])/0.01" office:value-type="float" office:value="3.4180821630313" calcext:value-type="float">
            <text:p>3.418082163</text:p>
          </table:table-cell>
        </table:table-row>
        <table:table-row table:style-name="ro1">
          <table:table-cell office:value-type="float" office:value="1.83924044111363" calcext:value-type="float">
            <text:p>1.8392404411</text:p>
          </table:table-cell>
          <table:table-cell office:value-type="float" office:value="0.685028971778211" calcext:value-type="float">
            <text:p>0.6850289718</text:p>
          </table:table-cell>
          <table:table-cell table:formula="of:=([.A286]-[.A285])/0.01" office:value-type="float" office:value="-3.78781891643831" calcext:value-type="float">
            <text:p>-3.7878189164</text:p>
          </table:table-cell>
          <table:table-cell table:formula="of:=([.B286]-[.B285])/0.01" office:value-type="float" office:value="3.38268192929715" calcext:value-type="float">
            <text:p>3.3826819293</text:p>
          </table:table-cell>
        </table:table-row>
        <table:table-row table:style-name="ro1">
          <table:table-cell office:value-type="float" office:value="1.80136225194924" calcext:value-type="float">
            <text:p>1.8013622519</text:p>
          </table:table-cell>
          <table:table-cell office:value-type="float" office:value="0.718855791071182" calcext:value-type="float">
            <text:p>0.7188557911</text:p>
          </table:table-cell>
          <table:table-cell table:formula="of:=([.A287]-[.A286])/0.01" office:value-type="float" office:value="-3.69040071350937" calcext:value-type="float">
            <text:p>-3.6904007135</text:p>
          </table:table-cell>
          <table:table-cell table:formula="of:=([.B287]-[.B286])/0.01" office:value-type="float" office:value="3.33173728213721" calcext:value-type="float">
            <text:p>3.3317372821</text:p>
          </table:table-cell>
        </table:table-row>
        <table:table-row table:style-name="ro1">
          <table:table-cell office:value-type="float" office:value="1.76445824481415" calcext:value-type="float">
            <text:p>1.7644582448</text:p>
          </table:table-cell>
          <table:table-cell office:value-type="float" office:value="0.752173163892554" calcext:value-type="float">
            <text:p>0.7521731639</text:p>
          </table:table-cell>
          <table:table-cell table:formula="of:=([.A288]-[.A287])/0.01" office:value-type="float" office:value="-3.58365668576448" calcext:value-type="float">
            <text:p>-3.5836566858</text:p>
          </table:table-cell>
          <table:table-cell table:formula="of:=([.B288]-[.B287])/0.01" office:value-type="float" office:value="3.26687706575236" calcext:value-type="float">
            <text:p>3.2668770658</text:p>
          </table:table-cell>
        </table:table-row>
        <table:table-row table:style-name="ro1">
          <table:table-cell office:value-type="float" office:value="1.72862167795651" calcext:value-type="float">
            <text:p>1.728621678</text:p>
          </table:table-cell>
          <table:table-cell office:value-type="float" office:value="0.784841934550078" calcext:value-type="float">
            <text:p>0.7848419346</text:p>
          </table:table-cell>
          <table:table-cell table:formula="of:=([.A289]-[.A288])/0.01" office:value-type="float" office:value="-3.46890065531174" calcext:value-type="float">
            <text:p>-3.4689006553</text:p>
          </table:table-cell>
          <table:table-cell table:formula="of:=([.B289]-[.B288])/0.01" office:value-type="float" office:value="3.18971272535077" calcext:value-type="float">
            <text:p>3.1897127254</text:p>
          </table:table-cell>
        </table:table-row>
        <table:table-row table:style-name="ro1">
          <table:table-cell office:value-type="float" office:value="1.69393267140339" calcext:value-type="float">
            <text:p>1.6939326714</text:p>
          </table:table-cell>
          <table:table-cell office:value-type="float" office:value="0.816739061803585" calcext:value-type="float">
            <text:p>0.8167390618</text:p>
          </table:table-cell>
          <table:table-cell table:formula="of:=([.A290]-[.A289])/0.01" office:value-type="float" office:value="-3.34739716965762" calcext:value-type="float">
            <text:p>-3.3473971697</text:p>
          </table:table-cell>
          <table:table-cell table:formula="of:=([.B290]-[.B289])/0.01" office:value-type="float" office:value="3.10182003359643" calcext:value-type="float">
            <text:p>3.1018200336</text:p>
          </table:table-cell>
        </table:table-row>
        <table:table-row table:style-name="ro1">
          <table:table-cell office:value-type="float" office:value="1.66045869970681" calcext:value-type="float">
            <text:p>1.6604586997</text:p>
          </table:table-cell>
          <table:table-cell office:value-type="float" office:value="0.84775726213955" calcext:value-type="float">
            <text:p>0.8477572621</text:p>
          </table:table-cell>
          <table:table-cell table:formula="of:=([.A291]-[.A290])/0.01" office:value-type="float" office:value="-3.22035541905126" calcext:value-type="float">
            <text:p>-3.2203554191</text:p>
          </table:table-cell>
          <table:table-cell table:formula="of:=([.B291]-[.B290])/0.01" office:value-type="float" office:value="3.00472375463563" calcext:value-type="float">
            <text:p>3.0047237546</text:p>
          </table:table-cell>
        </table:table-row>
        <table:table-row table:style-name="ro1">
          <table:table-cell office:value-type="float" office:value="1.6282551455163" calcext:value-type="float">
            <text:p>1.6282551455</text:p>
          </table:table-cell>
          <table:table-cell office:value-type="float" office:value="0.877804499685906" calcext:value-type="float">
            <text:p>0.8778044997</text:p>
          </table:table-cell>
          <table:table-cell table:formula="of:=([.A292]-[.A291])/0.01" office:value-type="float" office:value="-3.0889238743818" calcext:value-type="float">
            <text:p>-3.0889238744</text:p>
          </table:table-cell>
          <table:table-cell table:formula="of:=([.B292]-[.B291])/0.01" office:value-type="float" office:value="2.89988508578928" calcext:value-type="float">
            <text:p>2.8998850858</text:p>
          </table:table-cell>
        </table:table-row>
        <table:table-row table:style-name="ro1">
          <table:table-cell office:value-type="float" office:value="1.59736590677248" calcext:value-type="float">
            <text:p>1.5973659068</text:p>
          </table:table-cell>
          <table:table-cell office:value-type="float" office:value="0.906803350543799" calcext:value-type="float">
            <text:p>0.9068033505</text:p>
          </table:table-cell>
          <table:table-cell table:formula="of:=([.A293]-[.A292])/0.01" office:value-type="float" office:value="-2.95418581063802" calcext:value-type="float">
            <text:p>-2.9541858106</text:p>
          </table:table-cell>
          <table:table-cell table:formula="of:=([.B293]-[.B292])/0.01" office:value-type="float" office:value="2.78869169481656" calcext:value-type="float">
            <text:p>2.7886916948</text:p>
          </table:table-cell>
        </table:table-row>
        <table:table-row table:style-name="ro1">
          <table:table-cell office:value-type="float" office:value="1.5678240486661" calcext:value-type="float">
            <text:p>1.5678240487</text:p>
          </table:table-cell>
          <table:table-cell office:value-type="float" office:value="0.934690267491964" calcext:value-type="float">
            <text:p>0.9346902675</text:p>
          </table:table-cell>
          <table:table-cell table:formula="of:=([.A294]-[.A293])/0.01" office:value-type="float" office:value="-2.81715580707991" calcext:value-type="float">
            <text:p>-2.8171558071</text:p>
          </table:table-cell>
          <table:table-cell table:formula="of:=([.B294]-[.B293])/0.01" office:value-type="float" office:value="2.67245015049627" calcext:value-type="float">
            <text:p>2.6724501505</text:p>
          </table:table-cell>
        </table:table-row>
        <table:table-row table:style-name="ro1">
          <table:table-cell office:value-type="float" office:value="1.5396524905953" calcext:value-type="float">
            <text:p>1.5396524906</text:p>
          </table:table-cell>
          <table:table-cell office:value-type="float" office:value="0.961414768996927" calcext:value-type="float">
            <text:p>0.961414769</text:p>
          </table:table-cell>
          <table:table-cell table:formula="of:=([.A295]-[.A294])/0.01" office:value-type="float" office:value="-2.67877725454138" calcext:value-type="float">
            <text:p>-2.6787772545</text:p>
          </table:table-cell>
          <table:table-cell table:formula="of:=([.B295]-[.B294])/0.01" office:value-type="float" office:value="2.55238052845036" calcext:value-type="float">
            <text:p>2.5523805285</text:p>
          </table:table-cell>
        </table:table-row>
        <table:table-row table:style-name="ro1">
          <table:table-cell office:value-type="float" office:value="1.51286471804989" calcext:value-type="float">
            <text:p>1.512864718</text:p>
          </table:table-cell>
          <table:table-cell office:value-type="float" office:value="0.986938574281431" calcext:value-type="float">
            <text:p>0.9869385743</text:p>
          </table:table-cell>
          <table:table-cell table:formula="of:=([.A296]-[.A295])/0.01" office:value-type="float" office:value="-2.53992085235517" calcext:value-type="float">
            <text:p>-2.5399208524</text:p>
          </table:table-cell>
          <table:table-cell table:formula="of:=([.B296]-[.B295])/0.01" office:value-type="float" office:value="2.42961296391622" calcext:value-type="float">
            <text:p>2.4296129639</text:p>
          </table:table-cell>
        </table:table-row>
        <table:table-row table:style-name="ro1">
          <table:table-cell office:value-type="float" office:value="1.48746550952634" calcext:value-type="float">
            <text:p>1.4874655095</text:p>
          </table:table-cell>
          <table:table-cell office:value-type="float" office:value="1.01123470392059" calcext:value-type="float">
            <text:p>1.0112347039</text:p>
          </table:table-cell>
          <table:table-cell table:formula="of:=([.A297]-[.A296])/0.01" office:value-type="float" office:value="-2.40138404139187" calcext:value-type="float">
            <text:p>-2.4013840414</text:p>
          </table:table-cell>
          <table:table-cell table:formula="of:=([.B297]-[.B296])/0.01" office:value-type="float" office:value="2.30518591899986" calcext:value-type="float">
            <text:p>2.305185919</text:p>
          </table:table-cell>
        </table:table-row>
        <table:table-row table:style-name="ro1">
          <table:table-cell office:value-type="float" office:value="1.46345166911242" calcext:value-type="float">
            <text:p>1.4634516691</text:p>
          </table:table-cell>
          <table:table-cell office:value-type="float" office:value="1.03428656311059" calcext:value-type="float">
            <text:p>1.0342865631</text:p>
          </table:table-cell>
          <table:table-cell table:formula="of:=([.A298]-[.A297])/0.01" office:value-type="float" office:value="-2.26389129437998" calcext:value-type="float">
            <text:p>-2.2638912944</text:p>
          </table:table-cell>
          <table:table-cell table:formula="of:=([.B298]-[.B297])/0.01" office:value-type="float" office:value="2.18004593361067" calcext:value-type="float">
            <text:p>2.1800459336</text:p>
          </table:table-cell>
        </table:table-row>
        <table:table-row table:style-name="ro1">
          <table:table-cell office:value-type="float" office:value="1.44081275616862" calcext:value-type="float">
            <text:p>1.4408127562</text:p>
          </table:table-cell>
          <table:table-cell office:value-type="float" office:value="1.0560870224467" calcext:value-type="float">
            <text:p>1.0560870224</text:p>
          </table:table-cell>
          <table:table-cell table:formula="of:=([.A299]-[.A298])/0.01" office:value-type="float" office:value="-2.12809516856112" calcext:value-type="float">
            <text:p>-2.1280951686</text:p>
          </table:table-cell>
          <table:table-cell table:formula="of:=([.B299]-[.B298])/0.01" office:value-type="float" office:value="2.05504863618187" calcext:value-type="float">
            <text:p>2.0550486362</text:p>
          </table:table-cell>
        </table:table-row>
        <table:table-row table:style-name="ro1">
          <table:table-cell office:value-type="float" office:value="1.41953180448301" calcext:value-type="float">
            <text:p>1.4195318045</text:p>
          </table:table-cell>
          <table:table-cell office:value-type="float" office:value="1.07663750880852" calcext:value-type="float">
            <text:p>1.0766375088</text:p>
          </table:table-cell>
          <table:table-cell table:formula="of:=([.A300]-[.A299])/0.01" office:value-type="float" office:value="-1.99457801726652" calcext:value-type="float">
            <text:p>-1.9945780173</text:p>
          </table:table-cell>
          <table:table-cell table:formula="of:=([.B300]-[.B299])/0.01" office:value-type="float" office:value="1.93096080154087" calcext:value-type="float">
            <text:p>1.9309608015</text:p>
          </table:table-cell>
        </table:table-row>
        <table:table-row table:style-name="ro1">
          <table:table-cell office:value-type="float" office:value="1.39958602431034" calcext:value-type="float">
            <text:p>1.3995860243</text:p>
          </table:table-cell>
          <table:table-cell office:value-type="float" office:value="1.09594711682393" calcext:value-type="float">
            <text:p>1.0959471168</text:p>
          </table:table-cell>
          <table:table-cell table:formula="of:=([.A301]-[.A300])/0.01" office:value-type="float" office:value="-1.86385425465552" calcext:value-type="float">
            <text:p>-1.8638542547</text:p>
          </table:table-cell>
          <table:table-cell table:formula="of:=([.B301]-[.B300])/0.01" office:value-type="float" office:value="1.80846325792321" calcext:value-type="float">
            <text:p>1.8084632579</text:p>
          </table:table-cell>
        </table:table-row>
        <table:table-row table:style-name="ro1">
          <table:table-cell office:value-type="float" office:value="1.38094748176379" calcext:value-type="float">
            <text:p>1.3809474818</text:p>
          </table:table-cell>
          <table:table-cell office:value-type="float" office:value="1.11403174940316" calcext:value-type="float">
            <text:p>1.1140317494</text:p>
          </table:table-cell>
          <table:table-cell table:formula="of:=([.A302]-[.A301])/0.01" office:value-type="float" office:value="-1.73637307017527" calcext:value-type="float">
            <text:p>-1.7363730702</text:p>
          </table:table-cell>
          <table:table-cell table:formula="of:=([.B302]-[.B301])/0.01" office:value-type="float" office:value="1.68815446212169" calcext:value-type="float">
            <text:p>1.6881544621</text:p>
          </table:table-cell>
        </table:table-row>
        <table:table-row table:style-name="ro1">
          <table:table-cell office:value-type="float" office:value="1.36358375106203" calcext:value-type="float">
            <text:p>1.3635837511</text:p>
          </table:table-cell>
          <table:table-cell office:value-type="float" office:value="1.13091329402437" calcext:value-type="float">
            <text:p>1.130913294</text:p>
          </table:table-cell>
          <table:table-cell table:formula="of:=([.A303]-[.A302])/0.01" office:value-type="float" office:value="-1.6125214950085" calcext:value-type="float">
            <text:p>-1.612521495</text:p>
          </table:table-cell>
          <table:table-cell table:formula="of:=([.B303]-[.B302])/0.01" office:value-type="float" office:value="1.57055458018336" calcext:value-type="float">
            <text:p>1.5705545802</text:p>
          </table:table-cell>
        </table:table-row>
        <table:table-row table:style-name="ro1">
          <table:table-cell office:value-type="float" office:value="1.34745853611195" calcext:value-type="float">
            <text:p>1.3474585361</text:p>
          </table:table-cell>
          <table:table-cell office:value-type="float" office:value="1.14661883982621" calcext:value-type="float">
            <text:p>1.1466188398</text:p>
          </table:table-cell>
          <table:table-cell table:formula="of:=([.A304]-[.A303])/0.01" office:value-type="float" office:value="-1.49262773074172" calcext:value-type="float">
            <text:p>-1.4926277307</text:p>
          </table:table-cell>
          <table:table-cell table:formula="of:=([.B304]-[.B303])/0.01" office:value-type="float" office:value="1.45610993008067" calcext:value-type="float">
            <text:p>1.4561099301</text:p>
          </table:table-cell>
        </table:table-row>
        <table:table-row table:style-name="ro1">
          <table:table-cell office:value-type="float" office:value="1.33253225880453" calcext:value-type="float">
            <text:p>1.3325322588</text:p>
          </table:table-cell>
          <table:table-cell office:value-type="float" office:value="1.16117993912702" calcext:value-type="float">
            <text:p>1.1611799391</text:p>
          </table:table-cell>
          <table:table-cell table:formula="of:=([.A305]-[.A304])/0.01" office:value-type="float" office:value="-1.37696465979296" calcext:value-type="float">
            <text:p>-1.3769646598</text:p>
          </table:table-cell>
          <table:table-cell table:formula="of:=([.B305]-[.B304])/0.01" office:value-type="float" office:value="1.34519766169066" calcext:value-type="float">
            <text:p>1.3451976617</text:p>
          </table:table-cell>
        </table:table-row>
        <table:table-row table:style-name="ro1">
          <table:table-cell office:value-type="float" office:value="1.3187626122066" calcext:value-type="float">
            <text:p>1.3187626122</text:p>
          </table:table-cell>
          <table:table-cell office:value-type="float" office:value="1.17463191574392" calcext:value-type="float">
            <text:p>1.1746319157</text:p>
          </table:table-cell>
          <table:table-cell table:formula="of:=([.A306]-[.A305])/0.01" office:value-type="float" office:value="-1.26575346704065" calcext:value-type="float">
            <text:p>-1.265753467</text:p>
          </table:table-cell>
          <table:table-cell table:formula="of:=([.B306]-[.B305])/0.01" office:value-type="float" office:value="1.23813056765882" calcext:value-type="float">
            <text:p>1.2381305677</text:p>
          </table:table-cell>
        </table:table-row>
        <table:table-row table:style-name="ro1">
          <table:table-cell office:value-type="float" office:value="1.3061050775362" calcext:value-type="float">
            <text:p>1.3061050775</text:p>
          </table:table-cell>
          <table:table-cell office:value-type="float" office:value="1.18701322142051" calcext:value-type="float">
            <text:p>1.1870132214</text:p>
          </table:table-cell>
          <table:table-cell table:formula="of:=([.A307]-[.A306])/0.01" office:value-type="float" office:value="-1.15916731202887" calcext:value-type="float">
            <text:p>-1.159167312</text:p>
          </table:table-cell>
          <table:table-cell table:formula="of:=([.B307]-[.B306])/0.01" office:value-type="float" office:value="1.13516193589038" calcext:value-type="float">
            <text:p>1.1351619359</text:p>
          </table:table-cell>
        </table:table-row>
        <table:table-row table:style-name="ro1">
          <table:table-cell office:value-type="float" office:value="1.29451340441591" calcext:value-type="float">
            <text:p>1.2945134044</text:p>
          </table:table-cell>
          <table:table-cell office:value-type="float" office:value="1.19836484077941" calcext:value-type="float">
            <text:p>1.1983648408</text:p>
          </table:table-cell>
          <table:table-cell table:formula="of:=([.A308]-[.A307])/0.01" office:value-type="float" office:value="-1.0573350006738" calcext:value-type="float">
            <text:p>-1.0573350007</text:p>
          </table:table-cell>
          <table:table-cell table:formula="of:=([.B308]-[.B307])/0.01" office:value-type="float" office:value="1.03649037021238" calcext:value-type="float">
            <text:p>1.0364903702</text:p>
          </table:table-cell>
        </table:table-row>
        <table:table-row table:style-name="ro1">
          <table:table-cell office:value-type="float" office:value="1.28394005440917" calcext:value-type="float">
            <text:p>1.2839400544</text:p>
          </table:table-cell>
          <table:table-cell office:value-type="float" office:value="1.20872974448154" calcext:value-type="float">
            <text:p>1.2087297445</text:p>
          </table:table-cell>
          <table:table-cell table:formula="of:=([.A309]-[.A308])/0.01" office:value-type="float" office:value="-0.960344614286424" calcext:value-type="float">
            <text:p>-0.9603446143</text:p>
          </table:table-cell>
          <table:table-cell table:formula="of:=([.B309]-[.B308])/0.01" office:value-type="float" office:value="0.942264520014158" calcext:value-type="float">
            <text:p>0.94226452</text:p>
          </table:table-cell>
        </table:table-row>
        <table:table-row table:style-name="ro1">
          <table:table-cell office:value-type="float" office:value="1.2743366082663" calcext:value-type="float">
            <text:p>1.2743366083</text:p>
          </table:table-cell>
          <table:table-cell office:value-type="float" office:value="1.21815238968168" calcext:value-type="float">
            <text:p>1.2181523897</text:p>
          </table:table-cell>
          <table:table-cell table:formula="of:=([.A310]-[.A309])/0.01" office:value-type="float" office:value="-0.868247061782212" calcext:value-type="float">
            <text:p>-0.8682470618</text:p>
          </table:table-cell>
          <table:table-cell table:formula="of:=([.B310]-[.B309])/0.01" office:value-type="float" office:value="0.852587672319816" calcext:value-type="float">
            <text:p>0.8525876723</text:p>
          </table:table-cell>
        </table:table-row>
        <table:table-row table:style-name="ro1">
          <table:table-cell office:value-type="float" office:value="1.26565413764848" calcext:value-type="float">
            <text:p>1.2656541376</text:p>
          </table:table-cell>
          <table:table-cell office:value-type="float" office:value="1.22667826640488" calcext:value-type="float">
            <text:p>1.2266782664</text:p>
          </table:table-cell>
          <table:table-cell table:formula="of:=([.A311]-[.A310])/0.01" office:value-type="float" office:value="-0.781059528089645" calcext:value-type="float">
            <text:p>-0.7810595281</text:p>
          </table:table-cell>
          <table:table-cell table:formula="of:=([.B311]-[.B310])/0.01" office:value-type="float" office:value="0.767522170775292" calcext:value-type="float">
            <text:p>0.7675221708</text:p>
          </table:table-cell>
        </table:table-row>
        <table:table-row table:style-name="ro1">
          <table:table-cell office:value-type="float" office:value="1.25784354236759" calcext:value-type="float">
            <text:p>1.2578435424</text:p>
          </table:table-cell>
          <table:table-cell office:value-type="float" office:value="1.23435348811263" calcext:value-type="float">
            <text:p>1.2343534881</text:p>
          </table:table-cell>
          <table:table-cell table:formula="of:=([.A312]-[.A311])/0.01" office:value-type="float" office:value="-0.69876879797397" calcext:value-type="float">
            <text:p>-0.698768798</text:p>
          </table:table-cell>
          <table:table-cell table:formula="of:=([.B312]-[.B311])/0.01" office:value-type="float" office:value="0.687093635494396" calcext:value-type="float">
            <text:p>0.6870936355</text:p>
          </table:table-cell>
        </table:table-row>
        <table:table-row table:style-name="ro1">
          <table:table-cell office:value-type="float" office:value="1.25085585438785" calcext:value-type="float">
            <text:p>1.2508558544</text:p>
          </table:table-cell>
          <table:table-cell office:value-type="float" office:value="1.24122442446757" calcext:value-type="float">
            <text:p>1.2412244245</text:p>
          </table:table-cell>
          <table:table-cell table:formula="of:=([.A313]-[.A312])/0.01" office:value-type="float" office:value="-0.621334439795196" calcext:value-type="float">
            <text:p>-0.6213344398</text:p>
          </table:table-cell>
          <table:table-cell table:formula="of:=([.B313]-[.B312])/0.01" office:value-type="float" office:value="0.611294965702536" calcext:value-type="float">
            <text:p>0.6112949657</text:p>
          </table:table-cell>
        </table:table-row>
        <table:table-row table:style-name="ro1">
          <table:table-cell office:value-type="float" office:value="1.24464250998989" calcext:value-type="float">
            <text:p>1.24464251</text:p>
          </table:table-cell>
          <table:table-cell office:value-type="float" office:value="1.2473373741246" calcext:value-type="float">
            <text:p>1.2473373741</text:p>
          </table:table-cell>
          <table:table-cell table:formula="of:=([.A314]-[.A313])/0.01" office:value-type="float" office:value="-0.548691838173521" calcext:value-type="float">
            <text:p>-0.5486918382</text:p>
          </table:table-cell>
          <table:table-cell table:formula="of:=([.B314]-[.B313])/0.01" office:value-type="float" office:value="0.540090113764369" calcext:value-type="float">
            <text:p>0.5400901138</text:p>
          </table:table-cell>
        </table:table-row>
        <table:table-row table:style-name="ro1">
          <table:table-cell office:value-type="float" office:value="1.23915559160816" calcext:value-type="float">
            <text:p>1.2391555916</text:p>
          </table:table-cell>
          <table:table-cell office:value-type="float" office:value="1.25273827526224" calcext:value-type="float">
            <text:p>1.2527382753</text:p>
          </table:table-cell>
          <table:table-cell table:formula="of:=([.A315]-[.A314])/0.01" office:value-type="float" office:value="-0.480755068230643" calcext:value-type="float">
            <text:p>-0.4807550682</text:p>
          </table:table-cell>
          <table:table-cell table:formula="of:=([.B315]-[.B314])/0.01" office:value-type="float" office:value="0.473417624620431" calcext:value-type="float">
            <text:p>0.4734176246</text:p>
          </table:table-cell>
        </table:table-row>
        <table:table-row table:style-name="ro1">
          <table:table-cell office:value-type="float" office:value="1.23434804092585" calcext:value-type="float">
            <text:p>1.2343480409</text:p>
          </table:table-cell>
          <table:table-cell office:value-type="float" office:value="1.25747245150845" calcext:value-type="float">
            <text:p>1.2574724515</text:p>
          </table:table-cell>
          <table:table-cell table:formula="of:=([.A316]-[.A315])/0.01" office:value-type="float" office:value="-0.417419607093117" calcext:value-type="float">
            <text:p>-0.4174196071</text:p>
          </table:table-cell>
          <table:table-cell table:formula="of:=([.B316]-[.B315])/0.01" office:value-type="float" office:value="0.411193939034149" calcext:value-type="float">
            <text:p>0.411193939</text:p>
          </table:table-cell>
        </table:table-row>
        <table:table-row table:style-name="ro1">
          <table:table-cell office:value-type="float" office:value="1.23017384485492" calcext:value-type="float">
            <text:p>1.2301738449</text:p>
          </table:table-cell>
          <table:table-cell office:value-type="float" office:value="1.26158439089879" calcext:value-type="float">
            <text:p>1.2615843909</text:p>
          </table:table-cell>
          <table:table-cell table:formula="of:=([.A317]-[.A316])/0.01" office:value-type="float" office:value="-0.358564880786294" calcext:value-type="float">
            <text:p>-0.3585648808</text:p>
          </table:table-cell>
          <table:table-cell table:formula="of:=([.B317]-[.B316])/0.01" office:value-type="float" office:value="0.353316462504294" calcext:value-type="float">
            <text:p>0.3533164625</text:p>
          </table:table-cell>
        </table:table-row>
        <table:table-row table:style-name="ro1">
          <table:table-cell office:value-type="float" office:value="1.22658819604706" calcext:value-type="float">
            <text:p>1.226588196</text:p>
          </table:table-cell>
          <table:table-cell office:value-type="float" office:value="1.26511755552383" calcext:value-type="float">
            <text:p>1.2651175555</text:p>
          </table:table-cell>
          <table:table-cell table:formula="of:=([.A318]-[.A317])/0.01" office:value-type="float" office:value="-0.304056646590967" calcext:value-type="float">
            <text:p>-0.3040566466</text:p>
          </table:table-cell>
          <table:table-cell table:formula="of:=([.B318]-[.B317])/0.01" office:value-type="float" office:value="0.299666404369581" calcext:value-type="float">
            <text:p>0.2996664044</text:p>
          </table:table-cell>
        </table:table-row>
        <table:table-row table:style-name="ro1">
          <table:table-cell office:value-type="float" office:value="1.22354762958115" calcext:value-type="float">
            <text:p>1.2235476296</text:p>
          </table:table-cell>
          <table:table-cell office:value-type="float" office:value="1.26811421956753" calcext:value-type="float">
            <text:p>1.2681142196</text:p>
          </table:table-cell>
          <table:table-cell table:formula="of:=([.A319]-[.A318])/0.01" office:value-type="float" office:value="-0.25374921247614" calcext:value-type="float">
            <text:p>-0.2537492125</text:p>
          </table:table-cell>
          <table:table-cell table:formula="of:=([.B319]-[.B318])/0.01" office:value-type="float" office:value="0.250111393642927" calcext:value-type="float">
            <text:p>0.2501113936</text:p>
          </table:table-cell>
        </table:table-row>
        <table:table-row table:style-name="ro1">
          <table:table-cell office:value-type="float" office:value="1.22101013745639" calcext:value-type="float">
            <text:p>1.2210101375</text:p>
          </table:table-cell>
          <table:table-cell office:value-type="float" office:value="1.27061533350396" calcext:value-type="float">
            <text:p>1.2706153335</text:p>
          </table:table-cell>
          <table:table-cell table:formula="of:=([.A320]-[.A319])/0.01" office:value-type="float" office:value="-0.207487496424208" calcext:value-type="float">
            <text:p>-0.2074874964</text:p>
          </table:table-cell>
          <table:table-cell table:formula="of:=([.B320]-[.B319])/0.01" office:value-type="float" office:value="0.204507879583105" calcext:value-type="float">
            <text:p>0.2045078796</text:p>
          </table:table-cell>
        </table:table-row>
        <table:table-row table:style-name="ro1">
          <table:table-cell office:value-type="float" office:value="1.21893526249215" calcext:value-type="float">
            <text:p>1.2189352625</text:p>
          </table:table-cell>
          <table:table-cell office:value-type="float" office:value="1.27266041229979" calcext:value-type="float">
            <text:p>1.2726604123</text:p>
          </table:table-cell>
          <table:table-cell table:formula="of:=([.A321]-[.A320])/0.01" office:value-type="float" office:value="-0.165108929396762" calcext:value-type="float">
            <text:p>-0.1651089294</text:p>
          </table:table-cell>
          <table:table-cell table:formula="of:=([.B321]-[.B320])/0.01" office:value-type="float" office:value="0.162703326038227" calcext:value-type="float">
            <text:p>0.162703326</text:p>
          </table:table-cell>
        </table:table-row>
        <table:table-row table:style-name="ro1">
          <table:table-cell office:value-type="float" office:value="1.21728417319818" calcext:value-type="float">
            <text:p>1.2172841732</text:p>
          </table:table-cell>
          <table:table-cell office:value-type="float" office:value="1.27428744556017" calcext:value-type="float">
            <text:p>1.2742874456</text:p>
          </table:table-cell>
          <table:table-cell table:formula="of:=([.A322]-[.A321])/0.01" office:value-type="float" office:value="-0.126445206406878" calcext:value-type="float">
            <text:p>-0.1264452064</text:p>
          </table:table-cell>
          <table:table-cell table:formula="of:=([.B322]-[.B321])/0.01" office:value-type="float" office:value="0.124538209266789" calcext:value-type="float">
            <text:p>0.1245382093</text:p>
          </table:table-cell>
        </table:table-row>
        <table:table-row table:style-name="ro1">
          <table:table-cell office:value-type="float" office:value="1.21601972113411" calcext:value-type="float">
            <text:p>1.2160197211</text:p>
          </table:table-cell>
          <table:table-cell office:value-type="float" office:value="1.27553282765284" calcext:value-type="float">
            <text:p>1.2755328277</text:p>
          </table:table-cell>
          <table:table-cell table:formula="of:=([.A323]-[.A322])/0.01" office:value-type="float" office:value="-0.0913238907090275" calcext:value-type="float">
            <text:p>-0.0913238907</text:p>
          </table:table-cell>
          <table:table-cell table:formula="of:=([.B323]-[.B322])/0.01" office:value-type="float" office:value="0.0898478293354765" calcext:value-type="float">
            <text:p>0.0898478293</text:p>
          </table:table-cell>
        </table:table-row>
        <table:table-row table:style-name="ro1">
          <table:table-cell office:value-type="float" office:value="1.21510648222702" calcext:value-type="float">
            <text:p>1.2151064822</text:p>
          </table:table-cell>
          <table:table-cell office:value-type="float" office:value="1.27643130594619" calcext:value-type="float">
            <text:p>1.2764313059</text:p>
          </table:table-cell>
          <table:table-cell table:formula="of:=([.A324]-[.A323])/0.01" office:value-type="float" office:value="-0.0595698765290198" calcext:value-type="float">
            <text:p>-0.0595698765</text:p>
          </table:table-cell>
          <table:table-cell table:formula="of:=([.B324]-[.B323])/0.01" office:value-type="float" office:value="0.0584639453674818" calcext:value-type="float">
            <text:p>0.0584639454</text:p>
          </table:table-cell>
        </table:table-row>
        <table:table-row table:style-name="ro1">
          <table:table-cell office:value-type="float" office:value="1.21451078346173" calcext:value-type="float">
            <text:p>1.2145107835</text:p>
          </table:table-cell>
          <table:table-cell office:value-type="float" office:value="1.27701594539987" calcext:value-type="float">
            <text:p>1.2770159454</text:p>
          </table:table-cell>
          <table:table-cell table:formula="of:=([.A325]-[.A324])/0.01" office:value-type="float" office:value="-0.0310067160619099" calcext:value-type="float">
            <text:p>-0.0310067161</text:p>
          </table:table-cell>
          <table:table-cell table:formula="of:=([.B325]-[.B324])/0.01" office:value-type="float" office:value="0.0302162449254073" calcext:value-type="float">
            <text:p>0.0302162449</text:p>
          </table:table-cell>
        </table:table-row>
        <table:table-row table:style-name="ro1">
          <table:table-cell office:value-type="float" office:value="1.21420071630111" calcext:value-type="float">
            <text:p>1.2142007163</text:p>
          </table:table-cell>
          <table:table-cell office:value-type="float" office:value="1.27731810784912" calcext:value-type="float">
            <text:p>1.2773181078</text:p>
          </table:table-cell>
          <table:table-cell table:formula="of:=([.A326]-[.A325])/0.01" office:value-type="float" office:value="-0.00545781668856993" calcext:value-type="float">
            <text:p>-0.0054578167</text:p>
          </table:table-cell>
          <table:table-cell table:formula="of:=([.B326]-[.B325])/0.01" office:value-type="float" office:value="0.00493365769798082" calcext:value-type="float">
            <text:p>0.0049336577</text:p>
          </table:table-cell>
        </table:table-row>
        <table:table-row table:style-name="ro1">
          <table:table-cell office:value-type="float" office:value="1.21414613813422" calcext:value-type="float">
            <text:p>1.2141461381</text:p>
          </table:table-cell>
          <table:table-cell office:value-type="float" office:value="1.2773674444261" calcext:value-type="float">
            <text:p>1.2773674444</text:p>
          </table:table-cell>
          <table:table-cell table:formula="of:=([.A327]-[.A326])/0.01" office:value-type="float" office:value="0.0172524854819001" calcext:value-type="float">
            <text:p>0.0172524855</text:p>
          </table:table-cell>
          <table:table-cell table:formula="of:=([.B327]-[.B326])/0.01" office:value-type="float" office:value="-0.0175544765441016" calcext:value-type="float">
            <text:p>-0.0175544765</text:p>
          </table:table-cell>
        </table:table-row>
        <table:table-row table:style-name="ro1">
          <table:table-cell office:value-type="float" office:value="1.21431866298904" calcext:value-type="float">
            <text:p>1.214318663</text:p>
          </table:table-cell>
          <table:table-cell office:value-type="float" office:value="1.27719189966066" calcext:value-type="float">
            <text:p>1.2771918997</text:p>
          </table:table-cell>
          <table:table-cell table:formula="of:=([.A328]-[.A327])/0.01" office:value-type="float" office:value="0.0372979695344" calcext:value-type="float">
            <text:p>0.0372979695</text:p>
          </table:table-cell>
          <table:table-cell table:formula="of:=([.B328]-[.B327])/0.01" office:value-type="float" office:value="-0.0374173760276486" calcext:value-type="float">
            <text:p>-0.037417376</text:p>
          </table:table-cell>
        </table:table-row>
        <table:table-row table:style-name="ro1">
          <table:table-cell office:value-type="float" office:value="1.21469164268439" calcext:value-type="float">
            <text:p>1.2146916427</text:p>
          </table:table-cell>
          <table:table-cell office:value-type="float" office:value="1.27681772590038" calcext:value-type="float">
            <text:p>1.2768177259</text:p>
          </table:table-cell>
          <table:table-cell table:formula="of:=([.A329]-[.A328])/0.01" office:value-type="float" office:value="0.0548496848657543" calcext:value-type="float">
            <text:p>0.0548496849</text:p>
          </table:table-cell>
          <table:table-cell table:formula="of:=([.B329]-[.B328])/0.01" office:value-type="float" office:value="-0.0548219117090243" calcext:value-type="float">
            <text:p>-0.0548219117</text:p>
          </table:table-cell>
        </table:table-row>
        <table:table-row table:style-name="ro1">
          <table:table-cell office:value-type="float" office:value="1.21524013953304" calcext:value-type="float">
            <text:p>1.2152401395</text:p>
          </table:table-cell>
          <table:table-cell office:value-type="float" office:value="1.27626950678329" calcext:value-type="float">
            <text:p>1.2762695068</text:p>
          </table:table-cell>
          <table:table-cell table:formula="of:=([.A330]-[.A329])/0.01" office:value-type="float" office:value="0.0700752112096525" calcext:value-type="float">
            <text:p>0.0700752112</text:p>
          </table:table-cell>
          <table:table-cell table:formula="of:=([.B330]-[.B329])/0.01" office:value-type="float" office:value="-0.0699318196182963" calcext:value-type="float">
            <text:p>-0.0699318196</text:p>
          </table:table-cell>
        </table:table-row>
        <table:table-row table:style-name="ro1">
          <table:table-cell office:value-type="float" office:value="1.21594089164514" calcext:value-type="float">
            <text:p>1.2159408916</text:p>
          </table:table-cell>
          <table:table-cell office:value-type="float" office:value="1.27557018858711" calcext:value-type="float">
            <text:p>1.2755701886</text:p>
          </table:table-cell>
          <table:table-cell table:formula="of:=([.A331]-[.A330])/0.01" office:value-type="float" office:value="0.0831380172915619" calcext:value-type="float">
            <text:p>0.0831380173</text:p>
          </table:table-cell>
          <table:table-cell table:formula="of:=([.B331]-[.B330])/0.01" office:value-type="float" office:value="-0.0829070221360695" calcext:value-type="float">
            <text:p>-0.0829070221</text:p>
          </table:table-cell>
        </table:table-row>
        <table:table-row table:style-name="ro1">
          <table:table-cell office:value-type="float" office:value="1.21677227181806" calcext:value-type="float">
            <text:p>1.2167722718</text:p>
          </table:table-cell>
          <table:table-cell office:value-type="float" office:value="1.27474111836575" calcext:value-type="float">
            <text:p>1.2747411184</text:p>
          </table:table-cell>
          <table:table-cell table:formula="of:=([.A332]-[.A331])/0.01" office:value-type="float" office:value="0.0941969118792407" calcext:value-type="float">
            <text:p>0.0941969119</text:p>
          </table:table-cell>
          <table:table-cell table:formula="of:=([.B332]-[.B331])/0.01" office:value-type="float" office:value="-0.0939030498916749" calcext:value-type="float">
            <text:p>-0.0939030499</text:p>
          </table:table-cell>
        </table:table-row>
        <table:table-row table:style-name="ro1">
          <table:table-cell office:value-type="float" office:value="1.21771424093685" calcext:value-type="float">
            <text:p>1.2177142409</text:p>
          </table:table-cell>
          <table:table-cell office:value-type="float" office:value="1.27380208786683" calcext:value-type="float">
            <text:p>1.2738020879</text:p>
          </table:table-cell>
          <table:table-cell table:formula="of:=([.A333]-[.A332])/0.01" office:value-type="float" office:value="0.103405581063543" calcext:value-type="float">
            <text:p>0.1034055811</text:p>
          </table:table-cell>
          <table:table-cell table:formula="of:=([.B333]-[.B332])/0.01" office:value-type="float" office:value="-0.103070556346396" calcext:value-type="float">
            <text:p>-0.1030705563</text:p>
          </table:table-cell>
        </table:table-row>
        <table:table-row table:style-name="ro1">
          <table:table-cell office:value-type="float" office:value="1.21874829674748" calcext:value-type="float">
            <text:p>1.2187482967</text:p>
          </table:table-cell>
          <table:table-cell office:value-type="float" office:value="1.27277138230337" calcext:value-type="float">
            <text:p>1.2727713823</text:p>
          </table:table-cell>
          <table:table-cell table:formula="of:=([.A334]-[.A333])/0.01" office:value-type="float" office:value="0.110912205699565" calcext:value-type="float">
            <text:p>0.1109122057</text:p>
          </table:table-cell>
          <table:table-cell table:formula="of:=([.B334]-[.B333])/0.01" office:value-type="float" office:value="-0.110554917496897" calcext:value-type="float">
            <text:p>-0.1105549175</text:p>
          </table:table-cell>
        </table:table-row>
        <table:table-row table:style-name="ro1">
          <table:table-cell office:value-type="float" office:value="1.21985741880448" calcext:value-type="float">
            <text:p>1.2198574188</text:p>
          </table:table-cell>
          <table:table-cell office:value-type="float" office:value="1.2716658331284" calcext:value-type="float">
            <text:p>1.2716658331</text:p>
          </table:table-cell>
          <table:table-cell table:formula="of:=([.A335]-[.A334])/0.01" office:value-type="float" office:value="0.116859153055571" calcext:value-type="float">
            <text:p>0.1168591531</text:p>
          </table:table-cell>
          <table:table-cell table:formula="of:=([.B335]-[.B334])/0.01" office:value-type="float" office:value="-0.116495909504555" calcext:value-type="float">
            <text:p>-0.1164959095</text:p>
          </table:table-cell>
        </table:table-row>
        <table:table-row table:style-name="ro1">
          <table:table-cell office:value-type="float" office:value="1.22102601033504" calcext:value-type="float">
            <text:p>1.2210260103</text:p>
          </table:table-cell>
          <table:table-cell office:value-type="float" office:value="1.27050087403336" calcext:value-type="float">
            <text:p>1.270500874</text:p>
          </table:table-cell>
          <table:table-cell table:formula="of:=([.A336]-[.A335])/0.01" office:value-type="float" office:value="0.121382736858688" calcext:value-type="float">
            <text:p>0.1213827369</text:p>
          </table:table-cell>
          <table:table-cell table:formula="of:=([.B336]-[.B335])/0.01" office:value-type="float" office:value="-0.121027457421197" calcext:value-type="float">
            <text:p>-0.1210274574</text:p>
          </table:table-cell>
        </table:table-row>
        <table:table-row table:style-name="ro1">
          <table:table-cell office:value-type="float" office:value="1.22223983770362" calcext:value-type="float">
            <text:p>1.2222398377</text:p>
          </table:table-cell>
          <table:table-cell office:value-type="float" office:value="1.26929059945914" calcext:value-type="float">
            <text:p>1.2692905995</text:p>
          </table:table-cell>
          <table:table-cell table:formula="of:=([.A337]-[.A336])/0.01" office:value-type="float" office:value="0.124613040085264" calcext:value-type="float">
            <text:p>0.1246130401</text:p>
          </table:table-cell>
          <table:table-cell table:formula="of:=([.B337]-[.B336])/0.01" office:value-type="float" office:value="-0.124277448539001" calcext:value-type="float">
            <text:p>-0.1242774485</text:p>
          </table:table-cell>
        </table:table-row>
        <table:table-row table:style-name="ro1">
          <table:table-cell office:value-type="float" office:value="1.22348596810448" calcext:value-type="float">
            <text:p>1.2234859681</text:p>
          </table:table-cell>
          <table:table-cell office:value-type="float" office:value="1.26804782497375" calcext:value-type="float">
            <text:p>1.268047825</text:p>
          </table:table-cell>
          <table:table-cell table:formula="of:=([.A338]-[.A337])/0.01" office:value-type="float" office:value="0.126673795023757" calcext:value-type="float">
            <text:p>0.126673795</text:p>
          </table:table-cell>
          <table:table-cell table:formula="of:=([.B338]-[.B337])/0.01" office:value-type="float" office:value="-0.126367604245625" calcext:value-type="float">
            <text:p>-0.1263676042</text:p>
          </table:table-cell>
        </table:table-row>
        <table:table-row table:style-name="ro1">
          <table:table-cell office:value-type="float" office:value="1.22475270605471" calcext:value-type="float">
            <text:p>1.2247527061</text:p>
          </table:table-cell>
          <table:table-cell office:value-type="float" office:value="1.2667841489313" calcext:value-type="float">
            <text:p>1.2667841489</text:p>
          </table:table-cell>
          <table:table-cell table:formula="of:=([.A339]-[.A338])/0.01" office:value-type="float" office:value="0.127682315332689" calcext:value-type="float">
            <text:p>0.1276823153</text:p>
          </table:table-cell>
          <table:table-cell table:formula="of:=([.B339]-[.B338])/0.01" office:value-type="float" office:value="-0.127413404607601" calcext:value-type="float">
            <text:p>-0.1274134046</text:p>
          </table:table-cell>
        </table:table-row>
        <table:table-row table:style-name="ro1">
          <table:table-cell office:value-type="float" office:value="1.22602952920804" calcext:value-type="float">
            <text:p>1.2260295292</text:p>
          </table:table-cell>
          <table:table-cell office:value-type="float" office:value="1.26551001488522" calcext:value-type="float">
            <text:p>1.2655100149</text:p>
          </table:table-cell>
          <table:table-cell table:formula="of:=([.A340]-[.A339])/0.01" office:value-type="float" office:value="0.127749475026007" calcext:value-type="float">
            <text:p>0.127749475</text:p>
          </table:table-cell>
          <table:table-cell table:formula="of:=([.B340]-[.B339])/0.01" office:value-type="float" office:value="-0.127524060241746" calcext:value-type="float">
            <text:p>-0.1275240602</text:p>
          </table:table-cell>
        </table:table-row>
        <table:table-row table:style-name="ro1">
          <table:table-cell office:value-type="float" office:value="1.2273070239583" calcext:value-type="float">
            <text:p>1.227307024</text:p>
          </table:table-cell>
          <table:table-cell office:value-type="float" office:value="1.2642347742828" calcext:value-type="float">
            <text:p>1.2642347743</text:p>
          </table:table-cell>
          <table:table-cell table:formula="of:=([.A341]-[.A340])/0.01" office:value-type="float" office:value="0.1269797295393" calcext:value-type="float">
            <text:p>0.1269797295</text:p>
          </table:table-cell>
          <table:table-cell table:formula="of:=([.B341]-[.B340])/0.01" office:value-type="float" office:value="-0.126802526361902" calcext:value-type="float">
            <text:p>-0.1268025264</text:p>
          </table:table-cell>
        </table:table-row>
        <table:table-row table:style-name="ro1">
          <table:table-cell office:value-type="float" office:value="1.22857682125369" calcext:value-type="float">
            <text:p>1.2285768213</text:p>
          </table:table-cell>
          <table:table-cell office:value-type="float" office:value="1.26296674901918" calcext:value-type="float">
            <text:p>1.262966749</text:p>
          </table:table-cell>
          <table:table-cell table:formula="of:=([.A342]-[.A341])/0.01" office:value-type="float" office:value="0.125471174262781" calcext:value-type="float">
            <text:p>0.1254711743</text:p>
          </table:table-cell>
          <table:table-cell table:formula="of:=([.B342]-[.B341])/0.01" office:value-type="float" office:value="-0.125345554206979" calcext:value-type="float">
            <text:p>-0.1253455542</text:p>
          </table:table-cell>
        </table:table-row>
        <table:table-row table:style-name="ro1">
          <table:table-cell office:value-type="float" office:value="1.22983153299632" calcext:value-type="float">
            <text:p>1.229831533</text:p>
          </table:table-cell>
          <table:table-cell office:value-type="float" office:value="1.26171329347711" calcext:value-type="float">
            <text:p>1.2617132935</text:p>
          </table:table-cell>
          <table:table-cell table:formula="of:=([.A343]-[.A342])/0.01" office:value-type="float" office:value="0.123315636165589" calcext:value-type="float">
            <text:p>0.1233156362</text:p>
          </table:table-cell>
          <table:table-cell table:formula="of:=([.B343]-[.B342])/0.01" office:value-type="float" office:value="-0.123243775366233" calcext:value-type="float">
            <text:p>-0.1232437754</text:p>
          </table:table-cell>
        </table:table-row>
        <table:table-row table:style-name="ro1">
          <table:table-cell office:value-type="float" office:value="1.23106468935798" calcext:value-type="float">
            <text:p>1.2310646894</text:p>
          </table:table-cell>
          <table:table-cell office:value-type="float" office:value="1.26048085572345" calcext:value-type="float">
            <text:p>1.2604808557</text:p>
          </table:table-cell>
          <table:table-cell table:formula="of:=([.A344]-[.A343])/0.01" office:value-type="float" office:value="0.120598794381421" calcext:value-type="float">
            <text:p>0.1205987944</text:p>
          </table:table-cell>
          <table:table-cell table:formula="of:=([.B344]-[.B343])/0.01" office:value-type="float" office:value="-0.120581814818688" calcext:value-type="float">
            <text:p>-0.1205818148</text:p>
          </table:table-cell>
        </table:table-row>
        <table:table-row table:style-name="ro1">
          <table:table-cell office:value-type="float" office:value="1.23227067730179" calcext:value-type="float">
            <text:p>1.2322706773</text:p>
          </table:table-cell>
          <table:table-cell office:value-type="float" office:value="1.25927503757527" calcext:value-type="float">
            <text:p>1.2592750376</text:p>
          </table:table-cell>
          <table:table-cell table:formula="of:=([.A345]-[.A344])/0.01" office:value-type="float" office:value="0.117400325872286" calcext:value-type="float">
            <text:p>0.1174003259</text:p>
          </table:table-cell>
          <table:table-cell table:formula="of:=([.B345]-[.B344])/0.01" office:value-type="float" office:value="-0.117438428794836" calcext:value-type="float">
            <text:p>-0.1174384288</text:p>
          </table:table-cell>
        </table:table-row>
        <table:table-row table:style-name="ro1">
          <table:table-cell office:value-type="float" office:value="1.23344468056051" calcext:value-type="float">
            <text:p>1.2334446806</text:p>
          </table:table-cell>
          <table:table-cell office:value-type="float" office:value="1.25810065328732" calcext:value-type="float">
            <text:p>1.2581006533</text:p>
          </table:table-cell>
          <table:table-cell table:formula="of:=([.A346]-[.A345])/0.01" office:value-type="float" office:value="0.113794072537754" calcext:value-type="float">
            <text:p>0.1137940725</text:p>
          </table:table-cell>
          <table:table-cell table:formula="of:=([.B346]-[.B345])/0.01" office:value-type="float" office:value="-0.113886663850526" calcext:value-type="float">
            <text:p>-0.1138866639</text:p>
          </table:table-cell>
        </table:table-row>
        <table:table-row table:style-name="ro1">
          <table:table-cell office:value-type="float" office:value="1.23458262128589" calcext:value-type="float">
            <text:p>1.2345826213</text:p>
          </table:table-cell>
          <table:table-cell office:value-type="float" office:value="1.25696178664881" calcext:value-type="float">
            <text:p>1.2569617866</text:p>
          </table:table-cell>
          <table:table-cell table:formula="of:=([.A347]-[.A346])/0.01" office:value-type="float" office:value="0.109848226384601" calcext:value-type="float">
            <text:p>0.1098482264</text:p>
          </table:table-cell>
          <table:table-cell table:formula="of:=([.B347]-[.B346])/0.01" office:value-type="float" office:value="-0.10999403381422" calcext:value-type="float">
            <text:p>-0.1099940338</text:p>
          </table:table-cell>
        </table:table-row>
        <table:table-row table:style-name="ro1">
          <table:table-cell office:value-type="float" office:value="1.23568110354974" calcext:value-type="float">
            <text:p>1.2356811035</text:p>
          </table:table-cell>
          <table:table-cell office:value-type="float" office:value="1.25586184631067" calcext:value-type="float">
            <text:p>1.2558618463</text:p>
          </table:table-cell>
          <table:table-cell table:formula="of:=([.A348]-[.A347])/0.01" office:value-type="float" office:value="0.105625529617526" calcext:value-type="float">
            <text:p>0.1056255296</text:p>
          </table:table-cell>
          <table:table-cell table:formula="of:=([.B348]-[.B347])/0.01" office:value-type="float" office:value="-0.105822711529791" calcext:value-type="float">
            <text:p>-0.1058227115</text:p>
          </table:table-cell>
        </table:table-row>
        <table:table-row table:style-name="ro1">
          <table:table-cell office:value-type="float" office:value="1.23673735884591" calcext:value-type="float">
            <text:p>1.2367373588</text:p>
          </table:table-cell>
          <table:table-cell office:value-type="float" office:value="1.25480361919537" calcext:value-type="float">
            <text:p>1.2548036192</text:p>
          </table:table-cell>
          <table:table-cell table:formula="of:=([.A349]-[.A348])/0.01" office:value-type="float" office:value="0.101183486753698" calcext:value-type="float">
            <text:p>0.1011834868</text:p>
          </table:table-cell>
          <table:table-cell table:formula="of:=([.B349]-[.B348])/0.01" office:value-type="float" office:value="-0.101429732568126" calcext:value-type="float">
            <text:p>-0.1014297326</text:p>
          </table:table-cell>
        </table:table-row>
        <table:table-row table:style-name="ro1">
          <table:table-cell office:value-type="float" office:value="1.23774919371345" calcext:value-type="float">
            <text:p>1.2377491937</text:p>
          </table:table-cell>
          <table:table-cell office:value-type="float" office:value="1.25378932186969" calcext:value-type="float">
            <text:p>1.2537893219</text:p>
          </table:table-cell>
          <table:table-cell table:formula="of:=([.A350]-[.A349])/0.01" office:value-type="float" office:value="0.0965745860997735" calcext:value-type="float">
            <text:p>0.0965745861</text:p>
          </table:table-cell>
          <table:table-cell table:formula="of:=([.B350]-[.B349])/0.01" office:value-type="float" office:value="-0.0968672083200062" calcext:value-type="float">
            <text:p>-0.0968672083</text:p>
          </table:table-cell>
        </table:table-row>
        <table:table-row table:style-name="ro1">
          <table:table-cell office:value-type="float" office:value="1.23871493957445" calcext:value-type="float">
            <text:p>1.2387149396</text:p>
          </table:table-cell>
          <table:table-cell office:value-type="float" office:value="1.25282064978649" calcext:value-type="float">
            <text:p>1.2528206498</text:p>
          </table:table-cell>
          <table:table-cell table:formula="of:=([.A351]-[.A350])/0.01" office:value-type="float" office:value="0.0918465281587677" calcext:value-type="float">
            <text:p>0.0918465282</text:p>
          </table:table-cell>
          <table:table-cell table:formula="of:=([.B351]-[.B350])/0.01" office:value-type="float" office:value="-0.092182546112074" calcext:value-type="float">
            <text:p>-0.0921825461</text:p>
          </table:table-cell>
        </table:table-row>
        <table:table-row table:style-name="ro1">
          <table:table-cell office:value-type="float" office:value="1.23963340485603" calcext:value-type="float">
            <text:p>1.2396334049</text:p>
          </table:table-cell>
          <table:table-cell office:value-type="float" office:value="1.25189882432537" calcext:value-type="float">
            <text:p>1.2518988243</text:p>
          </table:table-cell>
          <table:table-cell table:formula="of:=([.A352]-[.A351])/0.01" office:value-type="float" office:value="0.0870424587558594" calcext:value-type="float">
            <text:p>0.0870424588</text:p>
          </table:table-cell>
          <table:table-cell table:formula="of:=([.B352]-[.B351])/0.01" office:value-type="float" office:value="-0.0874186742050531" calcext:value-type="float">
            <text:p>-0.0874186742</text:p>
          </table:table-cell>
        </table:table-row>
        <table:table-row table:style-name="ro1">
          <table:table-cell office:value-type="float" office:value="1.24050382944359" calcext:value-type="float">
            <text:p>1.2405038294</text:p>
          </table:table-cell>
          <table:table-cell office:value-type="float" office:value="1.25102463758332" calcext:value-type="float">
            <text:p>1.2510246376</text:p>
          </table:table-cell>
          <table:table-cell table:formula="of:=([.A353]-[.A352])/0.01" office:value-type="float" office:value="0.0822012048842469" calcext:value-type="float">
            <text:p>0.0822012049</text:p>
          </table:table-cell>
          <table:table-cell table:formula="of:=([.B353]-[.B352])/0.01" office:value-type="float" office:value="-0.0826142697408994" calcext:value-type="float">
            <text:p>-0.0826142697</text:p>
          </table:table-cell>
        </table:table-row>
        <table:table-row table:style-name="ro1">
          <table:table-cell office:value-type="float" office:value="1.24132584149244" calcext:value-type="float">
            <text:p>1.2413258415</text:p>
          </table:table-cell>
          <table:table-cell office:value-type="float" office:value="1.25019849488591" calcext:value-type="float">
            <text:p>1.2501984949</text:p>
          </table:table-cell>
          <table:table-cell table:formula="of:=([.A354]-[.A353])/0.01" office:value-type="float" office:value="0.0773575114755509" calcext:value-type="float">
            <text:p>0.0773575115</text:p>
          </table:table-cell>
          <table:table-cell table:formula="of:=([.B354]-[.B353])/0.01" office:value-type="float" office:value="-0.0778039879001824" calcext:value-type="float">
            <text:p>-0.0778039879</text:p>
          </table:table-cell>
        </table:table-row>
        <table:table-row table:style-name="ro1">
          <table:table-cell office:value-type="float" office:value="1.24209941660719" calcext:value-type="float">
            <text:p>1.2420994166</text:p>
          </table:table-cell>
          <table:table-cell office:value-type="float" office:value="1.24942045500691" calcext:value-type="float">
            <text:p>1.249420455</text:p>
          </table:table-cell>
          <table:table-cell table:formula="of:=([.A355]-[.A354])/0.01" office:value-type="float" office:value="0.0725422774911833" calcext:value-type="float">
            <text:p>0.0725422775</text:p>
          </table:table-cell>
          <table:table-cell table:formula="of:=([.B355]-[.B354])/0.01" office:value-type="float" office:value="-0.0730186907168084" calcext:value-type="float">
            <text:p>-0.0730186907</text:p>
          </table:table-cell>
        </table:table-row>
        <table:table-row table:style-name="ro1">
          <table:table-cell office:value-type="float" office:value="1.2428248393821" calcext:value-type="float">
            <text:p>1.2428248394</text:p>
          </table:table-cell>
          <table:table-cell office:value-type="float" office:value="1.24869026809974" calcext:value-type="float">
            <text:p>1.2486902681</text:p>
          </table:table-cell>
          <table:table-cell table:formula="of:=([.A356]-[.A355])/0.01" office:value-type="float" office:value="0.0677827899146388" calcext:value-type="float">
            <text:p>0.0677827899</text:p>
          </table:table-cell>
          <table:table-cell table:formula="of:=([.B356]-[.B355])/0.01" office:value-type="float" office:value="-0.0682856741702098" calcext:value-type="float">
            <text:p>-0.0682856742</text:p>
          </table:table-cell>
        </table:table-row>
        <table:table-row table:style-name="ro1">
          <table:table-cell office:value-type="float" office:value="1.24350266728125" calcext:value-type="float">
            <text:p>1.2435026673</text:p>
          </table:table-cell>
          <table:table-cell office:value-type="float" office:value="1.24800741135804" calcext:value-type="float">
            <text:p>1.2480074114</text:p>
          </table:table-cell>
          <table:table-cell table:formula="of:=([.A357]-[.A356])/0.01" office:value-type="float" office:value="0.0631029543957107" calcext:value-type="float">
            <text:p>0.0631029544</text:p>
          </table:table-cell>
          <table:table-cell table:formula="of:=([.B357]-[.B356])/0.01" office:value-type="float" office:value="-0.0636288923384409" calcext:value-type="float">
            <text:p>-0.0636288923</text:p>
          </table:table-cell>
        </table:table-row>
        <table:table-row table:style-name="ro1">
          <table:table-cell office:value-type="float" office:value="1.24413369682521" calcext:value-type="float">
            <text:p>1.2441336968</text:p>
          </table:table-cell>
          <table:table-cell office:value-type="float" office:value="1.24737112243465" calcext:value-type="float">
            <text:p>1.2473711224</text:p>
          </table:table-cell>
          <table:table-cell table:formula="of:=([.A358]-[.A357])/0.01" office:value-type="float" office:value="0.0585235214591862" calcext:value-type="float">
            <text:p>0.0585235215</text:p>
          </table:table-cell>
          <table:table-cell table:formula="of:=([.B358]-[.B357])/0.01" office:value-type="float" office:value="-0.0590691775480767" calcext:value-type="float">
            <text:p>-0.0590691775</text:p>
          </table:table-cell>
        </table:table-row>
        <table:table-row table:style-name="ro1">
          <table:table-cell office:value-type="float" office:value="1.2447189320398" calcext:value-type="float">
            <text:p>1.244718932</text:p>
          </table:table-cell>
          <table:table-cell office:value-type="float" office:value="1.24678043065917" calcext:value-type="float">
            <text:p>1.2467804307</text:p>
          </table:table-cell>
          <table:table-cell table:formula="of:=([.A359]-[.A358])/0.01" office:value-type="float" office:value="0.0540623073403301" calcext:value-type="float">
            <text:p>0.0540623073</text:p>
          </table:table-cell>
          <table:table-cell table:formula="of:=([.B359]-[.B358])/0.01" office:value-type="float" office:value="-0.0546244555989173" calcext:value-type="float">
            <text:p>-0.0546244556</text:p>
          </table:table-cell>
        </table:table-row>
        <table:table-row table:style-name="ro1">
          <table:table-cell office:value-type="float" office:value="1.2452595551132" calcext:value-type="float">
            <text:p>1.2452595551</text:p>
          </table:table-cell>
          <table:table-cell office:value-type="float" office:value="1.24623418610318" calcext:value-type="float">
            <text:p>1.2462341861</text:p>
          </table:table-cell>
          <table:table-cell table:formula="of:=([.A360]-[.A359])/0.01" office:value-type="float" office:value="0.0497344086502372" calcext:value-type="float">
            <text:p>0.0497344087</text:p>
          </table:table-cell>
          <table:table-cell table:formula="of:=([.B360]-[.B359])/0.01" office:value-type="float" office:value="-0.0503099552738417" calcext:value-type="float">
            <text:p>-0.0503099553</text:p>
          </table:table-cell>
        </table:table-row>
        <table:table-row table:style-name="ro1">
          <table:table-cell office:value-type="float" office:value="1.2457568991997" calcext:value-type="float">
            <text:p>1.2457568992</text:p>
          </table:table-cell>
          <table:table-cell office:value-type="float" office:value="1.24573108655045" calcext:value-type="float">
            <text:p>1.2457310866</text:p>
          </table:table-cell>
          <table:table-cell table:formula="of:=([.A361]-[.A360])/0.01" office:value-type="float" office:value="0.0455524102017213" calcext:value-type="float">
            <text:p>0.0455524102</text:p>
          </table:table-cell>
          <table:table-cell table:formula="of:=([.B361]-[.B360])/0.01" office:value-type="float" office:value="-0.046138411466301" calcext:value-type="float">
            <text:p>-0.0461384115</text:p>
          </table:table-cell>
        </table:table-row>
        <table:table-row table:style-name="ro1">
          <table:table-cell office:value-type="float" office:value="1.24621242330172" calcext:value-type="float">
            <text:p>1.2462124233</text:p>
          </table:table-cell>
          <table:table-cell office:value-type="float" office:value="1.24526970243578" calcext:value-type="float">
            <text:p>1.2452697024</text:p>
          </table:table-cell>
          <table:table-cell table:formula="of:=([.A362]-[.A361])/0.01" office:value-type="float" office:value="0.0415265854474933" calcext:value-type="float">
            <text:p>0.0415265854</text:p>
          </table:table-cell>
          <table:table-cell table:formula="of:=([.B362]-[.B361])/0.01" office:value-type="float" office:value="-0.0421202613710925" calcext:value-type="float">
            <text:p>-0.0421202614</text:p>
          </table:table-cell>
        </table:table-row>
        <table:table-row table:style-name="ro1">
          <table:table-cell office:value-type="float" office:value="1.2466276891562" calcext:value-type="float">
            <text:p>1.2466276892</text:p>
          </table:table-cell>
          <table:table-cell office:value-type="float" office:value="1.24484849982207" calcext:value-type="float">
            <text:p>1.2448484998</text:p>
          </table:table-cell>
          <table:table-cell table:formula="of:=([.A363]-[.A362])/0.01" office:value-type="float" office:value="0.0376650890897778" calcext:value-type="float">
            <text:p>0.0376650891</text:p>
          </table:table-cell>
          <table:table-cell table:formula="of:=([.B363]-[.B362])/0.01" office:value-type="float" office:value="-0.0382638332878438" calcext:value-type="float">
            <text:p>-0.0382638333</text:p>
          </table:table-cell>
        </table:table-row>
        <table:table-row table:style-name="ro1">
          <table:table-cell office:value-type="float" office:value="1.24700434004709" calcext:value-type="float">
            <text:p>1.24700434</text:p>
          </table:table-cell>
          <table:table-cell office:value-type="float" office:value="1.24446586148919" calcext:value-type="float">
            <text:p>1.2444658615</text:p>
          </table:table-cell>
          <table:table-cell table:formula="of:=([.A364]-[.A363])/0.01" office:value-type="float" office:value="0.0339741415215533" calcext:value-type="float">
            <text:p>0.0339741415</text:p>
          </table:table-cell>
          <table:table-cell table:formula="of:=([.B364]-[.B363])/0.01" office:value-type="float" office:value="-0.034575527682601" calcext:value-type="float">
            <text:p>-0.0345755277</text:p>
          </table:table-cell>
        </table:table-row>
        <table:table-row table:style-name="ro1">
          <table:table-cell office:value-type="float" office:value="1.24734408146231" calcext:value-type="float">
            <text:p>1.2473440815</text:p>
          </table:table-cell>
          <table:table-cell office:value-type="float" office:value="1.24412010621237" calcext:value-type="float">
            <text:p>1.2441201062</text:p>
          </table:table-cell>
          <table:table-cell table:formula="of:=([.A365]-[.A364])/0.01" office:value-type="float" office:value="0.0304582048494151" calcext:value-type="float">
            <text:p>0.0304582048</text:p>
          </table:table-cell>
          <table:table-cell table:formula="of:=([.B365]-[.B364])/0.01" office:value-type="float" office:value="-0.0310599902382469" calcext:value-type="float">
            <text:p>-0.0310599902</text:p>
          </table:table-cell>
        </table:table-row>
        <table:table-row table:style-name="ro1">
          <table:table-cell office:value-type="float" office:value="1.2476486635108" calcext:value-type="float">
            <text:p>1.2476486635</text:p>
          </table:table-cell>
          <table:table-cell office:value-type="float" office:value="1.24380950630998" calcext:value-type="float">
            <text:p>1.2438095063</text:p>
          </table:table-cell>
          <table:table-cell table:formula="of:=([.A366]-[.A365])/0.01" office:value-type="float" office:value="0.0271201503299956" calcext:value-type="float">
            <text:p>0.0271201503</text:p>
          </table:table-cell>
          <table:table-cell table:formula="of:=([.B366]-[.B365])/0.01" office:value-type="float" office:value="-0.0277202767057005" calcext:value-type="float">
            <text:p>-0.0277202767</text:p>
          </table:table-cell>
        </table:table-row>
        <table:table-row table:style-name="ro1">
          <table:table-cell office:value-type="float" office:value="1.2479198650141" calcext:value-type="float">
            <text:p>1.247919865</text:p>
          </table:table-cell>
          <table:table-cell office:value-type="float" office:value="1.24353230354293" calcext:value-type="float">
            <text:p>1.2435323035</text:p>
          </table:table-cell>
          <table:table-cell table:formula="of:=([.A367]-[.A366])/0.01" office:value-type="float" office:value="0.0239614171262392" calcext:value-type="float">
            <text:p>0.0239614171</text:p>
          </table:table-cell>
          <table:table-cell table:formula="of:=([.B367]-[.B366])/0.01" office:value-type="float" office:value="-0.0245580094373476" calcext:value-type="float">
            <text:p>-0.0245580094</text:p>
          </table:table-cell>
        </table:table-row>
        <table:table-row table:style-name="ro1">
          <table:table-cell office:value-type="float" office:value="1.24815947918537" calcext:value-type="float">
            <text:p>1.2481594792</text:p>
          </table:table-cell>
          <table:table-cell office:value-type="float" office:value="1.24328672344855" calcext:value-type="float">
            <text:p>1.2432867234</text:p>
          </table:table-cell>
          <table:table-cell table:formula="of:=([.A368]-[.A367])/0.01" office:value-type="float" office:value="0.0209821623546658" calcext:value-type="float">
            <text:p>0.0209821624</text:p>
          </table:table-cell>
          <table:table-cell table:formula="of:=([.B368]-[.B367])/0.01" office:value-type="float" office:value="-0.0215735255497451" calcext:value-type="float">
            <text:p>-0.0215735255</text:p>
          </table:table-cell>
        </table:table-row>
        <table:table-row table:style-name="ro1">
          <table:table-cell office:value-type="float" office:value="1.24836930080891" calcext:value-type="float">
            <text:p>1.2483693008</text:p>
          </table:table-cell>
          <table:table-cell office:value-type="float" office:value="1.24307098819306" calcext:value-type="float">
            <text:p>1.2430709882</text:p>
          </table:table-cell>
          <table:table-cell table:formula="of:=([.A369]-[.A368])/0.01" office:value-type="float" office:value="0.0181814024540872" calcext:value-type="float">
            <text:p>0.0181814025</text:p>
          </table:table-cell>
          <table:table-cell table:formula="of:=([.B369]-[.B368])/0.01" office:value-type="float" office:value="-0.0187660167199066" calcext:value-type="float">
            <text:p>-0.0187660167</text:p>
          </table:table-cell>
        </table:table-row>
        <table:table-row table:style-name="ro1">
          <table:table-cell office:value-type="float" office:value="1.24855111483345" calcext:value-type="float">
            <text:p>1.2485511148</text:p>
          </table:table-cell>
          <table:table-cell office:value-type="float" office:value="1.24288332802586" calcext:value-type="float">
            <text:p>1.242883328</text:p>
          </table:table-cell>
          <table:table-cell table:formula="of:=([.A370]-[.A369])/0.01" office:value-type="float" office:value="0.0155571459574677" calcext:value-type="float">
            <text:p>0.015557146</text:p>
          </table:table-cell>
          <table:table-cell table:formula="of:=([.B370]-[.B369])/0.01" office:value-type="float" office:value="-0.0161336606702589" calcext:value-type="float">
            <text:p>-0.0161336607</text:p>
          </table:table-cell>
        </table:table-row>
        <table:table-row table:style-name="ro1">
          <table:table-cell office:value-type="float" office:value="1.24870668629303" calcext:value-type="float">
            <text:p>1.2487066863</text:p>
          </table:table-cell>
          <table:table-cell office:value-type="float" office:value="1.24272199141915" calcext:value-type="float">
            <text:p>1.2427219914</text:p>
          </table:table-cell>
          <table:table-cell table:formula="of:=([.A371]-[.A370])/0.01" office:value-type="float" office:value="0.0131065177941592" calcext:value-type="float">
            <text:p>0.0131065178</text:p>
          </table:table-cell>
          <table:table-cell table:formula="of:=([.B371]-[.B370])/0.01" office:value-type="float" office:value="-0.0136737444434543" calcext:value-type="float">
            <text:p>-0.0136737444</text:p>
          </table:table-cell>
        </table:table-row>
        <table:table-row table:style-name="ro1">
          <table:table-cell office:value-type="float" office:value="1.24883775147097" calcext:value-type="float">
            <text:p>1.2488377515</text:p>
          </table:table-cell>
          <table:table-cell office:value-type="float" office:value="1.24258525397472" calcext:value-type="float">
            <text:p>1.242585254</text:p>
          </table:table-cell>
          <table:table-cell table:formula="of:=([.A372]-[.A371])/0.01" office:value-type="float" office:value="0.0108258752884449" calcext:value-type="float">
            <text:p>0.0108258753</text:p>
          </table:table-cell>
          <table:table-cell table:formula="of:=([.B372]-[.B371])/0.01" office:value-type="float" office:value="-0.0113827796073718" calcext:value-type="float">
            <text:p>-0.0113827796</text:p>
          </table:table-cell>
        </table:table-row>
        <table:table-row table:style-name="ro1">
          <table:table-cell office:value-type="float" office:value="1.24894601022385" calcext:value-type="float">
            <text:p>1.2489460102</text:p>
          </table:table-cell>
          <table:table-cell office:value-type="float" office:value="1.24247142617865" calcext:value-type="float">
            <text:p>1.2424714262</text:p>
          </table:table-cell>
          <table:table-cell table:formula="of:=([.A373]-[.A372])/0.01" office:value-type="float" office:value="0.00871091605492147" calcext:value-type="float">
            <text:p>0.0087109161</text:p>
          </table:table-cell>
          <table:table-cell table:formula="of:=([.B373]-[.B372])/0.01" office:value-type="float" office:value="-0.00925660956514474" calcext:value-type="float">
            <text:p>-0.0092566096</text:p>
          </table:table-cell>
        </table:table-row>
        <table:table-row table:style-name="ro1">
          <table:table-cell office:value-type="float" office:value="1.2490331193844" calcext:value-type="float">
            <text:p>1.2490331194</text:p>
          </table:table-cell>
          <table:table-cell office:value-type="float" office:value="1.242378860083" calcext:value-type="float">
            <text:p>1.2423788601</text:p>
          </table:table-cell>
          <table:table-cell table:formula="of:=([.A374]-[.A373])/0.01" office:value-type="float" office:value="0.0067567780188238" calcext:value-type="float">
            <text:p>0.006756778</text:p>
          </table:table-cell>
          <table:table-cell table:formula="of:=([.B374]-[.B373])/0.01" office:value-type="float" office:value="-0.00729050917478435" calcext:value-type="float">
            <text:p>-0.0072905092</text:p>
          </table:table-cell>
        </table:table-row>
        <table:table-row table:style-name="ro1">
          <table:table-cell office:value-type="float" office:value="1.24910068716459" calcext:value-type="float">
            <text:p>1.2491006872</text:p>
          </table:table-cell>
          <table:table-cell office:value-type="float" office:value="1.24230595499125" calcext:value-type="float">
            <text:p>1.242305955</text:p>
          </table:table-cell>
          <table:table-cell table:formula="of:=([.A375]-[.A374])/0.01" office:value-type="float" office:value="0.00495813181435878" calcext:value-type="float">
            <text:p>0.0049581318</text:p>
          </table:table-cell>
          <table:table-cell table:formula="of:=([.B375]-[.B374])/0.01" office:value-type="float" office:value="-0.00547927690812688" calcext:value-type="float">
            <text:p>-0.0054792769</text:p>
          </table:table-cell>
        </table:table-row>
        <table:table-row table:style-name="ro1">
          <table:table-cell office:value-type="float" office:value="1.24915026848274" calcext:value-type="float">
            <text:p>1.2491502685</text:p>
          </table:table-cell>
          <table:table-cell office:value-type="float" office:value="1.24225116222217" calcext:value-type="float">
            <text:p>1.2422511622</text:p>
          </table:table-cell>
          <table:table-cell table:formula="of:=([.A376]-[.A375])/0.01" office:value-type="float" office:value="0.00330926583247404" calcext:value-type="float">
            <text:p>0.0033092658</text:p>
          </table:table-cell>
          <table:table-cell table:formula="of:=([.B376]-[.B375])/0.01" office:value-type="float" office:value="-0.00381731979952615" calcext:value-type="float">
            <text:p>-0.0038173198</text:p>
          </table:table-cell>
        </table:table-row>
        <table:table-row table:style-name="ro1">
          <table:table-cell office:value-type="float" office:value="1.24918336114106" calcext:value-type="float">
            <text:p>1.2491833611</text:p>
          </table:table-cell>
          <table:table-cell office:value-type="float" office:value="1.24221298902417" calcext:value-type="float">
            <text:p>1.242212989</text:p>
          </table:table-cell>
          <table:table-cell table:formula="of:=([.A377]-[.A376])/0.01" office:value-type="float" office:value="0.00180416420649809" calcext:value-type="float">
            <text:p>0.0018041642</text:p>
          </table:table-cell>
          <table:table-cell table:formula="of:=([.B377]-[.B376])/0.01" office:value-type="float" office:value="-0.0022987314517886" calcext:value-type="float">
            <text:p>-0.0022987315</text:p>
          </table:table-cell>
        </table:table-row>
        <table:table-row table:style-name="ro1">
          <table:table-cell office:value-type="float" office:value="1.24920140278313" calcext:value-type="float">
            <text:p>1.2492014028</text:p>
          </table:table-cell>
          <table:table-cell office:value-type="float" office:value="1.24219000170965" calcext:value-type="float">
            <text:p>1.2421900017</text:p>
          </table:table-cell>
          <table:table-cell table:formula="of:=([.A378]-[.A377])/0.01" office:value-type="float" office:value="0.000436578034879176" calcext:value-type="float">
            <text:p>0.000436578</text:p>
          </table:table-cell>
          <table:table-cell table:formula="of:=([.B378]-[.B377])/0.01" office:value-type="float" office:value="-0.000917363380992242" calcext:value-type="float">
            <text:p>-0.0009173634</text:p>
          </table:table-cell>
        </table:table-row>
        <table:table-row table:style-name="ro1">
          <table:table-cell office:value-type="float" office:value="1.24920576856347" calcext:value-type="float">
            <text:p>1.2492057686</text:p>
          </table:table-cell>
          <table:table-cell office:value-type="float" office:value="1.24218082807584" calcext:value-type="float">
            <text:p>1.2421808281</text:p>
          </table:table-cell>
          <table:table-cell table:formula="of:=([.A379]-[.A378])/0.01" office:value-type="float" office:value="-0.000799909850246472" calcext:value-type="float">
            <text:p>-0.0007999099</text:p>
          </table:table-cell>
          <table:table-cell table:formula="of:=([.B379]-[.B378])/0.01" office:value-type="float" office:value="0.000333110008687854" calcext:value-type="float">
            <text:p>0.00033311</text:p>
          </table:table-cell>
        </table:table-row>
        <table:table-row table:style-name="ro1">
          <table:table-cell office:value-type="float" office:value="1.24919776946497" calcext:value-type="float">
            <text:p>1.2491977695</text:p>
          </table:table-cell>
          <table:table-cell office:value-type="float" office:value="1.24218415917593" calcext:value-type="float">
            <text:p>1.2421841592</text:p>
          </table:table-cell>
          <table:table-cell table:formula="of:=([.A380]-[.A379])/0.01" office:value-type="float" office:value="-0.00191182625433051" calcext:value-type="float">
            <text:p>-0.0019118263</text:p>
          </table:table-cell>
          <table:table-cell table:formula="of:=([.B380]-[.B379])/0.01" office:value-type="float" office:value="0.00145913252123098" calcext:value-type="float">
            <text:p>0.0014591325</text:p>
          </table:table-cell>
        </table:table-row>
        <table:table-row table:style-name="ro1">
          <table:table-cell office:value-type="float" office:value="1.24917865120243" calcext:value-type="float">
            <text:p>1.2491786512</text:p>
          </table:table-cell>
          <table:table-cell office:value-type="float" office:value="1.24219875050114" calcext:value-type="float">
            <text:p>1.2421987505</text:p>
          </table:table-cell>
          <table:table-cell table:formula="of:=([.A381]-[.A380])/0.01" office:value-type="float" office:value="-0.00290575481380895" calcext:value-type="float">
            <text:p>-0.0029057548</text:p>
          </table:table-cell>
          <table:table-cell table:formula="of:=([.B381]-[.B380])/0.01" office:value-type="float" office:value="0.00246721303205355" calcext:value-type="float">
            <text:p>0.002467213</text:p>
          </table:table-cell>
        </table:table-row>
        <table:table-row table:style-name="ro1">
          <table:table-cell office:value-type="float" office:value="1.24914959365429" calcext:value-type="float">
            <text:p>1.2491495937</text:p>
          </table:table-cell>
          <table:table-cell office:value-type="float" office:value="1.24222342263146" calcext:value-type="float">
            <text:p>1.2422234226</text:p>
          </table:table-cell>
          <table:table-cell table:formula="of:=([.A382]-[.A381])/0.01" office:value-type="float" office:value="-0.00378828869329606" calcext:value-type="float">
            <text:p>-0.0037882887</text:p>
          </table:table-cell>
          <table:table-cell table:formula="of:=([.B382]-[.B381])/0.01" office:value-type="float" office:value="0.00336387781285641" calcext:value-type="float">
            <text:p>0.0033638778</text:p>
          </table:table-cell>
        </table:table-row>
        <table:table-row table:style-name="ro1">
          <table:table-cell office:value-type="float" office:value="1.24911171076736" calcext:value-type="float">
            <text:p>1.2491117108</text:p>
          </table:table-cell>
          <table:table-cell office:value-type="float" office:value="1.24225706140959" calcext:value-type="float">
            <text:p>1.2422570614</text:p>
          </table:table-cell>
          <table:table-cell table:formula="of:=([.A383]-[.A382])/0.01" office:value-type="float" office:value="-0.00456598846931833" calcext:value-type="float">
            <text:p>-0.0045659885</text:p>
          </table:table-cell>
          <table:table-cell table:formula="of:=([.B383]-[.B382])/0.01" office:value-type="float" office:value="0.00415562801121538" calcext:value-type="float">
            <text:p>0.004155628</text:p>
          </table:table-cell>
        </table:table-row>
        <table:table-row table:style-name="ro1">
          <table:table-cell office:value-type="float" office:value="1.24906605088266" calcext:value-type="float">
            <text:p>1.2490660509</text:p>
          </table:table-cell>
          <table:table-cell office:value-type="float" office:value="1.2422986176897" calcext:value-type="float">
            <text:p>1.2422986177</text:p>
          </table:table-cell>
          <table:table-cell table:formula="of:=([.A384]-[.A383])/0.01" office:value-type="float" office:value="-0.00524534488635098" calcext:value-type="float">
            <text:p>-0.0052453449</text:p>
          </table:table-cell>
          <table:table-cell table:formula="of:=([.B384]-[.B383])/0.01" office:value-type="float" office:value="0.00484890198095833" calcext:value-type="float">
            <text:p>0.004848902</text:p>
          </table:table-cell>
        </table:table-row>
        <table:table-row table:style-name="ro1">
          <table:table-cell office:value-type="float" office:value="1.2490135974338" calcext:value-type="float">
            <text:p>1.2490135974</text:p>
          </table:table-cell>
          <table:table-cell office:value-type="float" office:value="1.24234710670951" calcext:value-type="float">
            <text:p>1.2423471067</text:p>
          </table:table-cell>
          <table:table-cell table:formula="of:=([.A385]-[.A384])/0.01" office:value-type="float" office:value="-0.00583274617571572" calcext:value-type="float">
            <text:p>-0.0058327462</text:p>
          </table:table-cell>
          <table:table-cell table:formula="of:=([.B385]-[.B384])/0.01" office:value-type="float" office:value="0.00545004216212508" calcext:value-type="float">
            <text:p>0.0054500422</text:p>
          </table:table-cell>
        </table:table-row>
        <table:table-row table:style-name="ro1">
          <table:table-cell office:value-type="float" office:value="1.24895526997204" calcext:value-type="float">
            <text:p>1.24895527</text:p>
          </table:table-cell>
          <table:table-cell office:value-type="float" office:value="1.24240160713113" calcext:value-type="float">
            <text:p>1.2424016071</text:p>
          </table:table-cell>
          <table:table-cell table:formula="of:=([.A386]-[.A385])/0.01" office:value-type="float" office:value="-0.00633444963415997" calcext:value-type="float">
            <text:p>-0.0063344496</text:p>
          </table:table-cell>
          <table:table-cell table:formula="of:=([.B386]-[.B385])/0.01" office:value-type="float" office:value="0.00596526621412519" calcext:value-type="float">
            <text:p>0.0059652662</text:p>
          </table:table-cell>
        </table:table-row>
        <table:table-row table:style-name="ro1">
          <table:table-cell office:value-type="float" office:value="1.2488919254757" calcext:value-type="float">
            <text:p>1.2488919255</text:p>
          </table:table-cell>
          <table:table-cell office:value-type="float" office:value="1.24246125979328" calcext:value-type="float">
            <text:p>1.2424612598</text:p>
          </table:table-cell>
          <table:table-cell table:formula="of:=([.A387]-[.A386])/0.01" office:value-type="float" office:value="-0.00675655716573242" calcext:value-type="float">
            <text:p>-0.0067565572</text:p>
          </table:table-cell>
          <table:table-cell table:formula="of:=([.B387]-[.B386])/0.01" office:value-type="float" office:value="0.00640064211256952" calcext:value-type="float">
            <text:p>0.0064006421</text:p>
          </table:table-cell>
        </table:table-row>
        <table:table-row table:style-name="ro1">
          <table:table-cell office:value-type="float" office:value="1.24882435990404" calcext:value-type="float">
            <text:p>1.2488243599</text:p>
          </table:table-cell>
          <table:table-cell office:value-type="float" office:value="1.2425252662144" calcext:value-type="float">
            <text:p>1.2425252662</text:p>
          </table:table-cell>
          <table:table-cell table:formula="of:=([.A388]-[.A387])/0.01" office:value-type="float" office:value="-0.00710499449925184" calcext:value-type="float">
            <text:p>-0.0071049945</text:p>
          </table:table-cell>
          <table:table-cell table:formula="of:=([.B388]-[.B387])/0.01" office:value-type="float" office:value="0.00676206692684644" calcext:value-type="float">
            <text:p>0.0067620669</text:p>
          </table:table-cell>
        </table:table-row>
        <table:table-row table:style-name="ro1">
          <table:table-cell office:value-type="float" office:value="1.24875330995905" calcext:value-type="float">
            <text:p>1.24875331</text:p>
          </table:table-cell>
          <table:table-cell office:value-type="float" office:value="1.24259288688367" calcext:value-type="float">
            <text:p>1.2425928869</text:p>
          </table:table-cell>
          <table:table-cell table:formula="of:=([.A389]-[.A388])/0.01" office:value-type="float" office:value="-0.00738549380303599" calcext:value-type="float">
            <text:p>-0.0073854938</text:p>
          </table:table-cell>
          <table:table-cell table:formula="of:=([.B389]-[.B388])/0.01" office:value-type="float" office:value="0.00705524900430632" calcext:value-type="float">
            <text:p>0.007055249</text:p>
          </table:table-cell>
        </table:table-row>
        <table:table-row table:style-name="ro1">
          <table:table-cell office:value-type="float" office:value="1.24867945502102" calcext:value-type="float">
            <text:p>1.248679455</text:p>
          </table:table-cell>
          <table:table-cell office:value-type="float" office:value="1.24266343937371" calcext:value-type="float">
            <text:p>1.2426634394</text:p>
          </table:table-cell>
          <table:table-cell table:formula="of:=([.A390]-[.A389])/0.01" office:value-type="float" office:value="-0.00760357942783951" calcext:value-type="float">
            <text:p>-0.0076035794</text:p>
          </table:table-cell>
          <table:table-cell table:formula="of:=([.B390]-[.B389])/0.01" office:value-type="float" office:value="0.00728569329571105" calcext:value-type="float">
            <text:p>0.0072856933</text:p>
          </table:table-cell>
        </table:table-row>
        <table:table-row table:style-name="ro1">
          <table:table-cell office:value-type="float" office:value="1.24860341922674" calcext:value-type="float">
            <text:p>1.2486034192</text:p>
          </table:table-cell>
          <table:table-cell office:value-type="float" office:value="1.24273629630667" calcext:value-type="float">
            <text:p>1.2427362963</text:p>
          </table:table-cell>
          <table:table-cell table:formula="of:=([.A391]-[.A390])/0.01" office:value-type="float" office:value="-0.00776455651998464" calcext:value-type="float">
            <text:p>-0.0077645565</text:p>
          </table:table-cell>
          <table:table-cell table:formula="of:=([.B391]-[.B390])/0.01" office:value-type="float" office:value="0.00745868956635309" calcext:value-type="float">
            <text:p>0.0074586896</text:p>
          </table:table-cell>
        </table:table-row>
        <table:table-row table:style-name="ro1">
          <table:table-cell office:value-type="float" office:value="1.24852577366154" calcext:value-type="float">
            <text:p>1.2485257737</text:p>
          </table:table-cell>
          <table:table-cell office:value-type="float" office:value="1.24281088320233" calcext:value-type="float">
            <text:p>1.2428108832</text:p>
          </table:table-cell>
          <table:table-cell table:formula="of:=([.A392]-[.A391])/0.01" office:value-type="float" office:value="-0.00787350225712746" calcext:value-type="float">
            <text:p>-0.0078735023</text:p>
          </table:table-cell>
          <table:table-cell table:formula="of:=([.B392]-[.B391])/0.01" office:value-type="float" office:value="0.00757930324770673" calcext:value-type="float">
            <text:p>0.0075793032</text:p>
          </table:table-cell>
        </table:table-row>
        <table:table-row table:style-name="ro1">
          <table:table-cell office:value-type="float" office:value="1.24844703863897" calcext:value-type="float">
            <text:p>1.2484470386</text:p>
          </table:table-cell>
          <table:table-cell office:value-type="float" office:value="1.24288667623481" calcext:value-type="float">
            <text:p>1.2428866762</text:p>
          </table:table-cell>
          <table:table-cell table:formula="of:=([.A393]-[.A392])/0.01" office:value-type="float" office:value="-0.00793525947058171" calcext:value-type="float">
            <text:p>-0.0079352595</text:p>
          </table:table-cell>
          <table:table-cell table:formula="of:=([.B393]-[.B392])/0.01" office:value-type="float" office:value="0.00765236869488817" calcext:value-type="float">
            <text:p>0.0076523687</text:p>
          </table:table-cell>
        </table:table-row>
        <table:table-row table:style-name="ro1">
          <table:table-cell office:value-type="float" office:value="1.24836768604427" calcext:value-type="float">
            <text:p>1.248367686</text:p>
          </table:table-cell>
          <table:table-cell office:value-type="float" office:value="1.24296319992176" calcext:value-type="float">
            <text:p>1.2429631999</text:p>
          </table:table-cell>
          <table:table-cell table:formula="of:=([.A394]-[.A393])/0.01" office:value-type="float" office:value="-0.00795443242931349" calcext:value-type="float">
            <text:p>-0.0079544324</text:p>
          </table:table-cell>
          <table:table-cell table:formula="of:=([.B394]-[.B393])/0.01" office:value-type="float" office:value="0.00768248462610366" calcext:value-type="float">
            <text:p>0.0076824846</text:p>
          </table:table-cell>
        </table:table-row>
        <table:table-row table:style-name="ro1">
          <table:table-cell office:value-type="float" office:value="1.24828814171997" calcext:value-type="float">
            <text:p>1.2482881417</text:p>
          </table:table-cell>
          <table:table-cell office:value-type="float" office:value="1.24304002476802" calcext:value-type="float">
            <text:p>1.2430400248</text:p>
          </table:table-cell>
          <table:table-cell table:formula="of:=([.A395]-[.A394])/0.01" office:value-type="float" office:value="-0.00793538457246612" calcext:value-type="float">
            <text:p>-0.0079353846</text:p>
          </table:table-cell>
          <table:table-cell table:formula="of:=([.B395]-[.B394])/0.01" office:value-type="float" office:value="0.00767401153154435" calcext:value-type="float">
            <text:p>0.0076740115</text:p>
          </table:table-cell>
        </table:table-row>
        <table:table-row table:style-name="ro1">
          <table:table-cell office:value-type="float" office:value="1.24820878787425" calcext:value-type="float">
            <text:p>1.2482087879</text:p>
          </table:table-cell>
          <table:table-cell office:value-type="float" office:value="1.24311676488334" calcext:value-type="float">
            <text:p>1.2431167649</text:p>
          </table:table-cell>
          <table:table-cell table:formula="of:=([.A396]-[.A395])/0.01" office:value-type="float" office:value="-0.0078822379886434" calcext:value-type="float">
            <text:p>-0.007882238</text:p>
          </table:table-cell>
          <table:table-cell table:formula="of:=([.B396]-[.B395])/0.01" office:value-type="float" office:value="0.00763107085024473" calcext:value-type="float">
            <text:p>0.0076310709</text:p>
          </table:table-cell>
        </table:table-row>
        <table:table-row table:style-name="ro1">
          <table:table-cell office:value-type="float" office:value="1.24812996549436" calcext:value-type="float">
            <text:p>1.2481299655</text:p>
          </table:table-cell>
          <table:table-cell office:value-type="float" office:value="1.24319307559184" calcext:value-type="float">
            <text:p>1.2431930756</text:p>
          </table:table-cell>
          <table:table-cell table:formula="of:=([.A397]-[.A396])/0.01" office:value-type="float" office:value="-0.00779887445183647" calcext:value-type="float">
            <text:p>-0.0077988745</text:p>
          </table:table-cell>
          <table:table-cell table:formula="of:=([.B397]-[.B396])/0.01" office:value-type="float" office:value="0.00755754572492329" calcext:value-type="float">
            <text:p>0.0075575457</text:p>
          </table:table-cell>
        </table:table-row>
        <table:table-row table:style-name="ro1">
          <table:table-cell office:value-type="float" office:value="1.24805197674984" calcext:value-type="float">
            <text:p>1.2480519767</text:p>
          </table:table-cell>
          <table:table-cell office:value-type="float" office:value="1.24326865104909" calcext:value-type="float">
            <text:p>1.243268651</text:p>
          </table:table-cell>
          <table:table-cell table:formula="of:=([.A398]-[.A397])/0.01" office:value-type="float" office:value="-0.00768893783522628" calcext:value-type="float">
            <text:p>-0.0076889378</text:p>
          </table:table-cell>
          <table:table-cell table:formula="of:=([.B398]-[.B397])/0.01" office:value-type="float" office:value="0.00745708315557092" calcext:value-type="float">
            <text:p>0.0074570832</text:p>
          </table:table-cell>
        </table:table-row>
        <table:table-row table:style-name="ro1">
          <table:table-cell office:value-type="float" office:value="1.24797508737149" calcext:value-type="float">
            <text:p>1.2479750874</text:p>
          </table:table-cell>
          <table:table-cell office:value-type="float" office:value="1.24334322188064" calcext:value-type="float">
            <text:p>1.2433432219</text:p>
          </table:table-cell>
          <table:table-cell table:formula="of:=([.A399]-[.A398])/0.01" office:value-type="float" office:value="-0.00755583773550672" calcext:value-type="float">
            <text:p>-0.0075558377</text:p>
          </table:table-cell>
          <table:table-cell table:formula="of:=([.B399]-[.B398])/0.01" office:value-type="float" office:value="0.007333097383877" calcext:value-type="float">
            <text:p>0.0073330974</text:p>
          </table:table-cell>
        </table:table-row>
        <table:table-row table:style-name="ro1">
          <table:table-cell office:value-type="float" office:value="1.24789952899414" calcext:value-type="float">
            <text:p>1.247899529</text:p>
          </table:table-cell>
          <table:table-cell office:value-type="float" office:value="1.24341655285448" calcext:value-type="float">
            <text:p>1.2434165529</text:p>
          </table:table-cell>
          <table:table-cell table:formula="of:=([.A400]-[.A399])/0.01" office:value-type="float" office:value="-0.00740275415116454" calcext:value-type="float">
            <text:p>-0.0074027542</text:p>
          </table:table-cell>
          <table:table-cell table:formula="of:=([.B400]-[.B399])/0.01" office:value-type="float" office:value="0.00718877435168519" calcext:value-type="float">
            <text:p>0.0071887744</text:p>
          </table:table-cell>
        </table:table-row>
        <table:table-row table:style-name="ro1">
          <table:table-cell office:value-type="float" office:value="1.24782550145262" calcext:value-type="float">
            <text:p>1.2478255015</text:p>
          </table:table-cell>
          <table:table-cell office:value-type="float" office:value="1.243488440598" calcext:value-type="float">
            <text:p>1.2434884406</text:p>
          </table:table-cell>
          <table:table-cell table:formula="of:=([.A401]-[.A400])/0.01" office:value-type="float" office:value="-0.00723264306918825" calcext:value-type="float">
            <text:p>-0.0072326431</text:p>
          </table:table-cell>
          <table:table-cell table:formula="of:=([.B401]-[.B400])/0.01" office:value-type="float" office:value="0.00702707708668537" calcext:value-type="float">
            <text:p>0.0070270771</text:p>
          </table:table-cell>
        </table:table-row>
        <table:table-row table:style-name="ro1">
          <table:table-cell office:value-type="float" office:value="1.24775317502193" calcext:value-type="float">
            <text:p>1.247753175</text:p>
          </table:table-cell>
          <table:table-cell office:value-type="float" office:value="1.24355871136887" calcext:value-type="float">
            <text:p>1.2435587114</text:p>
          </table:table-cell>
          <table:table-cell table:formula="of:=([.A402]-[.A401])/0.01" office:value-type="float" office:value="-0.00704824282502514" calcext:value-type="float">
            <text:p>-0.0070482428</text:p>
          </table:table-cell>
          <table:table-cell table:formula="of:=([.B402]-[.B401])/0.01" office:value-type="float" office:value="0.00685075187973894" calcext:value-type="float">
            <text:p>0.0068507519</text:p>
          </table:table-cell>
        </table:table-row>
        <table:table-row table:style-name="ro1">
          <table:table-cell office:value-type="float" office:value="1.24768269259368" calcext:value-type="float">
            <text:p>1.2476826926</text:p>
          </table:table-cell>
          <table:table-cell office:value-type="float" office:value="1.24362721888766" calcext:value-type="float">
            <text:p>1.2436272189</text:p>
          </table:table-cell>
          <table:table-cell table:formula="of:=([.A403]-[.A402])/0.01" office:value-type="float" office:value="-0.00685208111077529" calcext:value-type="float">
            <text:p>-0.0068520811</text:p>
          </table:table-cell>
          <table:table-cell table:formula="of:=([.B403]-[.B402])/0.01" office:value-type="float" office:value="0.00666233512773839" calcext:value-type="float">
            <text:p>0.0066623351</text:p>
          </table:table-cell>
        </table:table-row>
        <table:table-row table:style-name="ro1">
          <table:table-cell office:value-type="float" office:value="1.24761417178257" calcext:value-type="float">
            <text:p>1.2476141718</text:p>
          </table:table-cell>
          <table:table-cell office:value-type="float" office:value="1.24369384223894" calcext:value-type="float">
            <text:p>1.2436938422</text:p>
          </table:table-cell>
          <table:table-cell table:formula="of:=([.A404]-[.A403])/0.01" office:value-type="float" office:value="-0.00664648251660349" calcext:value-type="float">
            <text:p>-0.0066464825</text:p>
          </table:table-cell>
          <table:table-cell table:formula="of:=([.B404]-[.B403])/0.01" office:value-type="float" office:value="0.00646416072567213" calcext:value-type="float">
            <text:p>0.0064641607</text:p>
          </table:table-cell>
        </table:table-row>
        <table:table-row table:style-name="ro1">
          <table:table-cell office:value-type="float" office:value="1.24754770695741" calcext:value-type="float">
            <text:p>1.247547707</text:p>
          </table:table-cell>
          <table:table-cell office:value-type="float" office:value="1.2437584838462" calcext:value-type="float">
            <text:p>1.2437584838</text:p>
          </table:table-cell>
          <table:table-cell table:formula="of:=([.A405]-[.A404])/0.01" office:value-type="float" office:value="-0.00643357649936505" calcext:value-type="float">
            <text:p>-0.0064335765</text:p>
          </table:table-cell>
          <table:table-cell table:formula="of:=([.B405]-[.B404])/0.01" office:value-type="float" office:value="0.00625836790175693" calcext:value-type="float">
            <text:p>0.0062583679</text:p>
          </table:table-cell>
        </table:table-row>
        <table:table-row table:style-name="ro1">
          <table:table-cell office:value-type="float" office:value="1.24748337119242" calcext:value-type="float">
            <text:p>1.2474833712</text:p>
          </table:table-cell>
          <table:table-cell office:value-type="float" office:value="1.24382106752521" calcext:value-type="float">
            <text:p>1.2438210675</text:p>
          </table:table-cell>
          <table:table-cell table:formula="of:=([.A406]-[.A405])/0.01" office:value-type="float" office:value="-0.00621530568218898" calcext:value-type="float">
            <text:p>-0.0062153057</text:p>
          </table:table-cell>
          <table:table-cell table:formula="of:=([.B406]-[.B405])/0.01" office:value-type="float" office:value="0.00604690939733921" calcext:value-type="float">
            <text:p>0.0060469094</text:p>
          </table:table-cell>
        </table:table-row>
        <table:table-row table:style-name="ro1">
          <table:table-cell office:value-type="float" office:value="1.24742121813559" calcext:value-type="float">
            <text:p>1.2474212181</text:p>
          </table:table-cell>
          <table:table-cell office:value-type="float" office:value="1.24388153661919" calcext:value-type="float">
            <text:p>1.2438815366</text:p>
          </table:table-cell>
          <table:table-cell table:formula="of:=([.A407]-[.A406])/0.01" office:value-type="float" office:value="-0.00599343439648958" calcext:value-type="float">
            <text:p>-0.0059934344</text:p>
          </table:table-cell>
          <table:table-cell table:formula="of:=([.B407]-[.B406])/0.01" office:value-type="float" office:value="0.0058315599028802" calcext:value-type="float">
            <text:p>0.0058315599</text:p>
          </table:table-cell>
        </table:table-row>
        <table:table-row table:style-name="ro1">
          <table:table-cell office:value-type="float" office:value="1.24736128379163" calcext:value-type="float">
            <text:p>1.2473612838</text:p>
          </table:table-cell>
          <table:table-cell office:value-type="float" office:value="1.24393985221822" calcext:value-type="float">
            <text:p>1.2439398522</text:p>
          </table:table-cell>
          <table:table-cell table:formula="of:=([.A408]-[.A407])/0.01" office:value-type="float" office:value="-0.00576955738693652" calcext:value-type="float">
            <text:p>-0.0057695574</text:p>
          </table:table-cell>
          <table:table-cell table:formula="of:=([.B408]-[.B407])/0.01" office:value-type="float" office:value="0.00561392466913446" calcext:value-type="float">
            <text:p>0.0056139247</text:p>
          </table:table-cell>
        </table:table-row>
        <table:table-row table:style-name="ro1">
          <table:table-cell office:value-type="float" office:value="1.24730358821776" calcext:value-type="float">
            <text:p>1.2473035882</text:p>
          </table:table-cell>
          <table:table-cell office:value-type="float" office:value="1.24399599146491" calcext:value-type="float">
            <text:p>1.2439959915</text:p>
          </table:table-cell>
          <table:table-cell table:formula="of:=([.A409]-[.A408])/0.01" office:value-type="float" office:value="-0.00554510860735213" calcext:value-type="float">
            <text:p>-0.0055451086</text:p>
          </table:table-cell>
          <table:table-cell table:formula="of:=([.B409]-[.B408])/0.01" office:value-type="float" office:value="0.0053954482205798" calcext:value-type="float">
            <text:p>0.0053954482</text:p>
          </table:table-cell>
        </table:table-row>
        <table:table-row table:style-name="ro1">
          <table:table-cell office:value-type="float" office:value="1.24724813713169" calcext:value-type="float">
            <text:p>1.2472481371</text:p>
          </table:table-cell>
          <table:table-cell office:value-type="float" office:value="1.24404994594711" calcext:value-type="float">
            <text:p>1.2440499459</text:p>
          </table:table-cell>
          <table:table-cell table:formula="of:=([.A410]-[.A409])/0.01" office:value-type="float" office:value="-0.00532137004274347" calcext:value-type="float">
            <text:p>-0.00532137</text:p>
          </table:table-cell>
          <table:table-cell table:formula="of:=([.B410]-[.B409])/0.01" office:value-type="float" office:value="0.00517742310568448" calcext:value-type="float">
            <text:p>0.0051774231</text:p>
          </table:table-cell>
        </table:table-row>
        <table:table-row table:style-name="ro1">
          <table:table-cell office:value-type="float" office:value="1.24719492343126" calcext:value-type="float">
            <text:p>1.2471949234</text:p>
          </table:table-cell>
          <table:table-cell office:value-type="float" office:value="1.24410172017817" calcext:value-type="float">
            <text:p>1.2441017202</text:p>
          </table:table-cell>
          <table:table-cell table:formula="of:=([.A411]-[.A410])/0.01" office:value-type="float" office:value="-0.00509948050011477" calcext:value-type="float">
            <text:p>-0.0050994805</text:p>
          </table:table-cell>
          <table:table-cell table:formula="of:=([.B411]-[.B410])/0.01" office:value-type="float" office:value="0.00496099862528077" calcext:value-type="float">
            <text:p>0.0049609986</text:p>
          </table:table-cell>
        </table:table-row>
        <table:table-row table:style-name="ro1">
          <table:table-cell office:value-type="float" office:value="1.24714392862626" calcext:value-type="float">
            <text:p>1.2471439286</text:p>
          </table:table-cell>
          <table:table-cell office:value-type="float" office:value="1.24415133016442" calcext:value-type="float">
            <text:p>1.2441513302</text:p>
          </table:table-cell>
          <table:table-cell table:formula="of:=([.A412]-[.A411])/0.01" office:value-type="float" office:value="-0.00488044431667944" calcext:value-type="float">
            <text:p>-0.0048804443</text:p>
          </table:table-cell>
          <table:table-cell table:formula="of:=([.B412]-[.B411])/0.01" office:value-type="float" office:value="0.00474718948735298" calcext:value-type="float">
            <text:p>0.0047471895</text:p>
          </table:table-cell>
        </table:table-row>
        <table:table-row table:style-name="ro1">
          <table:table-cell office:value-type="float" office:value="1.24709512418309" calcext:value-type="float">
            <text:p>1.2470951242</text:p>
          </table:table-cell>
          <table:table-cell office:value-type="float" office:value="1.2441988020593" calcext:value-type="float">
            <text:p>1.2441988021</text:p>
          </table:table-cell>
          <table:table-cell table:formula="of:=([.A413]-[.A412])/0.01" office:value-type="float" office:value="-0.00466513994101803" calcext:value-type="float">
            <text:p>-0.0046651399</text:p>
          </table:table-cell>
          <table:table-cell table:formula="of:=([.B413]-[.B412])/0.01" office:value-type="float" office:value="0.00453688434240984" calcext:value-type="float">
            <text:p>0.0045368843</text:p>
          </table:table-cell>
        </table:table-row>
        <table:table-row table:style-name="ro1">
          <table:table-cell office:value-type="float" office:value="1.24704847278368" calcext:value-type="float">
            <text:p>1.2470484728</text:p>
          </table:table-cell>
          <table:table-cell office:value-type="float" office:value="1.24424417090272" calcext:value-type="float">
            <text:p>1.2442441709</text:p>
          </table:table-cell>
          <table:table-cell table:formula="of:=([.A414]-[.A413])/0.01" office:value-type="float" office:value="-0.00445432834748072" calcext:value-type="float">
            <text:p>-0.0044543283</text:p>
          </table:table-cell>
          <table:table-cell table:formula="of:=([.B414]-[.B413])/0.01" office:value-type="float" office:value="0.00433085415969536" calcext:value-type="float">
            <text:p>0.0043308542</text:p>
          </table:table-cell>
        </table:table-row>
        <table:table-row table:style-name="ro1">
          <table:table-cell office:value-type="float" office:value="1.2470039295002" calcext:value-type="float">
            <text:p>1.2470039295</text:p>
          </table:table-cell>
          <table:table-cell office:value-type="float" office:value="1.24428747944432" calcext:value-type="float">
            <text:p>1.2442874794</text:p>
          </table:table-cell>
          <table:table-cell table:formula="of:=([.A415]-[.A414])/0.01" office:value-type="float" office:value="-0.00424866125048329" calcext:value-type="float">
            <text:p>-0.0042486613</text:p>
          </table:table-cell>
          <table:table-cell table:formula="of:=([.B415]-[.B414])/0.01" office:value-type="float" office:value="0.0041297604095103" calcext:value-type="float">
            <text:p>0.0041297604</text:p>
          </table:table-cell>
        </table:table-row>
        <table:table-row table:style-name="ro1">
          <table:table-cell office:value-type="float" office:value="1.2469614428877" calcext:value-type="float">
            <text:p>1.2469614429</text:p>
          </table:table-cell>
          <table:table-cell office:value-type="float" office:value="1.24432877704841" calcext:value-type="float">
            <text:p>1.244328777</text:p>
          </table:table-cell>
          <table:table-cell table:formula="of:=([.A416]-[.A415])/0.01" office:value-type="float" office:value="-0.00404868908949752" calcext:value-type="float">
            <text:p>-0.0040486891</text:p>
          </table:table-cell>
          <table:table-cell table:formula="of:=([.B416]-[.B415])/0.01" office:value-type="float" office:value="0.00393416302235661" calcext:value-type="float">
            <text:p>0.003934163</text:p>
          </table:table-cell>
        </table:table-row>
        <table:table-row table:style-name="ro1">
          <table:table-cell office:value-type="float" office:value="1.24692095599681" calcext:value-type="float">
            <text:p>1.246920956</text:p>
          </table:table-cell>
          <table:table-cell office:value-type="float" office:value="1.24436811867864" calcext:value-type="float">
            <text:p>1.2443681187</text:p>
          </table:table-cell>
          <table:table-cell table:formula="of:=([.A417]-[.A416])/0.01" office:value-type="float" office:value="-0.00385486876104402" calcext:value-type="float">
            <text:p>-0.0038548688</text:p>
          </table:table-cell>
          <table:table-cell table:formula="of:=([.B417]-[.B416])/0.01" office:value-type="float" office:value="0.00374452809994708" calcext:value-type="float">
            <text:p>0.0037445281</text:p>
          </table:table-cell>
        </table:table-row>
        <table:table-row table:style-name="ro1">
          <table:table-cell office:value-type="float" office:value="1.24688240730919" calcext:value-type="float">
            <text:p>1.2468824073</text:p>
          </table:table-cell>
          <table:table-cell office:value-type="float" office:value="1.24440556395964" calcext:value-type="float">
            <text:p>1.244405564</text:p>
          </table:table-cell>
          <table:table-cell table:formula="of:=([.A418]-[.A417])/0.01" office:value-type="float" office:value="-0.0036675710770373" calcext:value-type="float">
            <text:p>-0.0036675711</text:p>
          </table:table-cell>
          <table:table-cell table:formula="of:=([.B418]-[.B417])/0.01" office:value-type="float" office:value="0.00356123535758535" calcext:value-type="float">
            <text:p>0.0035612354</text:p>
          </table:table-cell>
        </table:table-row>
        <table:table-row table:style-name="ro1">
          <table:table-cell office:value-type="float" office:value="1.24684573159842" calcext:value-type="float">
            <text:p>1.2468457316</text:p>
          </table:table-cell>
          <table:table-cell office:value-type="float" office:value="1.24444117631321" calcext:value-type="float">
            <text:p>1.2444411763</text:p>
          </table:table-cell>
          <table:table-cell table:formula="of:=([.A419]-[.A418])/0.01" office:value-type="float" office:value="-0.00348708793396213" calcext:value-type="float">
            <text:p>-0.0034870879</text:p>
          </table:table-cell>
          <table:table-cell table:formula="of:=([.B419]-[.B418])/0.01" office:value-type="float" office:value="0.00338458528137409" calcext:value-type="float">
            <text:p>0.0033845853</text:p>
          </table:table-cell>
        </table:table-row>
        <table:table-row table:style-name="ro1">
          <table:table-cell office:value-type="float" office:value="1.24681086071908" calcext:value-type="float">
            <text:p>1.2468108607</text:p>
          </table:table-cell>
          <table:table-cell office:value-type="float" office:value="1.24447502216603" calcext:value-type="float">
            <text:p>1.2444750222</text:p>
          </table:table-cell>
          <table:table-cell table:formula="of:=([.A420]-[.A419])/0.01" office:value-type="float" office:value="-0.00331363918015803" calcext:value-type="float">
            <text:p>-0.0033136392</text:p>
          </table:table-cell>
          <table:table-cell table:formula="of:=([.B420]-[.B419])/0.01" office:value-type="float" office:value="0.00321480598721724" calcext:value-type="float">
            <text:p>0.003214806</text:p>
          </table:table-cell>
        </table:table-row>
        <table:table-row table:style-name="ro1">
          <table:table-cell office:value-type="float" office:value="1.24677772432728" calcext:value-type="float">
            <text:p>1.2467777243</text:p>
          </table:table-cell>
          <table:table-cell office:value-type="float" office:value="1.2445071702259" calcext:value-type="float">
            <text:p>1.2445071702</text:p>
          </table:table-cell>
          <table:table-cell table:formula="of:=([.A421]-[.A420])/0.01" office:value-type="float" office:value="-0.0031473791717529" calcext:value-type="float">
            <text:p>-0.0031473792</text:p>
          </table:table-cell>
          <table:table-cell table:formula="of:=([.B421]-[.B420])/0.01" office:value-type="float" office:value="0.00305205977182421" calcext:value-type="float">
            <text:p>0.0030520598</text:p>
          </table:table-cell>
        </table:table-row>
        <table:table-row table:style-name="ro1">
          <table:table-cell office:value-type="float" office:value="1.24674625053557" calcext:value-type="float">
            <text:p>1.2467462505</text:p>
          </table:table-cell>
          <table:table-cell office:value-type="float" office:value="1.24453769082362" calcext:value-type="float">
            <text:p>1.2445376908</text:p>
          </table:table-cell>
          <table:table-cell table:formula="of:=([.A422]-[.A421])/0.01" office:value-type="float" office:value="-0.00298840301153902" calcext:value-type="float">
            <text:p>-0.002988403</text:p>
          </table:table-cell>
          <table:table-cell table:formula="of:=([.B422]-[.B421])/0.01" office:value-type="float" office:value="0.00289644934914346" calcext:value-type="float">
            <text:p>0.0028964493</text:p>
          </table:table-cell>
        </table:table-row>
        <table:table-row table:style-name="ro1">
          <table:table-cell office:value-type="float" office:value="1.24671636650545" calcext:value-type="float">
            <text:p>1.2467163665</text:p>
          </table:table-cell>
          <table:table-cell office:value-type="float" office:value="1.24456665531711" calcext:value-type="float">
            <text:p>1.2445666553</text:p>
          </table:table-cell>
          <table:table-cell table:formula="of:=([.A423]-[.A422])/0.01" office:value-type="float" office:value="-0.00283675246652848" calcext:value-type="float">
            <text:p>-0.0028367525</text:p>
          </table:table-cell>
          <table:table-cell table:formula="of:=([.B423]-[.B422])/0.01" office:value-type="float" office:value="0.0027480237682953" calcext:value-type="float">
            <text:p>0.0027480238</text:p>
          </table:table-cell>
        </table:table-row>
        <table:table-row table:style-name="ro1">
          <table:table-cell office:value-type="float" office:value="1.24668799898078" calcext:value-type="float">
            <text:p>1.246687999</text:p>
          </table:table-cell>
          <table:table-cell office:value-type="float" office:value="1.24459413555479" calcext:value-type="float">
            <text:p>1.2445941356</text:p>
          </table:table-cell>
          <table:table-cell table:formula="of:=([.A424]-[.A423])/0.01" office:value-type="float" office:value="-0.0026924215631885" calcext:value-type="float">
            <text:p>-0.0026924216</text:p>
          </table:table-cell>
          <table:table-cell table:formula="of:=([.B424]-[.B423])/0.01" office:value-type="float" office:value="0.00260678401116099" calcext:value-type="float">
            <text:p>0.002606784</text:p>
          </table:table-cell>
        </table:table-row>
        <table:table-row table:style-name="ro1">
          <table:table-cell office:value-type="float" office:value="1.24666107476515" calcext:value-type="float">
            <text:p>1.2466610748</text:p>
          </table:table-cell>
          <table:table-cell office:value-type="float" office:value="1.2446202033949" calcext:value-type="float">
            <text:p>1.2446202034</text:p>
          </table:table-cell>
          <table:table-cell table:formula="of:=([.A425]-[.A424])/0.01" office:value-type="float" office:value="-0.00255536186131167" calcext:value-type="float">
            <text:p>-0.0025553619</text:p>
          </table:table-cell>
          <table:table-cell table:formula="of:=([.B425]-[.B424])/0.01" office:value-type="float" office:value="0.00247268827027192" calcext:value-type="float">
            <text:p>0.0024726883</text:p>
          </table:table-cell>
        </table:table-row>
        <table:table-row table:style-name="ro1">
          <table:table-cell office:value-type="float" office:value="1.24663552114654" calcext:value-type="float">
            <text:p>1.2466355211</text:p>
          </table:table-cell>
          <table:table-cell office:value-type="float" office:value="1.24464493027761" calcext:value-type="float">
            <text:p>1.2446449303</text:p>
          </table:table-cell>
          <table:table-cell table:formula="of:=([.A426]-[.A425])/0.01" office:value-type="float" office:value="-0.00242548740922999" calcext:value-type="float">
            <text:p>-0.0024254874</text:p>
          </table:table-cell>
          <table:table-cell table:formula="of:=([.B426]-[.B425])/0.01" office:value-type="float" office:value="0.00234565691001887" calcext:value-type="float">
            <text:p>0.0023456569</text:p>
          </table:table-cell>
        </table:table-row>
        <table:table-row table:style-name="ro1">
          <table:table-cell office:value-type="float" office:value="1.24661126627245" calcext:value-type="float">
            <text:p>1.2466112663</text:p>
          </table:table-cell>
          <table:table-cell office:value-type="float" office:value="1.24466838684671" calcext:value-type="float">
            <text:p>1.2446683868</text:p>
          </table:table-cell>
          <table:table-cell table:formula="of:=([.A427]-[.A426])/0.01" office:value-type="float" office:value="-0.00230267938503559" calcext:value-type="float">
            <text:p>-0.0023026794</text:p>
          </table:table-cell>
          <table:table-cell table:formula="of:=([.B427]-[.B426])/0.01" office:value-type="float" office:value="0.00222557711453408" calcext:value-type="float">
            <text:p>0.0022255771</text:p>
          </table:table-cell>
        </table:table-row>
        <table:table-row table:style-name="ro1">
          <table:table-cell office:value-type="float" office:value="1.2465882394786" calcext:value-type="float">
            <text:p>1.2465882395</text:p>
          </table:table-cell>
          <table:table-cell office:value-type="float" office:value="1.24469064261785" calcext:value-type="float">
            <text:p>1.2446906426</text:p>
          </table:table-cell>
          <table:table-cell table:formula="of:=([.A428]-[.A427])/0.01" office:value-type="float" office:value="-0.00218679042913728" calcext:value-type="float">
            <text:p>-0.0021867904</text:p>
          </table:table-cell>
          <table:table-cell table:formula="of:=([.B428]-[.B427])/0.01" office:value-type="float" office:value="0.00211230722833022" calcext:value-type="float">
            <text:p>0.0021123072</text:p>
          </table:table-cell>
        </table:table-row>
        <table:table-row table:style-name="ro1">
          <table:table-cell office:value-type="float" office:value="1.24656637157431" calcext:value-type="float">
            <text:p>1.2465663716</text:p>
          </table:table-cell>
          <table:table-cell office:value-type="float" office:value="1.24471176569013" calcext:value-type="float">
            <text:p>1.2447117657</text:p>
          </table:table-cell>
          <table:table-cell table:formula="of:=([.A429]-[.A428])/0.01" office:value-type="float" office:value="-0.00207764867601323" calcext:value-type="float">
            <text:p>-0.0020776487</text:p>
          </table:table-cell>
          <table:table-cell table:formula="of:=([.B429]-[.B428])/0.01" office:value-type="float" office:value="0.00200568079720131" calcext:value-type="float">
            <text:p>0.0020056808</text:p>
          </table:table-cell>
        </table:table-row>
        <table:table-row table:style-name="ro1">
          <table:table-cell office:value-type="float" office:value="1.24654559508755" calcext:value-type="float">
            <text:p>1.2465455951</text:p>
          </table:table-cell>
          <table:table-cell office:value-type="float" office:value="1.24473182249811" calcext:value-type="float">
            <text:p>1.2447318225</text:p>
          </table:table-cell>
          <table:table-cell table:formula="of:=([.A430]-[.A429])/0.01" office:value-type="float" office:value="-0.0019750614930425" calcext:value-type="float">
            <text:p>-0.0019750615</text:p>
          </table:table-cell>
          <table:table-cell table:formula="of:=([.B430]-[.B429])/0.01" office:value-type="float" office:value="0.0019055103164245" calcext:value-type="float">
            <text:p>0.0019055103</text:p>
          </table:table-cell>
        </table:table-row>
        <table:table-row table:style-name="ro1">
          <table:table-cell office:value-type="float" office:value="1.24652584447262" calcext:value-type="float">
            <text:p>1.2465258445</text:p>
          </table:table-cell>
          <table:table-cell office:value-type="float" office:value="1.24475087760127" calcext:value-type="float">
            <text:p>1.2447508776</text:p>
          </table:table-cell>
          <table:table-cell table:formula="of:=([.A431]-[.A430])/0.01" office:value-type="float" office:value="-0.00187881893565223" calcext:value-type="float">
            <text:p>-0.0018788189</text:p>
          </table:table-cell>
          <table:table-cell table:formula="of:=([.B431]-[.B430])/0.01" office:value-type="float" office:value="0.00181159069598813" calcext:value-type="float">
            <text:p>0.0018115907</text:p>
          </table:table-cell>
        </table:table-row>
        <table:table-row table:style-name="ro1">
          <table:table-cell office:value-type="float" office:value="1.24650705628326" calcext:value-type="float">
            <text:p>1.2465070563</text:p>
          </table:table-cell>
          <table:table-cell office:value-type="float" office:value="1.24476899350823" calcext:value-type="float">
            <text:p>1.2447689935</text:p>
          </table:table-cell>
          <table:table-cell table:formula="of:=([.A432]-[.A431])/0.01" office:value-type="float" office:value="-0.00178869692859518" calcext:value-type="float">
            <text:p>-0.0017886969</text:p>
          </table:table-cell>
          <table:table-cell table:formula="of:=([.B432]-[.B431])/0.01" office:value-type="float" office:value="0.00172370245270503" calcext:value-type="float">
            <text:p>0.0017237025</text:p>
          </table:table-cell>
        </table:table-row>
        <table:table-row table:style-name="ro1">
          <table:table-cell office:value-type="float" office:value="1.24648916931397" calcext:value-type="float">
            <text:p>1.2464891693</text:p>
          </table:table-cell>
          <table:table-cell office:value-type="float" office:value="1.24478623053276" calcext:value-type="float">
            <text:p>1.2447862305</text:p>
          </table:table-cell>
          <table:table-cell table:formula="of:=([.A433]-[.A432])/0.01" office:value-type="float" office:value="-0.00170446018390447" calcext:value-type="float">
            <text:p>-0.0017044602</text:p>
          </table:table-cell>
          <table:table-cell table:formula="of:=([.B433]-[.B432])/0.01" office:value-type="float" office:value="0.00164161463840351" calcext:value-type="float">
            <text:p>0.0016416146</text:p>
          </table:table-cell>
        </table:table-row>
        <table:table-row table:style-name="ro1">
          <table:table-cell office:value-type="float" office:value="1.24647212471213" calcext:value-type="float">
            <text:p>1.2464721247</text:p>
          </table:table-cell>
          <table:table-cell office:value-type="float" office:value="1.24480264667914" calcext:value-type="float">
            <text:p>1.2448026467</text:p>
          </table:table-cell>
          <table:table-cell table:formula="of:=([.A434]-[.A433])/0.01" office:value-type="float" office:value="-0.00162586486665006" calcext:value-type="float">
            <text:p>-0.0016258649</text:p>
          </table:table-cell>
          <table:table-cell table:formula="of:=([.B434]-[.B433])/0.01" office:value-type="float" office:value="0.00156508751711915" calcext:value-type="float">
            <text:p>0.0015650875</text:p>
          </table:table-cell>
        </table:table-row>
        <table:table-row table:style-name="ro1">
          <table:table-cell office:value-type="float" office:value="1.24645586606347" calcext:value-type="float">
            <text:p>1.2464558661</text:p>
          </table:table-cell>
          <table:table-cell office:value-type="float" office:value="1.24481829755431" calcext:value-type="float">
            <text:p>1.2448182976</text:p>
          </table:table-cell>
          <table:table-cell table:formula="of:=([.A435]-[.A434])/0.01" office:value-type="float" office:value="-0.00155266101964369" calcext:value-type="float">
            <text:p>-0.001552661</text:p>
          </table:table-cell>
          <table:table-cell table:formula="of:=([.B435]-[.B434])/0.01" office:value-type="float" office:value="0.00149387500036902" calcext:value-type="float">
            <text:p>0.001493875</text:p>
          </table:table-cell>
        </table:table-row>
        <table:table-row table:style-name="ro1">
          <table:table-cell office:value-type="float" office:value="1.24644033945327" calcext:value-type="float">
            <text:p>1.2464403395</text:p>
          </table:table-cell>
          <table:table-cell office:value-type="float" office:value="1.24483323630432" calcext:value-type="float">
            <text:p>1.2448332363</text:p>
          </table:table-cell>
          <table:table-cell table:formula="of:=([.A436]-[.A435])/0.01" office:value-type="float" office:value="-0.0014845947587494" calcext:value-type="float">
            <text:p>-0.0014845948</text:p>
          </table:table-cell>
          <table:table-cell table:formula="of:=([.B436]-[.B435])/0.01" office:value-type="float" office:value="0.00142772685360892" calcext:value-type="float">
            <text:p>0.0014277269</text:p>
          </table:table-cell>
        </table:table-row>
        <table:table-row table:style-name="ro1">
          <table:table-cell office:value-type="float" office:value="1.24642549350568" calcext:value-type="float">
            <text:p>1.2464254935</text:p>
          </table:table-cell>
          <table:table-cell office:value-type="float" office:value="1.24484751357285" calcext:value-type="float">
            <text:p>1.2448475136</text:p>
          </table:table-cell>
          <table:table-cell table:formula="of:=([.A437]-[.A436])/0.01" office:value-type="float" office:value="-0.00142141025036846" calcext:value-type="float">
            <text:p>-0.0014214103</text:p>
          </table:table-cell>
          <table:table-cell table:formula="of:=([.B437]-[.B436])/0.01" office:value-type="float" office:value="0.00136639068455402" calcext:value-type="float">
            <text:p>0.0013663907</text:p>
          </table:table-cell>
        </table:table-row>
        <table:table-row table:style-name="ro1">
          <table:table-cell office:value-type="float" office:value="1.24641127940318" calcext:value-type="float">
            <text:p>1.2464112794</text:p>
          </table:table-cell>
          <table:table-cell office:value-type="float" office:value="1.2448611774797" calcext:value-type="float">
            <text:p>1.2448611775</text:p>
          </table:table-cell>
          <table:table-cell table:formula="of:=([.A438]-[.A437])/0.01" office:value-type="float" office:value="-0.00136285148317761" calcext:value-type="float">
            <text:p>-0.0013628515</text:p>
          </table:table-cell>
          <table:table-cell table:formula="of:=([.B438]-[.B437])/0.01" office:value-type="float" office:value="0.00130961372553084" calcext:value-type="float">
            <text:p>0.0013096137</text:p>
          </table:table-cell>
        </table:table-row>
        <table:table-row table:style-name="ro1">
          <table:table-cell office:value-type="float" office:value="1.24639765088835" calcext:value-type="float">
            <text:p>1.2463976509</text:p>
          </table:table-cell>
          <table:table-cell office:value-type="float" office:value="1.24487427361695" calcext:value-type="float">
            <text:p>1.2448742736</text:p>
          </table:table-cell>
          <table:table-cell table:formula="of:=([.A439]-[.A438])/0.01" office:value-type="float" office:value="-0.00130866384564499" calcext:value-type="float">
            <text:p>-0.0013086638</text:p>
          </table:table-cell>
          <table:table-cell table:formula="of:=([.B439]-[.B438])/0.01" office:value-type="float" office:value="0.00125714442142932" calcext:value-type="float">
            <text:p>0.0012571444</text:p>
          </table:table-cell>
        </table:table-row>
        <table:table-row table:style-name="ro1">
          <table:table-cell office:value-type="float" office:value="1.24638456424989" calcext:value-type="float">
            <text:p>1.2463845642</text:p>
          </table:table-cell>
          <table:table-cell office:value-type="float" office:value="1.24488684506117" calcext:value-type="float">
            <text:p>1.2448868451</text:p>
          </table:table-cell>
          <table:table-cell table:formula="of:=([.A440]-[.A439])/0.01" office:value-type="float" office:value="-0.00125859552102536" calcext:value-type="float">
            <text:p>-0.0012585955</text:p>
          </table:table-cell>
          <table:table-cell table:formula="of:=([.B440]-[.B439])/0.01" office:value-type="float" office:value="0.00120873383504527" calcext:value-type="float">
            <text:p>0.0012087338</text:p>
          </table:table-cell>
        </table:table-row>
        <table:table-row table:style-name="ro1">
          <table:table-cell office:value-type="float" office:value="1.24637197829468" calcext:value-type="float">
            <text:p>1.2463719783</text:p>
          </table:table-cell>
          <table:table-cell office:value-type="float" office:value="1.24489893239952" calcext:value-type="float">
            <text:p>1.2448989324</text:p>
          </table:table-cell>
          <table:table-cell table:formula="of:=([.A441]-[.A440])/0.01" office:value-type="float" office:value="-0.00121239871124779" calcext:value-type="float">
            <text:p>-0.0012123987</text:p>
          </table:table-cell>
          <table:table-cell table:formula="of:=([.B441]-[.B440])/0.01" office:value-type="float" office:value="0.00116413688078243" calcext:value-type="float">
            <text:p>0.0011641369</text:p>
          </table:table-cell>
        </table:table-row>
        <table:table-row table:style-name="ro1">
          <table:table-cell office:value-type="float" office:value="1.24635985430757" calcext:value-type="float">
            <text:p>1.2463598543</text:p>
          </table:table-cell>
          <table:table-cell office:value-type="float" office:value="1.24491057376833" calcext:value-type="float">
            <text:p>1.2449105738</text:p>
          </table:table-cell>
          <table:table-cell table:formula="of:=([.A442]-[.A441])/0.01" office:value-type="float" office:value="-0.0011698307012864" calcext:value-type="float">
            <text:p>-0.0011698307</text:p>
          </table:table-cell>
          <table:table-cell table:formula="of:=([.B442]-[.B441])/0.01" office:value-type="float" office:value="0.00112311339868221" calcext:value-type="float">
            <text:p>0.0011231134</text:p>
          </table:table-cell>
        </table:table-row>
        <table:table-row table:style-name="ro1">
          <table:table-cell office:value-type="float" office:value="1.24634815600056" calcext:value-type="float">
            <text:p>1.246348156</text:p>
          </table:table-cell>
          <table:table-cell office:value-type="float" office:value="1.24492180490231" calcext:value-type="float">
            <text:p>1.2449218049</text:p>
          </table:table-cell>
          <table:table-cell table:formula="of:=([.A443]-[.A442])/0.01" office:value-type="float" office:value="-0.00113065477478358" calcext:value-type="float">
            <text:p>-0.0011306548</text:p>
          </table:table-cell>
          <table:table-cell table:formula="of:=([.B443]-[.B442])/0.01" office:value-type="float" office:value="0.00108542907926168" calcext:value-type="float">
            <text:p>0.0010854291</text:p>
          </table:table-cell>
        </table:table-row>
        <table:table-row table:style-name="ro1">
          <table:table-cell office:value-type="float" office:value="1.24633684945281" calcext:value-type="float">
            <text:p>1.2463368495</text:p>
          </table:table-cell>
          <table:table-cell office:value-type="float" office:value="1.24493265919311" calcext:value-type="float">
            <text:p>1.2449326592</text:p>
          </table:table-cell>
          <table:table-cell table:formula="of:=([.A444]-[.A443])/0.01" office:value-type="float" office:value="-0.00109464099156131" calcext:value-type="float">
            <text:p>-0.001094641</text:p>
          </table:table-cell>
          <table:table-cell table:formula="of:=([.B444]-[.B443])/0.01" office:value-type="float" office:value="0.00105085625010659" calcext:value-type="float">
            <text:p>0.0010508563</text:p>
          </table:table-cell>
        </table:table-row>
        <table:table-row table:style-name="ro1">
          <table:table-cell office:value-type="float" office:value="1.24632590304289" calcext:value-type="float">
            <text:p>1.246325903</text:p>
          </table:table-cell>
          <table:table-cell office:value-type="float" office:value="1.24494316775561" calcext:value-type="float">
            <text:p>1.2449431678</text:p>
          </table:table-cell>
          <table:table-cell table:formula="of:=([.A445]-[.A444])/0.01" office:value-type="float" office:value="-0.00106156683785663" calcext:value-type="float">
            <text:p>-0.0010615668</text:p>
          </table:table-cell>
          <table:table-cell table:formula="of:=([.B445]-[.B444])/0.01" office:value-type="float" office:value="0.00101917453434464" calcext:value-type="float">
            <text:p>0.0010191745</text:p>
          </table:table-cell>
        </table:table-row>
        <table:table-row table:style-name="ro1">
          <table:table-cell office:value-type="float" office:value="1.24631528737451" calcext:value-type="float">
            <text:p>1.2463152874</text:p>
          </table:table-cell>
          <table:table-cell office:value-type="float" office:value="1.24495335950095" calcext:value-type="float">
            <text:p>1.2449533595</text:p>
          </table:table-cell>
          <table:table-cell table:formula="of:=([.A446]-[.A445])/0.01" office:value-type="float" office:value="-0.0010312177589622" calcext:value-type="float">
            <text:p>-0.0010312178</text:p>
          </table:table-cell>
          <table:table-cell table:formula="of:=([.B446]-[.B445])/0.01" office:value-type="float" office:value="0.000990171391723749" calcext:value-type="float">
            <text:p>0.0009901714</text:p>
          </table:table-cell>
        </table:table-row>
        <table:table-row table:style-name="ro1">
          <table:table-cell office:value-type="float" office:value="1.24630497519692" calcext:value-type="float">
            <text:p>1.2463049752</text:p>
          </table:table-cell>
          <table:table-cell office:value-type="float" office:value="1.24496326121487" calcext:value-type="float">
            <text:p>1.2449632612</text:p>
          </table:table-cell>
          <table:table-cell table:formula="of:=([.A447]-[.A446])/0.01" office:value-type="float" office:value="-0.00100338758404206" calcext:value-type="float">
            <text:p>-0.0010033876</text:p>
          </table:table-cell>
          <table:table-cell table:formula="of:=([.B447]-[.B446])/0.01" office:value-type="float" office:value="0.000963642551066179" calcext:value-type="float">
            <text:p>0.0009636426</text:p>
          </table:table-cell>
        </table:table-row>
        <table:table-row table:style-name="ro1">
          <table:table-cell office:value-type="float" office:value="1.24629494132108" calcext:value-type="float">
            <text:p>1.2462949413</text:p>
          </table:table-cell>
          <table:table-cell office:value-type="float" office:value="1.24497289764038" calcext:value-type="float">
            <text:p>1.2449728976</text:p>
          </table:table-cell>
          <table:table-cell table:formula="of:=([.A448]-[.A447])/0.01" office:value-type="float" office:value="-0.000977878852448377" calcext:value-type="float">
            <text:p>-0.0009778789</text:p>
          </table:table-cell>
          <table:table-cell table:formula="of:=([.B448]-[.B447])/0.01" office:value-type="float" office:value="0.000939392344045942" calcext:value-type="float">
            <text:p>0.0009393923</text:p>
          </table:table-cell>
        </table:table-row>
        <table:table-row table:style-name="ro1">
          <table:table-cell office:value-type="float" office:value="1.24628516253256" calcext:value-type="float">
            <text:p>1.2462851625</text:p>
          </table:table-cell>
          <table:table-cell office:value-type="float" office:value="1.24498229156382" calcext:value-type="float">
            <text:p>1.2449822916</text:p>
          </table:table-cell>
          <table:table-cell table:formula="of:=([.A449]-[.A448])/0.01" office:value-type="float" office:value="-0.000954503050376587" calcext:value-type="float">
            <text:p>-0.0009545031</text:p>
          </table:table-cell>
          <table:table-cell table:formula="of:=([.B449]-[.B448])/0.01" office:value-type="float" office:value="0.000917233948838359" calcext:value-type="float">
            <text:p>0.0009172339</text:p>
          </table:table-cell>
        </table:table-row>
        <table:table-row table:style-name="ro1">
          <table:table-cell office:value-type="float" office:value="1.24627561750206" calcext:value-type="float">
            <text:p>1.2462756175</text:p>
          </table:table-cell>
          <table:table-cell office:value-type="float" office:value="1.24499146390331" calcext:value-type="float">
            <text:p>1.2449914639</text:p>
          </table:table-cell>
          <table:table-cell table:formula="of:=([.A450]-[.A449])/0.01" office:value-type="float" office:value="-0.000933080766296612" calcext:value-type="float">
            <text:p>-0.0009330808</text:p>
          </table:table-cell>
          <table:table-cell table:formula="of:=([.B450]-[.B449])/0.01" office:value-type="float" office:value="0.000896989552057192" calcext:value-type="float">
            <text:p>0.0008969896</text:p>
          </table:table-cell>
        </table:table-row>
        <table:table-row table:style-name="ro1">
          <table:table-cell office:value-type="float" office:value="1.24626628669439" calcext:value-type="float">
            <text:p>1.2462662867</text:p>
          </table:table-cell>
          <table:table-cell office:value-type="float" office:value="1.24500043379883" calcext:value-type="float">
            <text:p>1.2450004338</text:p>
          </table:table-cell>
          <table:table-cell table:formula="of:=([.A451]-[.A450])/0.01" office:value-type="float" office:value="-0.000913441773042756" calcext:value-type="float">
            <text:p>-0.0009134418</text:p>
          </table:table-cell>
          <table:table-cell table:formula="of:=([.B451]-[.B450])/0.01" office:value-type="float" office:value="0.000878490437328239" calcext:value-type="float">
            <text:p>0.0008784904</text:p>
          </table:table-cell>
        </table:table-row>
        <table:table-row table:style-name="ro1">
          <table:table-cell office:value-type="float" office:value="1.24625715227666" calcext:value-type="float">
            <text:p>1.2462571523</text:p>
          </table:table-cell>
          <table:table-cell office:value-type="float" office:value="1.2450092187032" calcext:value-type="float">
            <text:p>1.2450092187</text:p>
          </table:table-cell>
          <table:table-cell table:formula="of:=([.A452]-[.A451])/0.01" office:value-type="float" office:value="-0.000895425044222797" calcext:value-type="float">
            <text:p>-0.000895425</text:p>
          </table:table-cell>
          <table:table-cell table:formula="of:=([.B452]-[.B451])/0.01" office:value-type="float" office:value="0.000861577007493786" calcext:value-type="float">
            <text:p>0.000861577</text:p>
          </table:table-cell>
        </table:table-row>
        <table:table-row table:style-name="ro1">
          <table:table-cell office:value-type="float" office:value="1.24624819802622" calcext:value-type="float">
            <text:p>1.246248198</text:p>
          </table:table-cell>
          <table:table-cell office:value-type="float" office:value="1.24501783447328" calcext:value-type="float">
            <text:p>1.2450178345</text:p>
          </table:table-cell>
          <table:table-cell table:formula="of:=([.A453]-[.A452])/0.01" office:value-type="float" office:value="-0.000878878712251563" calcext:value-type="float">
            <text:p>-0.0008788787</text:p>
          </table:table-cell>
          <table:table-cell table:formula="of:=([.B453]-[.B452])/0.01" office:value-type="float" office:value="0.000846098748263913" calcext:value-type="float">
            <text:p>0.0008460987</text:p>
          </table:table-cell>
        </table:table-row>
        <table:table-row table:style-name="ro1">
          <table:table-cell office:value-type="float" office:value="1.2462394092391" calcext:value-type="float">
            <text:p>1.2462394092</text:p>
          </table:table-cell>
          <table:table-cell office:value-type="float" office:value="1.24502629546076" calcext:value-type="float">
            <text:p>1.2450262955</text:p>
          </table:table-cell>
          <table:table-cell table:formula="of:=([.A454]-[.A453])/0.01" office:value-type="float" office:value="-0.000863659974759123" calcext:value-type="float">
            <text:p>-0.00086366</text:p>
          </table:table-cell>
          <table:table-cell table:formula="of:=([.B454]-[.B453])/0.01" office:value-type="float" office:value="0.000831914139509671" calcext:value-type="float">
            <text:p>0.0008319141</text:p>
          </table:table-cell>
        </table:table-row>
        <table:table-row table:style-name="ro1">
          <table:table-cell office:value-type="float" office:value="1.24623077263935" calcext:value-type="float">
            <text:p>1.2462307726</text:p>
          </table:table-cell>
          <table:table-cell office:value-type="float" office:value="1.24503461460215" calcext:value-type="float">
            <text:p>1.2450346146</text:p>
          </table:table-cell>
          <table:table-cell table:formula="of:=([.A455]-[.A454])/0.01" office:value-type="float" office:value="-0.000849634954924738" calcext:value-type="float">
            <text:p>-0.000849635</text:p>
          </table:table-cell>
          <table:table-cell table:formula="of:=([.B455]-[.B454])/0.01" office:value-type="float" office:value="0.000818890520970506" calcext:value-type="float">
            <text:p>0.0008188905</text:p>
          </table:table-cell>
        </table:table-row>
        <table:table-row table:style-name="ro1">
          <table:table-cell office:value-type="float" office:value="1.2462222762898" calcext:value-type="float">
            <text:p>1.2462222763</text:p>
          </table:table-cell>
          <table:table-cell office:value-type="float" office:value="1.24504280350736" calcext:value-type="float">
            <text:p>1.2450428035</text:p>
          </table:table-cell>
          <table:table-cell table:formula="of:=([.A456]-[.A455])/0.01" office:value-type="float" office:value="-0.000836678522819767" calcext:value-type="float">
            <text:p>-0.0008366785</text:p>
          </table:table-cell>
          <table:table-cell table:formula="of:=([.B456]-[.B455])/0.01" office:value-type="float" office:value="0.00080690391783822" calcext:value-type="float">
            <text:p>0.0008069039</text:p>
          </table:table-cell>
        </table:table-row>
        <table:table-row table:style-name="ro1">
          <table:table-cell office:value-type="float" office:value="1.24621390950457" calcext:value-type="float">
            <text:p>1.2462139095</text:p>
          </table:table-cell>
          <table:table-cell office:value-type="float" office:value="1.24505087254654" calcext:value-type="float">
            <text:p>1.2450508725</text:p>
          </table:table-cell>
          <table:table-cell table:formula="of:=([.A457]-[.A456])/0.01" office:value-type="float" office:value="-0.000824674082244847" calcext:value-type="float">
            <text:p>-0.0008246741</text:p>
          </table:table-cell>
          <table:table-cell table:formula="of:=([.B457]-[.B456])/0.01" office:value-type="float" office:value="0.000795838831901818" calcext:value-type="float">
            <text:p>0.0007958388</text:p>
          </table:table-cell>
        </table:table-row>
        <table:table-row table:style-name="ro1">
          <table:table-cell office:value-type="float" office:value="1.24620566276375" calcext:value-type="float">
            <text:p>1.2462056628</text:p>
          </table:table-cell>
          <table:table-cell office:value-type="float" office:value="1.24505883093486" calcext:value-type="float">
            <text:p>1.2450588309</text:p>
          </table:table-cell>
          <table:table-cell table:formula="of:=([.A458]-[.A457])/0.01" office:value-type="float" office:value="-0.000813513328723481" calcext:value-type="float">
            <text:p>-0.0008135133</text:p>
          </table:table-cell>
          <table:table-cell table:formula="of:=([.B458]-[.B457])/0.01" office:value-type="float" office:value="0.000785588003537896" calcext:value-type="float">
            <text:p>0.000785588</text:p>
          </table:table-cell>
        </table:table-row>
        <table:table-row table:style-name="ro1">
          <table:table-cell office:value-type="float" office:value="1.24619752763046" calcext:value-type="float">
            <text:p>1.2461975276</text:p>
          </table:table-cell>
          <table:table-cell office:value-type="float" office:value="1.2450666868149" calcext:value-type="float">
            <text:p>1.2450666868</text:p>
          </table:table-cell>
          <table:table-cell table:formula="of:=([.A459]-[.A458])/0.01" office:value-type="float" office:value="-0.000803095983181734" calcext:value-type="float">
            <text:p>-0.000803096</text:p>
          </table:table-cell>
          <table:table-cell table:formula="of:=([.B459]-[.B458])/0.01" office:value-type="float" office:value="0.000776052148920847" calcext:value-type="float">
            <text:p>0.0007760521</text:p>
          </table:table-cell>
        </table:table-row>
        <table:table-row table:style-name="ro1">
          <table:table-cell office:value-type="float" office:value="1.24618949667063" calcext:value-type="float">
            <text:p>1.2461894967</text:p>
          </table:table-cell>
          <table:table-cell office:value-type="float" office:value="1.24507444733638" calcext:value-type="float">
            <text:p>1.2450744473</text:p>
          </table:table-cell>
          <table:table-cell table:formula="of:=([.A460]-[.A459])/0.01" office:value-type="float" office:value="-0.000793329505355267" calcext:value-type="float">
            <text:p>-0.0007933295</text:p>
          </table:table-cell>
          <table:table-cell table:formula="of:=([.B460]-[.B459])/0.01" office:value-type="float" office:value="0.00076713967713804" calcext:value-type="float">
            <text:p>0.0007671397</text:p>
          </table:table-cell>
        </table:table-row>
        <table:table-row table:style-name="ro1">
          <table:table-cell office:value-type="float" office:value="1.24618156337558" calcext:value-type="float">
            <text:p>1.2461815634</text:p>
          </table:table-cell>
          <table:table-cell office:value-type="float" office:value="1.24508211873316" calcext:value-type="float">
            <text:p>1.2450821187</text:p>
          </table:table-cell>
          <table:table-cell table:formula="of:=([.A461]-[.A460])/0.01" office:value-type="float" office:value="-0.000784128791497807" calcext:value-type="float">
            <text:p>-0.0007841288</text:p>
          </table:table-cell>
          <table:table-cell table:formula="of:=([.B461]-[.B460])/0.01" office:value-type="float" office:value="0.000758766390807075" calcext:value-type="float">
            <text:p>0.0007587664</text:p>
          </table:table-cell>
        </table:table-row>
        <table:table-row table:style-name="ro1">
          <table:table-cell office:value-type="float" office:value="1.24617372208766" calcext:value-type="float">
            <text:p>1.2461737221</text:p>
          </table:table-cell>
          <table:table-cell office:value-type="float" office:value="1.24508970639706" calcext:value-type="float">
            <text:p>1.2450897064</text:p>
          </table:table-cell>
          <table:table-cell table:formula="of:=([.A462]-[.A461])/0.01" office:value-type="float" office:value="-0.000775415859655126" calcext:value-type="float">
            <text:p>-0.0007754159</text:p>
          </table:table-cell>
          <table:table-cell table:formula="of:=([.B462]-[.B461])/0.01" office:value-type="float" office:value="0.000750855174347365" calcext:value-type="float">
            <text:p>0.0007508552</text:p>
          </table:table-cell>
        </table:table-row>
        <table:table-row table:style-name="ro1">
          <table:table-cell office:value-type="float" office:value="1.24616596792907" calcext:value-type="float">
            <text:p>1.2461659679</text:p>
          </table:table-cell>
          <table:table-cell office:value-type="float" office:value="1.24509721494881" calcext:value-type="float">
            <text:p>1.2450972149</text:p>
          </table:table-cell>
          <table:table-cell table:formula="of:=([.A463]-[.A462])/0.01" office:value-type="float" office:value="-0.000767119525746374" calcext:value-type="float">
            <text:p>-0.0007671195</text:p>
          </table:table-cell>
          <table:table-cell table:formula="of:=([.B463]-[.B462])/0.01" office:value-type="float" office:value="0.000743335672903633" calcext:value-type="float">
            <text:p>0.0007433357</text:p>
          </table:table-cell>
        </table:table-row>
        <table:table-row table:style-name="ro1">
          <table:table-cell office:value-type="float" office:value="1.24615829673381" calcext:value-type="float">
            <text:p>1.2461582967</text:p>
          </table:table-cell>
          <table:table-cell office:value-type="float" office:value="1.24510464830554" calcext:value-type="float">
            <text:p>1.2451046483</text:p>
          </table:table-cell>
          <table:table-cell table:formula="of:=([.A464]-[.A463])/0.01" office:value-type="float" office:value="-0.000759175073716811" calcext:value-type="float">
            <text:p>-0.0007591751</text:p>
          </table:table-cell>
          <table:table-cell table:formula="of:=([.B464]-[.B463])/0.01" office:value-type="float" office:value="0.000736143964763514" calcext:value-type="float">
            <text:p>0.000736144</text:p>
          </table:table-cell>
        </table:table-row>
        <table:table-row table:style-name="ro1">
          <table:table-cell office:value-type="float" office:value="1.24615070498307" calcext:value-type="float">
            <text:p>1.246150705</text:p>
          </table:table-cell>
          <table:table-cell office:value-type="float" office:value="1.24511200974518" calcext:value-type="float">
            <text:p>1.2451120097</text:p>
          </table:table-cell>
          <table:table-cell table:formula="of:=([.A465]-[.A464])/0.01" office:value-type="float" office:value="-0.00075152392222666" calcext:value-type="float">
            <text:p>-0.0007515239</text:p>
          </table:table-cell>
          <table:table-cell table:formula="of:=([.B465]-[.B464])/0.01" office:value-type="float" office:value="0.000729222230577697" calcext:value-type="float">
            <text:p>0.0007292222</text:p>
          </table:table-cell>
        </table:table-row>
        <table:table-row table:style-name="ro1">
          <table:table-cell office:value-type="float" office:value="1.24614318974385" calcext:value-type="float">
            <text:p>1.2461431897</text:p>
          </table:table-cell>
          <table:table-cell office:value-type="float" office:value="1.24511930196749" calcext:value-type="float">
            <text:p>1.245119302</text:p>
          </table:table-cell>
          <table:table-cell table:formula="of:=([.A466]-[.A465])/0.01" office:value-type="float" office:value="-0.000744113290740422" calcext:value-type="float">
            <text:p>-0.0007441133</text:p>
          </table:table-cell>
          <table:table-cell table:formula="of:=([.B466]-[.B465])/0.01" office:value-type="float" office:value="0.000722518421358842" calcext:value-type="float">
            <text:p>0.0007225184</text:p>
          </table:table-cell>
        </table:table-row>
        <table:table-row table:style-name="ro1">
          <table:table-cell office:value-type="float" office:value="1.24613574861094" calcext:value-type="float">
            <text:p>1.2461357486</text:p>
          </table:table-cell>
          <table:table-cell office:value-type="float" office:value="1.2451265271517" calcext:value-type="float">
            <text:p>1.2451265272</text:p>
          </table:table-cell>
          <table:table-cell table:formula="of:=([.A467]-[.A466])/0.01" office:value-type="float" office:value="-0.000736895866371157" calcext:value-type="float">
            <text:p>-0.0007368959</text:p>
          </table:table-cell>
          <table:table-cell table:formula="of:=([.B467]-[.B466])/0.01" office:value-type="float" office:value="0.000715985927546292" calcext:value-type="float">
            <text:p>0.0007159859</text:p>
          </table:table-cell>
        </table:table-row>
        <table:table-row table:style-name="ro1">
          <table:table-cell office:value-type="float" office:value="1.24612837965228" calcext:value-type="float">
            <text:p>1.2461283797</text:p>
          </table:table-cell>
          <table:table-cell office:value-type="float" office:value="1.24513368701098" calcext:value-type="float">
            <text:p>1.245133687</text:p>
          </table:table-cell>
          <table:table-cell table:formula="of:=([.A468]-[.A467])/0.01" office:value-type="float" office:value="-0.000729829474344079" calcext:value-type="float">
            <text:p>-0.0007298295</text:p>
          </table:table-cell>
          <table:table-cell table:formula="of:=([.B468]-[.B467])/0.01" office:value-type="float" office:value="0.000709583251001789" calcext:value-type="float">
            <text:p>0.0007095833</text:p>
          </table:table-cell>
        </table:table-row>
        <table:table-row table:style-name="ro1">
          <table:table-cell office:value-type="float" office:value="1.24612108135753" calcext:value-type="float">
            <text:p>1.2461210814</text:p>
          </table:table-cell>
          <table:table-cell office:value-type="float" office:value="1.24514078284349" calcext:value-type="float">
            <text:p>1.2451407828</text:p>
          </table:table-cell>
          <table:table-cell table:formula="of:=([.A469]-[.A468])/0.01" office:value-type="float" office:value="-0.00072287675325633" calcext:value-type="float">
            <text:p>-0.0007228768</text:p>
          </table:table-cell>
          <table:table-cell table:formula="of:=([.B469]-[.B468])/0.01" office:value-type="float" office:value="0.000703273681934569" calcext:value-type="float">
            <text:p>0.0007032737</text:p>
          </table:table-cell>
        </table:table-row>
        <table:table-row table:style-name="ro1">
          <table:table-cell office:value-type="float" office:value="1.24611385259" calcext:value-type="float">
            <text:p>1.2461138526</text:p>
          </table:table-cell>
          <table:table-cell office:value-type="float" office:value="1.24514781558031" calcext:value-type="float">
            <text:p>1.2451478156</text:p>
          </table:table-cell>
          <table:table-cell table:formula="of:=([.A470]-[.A469])/0.01" office:value-type="float" office:value="-0.000716004836376349" calcext:value-type="float">
            <text:p>-0.0007160048</text:p>
          </table:table-cell>
          <table:table-cell table:formula="of:=([.B470]-[.B469])/0.01" office:value-type="float" office:value="0.000697024981954897" calcext:value-type="float">
            <text:p>0.000697025</text:p>
          </table:table-cell>
        </table:table-row>
        <table:table-row table:style-name="ro1">
          <table:table-cell office:value-type="float" office:value="1.24610669254164" calcext:value-type="float">
            <text:p>1.2461066925</text:p>
          </table:table-cell>
          <table:table-cell office:value-type="float" office:value="1.24515478583013" calcext:value-type="float">
            <text:p>1.2451547858</text:p>
          </table:table-cell>
          <table:table-cell table:formula="of:=([.A471]-[.A470])/0.01" office:value-type="float" office:value="-0.000709185040936866" calcext:value-type="float">
            <text:p>-0.000709185</text:p>
          </table:table-cell>
          <table:table-cell table:formula="of:=([.B471]-[.B470])/0.01" office:value-type="float" office:value="0.000690809074521681" calcext:value-type="float">
            <text:p>0.0006908091</text:p>
          </table:table-cell>
        </table:table-row>
        <table:table-row table:style-name="ro1">
          <table:table-cell office:value-type="float" office:value="1.24609960069123" calcext:value-type="float">
            <text:p>1.2460996007</text:p>
          </table:table-cell>
          <table:table-cell office:value-type="float" office:value="1.24516169392087" calcext:value-type="float">
            <text:p>1.2451616939</text:p>
          </table:table-cell>
          <table:table-cell table:formula="of:=([.A472]-[.A471])/0.01" office:value-type="float" office:value="-0.000702392566021004" calcext:value-type="float">
            <text:p>-0.0007023926</text:p>
          </table:table-cell>
          <table:table-cell table:formula="of:=([.B472]-[.B471])/0.01" office:value-type="float" office:value="0.000684601744049829" calcext:value-type="float">
            <text:p>0.0006846017</text:p>
          </table:table-cell>
        </table:table-row>
        <table:table-row table:style-name="ro1">
          <table:table-cell office:value-type="float" office:value="1.24609257676557" calcext:value-type="float">
            <text:p>1.2460925768</text:p>
          </table:table-cell>
          <table:table-cell office:value-type="float" office:value="1.24516853993831" calcext:value-type="float">
            <text:p>1.2451685399</text:p>
          </table:table-cell>
          <table:table-cell table:formula="of:=([.A473]-[.A472])/0.01" office:value-type="float" office:value="-0.000695606199840881" calcext:value-type="float">
            <text:p>-0.0006956062</text:p>
          </table:table-cell>
          <table:table-cell table:formula="of:=([.B473]-[.B472])/0.01" office:value-type="float" office:value="0.000678382344543316" calcext:value-type="float">
            <text:p>0.0006783823</text:p>
          </table:table-cell>
        </table:table-row>
        <table:table-row table:style-name="ro1">
          <table:table-cell office:value-type="float" office:value="1.24608562070357" calcext:value-type="float">
            <text:p>1.2460856207</text:p>
          </table:table-cell>
          <table:table-cell office:value-type="float" office:value="1.24517532376176" calcext:value-type="float">
            <text:p>1.2451753238</text:p>
          </table:table-cell>
          <table:table-cell table:formula="of:=([.A474]-[.A473])/0.01" office:value-type="float" office:value="-0.000688808037674349" calcext:value-type="float">
            <text:p>-0.000688808</text:p>
          </table:table-cell>
          <table:table-cell table:formula="of:=([.B474]-[.B473])/0.01" office:value-type="float" office:value="0.000672133518442308" calcext:value-type="float">
            <text:p>0.0006721335</text:p>
          </table:table-cell>
        </table:table-row>
        <table:table-row table:style-name="ro1">
          <table:table-cell office:value-type="float" office:value="1.24607873262319" calcext:value-type="float">
            <text:p>1.2460787326</text:p>
          </table:table-cell>
          <table:table-cell office:value-type="float" office:value="1.24518204509694" calcext:value-type="float">
            <text:p>1.2451820451</text:p>
          </table:table-cell>
          <table:table-cell table:formula="of:=([.A475]-[.A474])/0.01" office:value-type="float" office:value="-0.000681983210504278" calcext:value-type="float">
            <text:p>-0.0006819832</text:p>
          </table:table-cell>
          <table:table-cell table:formula="of:=([.B475]-[.B474])/0.01" office:value-type="float" office:value="0.000665840926372674" calcext:value-type="float">
            <text:p>0.0006658409</text:p>
          </table:table-cell>
        </table:table-row>
        <table:table-row table:style-name="ro1">
          <table:table-cell office:value-type="float" office:value="1.24607191279109" calcext:value-type="float">
            <text:p>1.2460719128</text:p>
          </table:table-cell>
          <table:table-cell office:value-type="float" office:value="1.24518870350621" calcext:value-type="float">
            <text:p>1.2451887035</text:p>
          </table:table-cell>
          <table:table-cell table:formula="of:=([.A476]-[.A475])/0.01" office:value-type="float" office:value="-0.000675119625337395" calcext:value-type="float">
            <text:p>-0.0006751196</text:p>
          </table:table-cell>
          <table:table-cell table:formula="of:=([.B476]-[.B475])/0.01" office:value-type="float" office:value="0.000659492988153154" calcext:value-type="float">
            <text:p>0.000659493</text:p>
          </table:table-cell>
        </table:table-row>
        <table:table-row table:style-name="ro1">
          <table:table-cell office:value-type="float" office:value="1.24606516159483" calcext:value-type="float">
            <text:p>1.2460651616</text:p>
          </table:table-cell>
          <table:table-cell office:value-type="float" office:value="1.24519529843609" calcext:value-type="float">
            <text:p>1.2451952984</text:p>
          </table:table-cell>
          <table:table-cell table:formula="of:=([.A477]-[.A476])/0.01" office:value-type="float" office:value="-0.000668207717069436" calcext:value-type="float">
            <text:p>-0.0006682077</text:p>
          </table:table-cell>
          <table:table-cell table:formula="of:=([.B477]-[.B476])/0.01" office:value-type="float" office:value="0.000653080635526493" calcext:value-type="float">
            <text:p>0.0006530806</text:p>
          </table:table-cell>
        </table:table-row>
        <table:table-row table:style-name="ro1">
          <table:table-cell office:value-type="float" office:value="1.24605847951766" calcext:value-type="float">
            <text:p>1.2460584795</text:p>
          </table:table-cell>
          <table:table-cell office:value-type="float" office:value="1.24520182924244" calcext:value-type="float">
            <text:p>1.2452018292</text:p>
          </table:table-cell>
          <table:table-cell table:formula="of:=([.A478]-[.A477])/0.01" office:value-type="float" office:value="-0.000661240212385117" calcext:value-type="float">
            <text:p>-0.0006612402</text:p>
          </table:table-cell>
          <table:table-cell table:formula="of:=([.B478]-[.B477])/0.01" office:value-type="float" office:value="0.000646597077014199" calcext:value-type="float">
            <text:p>0.0006465971</text:p>
          </table:table-cell>
        </table:table-row>
        <table:table-row table:style-name="ro1">
          <table:table-cell office:value-type="float" office:value="1.24605186711554" calcext:value-type="float">
            <text:p>1.2460518671</text:p>
          </table:table-cell>
          <table:table-cell office:value-type="float" office:value="1.24520829521321" calcext:value-type="float">
            <text:p>1.2452082952</text:p>
          </table:table-cell>
          <table:table-cell table:formula="of:=([.A479]-[.A478])/0.01" office:value-type="float" office:value="-0.000654211906048197" calcext:value-type="float">
            <text:p>-0.0006542119</text:p>
          </table:table-cell>
          <table:table-cell table:formula="of:=([.B479]-[.B478])/0.01" office:value-type="float" office:value="0.000640037574539676" calcext:value-type="float">
            <text:p>0.0006400376</text:p>
          </table:table-cell>
        </table:table-row>
        <table:table-row table:style-name="ro1">
          <table:table-cell office:value-type="float" office:value="1.24604532499648" calcext:value-type="float">
            <text:p>1.246045325</text:p>
          </table:table-cell>
          <table:table-cell office:value-type="float" office:value="1.24521469558896" calcext:value-type="float">
            <text:p>1.2452146956</text:p>
          </table:table-cell>
          <table:table-cell table:formula="of:=([.A480]-[.A479])/0.01" office:value-type="float" office:value="-0.000647119448937694" calcext:value-type="float">
            <text:p>-0.0006471194</text:p>
          </table:table-cell>
          <table:table-cell table:formula="of:=([.B480]-[.B479])/0.01" office:value-type="float" office:value="0.000633399232330412" calcext:value-type="float">
            <text:p>0.0006333992</text:p>
          </table:table-cell>
        </table:table-row>
        <table:table-row table:style-name="ro1">
          <table:table-cell office:value-type="float" office:value="1.24603885380199" calcext:value-type="float">
            <text:p>1.2460388538</text:p>
          </table:table-cell>
          <table:table-cell office:value-type="float" office:value="1.24522102958128" calcext:value-type="float">
            <text:p>1.2452210296</text:p>
          </table:table-cell>
          <table:table-cell table:formula="of:=([.A481]-[.A480])/0.01" office:value-type="float" office:value="-0.000639961148629631" calcext:value-type="float">
            <text:p>-0.0006399611</text:p>
          </table:table-cell>
          <table:table-cell table:formula="of:=([.B481]-[.B480])/0.01" office:value-type="float" office:value="0.000626680798054835" calcext:value-type="float">
            <text:p>0.0006266808</text:p>
          </table:table-cell>
        </table:table-row>
        <table:table-row table:style-name="ro1">
          <table:table-cell office:value-type="float" office:value="1.2460324541905" calcext:value-type="float">
            <text:p>1.2460324542</text:p>
          </table:table-cell>
          <table:table-cell office:value-type="float" office:value="1.24522729638926" calcext:value-type="float">
            <text:p>1.2452272964</text:p>
          </table:table-cell>
          <table:table-cell table:formula="of:=([.A482]-[.A481])/0.01" office:value-type="float" office:value="-0.000632736781858156" calcext:value-type="float">
            <text:p>-0.0006327368</text:p>
          </table:table-cell>
          <table:table-cell table:formula="of:=([.B482]-[.B481])/0.01" office:value-type="float" office:value="0.000619882475660916" calcext:value-type="float">
            <text:p>0.0006198825</text:p>
          </table:table-cell>
        </table:table-row>
        <table:table-row table:style-name="ro1">
          <table:table-cell office:value-type="float" office:value="1.24602612682269" calcext:value-type="float">
            <text:p>1.2460261268</text:p>
          </table:table-cell>
          <table:table-cell office:value-type="float" office:value="1.24523349521402" calcext:value-type="float">
            <text:p>1.2452334952</text:p>
          </table:table-cell>
          <table:table-cell table:formula="of:=([.A483]-[.A482])/0.01" office:value-type="float" office:value="-0.00062544741874504" calcext:value-type="float">
            <text:p>-0.0006254474</text:p>
          </table:table-cell>
          <table:table-cell table:formula="of:=([.B483]-[.B482])/0.01" office:value-type="float" office:value="0.00061300575022738" calcext:value-type="float">
            <text:p>0.0006130058</text:p>
          </table:table-cell>
        </table:table-row>
        <table:table-row table:style-name="ro1">
          <table:table-cell office:value-type="float" office:value="1.2460198723485" calcext:value-type="float">
            <text:p>1.2460198723</text:p>
          </table:table-cell>
          <table:table-cell office:value-type="float" office:value="1.24523962527152" calcext:value-type="float">
            <text:p>1.2452396253</text:p>
          </table:table-cell>
          <table:table-cell table:formula="of:=([.A484]-[.A483])/0.01" office:value-type="float" office:value="-0.000618095258841933" calcext:value-type="float">
            <text:p>-0.0006180953</text:p>
          </table:table-cell>
          <table:table-cell table:formula="of:=([.B484]-[.B483])/0.01" office:value-type="float" office:value="0.000606053224405656" calcext:value-type="float">
            <text:p>0.0006060532</text:p>
          </table:table-cell>
        </table:table-row>
        <table:table-row table:style-name="ro1">
          <table:table-cell office:value-type="float" office:value="1.24601369139591" calcext:value-type="float">
            <text:p>1.2460136914</text:p>
          </table:table-cell>
          <table:table-cell office:value-type="float" office:value="1.24524568580377" calcext:value-type="float">
            <text:p>1.2452456858</text:p>
          </table:table-cell>
          <table:table-cell table:formula="of:=([.A485]-[.A484])/0.01" office:value-type="float" office:value="-0.000610683478430296" calcext:value-type="float">
            <text:p>-0.0006106835</text:p>
          </table:table-cell>
          <table:table-cell table:formula="of:=([.B485]-[.B484])/0.01" office:value-type="float" office:value="0.000599028466097273" calcext:value-type="float">
            <text:p>0.0005990285</text:p>
          </table:table-cell>
        </table:table-row>
        <table:table-row table:style-name="ro1">
          <table:table-cell office:value-type="float" office:value="1.24600758456113" calcext:value-type="float">
            <text:p>1.2460075846</text:p>
          </table:table-cell>
          <table:table-cell office:value-type="float" office:value="1.24525167608843" calcext:value-type="float">
            <text:p>1.2452516761</text:p>
          </table:table-cell>
          <table:table-cell table:formula="of:=([.A486]-[.A485])/0.01" office:value-type="float" office:value="-0.000603216088945757" calcext:value-type="float">
            <text:p>-0.0006032161</text:p>
          </table:table-cell>
          <table:table-cell table:formula="of:=([.B486]-[.B485])/0.01" office:value-type="float" office:value="0.000591935867211291" calcext:value-type="float">
            <text:p>0.0005919359</text:p>
          </table:table-cell>
        </table:table-row>
        <table:table-row table:style-name="ro1">
          <table:table-cell office:value-type="float" office:value="1.24600155240024" calcext:value-type="float">
            <text:p>1.2460015524</text:p>
          </table:table-cell>
          <table:table-cell office:value-type="float" office:value="1.2452575954471" calcext:value-type="float">
            <text:p>1.2452575954</text:p>
          </table:table-cell>
          <table:table-cell table:formula="of:=([.A487]-[.A486])/0.01" office:value-type="float" office:value="-0.000595697806016204" calcext:value-type="float">
            <text:p>-0.0005956978</text:p>
          </table:table-cell>
          <table:table-cell table:formula="of:=([.B487]-[.B486])/0.01" office:value-type="float" office:value="0.000584780513390726" calcext:value-type="float">
            <text:p>0.0005847805</text:p>
          </table:table-cell>
        </table:table-row>
        <table:table-row table:style-name="ro1">
          <table:table-cell office:value-type="float" office:value="1.24599559542218" calcext:value-type="float">
            <text:p>1.2459955954</text:p>
          </table:table-cell>
          <table:table-cell office:value-type="float" office:value="1.24526344325223" calcext:value-type="float">
            <text:p>1.2452634433</text:p>
          </table:table-cell>
          <table:table-cell table:formula="of:=([.A488]-[.A487])/0.01" office:value-type="float" office:value="-0.000588133928958179" calcext:value-type="float">
            <text:p>-0.0005881339</text:p>
          </table:table-cell>
          <table:table-cell table:formula="of:=([.B488]-[.B487])/0.01" office:value-type="float" office:value="0.000577568063286904" calcext:value-type="float">
            <text:p>0.0005775681</text:p>
          </table:table-cell>
        </table:table-row>
        <table:table-row table:style-name="ro1">
          <table:table-cell office:value-type="float" office:value="1.24598971408289" calcext:value-type="float">
            <text:p>1.2459897141</text:p>
          </table:table-cell>
          <table:table-cell office:value-type="float" office:value="1.24526921893287" calcext:value-type="float">
            <text:p>1.2452692189</text:p>
          </table:table-cell>
          <table:table-cell table:formula="of:=([.A489]-[.A488])/0.01" office:value-type="float" office:value="-0.000580530230065435" calcext:value-type="float">
            <text:p>-0.0005805302</text:p>
          </table:table-cell>
          <table:table-cell table:formula="of:=([.B489]-[.B488])/0.01" office:value-type="float" office:value="0.000570304638669583" calcext:value-type="float">
            <text:p>0.0005703046</text:p>
          </table:table-cell>
        </table:table-row>
        <table:table-row table:style-name="ro1">
          <table:table-cell office:value-type="float" office:value="1.24598390878059" calcext:value-type="float">
            <text:p>1.2459839088</text:p>
          </table:table-cell>
          <table:table-cell office:value-type="float" office:value="1.24527492197925" calcext:value-type="float">
            <text:p>1.245274922</text:p>
          </table:table-cell>
          <table:table-cell table:formula="of:=([.A490]-[.A489])/0.01" office:value-type="float" office:value="-0.000572892853600848" calcext:value-type="float">
            <text:p>-0.0005728929</text:p>
          </table:table-cell>
          <table:table-cell table:formula="of:=([.B490]-[.B489])/0.01" office:value-type="float" office:value="0.000562996723352249" calcext:value-type="float">
            <text:p>0.0005629967</text:p>
          </table:table-cell>
        </table:table-row>
        <table:table-row table:style-name="ro1">
          <table:table-cell office:value-type="float" office:value="1.24597817985205" calcext:value-type="float">
            <text:p>1.2459781799</text:p>
          </table:table-cell>
          <table:table-cell office:value-type="float" office:value="1.24528055194649" calcext:value-type="float">
            <text:p>1.2452805519</text:p>
          </table:table-cell>
          <table:table-cell table:formula="of:=([.A491]-[.A490])/0.01" office:value-type="float" office:value="-0.000565228223647907" calcext:value-type="float">
            <text:p>-0.0005652282</text:p>
          </table:table-cell>
          <table:table-cell table:formula="of:=([.B491]-[.B490])/0.01" office:value-type="float" office:value="0.000555651071554308" calcext:value-type="float">
            <text:p>0.0005556511</text:p>
          </table:table-cell>
        </table:table-row>
        <table:table-row table:style-name="ro1">
          <table:table-cell office:value-type="float" office:value="1.24597252756981" calcext:value-type="float">
            <text:p>1.2459725276</text:p>
          </table:table-cell>
          <table:table-cell office:value-type="float" office:value="1.2452861084572" calcext:value-type="float">
            <text:p>1.2452861085</text:p>
          </table:table-cell>
          <table:table-cell table:formula="of:=([.A492]-[.A491])/0.01" office:value-type="float" office:value="-0.000557542960843982" calcext:value-type="float">
            <text:p>-0.000557543</text:p>
          </table:table-cell>
          <table:table-cell table:formula="of:=([.B492]-[.B491])/0.01" office:value-type="float" office:value="0.000548274624767586" calcext:value-type="float">
            <text:p>0.0005482746</text:p>
          </table:table-cell>
        </table:table-row>
        <table:table-row table:style-name="ro1">
          <table:table-cell office:value-type="float" office:value="1.2459669521402" calcext:value-type="float">
            <text:p>1.2459669521</text:p>
          </table:table-cell>
          <table:table-cell office:value-type="float" office:value="1.24529159120345" calcext:value-type="float">
            <text:p>1.2452915912</text:p>
          </table:table-cell>
          <table:table-cell table:formula="of:=([.A493]-[.A492])/0.01" office:value-type="float" office:value="-0.000549843807151618" calcext:value-type="float">
            <text:p>-0.0005498438</text:p>
          </table:table-cell>
          <table:table-cell table:formula="of:=([.B493]-[.B492])/0.01" office:value-type="float" office:value="0.000540874436816274" calcext:value-type="float">
            <text:p>0.0005408744</text:p>
          </table:table-cell>
        </table:table-row>
        <table:table-row table:style-name="ro1">
          <table:table-cell office:value-type="float" office:value="1.24596145370213" calcext:value-type="float">
            <text:p>1.2459614537</text:p>
          </table:table-cell>
          <table:table-cell office:value-type="float" office:value="1.24529699994782" calcext:value-type="float">
            <text:p>1.2452969999</text:p>
          </table:table-cell>
          <table:table-cell table:formula="of:=([.A494]-[.A493])/0.01" office:value-type="float" office:value="-0.00054213755855681" calcext:value-type="float">
            <text:p>-0.0005421376</text:p>
          </table:table-cell>
          <table:table-cell table:formula="of:=([.B494]-[.B493])/0.01" office:value-type="float" office:value="0.000533457606710641" calcext:value-type="float">
            <text:p>0.0005334576</text:p>
          </table:table-cell>
        </table:table-row>
        <table:table-row table:style-name="ro1">
          <table:table-cell office:value-type="float" office:value="1.24595603232655" calcext:value-type="float">
            <text:p>1.2459560323</text:p>
          </table:table-cell>
          <table:table-cell office:value-type="float" office:value="1.24530233452388" calcext:value-type="float">
            <text:p>1.2453023345</text:p>
          </table:table-cell>
          <table:table-cell table:formula="of:=([.A495]-[.A494])/0.01" office:value-type="float" office:value="-0.000534431004828306" calcext:value-type="float">
            <text:p>-0.000534431</text:p>
          </table:table-cell>
          <table:table-cell table:formula="of:=([.B495]-[.B494])/0.01" office:value-type="float" office:value="0.000526031218806011" calcext:value-type="float">
            <text:p>0.0005260312</text:p>
          </table:table-cell>
        </table:table-row>
        <table:table-row table:style-name="ro1">
          <table:table-cell office:value-type="float" office:value="1.2459506880165" calcext:value-type="float">
            <text:p>1.245950688</text:p>
          </table:table-cell>
          <table:table-cell office:value-type="float" office:value="1.24530759483607" calcext:value-type="float">
            <text:p>1.2453075948</text:p>
          </table:table-cell>
          <table:table-cell table:formula="of:=([.A496]-[.A495])/0.01" office:value-type="float" office:value="-0.000526730876515558" calcext:value-type="float">
            <text:p>-0.0005267309</text:p>
          </table:table-cell>
          <table:table-cell table:formula="of:=([.B496]-[.B495])/0.01" office:value-type="float" office:value="0.000518602289822923" calcext:value-type="float">
            <text:p>0.0005186023</text:p>
          </table:table-cell>
        </table:table-row>
        <table:table-row table:style-name="ro1">
          <table:table-cell office:value-type="float" office:value="1.24594542070773" calcext:value-type="float">
            <text:p>1.2459454207</text:p>
          </table:table-cell>
          <table:table-cell office:value-type="float" office:value="1.24531278085897" calcext:value-type="float">
            <text:p>1.2453127809</text:p>
          </table:table-cell>
          <table:table-cell table:formula="of:=([.A497]-[.A496])/0.01" office:value-type="float" office:value="-0.000519043798097307" calcext:value-type="float">
            <text:p>-0.0005190438</text:p>
          </table:table-cell>
          <table:table-cell table:formula="of:=([.B497]-[.B496])/0.01" office:value-type="float" office:value="0.000511177722306577" calcext:value-type="float">
            <text:p>0.0005111777</text:p>
          </table:table-cell>
        </table:table-row>
        <table:table-row table:style-name="ro1">
          <table:table-cell office:value-type="float" office:value="1.24594023026975" calcext:value-type="float">
            <text:p>1.2459402303</text:p>
          </table:table-cell>
          <table:table-cell office:value-type="float" office:value="1.24531789263619" calcext:value-type="float">
            <text:p>1.2453178926</text:p>
          </table:table-cell>
          <table:table-cell table:formula="of:=([.A498]-[.A497])/0.01" office:value-type="float" office:value="-0.000511376247303019" calcext:value-type="float">
            <text:p>-0.0005113762</text:p>
          </table:table-cell>
          <table:table-cell table:formula="of:=([.B498]-[.B497])/0.01" office:value-type="float" office:value="0.00050376426414811" calcext:value-type="float">
            <text:p>0.0005037643</text:p>
          </table:table-cell>
        </table:table-row>
        <table:table-row table:style-name="ro1">
          <table:table-cell office:value-type="float" office:value="1.24593511650728" calcext:value-type="float">
            <text:p>1.2459351165</text:p>
          </table:table-cell>
          <table:table-cell office:value-type="float" office:value="1.24532293027884" calcext:value-type="float">
            <text:p>1.2453229303</text:p>
          </table:table-cell>
          <table:table-cell table:formula="of:=([.A499]-[.A498])/0.01" office:value-type="float" office:value="-0.000503734519963217" calcext:value-type="float">
            <text:p>-0.0005037345</text:p>
          </table:table-cell>
          <table:table-cell table:formula="of:=([.B499]-[.B498])/0.01" office:value-type="float" office:value="0.000496368473612563" calcext:value-type="float">
            <text:p>0.0004963685</text:p>
          </table:table-cell>
        </table:table-row>
        <table:table-row table:style-name="ro1">
          <table:table-cell office:value-type="float" office:value="1.24593007916208" calcext:value-type="float">
            <text:p>1.2459300792</text:p>
          </table:table-cell>
          <table:table-cell office:value-type="float" office:value="1.24532789396357" calcext:value-type="float">
            <text:p>1.245327894</text:p>
          </table:table-cell>
          <table:table-cell table:formula="of:=([.A500]-[.A499])/0.01" office:value-type="float" office:value="-0.000496124700211098" calcext:value-type="float">
            <text:p>-0.0004961247</text:p>
          </table:table-cell>
          <table:table-cell table:formula="of:=([.B500]-[.B499])/0.01" office:value-type="float" office:value="0.000488996689673726" calcext:value-type="float">
            <text:p>0.0004889967</text:p>
          </table:table-cell>
        </table:table-row>
        <table:table-row table:style-name="ro1">
          <table:table-cell office:value-type="float" office:value="1.24592511791508" calcext:value-type="float">
            <text:p>1.2459251179</text:p>
          </table:table-cell>
          <table:table-cell office:value-type="float" office:value="1.24533278393047" calcext:value-type="float">
            <text:p>1.2453327839</text:p>
          </table:table-cell>
          <table:table-cell table:formula="of:=([.A501]-[.A500])/0.01" office:value-type="float" office:value="-0.000488552635169448" calcext:value-type="float">
            <text:p>-0.0004885526</text:p>
          </table:table-cell>
          <table:table-cell table:formula="of:=([.B501]-[.B500])/0.01" office:value-type="float" office:value="0.000481655007011916" calcext:value-type="float">
            <text:p>0.000481655</text:p>
          </table:table-cell>
        </table:table-row>
        <table:table-row table:style-name="ro1">
          <table:table-cell office:value-type="float" office:value="1.24592023238873" calcext:value-type="float">
            <text:p>1.2459202324</text:p>
          </table:table-cell>
          <table:table-cell office:value-type="float" office:value="1.24533760048054" calcext:value-type="float">
            <text:p>1.2453376005</text:p>
          </table:table-cell>
          <table:table-cell table:formula="of:=([.A502]-[.A501])/0.01" office:value-type="float" office:value="-0.000481023914455925" calcext:value-type="float">
            <text:p>-0.0004810239</text:p>
          </table:table-cell>
          <table:table-cell table:formula="of:=([.B502]-[.B501])/0.01" office:value-type="float" office:value="0.000474349255497053" calcext:value-type="float">
            <text:p>0.0004743493</text:p>
          </table:table-cell>
        </table:table-row>
        <table:table-row table:style-name="ro1">
          <table:table-cell office:value-type="float" office:value="1.24591542214958" calcext:value-type="float">
            <text:p>1.2459154221</text:p>
          </table:table-cell>
          <table:table-cell office:value-type="float" office:value="1.24534234397309" calcext:value-type="float">
            <text:p>1.245342344</text:p>
          </table:table-cell>
          <table:table-cell table:formula="of:=([.A503]-[.A502])/0.01" office:value-type="float" office:value="-0.000473543853507508" calcext:value-type="float">
            <text:p>-0.0004735439</text:p>
          </table:table-cell>
          <table:table-cell table:formula="of:=([.B503]-[.B502])/0.01" office:value-type="float" office:value="0.000467084983934996" calcext:value-type="float">
            <text:p>0.000467085</text:p>
          </table:table-cell>
        </table:table-row>
        <table:table-row table:style-name="ro1">
          <table:table-cell office:value-type="float" office:value="1.24591068671105" calcext:value-type="float">
            <text:p>1.2459106867</text:p>
          </table:table-cell>
          <table:table-cell office:value-type="float" office:value="1.24534701482293" calcext:value-type="float">
            <text:p>1.2453470148</text:p>
          </table:table-cell>
          <table:table-cell table:formula="of:=([.A504]-[.A503])/0.01" office:value-type="float" office:value="-0.000466117480701911" calcext:value-type="float">
            <text:p>-0.0004661175</text:p>
          </table:table-cell>
          <table:table-cell table:formula="of:=([.B504]-[.B503])/0.01" office:value-type="float" office:value="0.00045986744721116" calcext:value-type="float">
            <text:p>0.0004598674</text:p>
          </table:table-cell>
        </table:table-row>
        <table:table-row table:style-name="ro1">
          <table:table-cell office:value-type="float" office:value="1.24590602553624" calcext:value-type="float">
            <text:p>1.2459060255</text:p>
          </table:table-cell>
          <table:table-cell office:value-type="float" office:value="1.24535161349741" calcext:value-type="float">
            <text:p>1.2453516135</text:p>
          </table:table-cell>
          <table:table-cell table:formula="of:=([.A505]-[.A504])/0.01" office:value-type="float" office:value="-0.000458749527809665" calcext:value-type="float">
            <text:p>-0.0004587495</text:p>
          </table:table-cell>
          <table:table-cell table:formula="of:=([.B505]-[.B504])/0.01" office:value-type="float" office:value="0.000452701596853622" calcext:value-type="float">
            <text:p>0.0004527016</text:p>
          </table:table-cell>
        </table:table-row>
        <table:table-row table:style-name="ro1">
          <table:table-cell office:value-type="float" office:value="1.24590143804096" calcext:value-type="float">
            <text:p>1.245901438</text:p>
          </table:table-cell>
          <table:table-cell office:value-type="float" office:value="1.24535614051337" calcext:value-type="float">
            <text:p>1.2453561405</text:p>
          </table:table-cell>
          <table:table-cell table:formula="of:=([.A506]-[.A505])/0.01" office:value-type="float" office:value="-0.00045144442357703" calcext:value-type="float">
            <text:p>-0.0004514444</text:p>
          </table:table-cell>
          <table:table-cell table:formula="of:=([.B506]-[.B505])/0.01" office:value-type="float" office:value="0.000445592074949097" calcext:value-type="float">
            <text:p>0.0004455921</text:p>
          </table:table-cell>
        </table:table-row>
        <table:table-row table:style-name="ro1">
          <table:table-cell office:value-type="float" office:value="1.24589692359673" calcext:value-type="float">
            <text:p>1.2458969236</text:p>
          </table:table-cell>
          <table:table-cell office:value-type="float" office:value="1.24536059643412" calcext:value-type="float">
            <text:p>1.2453605964</text:p>
          </table:table-cell>
          <table:table-cell table:formula="of:=([.A507]-[.A506])/0.01" office:value-type="float" office:value="-0.000444206290062255" calcext:value-type="float">
            <text:p>-0.0004442063</text:p>
          </table:table-cell>
          <table:table-cell table:formula="of:=([.B507]-[.B506])/0.01" office:value-type="float" office:value="0.000438543210456999" calcext:value-type="float">
            <text:p>0.0004385432</text:p>
          </table:table-cell>
        </table:table-row>
        <table:table-row table:style-name="ro1">
          <table:table-cell office:value-type="float" office:value="1.24589248153383" calcext:value-type="float">
            <text:p>1.2458924815</text:p>
          </table:table-cell>
          <table:table-cell office:value-type="float" office:value="1.24536498186623" calcext:value-type="float">
            <text:p>1.2453649819</text:p>
          </table:table-cell>
          <table:table-cell table:formula="of:=([.A508]-[.A507])/0.01" office:value-type="float" office:value="-0.000437038941347723" calcext:value-type="float">
            <text:p>-0.0004370389</text:p>
          </table:table-cell>
          <table:table-cell table:formula="of:=([.B508]-[.B507])/0.01" office:value-type="float" office:value="0.000431559018254646" calcext:value-type="float">
            <text:p>0.000431559</text:p>
          </table:table-cell>
        </table:table-row>
        <table:table-row table:style-name="ro1">
          <table:table-cell office:value-type="float" office:value="1.24588811114441" calcext:value-type="float">
            <text:p>1.2458881111</text:p>
          </table:table-cell>
          <table:table-cell office:value-type="float" office:value="1.24536929745641" calcext:value-type="float">
            <text:p>1.2453692975</text:p>
          </table:table-cell>
          <table:table-cell table:formula="of:=([.A509]-[.A508])/0.01" office:value-type="float" office:value="-0.000429945884605765" calcext:value-type="float">
            <text:p>-0.0004299459</text:p>
          </table:table-cell>
          <table:table-cell table:formula="of:=([.B509]-[.B508])/0.01" office:value-type="float" office:value="0.000424643200291897" calcext:value-type="float">
            <text:p>0.0004246432</text:p>
          </table:table-cell>
        </table:table-row>
        <table:table-row table:style-name="ro1">
          <table:table-cell office:value-type="float" office:value="1.24588381168557" calcext:value-type="float">
            <text:p>1.2458838117</text:p>
          </table:table-cell>
          <table:table-cell office:value-type="float" office:value="1.24537354388841" calcext:value-type="float">
            <text:p>1.2453735439</text:p>
          </table:table-cell>
          <table:table-cell table:formula="of:=([.A510]-[.A509])/0.01" office:value-type="float" office:value="-0.000422930323029647" calcext:value-type="float">
            <text:p>-0.0004229303</text:p>
          </table:table-cell>
          <table:table-cell table:formula="of:=([.B510]-[.B509])/0.01" office:value-type="float" office:value="0.000417799148610953" calcext:value-type="float">
            <text:p>0.0004177991</text:p>
          </table:table-cell>
        </table:table-row>
        <table:table-row table:style-name="ro1">
          <table:table-cell office:value-type="float" office:value="1.24587958238234" calcext:value-type="float">
            <text:p>1.2458795824</text:p>
          </table:table-cell>
          <table:table-cell office:value-type="float" office:value="1.2453777218799" calcext:value-type="float">
            <text:p>1.2453777219</text:p>
          </table:table-cell>
          <table:table-cell table:formula="of:=([.A511]-[.A510])/0.01" office:value-type="float" office:value="-0.000415995160429894" calcext:value-type="float">
            <text:p>-0.0004159952</text:p>
          </table:table-cell>
          <table:table-cell table:formula="of:=([.B511]-[.B510])/0.01" office:value-type="float" office:value="0.000411029950098119" calcext:value-type="float">
            <text:p>0.00041103</text:p>
          </table:table-cell>
        </table:table-row>
        <table:table-row table:style-name="ro1">
          <table:table-cell office:value-type="float" office:value="1.24587542243073" calcext:value-type="float">
            <text:p>1.2458754224</text:p>
          </table:table-cell>
          <table:table-cell office:value-type="float" office:value="1.2453818321794" calcext:value-type="float">
            <text:p>1.2453818322</text:p>
          </table:table-cell>
          <table:table-cell table:formula="of:=([.A512]-[.A511])/0.01" office:value-type="float" office:value="-0.000409143007540358" calcext:value-type="float">
            <text:p>-0.000409143</text:p>
          </table:table-cell>
          <table:table-cell table:formula="of:=([.B512]-[.B511])/0.01" office:value-type="float" office:value="0.000404338393056314" calcext:value-type="float">
            <text:p>0.0004043384</text:p>
          </table:table-cell>
        </table:table-row>
        <table:table-row table:style-name="ro1">
          <table:table-cell office:value-type="float" office:value="1.24587133100066" calcext:value-type="float">
            <text:p>1.245871331</text:p>
          </table:table-cell>
          <table:table-cell office:value-type="float" office:value="1.24538587556333" calcext:value-type="float">
            <text:p>1.2453858756</text:p>
          </table:table-cell>
          <table:table-cell table:formula="of:=([.A513]-[.A512])/0.01" office:value-type="float" office:value="-0.000402376189434506" calcext:value-type="float">
            <text:p>-0.0004023762</text:p>
          </table:table-cell>
          <table:table-cell table:formula="of:=([.B513]-[.B512])/0.01" office:value-type="float" office:value="0.000397726974687984" calcext:value-type="float">
            <text:p>0.000397727</text:p>
          </table:table-cell>
        </table:table-row>
        <table:table-row table:style-name="ro1">
          <table:table-cell office:value-type="float" office:value="1.24586730723876" calcext:value-type="float">
            <text:p>1.2458673072</text:p>
          </table:table-cell>
          <table:table-cell office:value-type="float" office:value="1.24538985283308" calcext:value-type="float">
            <text:p>1.2453898528</text:p>
          </table:table-cell>
          <table:table-cell table:formula="of:=([.A514]-[.A513])/0.01" office:value-type="float" office:value="-0.000395696753940911" calcext:value-type="float">
            <text:p>-0.0003956968</text:p>
          </table:table-cell>
          <table:table-cell table:formula="of:=([.B514]-[.B513])/0.01" office:value-type="float" office:value="0.000391197909666019" calcext:value-type="float">
            <text:p>0.0003911979</text:p>
          </table:table-cell>
        </table:table-row>
        <table:table-row table:style-name="ro1">
          <table:table-cell office:value-type="float" office:value="1.24586335027122" calcext:value-type="float">
            <text:p>1.2458633503</text:p>
          </table:table-cell>
          <table:table-cell office:value-type="float" office:value="1.24539376481217" calcext:value-type="float">
            <text:p>1.2453937648</text:p>
          </table:table-cell>
          <table:table-cell table:formula="of:=([.A515]-[.A514])/0.01" office:value-type="float" office:value="-0.000389106481302193" calcext:value-type="float">
            <text:p>-0.0003891065</text:p>
          </table:table-cell>
          <table:table-cell table:formula="of:=([.B515]-[.B514])/0.01" office:value-type="float" office:value="0.000384753139837102" calcext:value-type="float">
            <text:p>0.0003847531</text:p>
          </table:table-cell>
        </table:table-row>
        <table:table-row table:style-name="ro1">
          <table:table-cell office:value-type="float" office:value="1.24585945920641" calcext:value-type="float">
            <text:p>1.2458594592</text:p>
          </table:table-cell>
          <table:table-cell office:value-type="float" office:value="1.24539761234357" calcext:value-type="float">
            <text:p>1.2453976123</text:p>
          </table:table-cell>
          <table:table-cell table:formula="of:=([.A516]-[.A515])/0.01" office:value-type="float" office:value="-0.000382606894255844" calcext:value-type="float">
            <text:p>-0.0003826069</text:p>
          </table:table-cell>
          <table:table-cell table:formula="of:=([.B516]-[.B515])/0.01" office:value-type="float" office:value="0.000378394344657806" calcext:value-type="float">
            <text:p>0.0003783943</text:p>
          </table:table-cell>
        </table:table-row>
        <table:table-row table:style-name="ro1">
          <table:table-cell office:value-type="float" office:value="1.24585563313747" calcext:value-type="float">
            <text:p>1.2458556331</text:p>
          </table:table-cell>
          <table:table-cell office:value-type="float" office:value="1.24540139628702" calcext:value-type="float">
            <text:p>1.2454013963</text:p>
          </table:table-cell>
          <table:table-cell table:formula="of:=([.A517]-[.A516])/0.01" office:value-type="float" office:value="-0.000376199268981026" calcext:value-type="float">
            <text:p>-0.0003761993</text:p>
          </table:table-cell>
          <table:table-cell table:formula="of:=([.B517]-[.B516])/0.01" office:value-type="float" office:value="0.000372122952030374" calcext:value-type="float">
            <text:p>0.000372123</text:p>
          </table:table-cell>
        </table:table-row>
        <table:table-row table:style-name="ro1">
          <table:table-cell office:value-type="float" office:value="1.24585187114478" calcext:value-type="float">
            <text:p>1.2458518711</text:p>
          </table:table-cell>
          <table:table-cell office:value-type="float" office:value="1.24540511751654" calcext:value-type="float">
            <text:p>1.2454051175</text:p>
          </table:table-cell>
          <table:table-cell table:formula="of:=([.A518]-[.A517])/0.01" office:value-type="float" office:value="-0.000369884646311824" calcext:value-type="float">
            <text:p>-0.0003698846</text:p>
          </table:table-cell>
          <table:table-cell table:formula="of:=([.B518]-[.B517])/0.01" office:value-type="float" office:value="0.000365940149915644" calcext:value-type="float">
            <text:p>0.0003659401</text:p>
          </table:table-cell>
        </table:table-row>
        <table:table-row table:style-name="ro1">
          <table:table-cell office:value-type="float" office:value="1.24584817229831" calcext:value-type="float">
            <text:p>1.2458481723</text:p>
          </table:table-cell>
          <table:table-cell office:value-type="float" office:value="1.24540877691804" calcext:value-type="float">
            <text:p>1.2454087769</text:p>
          </table:table-cell>
          <table:table-cell table:formula="of:=([.A519]-[.A518])/0.01" office:value-type="float" office:value="-0.000363663843483408" calcext:value-type="float">
            <text:p>-0.0003636638</text:p>
          </table:table-cell>
          <table:table-cell table:formula="of:=([.B519]-[.B518])/0.01" office:value-type="float" office:value="0.000359846897968197" calcext:value-type="float">
            <text:p>0.0003598469</text:p>
          </table:table-cell>
        </table:table-row>
        <table:table-row table:style-name="ro1">
          <table:table-cell office:value-type="float" office:value="1.24584453565988" calcext:value-type="float">
            <text:p>1.2458445357</text:p>
          </table:table-cell>
          <table:table-cell office:value-type="float" office:value="1.24541237538702" calcext:value-type="float">
            <text:p>1.2454123754</text:p>
          </table:table-cell>
          <table:table-cell table:formula="of:=([.A520]-[.A519])/0.01" office:value-type="float" office:value="-0.000357537465967006" calcext:value-type="float">
            <text:p>-0.0003575375</text:p>
          </table:table-cell>
          <table:table-cell table:formula="of:=([.B520]-[.B519])/0.01" office:value-type="float" office:value="0.000353843939593368" calcext:value-type="float">
            <text:p>0.0003538439</text:p>
          </table:table-cell>
        </table:table-row>
        <table:table-row table:style-name="ro1">
          <table:table-cell office:value-type="float" office:value="1.24584096028522" calcext:value-type="float">
            <text:p>1.2458409603</text:p>
          </table:table-cell>
          <table:table-cell office:value-type="float" office:value="1.24541591382641" calcext:value-type="float">
            <text:p>1.2454159138</text:p>
          </table:table-cell>
          <table:table-cell table:formula="of:=([.A521]-[.A520])/0.01" office:value-type="float" office:value="-0.000351505919526929" calcext:value-type="float">
            <text:p>-0.0003515059</text:p>
          </table:table-cell>
          <table:table-cell table:formula="of:=([.B521]-[.B520])/0.01" office:value-type="float" office:value="0.000347931814204117" calcext:value-type="float">
            <text:p>0.0003479318</text:p>
          </table:table-cell>
        </table:table-row>
        <table:table-row table:style-name="ro1">
          <table:table-cell office:value-type="float" office:value="1.24583744522602" calcext:value-type="float">
            <text:p>1.2458374452</text:p>
          </table:table-cell>
          <table:table-cell office:value-type="float" office:value="1.24541939314456" calcext:value-type="float">
            <text:p>1.2454193931</text:p>
          </table:table-cell>
          <table:table-cell table:formula="of:=([.A522]-[.A521])/0.01" office:value-type="float" office:value="-0.000345569422255387" calcext:value-type="float">
            <text:p>-0.0003455694</text:p>
          </table:table-cell>
          <table:table-cell table:formula="of:=([.B522]-[.B521])/0.01" office:value-type="float" office:value="0.000342110869211432" calcext:value-type="float">
            <text:p>0.0003421109</text:p>
          </table:table-cell>
        </table:table-row>
        <table:table-row table:style-name="ro1">
          <table:table-cell office:value-type="float" office:value="1.2458339895318" calcext:value-type="float">
            <text:p>1.2458339895</text:p>
          </table:table-cell>
          <table:table-cell office:value-type="float" office:value="1.24542281425325" calcext:value-type="float">
            <text:p>1.2454228143</text:p>
          </table:table-cell>
          <table:table-cell table:formula="of:=([.A523]-[.A522])/0.01" office:value-type="float" office:value="-0.000339728016585106" calcext:value-type="float">
            <text:p>-0.000339728</text:p>
          </table:table-cell>
          <table:table-cell table:formula="of:=([.B523]-[.B522])/0.01" office:value-type="float" office:value="0.000336381272370012" calcext:value-type="float">
            <text:p>0.0003363813</text:p>
          </table:table-cell>
        </table:table-row>
        <table:table-row table:style-name="ro1">
          <table:table-cell office:value-type="float" office:value="1.24583059225164" calcext:value-type="float">
            <text:p>1.2458305923</text:p>
          </table:table-cell>
          <table:table-cell office:value-type="float" office:value="1.24542617806597" calcext:value-type="float">
            <text:p>1.2454261781</text:p>
          </table:table-cell>
          <table:table-cell table:formula="of:=([.A524]-[.A523])/0.01" office:value-type="float" office:value="-0.000333981581168707" calcext:value-type="float">
            <text:p>-0.0003339816</text:p>
          </table:table-cell>
          <table:table-cell table:formula="of:=([.B524]-[.B523])/0.01" office:value-type="float" office:value="0.000330743023568836" calcext:value-type="float">
            <text:p>0.000330743</text:p>
          </table:table-cell>
        </table:table-row>
        <table:table-row table:style-name="ro1">
          <table:table-cell office:value-type="float" office:value="1.24582725243582" calcext:value-type="float">
            <text:p>1.2458272524</text:p>
          </table:table-cell>
          <table:table-cell office:value-type="float" office:value="1.24542948549621" calcext:value-type="float">
            <text:p>1.2454294855</text:p>
          </table:table-cell>
          <table:table-cell table:formula="of:=([.A525]-[.A524])/0.01" office:value-type="float" office:value="-0.000328329842669284" calcext:value-type="float">
            <text:p>-0.0003283298</text:p>
          </table:table-cell>
          <table:table-cell table:formula="of:=([.B525]-[.B524])/0.01" office:value-type="float" office:value="0.000325195966976999" calcext:value-type="float">
            <text:p>0.000325196</text:p>
          </table:table-cell>
        </table:table-row>
        <table:table-row table:style-name="ro1">
          <table:table-cell office:value-type="float" office:value="1.2458239691374" calcext:value-type="float">
            <text:p>1.2458239691</text:p>
          </table:table-cell>
          <table:table-cell office:value-type="float" office:value="1.24543273745588" calcext:value-type="float">
            <text:p>1.2454327375</text:p>
          </table:table-cell>
          <table:table-cell table:formula="of:=([.A526]-[.A525])/0.01" office:value-type="float" office:value="-0.0003227723872401" calcext:value-type="float">
            <text:p>-0.0003227724</text:p>
          </table:table-cell>
          <table:table-cell table:formula="of:=([.B526]-[.B525])/0.01" office:value-type="float" office:value="0.000319739802301378" calcext:value-type="float">
            <text:p>0.0003197398</text:p>
          </table:table-cell>
        </table:table-row>
        <table:table-row table:style-name="ro1">
          <table:table-cell office:value-type="float" office:value="1.24582074141352" calcext:value-type="float">
            <text:p>1.2458207414</text:p>
          </table:table-cell>
          <table:table-cell office:value-type="float" office:value="1.2454359348539" calcext:value-type="float">
            <text:p>1.2454359349</text:p>
          </table:table-cell>
          <table:table-cell table:formula="of:=([.A527]-[.A526])/0.01" office:value-type="float" office:value="-0.000317308671715644" calcext:value-type="float">
            <text:p>-0.0003173087</text:p>
          </table:table-cell>
          <table:table-cell table:formula="of:=([.B527]-[.B526])/0.01" office:value-type="float" office:value="0.000314374096466175" calcext:value-type="float">
            <text:p>0.0003143741</text:p>
          </table:table-cell>
        </table:table-row>
        <table:table-row table:style-name="ro1">
          <table:table-cell office:value-type="float" office:value="1.24581756832681" calcext:value-type="float">
            <text:p>1.2458175683</text:p>
          </table:table-cell>
          <table:table-cell office:value-type="float" office:value="1.24543907859487" calcext:value-type="float">
            <text:p>1.2454390786</text:p>
          </table:table-cell>
          <table:table-cell table:formula="of:=([.A528]-[.A527])/0.01" office:value-type="float" office:value="-0.00031193803449181" calcext:value-type="float">
            <text:p>-0.000311938</text:p>
          </table:table-cell>
          <table:table-cell table:formula="of:=([.B528]-[.B527])/0.01" office:value-type="float" office:value="0.000309098294315469" calcext:value-type="float">
            <text:p>0.0003090983</text:p>
          </table:table-cell>
        </table:table-row>
        <table:table-row table:style-name="ro1">
          <table:table-cell office:value-type="float" office:value="1.24581444894646" calcext:value-type="float">
            <text:p>1.2458144489</text:p>
          </table:table-cell>
          <table:table-cell office:value-type="float" office:value="1.24544216957781" calcext:value-type="float">
            <text:p>1.2454421696</text:p>
          </table:table-cell>
          <table:table-cell table:formula="of:=([.A529]-[.A528])/0.01" office:value-type="float" office:value="-0.000306659706050816" calcext:value-type="float">
            <text:p>-0.0003066597</text:p>
          </table:table-cell>
          <table:table-cell table:formula="of:=([.B529]-[.B528])/0.01" office:value-type="float" office:value="0.000303911729471196" calcext:value-type="float">
            <text:p>0.0003039117</text:p>
          </table:table-cell>
        </table:table-row>
        <table:table-row table:style-name="ro1">
          <table:table-cell office:value-type="float" office:value="1.2458113823494" calcext:value-type="float">
            <text:p>1.2458113823</text:p>
          </table:table-cell>
          <table:table-cell office:value-type="float" office:value="1.2454452086951" calcext:value-type="float">
            <text:p>1.2454452087</text:p>
          </table:table-cell>
          <table:table-cell table:formula="of:=([.A530]-[.A529])/0.01" office:value-type="float" office:value="-0.000301472819286275" calcext:value-type="float">
            <text:p>-0.0003014728</text:p>
          </table:table-cell>
          <table:table-cell table:formula="of:=([.B530]-[.B529])/0.01" office:value-type="float" office:value="0.00029881363439177" calcext:value-type="float">
            <text:p>0.0002988136</text:p>
          </table:table-cell>
        </table:table-row>
        <table:table-row table:style-name="ro1">
          <table:table-cell office:value-type="float" office:value="1.24580836762121" calcext:value-type="float">
            <text:p>1.2458083676</text:p>
          </table:table-cell>
          <table:table-cell office:value-type="float" office:value="1.24544819683145" calcext:value-type="float">
            <text:p>1.2454481968</text:p>
          </table:table-cell>
          <table:table-cell table:formula="of:=([.A531]-[.A530])/0.01" office:value-type="float" office:value="-0.000296376418962296" calcext:value-type="float">
            <text:p>-0.0002963764</text:p>
          </table:table-cell>
          <table:table-cell table:formula="of:=([.B531]-[.B530])/0.01" office:value-type="float" office:value="0.000293803150541727" calcext:value-type="float">
            <text:p>0.0002938032</text:p>
          </table:table-cell>
        </table:table-row>
        <table:table-row table:style-name="ro1">
          <table:table-cell office:value-type="float" office:value="1.24580540385702" calcext:value-type="float">
            <text:p>1.2458054039</text:p>
          </table:table-cell>
          <table:table-cell office:value-type="float" office:value="1.24545113486295" calcext:value-type="float">
            <text:p>1.2454511349</text:p>
          </table:table-cell>
          <table:table-cell table:formula="of:=([.A532]-[.A531])/0.01" office:value-type="float" office:value="-0.000291369471216996" calcext:value-type="float">
            <text:p>-0.0002913695</text:p>
          </table:table-cell>
          <table:table-cell table:formula="of:=([.B532]-[.B531])/0.01" office:value-type="float" office:value="0.000288879337384529" calcext:value-type="float">
            <text:p>0.0002888793</text:p>
          </table:table-cell>
        </table:table-row>
        <table:table-row table:style-name="ro1">
          <table:table-cell office:value-type="float" office:value="1.24580249016231" calcext:value-type="float">
            <text:p>1.2458024902</text:p>
          </table:table-cell>
          <table:table-cell office:value-type="float" office:value="1.24545402365633" calcext:value-type="float">
            <text:p>1.2454540237</text:p>
          </table:table-cell>
          <table:table-cell table:formula="of:=([.A533]-[.A532])/0.01" office:value-type="float" office:value="-0.000286450872510891" calcext:value-type="float">
            <text:p>-0.0002864509</text:p>
          </table:table-cell>
          <table:table-cell table:formula="of:=([.B533]-[.B532])/0.01" office:value-type="float" office:value="0.000284041181730643" calcext:value-type="float">
            <text:p>0.0002840412</text:p>
          </table:table-cell>
        </table:table-row>
        <table:table-row table:style-name="ro1">
          <table:table-cell office:value-type="float" office:value="1.24579962565358" calcext:value-type="float">
            <text:p>1.2457996257</text:p>
          </table:table-cell>
          <table:table-cell office:value-type="float" office:value="1.24545686406814" calcext:value-type="float">
            <text:p>1.2454568641</text:p>
          </table:table-cell>
          <table:table-cell table:formula="of:=([.A534]-[.A533])/0.01" office:value-type="float" office:value="-0.000281619457909166" calcext:value-type="float">
            <text:p>-0.0002816195</text:p>
          </table:table-cell>
          <table:table-cell table:formula="of:=([.B534]-[.B533])/0.01" office:value-type="float" office:value="0.00027928760608642" calcext:value-type="float">
            <text:p>0.0002792876</text:p>
          </table:table-cell>
        </table:table-row>
        <table:table-row table:style-name="ro1">
          <table:table-cell office:value-type="float" office:value="1.245796809459" calcext:value-type="float">
            <text:p>1.2457968095</text:p>
          </table:table-cell>
          <table:table-cell office:value-type="float" office:value="1.2454596569442" calcext:value-type="float">
            <text:p>1.2454596569</text:p>
          </table:table-cell>
          <table:table-cell table:formula="of:=([.A535]-[.A534])/0.01" office:value-type="float" office:value="-0.000276874009164096" calcext:value-type="float">
            <text:p>-0.000276874</text:p>
          </table:table-cell>
          <table:table-cell table:formula="of:=([.B535]-[.B534])/0.01" office:value-type="float" office:value="0.000274617476825334" calcext:value-type="float">
            <text:p>0.0002746175</text:p>
          </table:table-cell>
        </table:table-row>
        <table:table-row table:style-name="ro1">
          <table:table-cell office:value-type="float" office:value="1.24579404071891" calcext:value-type="float">
            <text:p>1.2457940407</text:p>
          </table:table-cell>
          <table:table-cell office:value-type="float" office:value="1.24546240311897" calcext:value-type="float">
            <text:p>1.2454624031</text:p>
          </table:table-cell>
          <table:table-cell table:formula="of:=([.A536]-[.A535])/0.01" office:value-type="float" office:value="-0.000272213262220156" calcext:value-type="float">
            <text:p>-0.0002722133</text:p>
          </table:table-cell>
          <table:table-cell table:formula="of:=([.B536]-[.B535])/0.01" office:value-type="float" office:value="0.000270029611759703" calcext:value-type="float">
            <text:p>0.0002700296</text:p>
          </table:table-cell>
        </table:table-row>
        <table:table-row table:style-name="ro1">
          <table:table-cell office:value-type="float" office:value="1.24579131858629" calcext:value-type="float">
            <text:p>1.2457913186</text:p>
          </table:table-cell>
          <table:table-cell office:value-type="float" office:value="1.24546510341509" calcext:value-type="float">
            <text:p>1.2454651034</text:p>
          </table:table-cell>
          <table:table-cell table:formula="of:=([.A537]-[.A536])/0.01" office:value-type="float" office:value="-0.000267635914319442" calcext:value-type="float">
            <text:p>-0.0002676359</text:p>
          </table:table-cell>
          <table:table-cell table:formula="of:=([.B537]-[.B536])/0.01" office:value-type="float" office:value="0.000265522787268324" calcext:value-type="float">
            <text:p>0.0002655228</text:p>
          </table:table-cell>
        </table:table-row>
        <table:table-row table:style-name="ro1">
          <table:table-cell office:value-type="float" office:value="1.24578864222715" calcext:value-type="float">
            <text:p>1.2457886422</text:p>
          </table:table-cell>
          <table:table-cell office:value-type="float" office:value="1.24546775864296" calcext:value-type="float">
            <text:p>1.2454677586</text:p>
          </table:table-cell>
          <table:table-cell table:formula="of:=([.A538]-[.A537])/0.01" office:value-type="float" office:value="-0.000263140630685221" calcext:value-type="float">
            <text:p>-0.0002631406</text:p>
          </table:table-cell>
          <table:table-cell table:formula="of:=([.B538]-[.B537])/0.01" office:value-type="float" office:value="0.00026109574522426" calcext:value-type="float">
            <text:p>0.0002610957</text:p>
          </table:table-cell>
        </table:table-row>
        <table:table-row table:style-name="ro1">
          <table:table-cell office:value-type="float" office:value="1.24578601082084" calcext:value-type="float">
            <text:p>1.2457860108</text:p>
          </table:table-cell>
          <table:table-cell office:value-type="float" office:value="1.24547036960042" calcext:value-type="float">
            <text:p>1.2454703696</text:p>
          </table:table-cell>
          <table:table-cell table:formula="of:=([.A539]-[.A538])/0.01" office:value-type="float" office:value="-0.000258726050694769" calcext:value-type="float">
            <text:p>-0.0002587261</text:p>
          </table:table-cell>
          <table:table-cell table:formula="of:=([.B539]-[.B538])/0.01" office:value-type="float" office:value="0.000256747199078866" calcext:value-type="float">
            <text:p>0.0002567472</text:p>
          </table:table-cell>
        </table:table-row>
        <table:table-row table:style-name="ro1">
          <table:table-cell office:value-type="float" office:value="1.24578342356033" calcext:value-type="float">
            <text:p>1.2457834236</text:p>
          </table:table-cell>
          <table:table-cell office:value-type="float" office:value="1.24547293707241" calcext:value-type="float">
            <text:p>1.2454729371</text:p>
          </table:table-cell>
          <table:table-cell table:formula="of:=([.A540]-[.A539])/0.01" office:value-type="float" office:value="-0.000254390793563708" calcext:value-type="float">
            <text:p>-0.0002543908</text:p>
          </table:table-cell>
          <table:table-cell table:formula="of:=([.B540]-[.B539])/0.01" office:value-type="float" office:value="0.000252475839834787" calcext:value-type="float">
            <text:p>0.0002524758</text:p>
          </table:table-cell>
        </table:table-row>
        <table:table-row table:style-name="ro1">
          <table:table-cell office:value-type="float" office:value="1.2457808796524" calcext:value-type="float">
            <text:p>1.2457808797</text:p>
          </table:table-cell>
          <table:table-cell office:value-type="float" office:value="1.2454754618308" calcext:value-type="float">
            <text:p>1.2454754618</text:p>
          </table:table-cell>
          <table:table-cell table:formula="of:=([.A541]-[.A540])/0.01" office:value-type="float" office:value="-0.000250133463897129" calcext:value-type="float">
            <text:p>-0.0002501335</text:p>
          </table:table-cell>
          <table:table-cell table:formula="of:=([.B541]-[.B540])/0.01" office:value-type="float" office:value="0.000248280341375029" calcext:value-type="float">
            <text:p>0.0002482803</text:p>
          </table:table-cell>
        </table:table-row>
        <table:table-row table:style-name="ro1">
          <table:table-cell office:value-type="float" office:value="1.24577837831776" calcext:value-type="float">
            <text:p>1.2457783783</text:p>
          </table:table-cell>
          <table:table-cell office:value-type="float" office:value="1.24547794463422" calcext:value-type="float">
            <text:p>1.2454779446</text:p>
          </table:table-cell>
          <table:table-cell table:formula="of:=([.A542]-[.A541])/0.01" office:value-type="float" office:value="-0.000245952656419135" calcext:value-type="float">
            <text:p>-0.0002459527</text:p>
          </table:table-cell>
          <table:table-cell table:formula="of:=([.B542]-[.B541])/0.01" office:value-type="float" office:value="0.000244159365569985" calcext:value-type="float">
            <text:p>0.0002441594</text:p>
          </table:table-cell>
        </table:table-row>
        <table:table-row table:style-name="ro1">
          <table:table-cell office:value-type="float" office:value="1.24577591879119" calcext:value-type="float">
            <text:p>1.2457759188</text:p>
          </table:table-cell>
          <table:table-cell office:value-type="float" office:value="1.24548038622787" calcext:value-type="float">
            <text:p>1.2454803862</text:p>
          </table:table-cell>
          <table:table-cell table:formula="of:=([.A543]-[.A542])/0.01" office:value-type="float" office:value="-0.000241846960657988" calcext:value-type="float">
            <text:p>-0.000241847</text:p>
          </table:table-cell>
          <table:table-cell table:formula="of:=([.B543]-[.B542])/0.01" office:value-type="float" office:value="0.000240111566851553" calcext:value-type="float">
            <text:p>0.0002401116</text:p>
          </table:table-cell>
        </table:table-row>
        <table:table-row table:style-name="ro1">
          <table:table-cell office:value-type="float" office:value="1.24577350032159" calcext:value-type="float">
            <text:p>1.2457735003</text:p>
          </table:table-cell>
          <table:table-cell office:value-type="float" office:value="1.24548278734354" calcext:value-type="float">
            <text:p>1.2454827873</text:p>
          </table:table-cell>
          <table:table-cell table:formula="of:=([.A544]-[.A543])/0.01" office:value-type="float" office:value="-0.132465831149409" calcext:value-type="float">
            <text:p>-0.1324658311</text:p>
          </table:table-cell>
          <table:table-cell table:formula="of:=([.B544]-[.B543])/0.01" office:value-type="float" office:value="-0.131919178828954" calcext:value-type="float">
            <text:p>-0.1319191788</text:p>
          </table:table-cell>
        </table:table-row>
        <table:table-row table:style-name="ro1">
          <table:table-cell office:value-type="float" office:value="1.24444884201009" calcext:value-type="float">
            <text:p>1.244448842</text:p>
          </table:table-cell>
          <table:table-cell office:value-type="float" office:value="1.24416359555525" calcext:value-type="float">
            <text:p>1.2441635956</text:p>
          </table:table-cell>
          <table:table-cell table:formula="of:=([.A545]-[.A544])/0.01" office:value-type="float" office:value="-0.491229228325141" calcext:value-type="float">
            <text:p>-0.4912292283</text:p>
          </table:table-cell>
          <table:table-cell table:formula="of:=([.B545]-[.B544])/0.01" office:value-type="float" office:value="-0.490491455730924" calcext:value-type="float">
            <text:p>-0.4904914557</text:p>
          </table:table-cell>
        </table:table-row>
        <table:table-row table:style-name="ro1">
          <table:table-cell office:value-type="float" office:value="1.23953654972684" calcext:value-type="float">
            <text:p>1.2395365497</text:p>
          </table:table-cell>
          <table:table-cell office:value-type="float" office:value="1.23925868099794" calcext:value-type="float">
            <text:p>1.239258681</text:p>
          </table:table-cell>
          <table:table-cell table:formula="of:=([.A546]-[.A545])/0.01" office:value-type="float" office:value="-0.921734244457428" calcext:value-type="float">
            <text:p>-0.9217342445</text:p>
          </table:table-cell>
          <table:table-cell table:formula="of:=([.B546]-[.B545])/0.01" office:value-type="float" office:value="-0.920762166273148" calcext:value-type="float">
            <text:p>-0.9207621663</text:p>
          </table:table-cell>
        </table:table-row>
        <table:table-row table:style-name="ro1">
          <table:table-cell office:value-type="float" office:value="1.23031920728227" calcext:value-type="float">
            <text:p>1.2303192073</text:p>
          </table:table-cell>
          <table:table-cell office:value-type="float" office:value="1.23005105933521" calcext:value-type="float">
            <text:p>1.2300510593</text:p>
          </table:table-cell>
          <table:table-cell table:formula="of:=([.A547]-[.A546])/0.01" office:value-type="float" office:value="-1.3019600146049" calcext:value-type="float">
            <text:p>-1.3019600146</text:p>
          </table:table-cell>
          <table:table-cell table:formula="of:=([.B547]-[.B546])/0.01" office:value-type="float" office:value="-1.3007780053371" calcext:value-type="float">
            <text:p>-1.3007780053</text:p>
          </table:table-cell>
        </table:table-row>
        <table:table-row table:style-name="ro1">
          <table:table-cell office:value-type="float" office:value="1.21729960713622" calcext:value-type="float">
            <text:p>1.2172996071</text:p>
          </table:table-cell>
          <table:table-cell office:value-type="float" office:value="1.21704327928184" calcext:value-type="float">
            <text:p>1.2170432793</text:p>
          </table:table-cell>
          <table:table-cell table:formula="of:=([.A548]-[.A547])/0.01" office:value-type="float" office:value="-1.62908368989327" calcext:value-type="float">
            <text:p>-1.6290836899</text:p>
          </table:table-cell>
          <table:table-cell table:formula="of:=([.B548]-[.B547])/0.01" office:value-type="float" office:value="-1.62771885824182" calcext:value-type="float">
            <text:p>-1.6277188582</text:p>
          </table:table-cell>
        </table:table-row>
        <table:table-row table:style-name="ro1">
          <table:table-cell office:value-type="float" office:value="1.20100877023729" calcext:value-type="float">
            <text:p>1.2010087702</text:p>
          </table:table-cell>
          <table:table-cell office:value-type="float" office:value="1.20076609069942" calcext:value-type="float">
            <text:p>1.2007660907</text:p>
          </table:table-cell>
          <table:table-cell table:formula="of:=([.A549]-[.A548])/0.01" office:value-type="float" office:value="-1.90800948129246" calcext:value-type="float">
            <text:p>-1.9080094813</text:p>
          </table:table-cell>
          <table:table-cell table:formula="of:=([.B549]-[.B548])/0.01" office:value-type="float" office:value="-1.90648727666689" calcext:value-type="float">
            <text:p>-1.9064872767</text:p>
          </table:table-cell>
        </table:table-row>
        <table:table-row table:style-name="ro1">
          <table:table-cell office:value-type="float" office:value="1.18192867542436" calcext:value-type="float">
            <text:p>1.1819286754</text:p>
          </table:table-cell>
          <table:table-cell office:value-type="float" office:value="1.18170121793275" calcext:value-type="float">
            <text:p>1.1817012179</text:p>
          </table:table-cell>
          <table:table-cell table:formula="of:=([.A550]-[.A549])/0.01" office:value-type="float" office:value="-2.14370692280421" calcext:value-type="float">
            <text:p>-2.1437069228</text:p>
          </table:table-cell>
          <table:table-cell table:formula="of:=([.B550]-[.B549])/0.01" office:value-type="float" office:value="-2.14205090992432" calcext:value-type="float">
            <text:p>-2.1420509099</text:p>
          </table:table-cell>
        </table:table-row>
        <table:table-row table:style-name="ro1">
          <table:table-cell office:value-type="float" office:value="1.16049160619632" calcext:value-type="float">
            <text:p>1.1604916062</text:p>
          </table:table-cell>
          <table:table-cell office:value-type="float" office:value="1.16028070883351" calcext:value-type="float">
            <text:p>1.1602807088</text:p>
          </table:table-cell>
          <table:table-cell table:formula="of:=([.A551]-[.A550])/0.01" office:value-type="float" office:value="-5.58755880741342" calcext:value-type="float">
            <text:p>-5.5875588074</text:p>
          </table:table-cell>
          <table:table-cell table:formula="of:=([.B551]-[.B550])/0.01" office:value-type="float" office:value="1.78857239834169" calcext:value-type="float">
            <text:p>1.7885723983</text:p>
          </table:table-cell>
        </table:table-row>
        <table:table-row table:style-name="ro1">
          <table:table-cell office:value-type="float" office:value="1.10461601812218" calcext:value-type="float">
            <text:p>1.1046160181</text:p>
          </table:table-cell>
          <table:table-cell office:value-type="float" office:value="1.17816643281693" calcext:value-type="float">
            <text:p>1.1781664328</text:p>
          </table:table-cell>
          <table:table-cell table:formula="of:=([.A552]-[.A551])/0.01" office:value-type="float" office:value="-8.68964046135228" calcext:value-type="float">
            <text:p>-8.6896404614</text:p>
          </table:table-cell>
          <table:table-cell table:formula="of:=([.B552]-[.B551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1.01771961350866" calcext:value-type="float">
            <text:p>1.0177196135</text:p>
          </table:table-cell>
          <table:table-cell office:value-type="float" office:value="1.23643414935236" calcext:value-type="float">
            <text:p>1.2364341494</text:p>
          </table:table-cell>
          <table:table-cell table:formula="of:=([.A553]-[.A552])/0.01" office:value-type="float" office:value="-8.02833665091499" calcext:value-type="float">
            <text:p>-8.0283366509</text:p>
          </table:table-cell>
          <table:table-cell table:formula="of:=([.B553]-[.B552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937436246999512" calcext:value-type="float">
            <text:p>0.937436247</text:p>
          </table:table-cell>
          <table:table-cell office:value-type="float" office:value="1.29470186588779" calcext:value-type="float">
            <text:p>1.2947018659</text:p>
          </table:table-cell>
          <table:table-cell table:formula="of:=([.A554]-[.A553])/0.01" office:value-type="float" office:value="-7.20928894718108" calcext:value-type="float">
            <text:p>-7.2092889472</text:p>
          </table:table-cell>
          <table:table-cell table:formula="of:=([.B554]-[.B553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865343357527701" calcext:value-type="float">
            <text:p>0.8653433575</text:p>
          </table:table-cell>
          <table:table-cell office:value-type="float" office:value="1.35296958242323" calcext:value-type="float">
            <text:p>1.3529695824</text:p>
          </table:table-cell>
          <table:table-cell table:formula="of:=([.A555]-[.A554])/0.01" office:value-type="float" office:value="-6.47146838171068" calcext:value-type="float">
            <text:p>-6.4714683817</text:p>
          </table:table-cell>
          <table:table-cell table:formula="of:=([.B555]-[.B554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800628673710594" calcext:value-type="float">
            <text:p>0.8006286737</text:p>
          </table:table-cell>
          <table:table-cell office:value-type="float" office:value="1.41123729895866" calcext:value-type="float">
            <text:p>1.411237299</text:p>
          </table:table-cell>
          <table:table-cell table:formula="of:=([.A556]-[.A555])/0.01" office:value-type="float" office:value="-5.82155917916514" calcext:value-type="float">
            <text:p>-5.8215591792</text:p>
          </table:table-cell>
          <table:table-cell table:formula="of:=([.B556]-[.B555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742413081918943" calcext:value-type="float">
            <text:p>0.7424130819</text:p>
          </table:table-cell>
          <table:table-cell office:value-type="float" office:value="1.46950501549409" calcext:value-type="float">
            <text:p>1.4695050155</text:p>
          </table:table-cell>
          <table:table-cell table:formula="of:=([.A557]-[.A556])/0.01" office:value-type="float" office:value="-5.25111123386677" calcext:value-type="float">
            <text:p>-5.2511112339</text:p>
          </table:table-cell>
          <table:table-cell table:formula="of:=([.B557]-[.B556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689901969580275" calcext:value-type="float">
            <text:p>0.6899019696</text:p>
          </table:table-cell>
          <table:table-cell office:value-type="float" office:value="1.52777273202953" calcext:value-type="float">
            <text:p>1.527772732</text:p>
          </table:table-cell>
          <table:table-cell table:formula="of:=([.A558]-[.A557])/0.01" office:value-type="float" office:value="-4.75154349297709" calcext:value-type="float">
            <text:p>-4.751543493</text:p>
          </table:table-cell>
          <table:table-cell table:formula="of:=([.B558]-[.B557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642386534650504" calcext:value-type="float">
            <text:p>0.6423865347</text:p>
          </table:table-cell>
          <table:table-cell office:value-type="float" office:value="1.58604044856496" calcext:value-type="float">
            <text:p>1.5860404486</text:p>
          </table:table-cell>
          <table:table-cell table:formula="of:=([.A559]-[.A558])/0.01" office:value-type="float" office:value="-4.31512841845804" calcext:value-type="float">
            <text:p>-4.3151284185</text:p>
          </table:table-cell>
          <table:table-cell table:formula="of:=([.B559]-[.B558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599235250465924" calcext:value-type="float">
            <text:p>0.5992352505</text:p>
          </table:table-cell>
          <table:table-cell office:value-type="float" office:value="1.64430816510039" calcext:value-type="float">
            <text:p>1.6443081651</text:p>
          </table:table-cell>
          <table:table-cell table:formula="of:=([.A560]-[.A559])/0.01" office:value-type="float" office:value="-3.93499940528139" calcext:value-type="float">
            <text:p>-3.9349994053</text:p>
          </table:table-cell>
          <table:table-cell table:formula="of:=([.B560]-[.B559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55988525641311" calcext:value-type="float">
            <text:p>0.5598852564</text:p>
          </table:table-cell>
          <table:table-cell office:value-type="float" office:value="1.70257588163583" calcext:value-type="float">
            <text:p>1.7025758816</text:p>
          </table:table-cell>
          <table:table-cell table:formula="of:=([.A561]-[.A560])/0.01" office:value-type="float" office:value="-3.60508891487261" calcext:value-type="float">
            <text:p>-3.6050889149</text:p>
          </table:table-cell>
          <table:table-cell table:formula="of:=([.B561]-[.B560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523834367264384" calcext:value-type="float">
            <text:p>0.5238343673</text:p>
          </table:table-cell>
          <table:table-cell office:value-type="float" office:value="1.76084359817126" calcext:value-type="float">
            <text:p>1.7608435982</text:p>
          </table:table-cell>
          <table:table-cell table:formula="of:=([.A562]-[.A561])/0.01" office:value-type="float" office:value="-3.32006302428388" calcext:value-type="float">
            <text:p>-3.3200630243</text:p>
          </table:table-cell>
          <table:table-cell table:formula="of:=([.B562]-[.B561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490633737021545" calcext:value-type="float">
            <text:p>0.490633737</text:p>
          </table:table-cell>
          <table:table-cell office:value-type="float" office:value="1.81911131470669" calcext:value-type="float">
            <text:p>1.8191113147</text:p>
          </table:table-cell>
          <table:table-cell table:formula="of:=([.A563]-[.A562])/0.01" office:value-type="float" office:value="-3.07525885570805" calcext:value-type="float">
            <text:p>-3.0752588557</text:p>
          </table:table-cell>
          <table:table-cell table:formula="of:=([.B563]-[.B562])/0.01" office:value-type="float" office:value="5.82677165354331" calcext:value-type="float">
            <text:p>5.8267716535</text:p>
          </table:table-cell>
        </table:table-row>
        <table:table-row table:style-name="ro1">
          <table:table-cell office:value-type="float" office:value="0.459881148464465" calcext:value-type="float">
            <text:p>0.4598811485</text:p>
          </table:table-cell>
          <table:table-cell office:value-type="float" office:value="1.87737903124212" calcext:value-type="float">
            <text:p>1.8773790312</text:p>
          </table:table-cell>
          <table:table-cell table:formula="of:=([.A564]-[.A563])/0.01" office:value-type="float" office:value="-2.86662658589777" calcext:value-type="float">
            <text:p>-2.8666265859</text:p>
          </table:table-cell>
          <table:table-cell table:formula="of:=([.B564]-[.B563])/0.01" office:value-type="float" office:value="5.29665899971428" calcext:value-type="float">
            <text:p>5.2966589997</text:p>
          </table:table-cell>
        </table:table-row>
        <table:table-row table:style-name="ro1">
          <table:table-cell office:value-type="float" office:value="0.431214882605487" calcext:value-type="float">
            <text:p>0.4312148826</text:p>
          </table:table-cell>
          <table:table-cell office:value-type="float" office:value="1.93034562123927" calcext:value-type="float">
            <text:p>1.9303456212</text:p>
          </table:table-cell>
          <table:table-cell table:formula="of:=([.A565]-[.A564])/0.01" office:value-type="float" office:value="-2.69034666372711" calcext:value-type="float">
            <text:p>-2.6903466637</text:p>
          </table:table-cell>
          <table:table-cell table:formula="of:=([.B565]-[.B564])/0.01" office:value-type="float" office:value="4.23192272655439" calcext:value-type="float">
            <text:p>4.2319227266</text:p>
          </table:table-cell>
        </table:table-row>
        <table:table-row table:style-name="ro1">
          <table:table-cell office:value-type="float" office:value="0.404311415968216" calcext:value-type="float">
            <text:p>0.404311416</text:p>
          </table:table-cell>
          <table:table-cell office:value-type="float" office:value="1.97266484850481" calcext:value-type="float">
            <text:p>1.9726648485</text:p>
          </table:table-cell>
          <table:table-cell table:formula="of:=([.A566]-[.A565])/0.01" office:value-type="float" office:value="-2.54245046044672" calcext:value-type="float">
            <text:p>-2.5424504604</text:p>
          </table:table-cell>
          <table:table-cell table:formula="of:=([.B566]-[.B565])/0.01" office:value-type="float" office:value="3.2235459846883" calcext:value-type="float">
            <text:p>3.2235459847</text:p>
          </table:table-cell>
        </table:table-row>
        <table:table-row table:style-name="ro1">
          <table:table-cell office:value-type="float" office:value="0.378886911363749" calcext:value-type="float">
            <text:p>0.3788869114</text:p>
          </table:table-cell>
          <table:table-cell office:value-type="float" office:value="2.00490030835169" calcext:value-type="float">
            <text:p>2.0049003084</text:p>
          </table:table-cell>
          <table:table-cell table:formula="of:=([.A567]-[.A566])/0.01" office:value-type="float" office:value="-2.41916294982228" calcext:value-type="float">
            <text:p>-2.4191629498</text:p>
          </table:table-cell>
          <table:table-cell table:formula="of:=([.B567]-[.B566])/0.01" office:value-type="float" office:value="2.33494811183119" calcext:value-type="float">
            <text:p>2.3349481118</text:p>
          </table:table-cell>
        </table:table-row>
        <table:table-row table:style-name="ro1">
          <table:table-cell office:value-type="float" office:value="0.354695281865526" calcext:value-type="float">
            <text:p>0.3546952819</text:p>
          </table:table-cell>
          <table:table-cell office:value-type="float" office:value="2.02824978947001" calcext:value-type="float">
            <text:p>2.0282497895</text:p>
          </table:table-cell>
          <table:table-cell table:formula="of:=([.A568]-[.A567])/0.01" office:value-type="float" office:value="-2.31729577298334" calcext:value-type="float">
            <text:p>-2.317295773</text:p>
          </table:table-cell>
          <table:table-cell table:formula="of:=([.B568]-[.B567])/0.01" office:value-type="float" office:value="1.55817017694653" calcext:value-type="float">
            <text:p>1.5581701769</text:p>
          </table:table-cell>
        </table:table-row>
        <table:table-row table:style-name="ro1">
          <table:table-cell office:value-type="float" office:value="0.331522324135693" calcext:value-type="float">
            <text:p>0.3315223241</text:p>
          </table:table-cell>
          <table:table-cell office:value-type="float" office:value="2.04383149123947" calcext:value-type="float">
            <text:p>2.0438314912</text:p>
          </table:table-cell>
          <table:table-cell table:formula="of:=([.A569]-[.A568])/0.01" office:value-type="float" office:value="-2.23423168940005" calcext:value-type="float">
            <text:p>-2.2342316894</text:p>
          </table:table-cell>
          <table:table-cell table:formula="of:=([.B569]-[.B568])/0.01" office:value-type="float" office:value="0.881484055628734" calcext:value-type="float">
            <text:p>0.8814840556</text:p>
          </table:table-cell>
        </table:table-row>
        <table:table-row table:style-name="ro1">
          <table:table-cell office:value-type="float" office:value="0.309180007241692" calcext:value-type="float">
            <text:p>0.3091800072</text:p>
          </table:table-cell>
          <table:table-cell office:value-type="float" office:value="2.05264633179576" calcext:value-type="float">
            <text:p>2.0526463318</text:p>
          </table:table-cell>
          <table:table-cell table:formula="of:=([.A570]-[.A569])/0.01" office:value-type="float" office:value="-2.16783897468504" calcext:value-type="float">
            <text:p>-2.1678389747</text:p>
          </table:table-cell>
          <table:table-cell table:formula="of:=([.B570]-[.B569])/0.01" office:value-type="float" office:value="0.293920828459715" calcext:value-type="float">
            <text:p>0.2939208285</text:p>
          </table:table-cell>
        </table:table-row>
        <table:table-row table:style-name="ro1">
          <table:table-cell office:value-type="float" office:value="0.287501617494842" calcext:value-type="float">
            <text:p>0.2875016175</text:p>
          </table:table-cell>
          <table:table-cell office:value-type="float" office:value="2.05558554008036" calcext:value-type="float">
            <text:p>2.0555855401</text:p>
          </table:table-cell>
          <table:table-cell table:formula="of:=([.A571]-[.A570])/0.01" office:value-type="float" office:value="-2.11638781256696" calcext:value-type="float">
            <text:p>-2.1163878126</text:p>
          </table:table-cell>
          <table:table-cell table:formula="of:=([.B571]-[.B570])/0.01" office:value-type="float" office:value="-0.214543424633318" calcext:value-type="float">
            <text:p>-0.2145434246</text:p>
          </table:table-cell>
        </table:table-row>
        <table:table-row table:style-name="ro1">
          <table:table-cell office:value-type="float" office:value="0.266337739369172" calcext:value-type="float">
            <text:p>0.2663377394</text:p>
          </table:table-cell>
          <table:table-cell office:value-type="float" office:value="2.05344010583402" calcext:value-type="float">
            <text:p>2.0534401058</text:p>
          </table:table-cell>
          <table:table-cell table:formula="of:=([.A572]-[.A571])/0.01" office:value-type="float" office:value="-2.0784748828352" calcext:value-type="float">
            <text:p>-2.0784748828</text:p>
          </table:table-cell>
          <table:table-cell table:formula="of:=([.B572]-[.B571])/0.01" office:value-type="float" office:value="-0.653080631038216" calcext:value-type="float">
            <text:p>-0.653080631</text:p>
          </table:table-cell>
        </table:table-row>
        <table:table-row table:style-name="ro1">
          <table:table-cell office:value-type="float" office:value="0.24555299054082" calcext:value-type="float">
            <text:p>0.2455529905</text:p>
          </table:table-cell>
          <table:table-cell office:value-type="float" office:value="2.04690929952364" calcext:value-type="float">
            <text:p>2.0469092995</text:p>
          </table:table-cell>
          <table:table-cell table:formula="of:=([.A573]-[.A572])/0.01" office:value-type="float" office:value="-2.05295490265503" calcext:value-type="float">
            <text:p>-2.0529549027</text:p>
          </table:table-cell>
          <table:table-cell table:formula="of:=([.B573]-[.B572])/0.01" office:value-type="float" office:value="-1.03010277678042" calcext:value-type="float">
            <text:p>-1.0301027768</text:p>
          </table:table-cell>
        </table:table-row>
        <table:table-row table:style-name="ro1">
          <table:table-cell office:value-type="float" office:value="0.22502344151427" calcext:value-type="float">
            <text:p>0.2250234415</text:p>
          </table:table-cell>
          <table:table-cell office:value-type="float" office:value="2.03660827175584" calcext:value-type="float">
            <text:p>2.0366082718</text:p>
          </table:table-cell>
          <table:table-cell table:formula="of:=([.A574]-[.A573])/0.01" office:value-type="float" office:value="-2.03887740227101" calcext:value-type="float">
            <text:p>-2.0388774023</text:p>
          </table:table-cell>
          <table:table-cell table:formula="of:=([.B574]-[.B573])/0.01" office:value-type="float" office:value="-1.35333579922912" calcext:value-type="float">
            <text:p>-1.3533357992</text:p>
          </table:table-cell>
        </table:table-row>
        <table:table-row table:style-name="ro1">
          <table:table-cell office:value-type="float" office:value="0.20463466749156" calcext:value-type="float">
            <text:p>0.2046346675</text:p>
          </table:table-cell>
          <table:table-cell office:value-type="float" office:value="2.02307491376354" calcext:value-type="float">
            <text:p>2.0230749138</text:p>
          </table:table-cell>
          <table:table-cell table:formula="of:=([.A575]-[.A574])/0.01" office:value-type="float" office:value="-2.03542693935451" calcext:value-type="float">
            <text:p>-2.0354269394</text:p>
          </table:table-cell>
          <table:table-cell table:formula="of:=([.B575]-[.B574])/0.01" office:value-type="float" office:value="-1.62987674466515" calcext:value-type="float">
            <text:p>-1.6298767447</text:p>
          </table:table-cell>
        </table:table-row>
        <table:table-row table:style-name="ro1">
          <table:table-cell office:value-type="float" office:value="0.184280398098015" calcext:value-type="float">
            <text:p>0.1842803981</text:p>
          </table:table-cell>
          <table:table-cell office:value-type="float" office:value="2.00677614631689" calcext:value-type="float">
            <text:p>2.0067761463</text:p>
          </table:table-cell>
          <table:table-cell table:formula="of:=([.A576]-[.A575])/0.01" office:value-type="float" office:value="-2.04186445403576" calcext:value-type="float">
            <text:p>-2.041864454</text:p>
          </table:table-cell>
          <table:table-cell table:formula="of:=([.B576]-[.B575])/0.01" office:value-type="float" office:value="-1.86623712366671" calcext:value-type="float">
            <text:p>-1.8662371237</text:p>
          </table:table-cell>
        </table:table-row>
        <table:table-row table:style-name="ro1">
          <table:table-cell office:value-type="float" office:value="0.163861753557657" calcext:value-type="float">
            <text:p>0.1638617536</text:p>
          </table:table-cell>
          <table:table-cell office:value-type="float" office:value="1.98811377508023" calcext:value-type="float">
            <text:p>1.9881137751</text:p>
          </table:table-cell>
          <table:table-cell table:formula="of:=([.A577]-[.A576])/0.01" office:value-type="float" office:value="-2.05746616503569" calcext:value-type="float">
            <text:p>-2.057466165</text:p>
          </table:table-cell>
          <table:table-cell table:formula="of:=([.B577]-[.B576])/0.01" office:value-type="float" office:value="-2.06837550838643" calcext:value-type="float">
            <text:p>-2.0683755084</text:p>
          </table:table-cell>
        </table:table-row>
        <table:table-row table:style-name="ro1">
          <table:table-cell office:value-type="float" office:value="0.1432870919073" calcext:value-type="float">
            <text:p>0.1432870919</text:p>
          </table:table-cell>
          <table:table-cell office:value-type="float" office:value="1.96743001999636" calcext:value-type="float">
            <text:p>1.96743002</text:p>
          </table:table-cell>
          <table:table-cell table:formula="of:=([.A578]-[.A577])/0.01" office:value-type="float" office:value="-2.0814536624741" calcext:value-type="float">
            <text:p>-2.0814536625</text:p>
          </table:table-cell>
          <table:table-cell table:formula="of:=([.B578]-[.B577])/0.01" office:value-type="float" office:value="-2.24172224392085" calcext:value-type="float">
            <text:p>-2.2417222439</text:p>
          </table:table-cell>
        </table:table-row>
        <table:table-row table:style-name="ro1">
          <table:table-cell office:value-type="float" office:value="0.122472555282559" calcext:value-type="float">
            <text:p>0.1224725553</text:p>
          </table:table-cell>
          <table:table-cell office:value-type="float" office:value="1.94501279755715" calcext:value-type="float">
            <text:p>1.9450127976</text:p>
          </table:table-cell>
          <table:table-cell table:formula="of:=([.A579]-[.A578])/0.01" office:value-type="float" office:value="-2.1129032664652" calcext:value-type="float">
            <text:p>-2.1129032665</text:p>
          </table:table-cell>
          <table:table-cell table:formula="of:=([.B579]-[.B578])/0.01" office:value-type="float" office:value="-2.39119879830707" calcext:value-type="float">
            <text:p>-2.3911987983</text:p>
          </table:table-cell>
        </table:table-row>
        <table:table-row table:style-name="ro1">
          <table:table-cell office:value-type="float" office:value="0.101343522617907" calcext:value-type="float">
            <text:p>0.1013435226</text:p>
          </table:table-cell>
          <table:table-cell office:value-type="float" office:value="1.92110080957408" calcext:value-type="float">
            <text:p>1.9211008096</text:p>
          </table:table-cell>
          <table:table-cell table:formula="of:=([.A580]-[.A579])/0.01" office:value-type="float" office:value="-2.15061106400941" calcext:value-type="float">
            <text:p>-2.150611064</text:p>
          </table:table-cell>
          <table:table-cell table:formula="of:=([.B580]-[.B579])/0.01" office:value-type="float" office:value="-2.52123378708935" calcext:value-type="float">
            <text:p>-2.5212337871</text:p>
          </table:table-cell>
        </table:table-row>
        <table:table-row table:style-name="ro1">
          <table:table-cell office:value-type="float" office:value="0.0798374119778129" calcext:value-type="float">
            <text:p>0.079837412</text:p>
          </table:table-cell>
          <table:table-cell office:value-type="float" office:value="1.89588847170319" calcext:value-type="float">
            <text:p>1.8958884717</text:p>
          </table:table-cell>
          <table:table-cell table:formula="of:=([.A581]-[.A580])/0.01" office:value-type="float" office:value="-2.1928644885152" calcext:value-type="float">
            <text:p>-2.1928644885</text:p>
          </table:table-cell>
          <table:table-cell table:formula="of:=([.B581]-[.B580])/0.01" office:value-type="float" office:value="-2.63577709435803" calcext:value-type="float">
            <text:p>-2.6357770944</text:p>
          </table:table-cell>
        </table:table-row>
        <table:table-row table:style-name="ro1">
          <table:table-cell office:value-type="float" office:value="0.0579087670926609" calcext:value-type="float">
            <text:p>0.0579087671</text:p>
          </table:table-cell>
          <table:table-cell office:value-type="float" office:value="1.86953070075961" calcext:value-type="float">
            <text:p>1.8695307008</text:p>
          </table:table-cell>
          <table:table-cell table:formula="of:=([.A582]-[.A581])/0.01" office:value-type="float" office:value="-2.23701207871557" calcext:value-type="float">
            <text:p>-2.2370120787</text:p>
          </table:table-cell>
          <table:table-cell table:formula="of:=([.B582]-[.B581])/0.01" office:value-type="float" office:value="-2.73831274708631" calcext:value-type="float">
            <text:p>-2.7383127471</text:p>
          </table:table-cell>
        </table:table-row>
        <table:table-row table:style-name="ro1">
          <table:table-cell office:value-type="float" office:value="0.0355386463055052" calcext:value-type="float">
            <text:p>0.0355386463</text:p>
          </table:table-cell>
          <table:table-cell office:value-type="float" office:value="1.84214757328875" calcext:value-type="float">
            <text:p>1.8421475733</text:p>
          </table:table-cell>
          <table:table-cell table:formula="of:=([.A583]-[.A582])/0.01" office:value-type="float" office:value="-2.27857900191985" calcext:value-type="float">
            <text:p>-2.2785790019</text:p>
          </table:table-cell>
          <table:table-cell table:formula="of:=([.B583]-[.B582])/0.01" office:value-type="float" office:value="-2.83187015782889" calcext:value-type="float">
            <text:p>-2.8318701578</text:p>
          </table:table-cell>
        </table:table-row>
        <table:table-row table:style-name="ro1">
          <table:table-cell office:value-type="float" office:value="0.0127528562863067" calcext:value-type="float">
            <text:p>0.0127528563</text:p>
          </table:table-cell>
          <table:table-cell office:value-type="float" office:value="1.81382887171046" calcext:value-type="float">
            <text:p>1.8138288717</text:p>
          </table:table-cell>
          <table:table-cell table:formula="of:=([.A584]-[.A583])/0.01" office:value-type="float" office:value="-0.498300194564939" calcext:value-type="float">
            <text:p>-0.4983001946</text:p>
          </table:table-cell>
          <table:table-cell table:formula="of:=([.B584]-[.B583])/0.01" office:value-type="float" office:value="-2.91903166125524" calcext:value-type="float">
            <text:p>-2.9190316613</text:p>
          </table:table-cell>
        </table:table-row>
        <table:table-row table:style-name="ro1">
          <table:table-cell office:value-type="float" office:value="0.0077698543406573" calcext:value-type="float">
            <text:p>0.0077698543</text:p>
          </table:table-cell>
          <table:table-cell office:value-type="float" office:value="1.7846385550979" calcext:value-type="float">
            <text:p>1.7846385551</text:p>
          </table:table-cell>
          <table:table-cell table:formula="of:=([.A585]-[.A584])/0.01" office:value-type="float" office:value="1.20074782198827" calcext:value-type="float">
            <text:p>1.200747822</text:p>
          </table:table-cell>
          <table:table-cell table:formula="of:=([.B585]-[.B584])/0.01" office:value-type="float" office:value="-2.99840379868463" calcext:value-type="float">
            <text:p>-2.9984037987</text:p>
          </table:table-cell>
        </table:table-row>
        <table:table-row table:style-name="ro1">
          <table:table-cell office:value-type="float" office:value="0.01977733256054" calcext:value-type="float">
            <text:p>0.0197773326</text:p>
          </table:table-cell>
          <table:table-cell office:value-type="float" office:value="1.75465451711106" calcext:value-type="float">
            <text:p>1.7546545171</text:p>
          </table:table-cell>
          <table:table-cell table:formula="of:=([.A586]-[.A585])/0.01" office:value-type="float" office:value="0.934269707935615" calcext:value-type="float">
            <text:p>0.9342697079</text:p>
          </table:table-cell>
          <table:table-cell table:formula="of:=([.B586]-[.B585])/0.01" office:value-type="float" office:value="-3.06475563694066" calcext:value-type="float">
            <text:p>-3.0647556369</text:p>
          </table:table-cell>
        </table:table-row>
        <table:table-row table:style-name="ro1">
          <table:table-cell office:value-type="float" office:value="0.0291200296398961" calcext:value-type="float">
            <text:p>0.0291200296</text:p>
          </table:table-cell>
          <table:table-cell office:value-type="float" office:value="1.72400696074165" calcext:value-type="float">
            <text:p>1.7240069607</text:p>
          </table:table-cell>
          <table:table-cell table:formula="of:=([.A587]-[.A586])/0.01" office:value-type="float" office:value="-1.1308177807606" calcext:value-type="float">
            <text:p>-1.1308177808</text:p>
          </table:table-cell>
          <table:table-cell table:formula="of:=([.B587]-[.B586])/0.01" office:value-type="float" office:value="-3.11675942716592" calcext:value-type="float">
            <text:p>-3.1167594272</text:p>
          </table:table-cell>
        </table:table-row>
        <table:table-row table:style-name="ro1">
          <table:table-cell office:value-type="float" office:value="0.0178118518322901" calcext:value-type="float">
            <text:p>0.0178118518</text:p>
          </table:table-cell>
          <table:table-cell office:value-type="float" office:value="1.69283936646999" calcext:value-type="float">
            <text:p>1.6928393665</text:p>
          </table:table-cell>
          <table:table-cell table:formula="of:=([.A588]-[.A587])/0.01" office:value-type="float" office:value="-1.1053153095422" calcext:value-type="float">
            <text:p>-1.1053153095</text:p>
          </table:table-cell>
          <table:table-cell table:formula="of:=([.B588]-[.B587])/0.01" office:value-type="float" office:value="-3.16081532368278" calcext:value-type="float">
            <text:p>-3.1608153237</text:p>
          </table:table-cell>
        </table:table-row>
        <table:table-row table:style-name="ro1">
          <table:table-cell office:value-type="float" office:value="0.00675869873686812" calcext:value-type="float">
            <text:p>0.0067586987</text:p>
          </table:table-cell>
          <table:table-cell office:value-type="float" office:value="1.66123121323316" calcext:value-type="float">
            <text:p>1.6612312132</text:p>
          </table:table-cell>
          <table:table-cell table:formula="of:=([.A589]-[.A588])/0.01" office:value-type="float" office:value="0.915639634280946" calcext:value-type="float">
            <text:p>0.9156396343</text:p>
          </table:table-cell>
          <table:table-cell table:formula="of:=([.B589]-[.B588])/0.01" office:value-type="float" office:value="-3.33159948780595" calcext:value-type="float">
            <text:p>-3.3315994878</text:p>
          </table:table-cell>
        </table:table-row>
        <table:table-row table:style-name="ro1">
          <table:table-cell office:value-type="float" office:value="0.0159150950796776" calcext:value-type="float">
            <text:p>0.0159150951</text:p>
          </table:table-cell>
          <table:table-cell office:value-type="float" office:value="1.62791521835511" calcext:value-type="float">
            <text:p>1.6279152184</text:p>
          </table:table-cell>
          <table:table-cell table:formula="of:=([.A590]-[.A589])/0.01" office:value-type="float" office:value="0.989286296258425" calcext:value-type="float">
            <text:p>0.9892862963</text:p>
          </table:table-cell>
          <table:table-cell table:formula="of:=([.B590]-[.B589])/0.01" office:value-type="float" office:value="-3.63418171580361" calcext:value-type="float">
            <text:p>-3.6341817158</text:p>
          </table:table-cell>
        </table:table-row>
        <table:table-row table:style-name="ro1">
          <table:table-cell office:value-type="float" office:value="0.0258079580422618" calcext:value-type="float">
            <text:p>0.025807958</text:p>
          </table:table-cell>
          <table:table-cell office:value-type="float" office:value="1.59157340119707" calcext:value-type="float">
            <text:p>1.5915734012</text:p>
          </table:table-cell>
          <table:table-cell table:formula="of:=([.A591]-[.A590])/0.01" office:value-type="float" office:value="-0.863094304381734" calcext:value-type="float">
            <text:p>-0.8630943044</text:p>
          </table:table-cell>
          <table:table-cell table:formula="of:=([.B591]-[.B590])/0.01" office:value-type="float" office:value="-3.91727920246374" calcext:value-type="float">
            <text:p>-3.9172792025</text:p>
          </table:table-cell>
        </table:table-row>
        <table:table-row table:style-name="ro1">
          <table:table-cell office:value-type="float" office:value="0.0171770149984445" calcext:value-type="float">
            <text:p>0.017177015</text:p>
          </table:table-cell>
          <table:table-cell office:value-type="float" office:value="1.55240060917243" calcext:value-type="float">
            <text:p>1.5524006092</text:p>
          </table:table-cell>
          <table:table-cell table:formula="of:=([.A592]-[.A591])/0.01" office:value-type="float" office:value="-0.778779518373195" calcext:value-type="float">
            <text:p>-0.7787795184</text:p>
          </table:table-cell>
          <table:table-cell table:formula="of:=([.B592]-[.B591])/0.01" office:value-type="float" office:value="-4.15647137738888" calcext:value-type="float">
            <text:p>-4.1564713774</text:p>
          </table:table-cell>
        </table:table-row>
        <table:table-row table:style-name="ro1">
          <table:table-cell office:value-type="float" office:value="0.00938921981471253" calcext:value-type="float">
            <text:p>0.0093892198</text:p>
          </table:table-cell>
          <table:table-cell office:value-type="float" office:value="1.51083589539854" calcext:value-type="float">
            <text:p>1.5108358954</text:p>
          </table:table-cell>
          <table:table-cell table:formula="of:=([.A593]-[.A592])/0.01" office:value-type="float" office:value="1.24128645625943" calcext:value-type="float">
            <text:p>1.2412864563</text:p>
          </table:table-cell>
          <table:table-cell table:formula="of:=([.B593]-[.B592])/0.01" office:value-type="float" office:value="-4.35579886507296" calcext:value-type="float">
            <text:p>-4.3557988651</text:p>
          </table:table-cell>
        </table:table-row>
        <table:table-row table:style-name="ro1">
          <table:table-cell office:value-type="float" office:value="0.0218020843773068" calcext:value-type="float">
            <text:p>0.0218020844</text:p>
          </table:table-cell>
          <table:table-cell office:value-type="float" office:value="1.46727790674781" calcext:value-type="float">
            <text:p>1.4672779067</text:p>
          </table:table-cell>
          <table:table-cell table:formula="of:=([.A594]-[.A593])/0.01" office:value-type="float" office:value="1.331374759364" calcext:value-type="float">
            <text:p>1.3313747594</text:p>
          </table:table-cell>
          <table:table-cell table:formula="of:=([.B594]-[.B593])/0.01" office:value-type="float" office:value="-4.51613298341151" calcext:value-type="float">
            <text:p>-4.5161329834</text:p>
          </table:table-cell>
        </table:table-row>
        <table:table-row table:style-name="ro1">
          <table:table-cell office:value-type="float" office:value="0.0351158319709468" calcext:value-type="float">
            <text:p>0.035115832</text:p>
          </table:table-cell>
          <table:table-cell office:value-type="float" office:value="1.4221165769137" calcext:value-type="float">
            <text:p>1.4221165769</text:p>
          </table:table-cell>
          <table:table-cell table:formula="of:=([.A595]-[.A594])/0.01" office:value-type="float" office:value="-0.518503555665584" calcext:value-type="float">
            <text:p>-0.5185035557</text:p>
          </table:table-cell>
          <table:table-cell table:formula="of:=([.B595]-[.B594])/0.01" office:value-type="float" office:value="-4.6380407042605" calcext:value-type="float">
            <text:p>-4.6380407043</text:p>
          </table:table-cell>
        </table:table-row>
        <table:table-row table:style-name="ro1">
          <table:table-cell office:value-type="float" office:value="0.0299307964142909" calcext:value-type="float">
            <text:p>0.0299307964</text:p>
          </table:table-cell>
          <table:table-cell office:value-type="float" office:value="1.37573616987109" calcext:value-type="float">
            <text:p>1.3757361699</text:p>
          </table:table-cell>
          <table:table-cell table:formula="of:=([.A596]-[.A595])/0.01" office:value-type="float" office:value="-2.26140823399188" calcext:value-type="float">
            <text:p>-2.261408234</text:p>
          </table:table-cell>
          <table:table-cell table:formula="of:=([.B596]-[.B595])/0.01" office:value-type="float" office:value="-4.72682463164795" calcext:value-type="float">
            <text:p>-4.7268246316</text:p>
          </table:table-cell>
        </table:table-row>
        <table:table-row table:style-name="ro1">
          <table:table-cell office:value-type="float" office:value="0.00731671407437209" calcext:value-type="float">
            <text:p>0.0073167141</text:p>
          </table:table-cell>
          <table:table-cell office:value-type="float" office:value="1.32846792355461" calcext:value-type="float">
            <text:p>1.3284679236</text:p>
          </table:table-cell>
          <table:table-cell table:formula="of:=([.A597]-[.A596])/0.01" office:value-type="float" office:value="-0.155783102030815" calcext:value-type="float">
            <text:p>-0.155783102</text:p>
          </table:table-cell>
          <table:table-cell table:formula="of:=([.B597]-[.B596])/0.01" office:value-type="float" office:value="-4.7900630168769" calcext:value-type="float">
            <text:p>-4.7900630169</text:p>
          </table:table-cell>
        </table:table-row>
        <table:table-row table:style-name="ro1">
          <table:table-cell office:value-type="float" office:value="0.00575888305406394" calcext:value-type="float">
            <text:p>0.0057588831</text:p>
          </table:table-cell>
          <table:table-cell office:value-type="float" office:value="1.28056729338584" calcext:value-type="float">
            <text:p>1.2805672934</text:p>
          </table:table-cell>
          <table:table-cell table:formula="of:=([.A598]-[.A597])/0.01" office:value-type="float" office:value="1.93543048243594" calcext:value-type="float">
            <text:p>1.9354304824</text:p>
          </table:table-cell>
          <table:table-cell table:formula="of:=([.B598]-[.B597])/0.01" office:value-type="float" office:value="-4.83006450891239" calcext:value-type="float">
            <text:p>-4.8300645089</text:p>
          </table:table-cell>
        </table:table-row>
        <table:table-row table:style-name="ro1">
          <table:table-cell office:value-type="float" office:value="0.0251131878784234" calcext:value-type="float">
            <text:p>0.0251131879</text:p>
          </table:table-cell>
          <table:table-cell office:value-type="float" office:value="1.23226664829672" calcext:value-type="float">
            <text:p>1.2322666483</text:p>
          </table:table-cell>
          <table:table-cell table:formula="of:=([.A599]-[.A598])/0.01" office:value-type="float" office:value="0.145225890313349" calcext:value-type="float">
            <text:p>0.1452258903</text:p>
          </table:table-cell>
          <table:table-cell table:formula="of:=([.B599]-[.B598])/0.01" office:value-type="float" office:value="-4.84387450370369" calcext:value-type="float">
            <text:p>-4.8438745037</text:p>
          </table:table-cell>
        </table:table-row>
        <table:table-row table:style-name="ro1">
          <table:table-cell office:value-type="float" office:value="0.0265654467815569" calcext:value-type="float">
            <text:p>0.0265654468</text:p>
          </table:table-cell>
          <table:table-cell office:value-type="float" office:value="1.18382790325968" calcext:value-type="float">
            <text:p>1.1838279033</text:p>
          </table:table-cell>
          <table:table-cell table:formula="of:=([.A600]-[.A599])/0.01" office:value-type="float" office:value="-1.67111986558395" calcext:value-type="float">
            <text:p>-1.6711198656</text:p>
          </table:table-cell>
          <table:table-cell table:formula="of:=([.B600]-[.B599])/0.01" office:value-type="float" office:value="-4.83330160983211" calcext:value-type="float">
            <text:p>-4.8333016098</text:p>
          </table:table-cell>
        </table:table-row>
        <table:table-row table:style-name="ro1">
          <table:table-cell office:value-type="float" office:value="0.00985424812571736" calcext:value-type="float">
            <text:p>0.0098542481</text:p>
          </table:table-cell>
          <table:table-cell office:value-type="float" office:value="1.13549488716136" calcext:value-type="float">
            <text:p>1.1354948872</text:p>
          </table:table-cell>
          <table:table-cell table:formula="of:=([.A601]-[.A600])/0.01" office:value-type="float" office:value="0.354504900095636" calcext:value-type="float">
            <text:p>0.3545049001</text:p>
          </table:table-cell>
          <table:table-cell table:formula="of:=([.B601]-[.B600])/0.01" office:value-type="float" office:value="-4.80522618512285" calcext:value-type="float">
            <text:p>-4.8052261851</text:p>
          </table:table-cell>
        </table:table-row>
        <table:table-row table:style-name="ro1">
          <table:table-cell office:value-type="float" office:value="0.0133992971266737" calcext:value-type="float">
            <text:p>0.0133992971</text:p>
          </table:table-cell>
          <table:table-cell office:value-type="float" office:value="1.08744262531013" calcext:value-type="float">
            <text:p>1.0874426253</text:p>
          </table:table-cell>
          <table:table-cell table:formula="of:=([.A602]-[.A601])/0.01" office:value-type="float" office:value="2.36881938492311" calcext:value-type="float">
            <text:p>2.3688193849</text:p>
          </table:table-cell>
          <table:table-cell table:formula="of:=([.B602]-[.B601])/0.01" office:value-type="float" office:value="-4.76161478042474" calcext:value-type="float">
            <text:p>-4.7616147804</text:p>
          </table:table-cell>
        </table:table-row>
        <table:table-row table:style-name="ro1">
          <table:table-cell office:value-type="float" office:value="0.0370874909759049" calcext:value-type="float">
            <text:p>0.037087491</text:p>
          </table:table-cell>
          <table:table-cell office:value-type="float" office:value="1.03982647750589" calcext:value-type="float">
            <text:p>1.0398264775</text:p>
          </table:table-cell>
          <table:table-cell table:formula="of:=([.A603]-[.A602])/0.01" office:value-type="float" office:value="0.506011910875629" calcext:value-type="float">
            <text:p>0.5060119109</text:p>
          </table:table-cell>
          <table:table-cell table:formula="of:=([.B603]-[.B602])/0.01" office:value-type="float" office:value="-4.69926782277504" calcext:value-type="float">
            <text:p>-4.6992678228</text:p>
          </table:table-cell>
        </table:table-row>
        <table:table-row table:style-name="ro1">
          <table:table-cell office:value-type="float" office:value="0.0421476100846612" calcext:value-type="float">
            <text:p>0.0421476101</text:p>
          </table:table-cell>
          <table:table-cell office:value-type="float" office:value="0.992833799278137" calcext:value-type="float">
            <text:p>0.9928337993</text:p>
          </table:table-cell>
          <table:table-cell table:formula="of:=([.A604]-[.A603])/0.01" office:value-type="float" office:value="-1.37811041286351" calcext:value-type="float">
            <text:p>-1.3781104129</text:p>
          </table:table-cell>
          <table:table-cell table:formula="of:=([.B604]-[.B603])/0.01" office:value-type="float" office:value="-4.61977540859225" calcext:value-type="float">
            <text:p>-4.6197754086</text:p>
          </table:table-cell>
        </table:table-row>
        <table:table-row table:style-name="ro1">
          <table:table-cell office:value-type="float" office:value="0.028366505956026" calcext:value-type="float">
            <text:p>0.028366506</text:p>
          </table:table-cell>
          <table:table-cell office:value-type="float" office:value="0.946636045192214" calcext:value-type="float">
            <text:p>0.9466360452</text:p>
          </table:table-cell>
          <table:table-cell table:formula="of:=([.A605]-[.A604])/0.01" office:value-type="float" office:value="-1.22615384450501" calcext:value-type="float">
            <text:p>-1.2261538445</text:p>
          </table:table-cell>
          <table:table-cell table:formula="of:=([.B605]-[.B604])/0.01" office:value-type="float" office:value="-4.52972682300149" calcext:value-type="float">
            <text:p>-4.529726823</text:p>
          </table:table-cell>
        </table:table-row>
        <table:table-row table:style-name="ro1">
          <table:table-cell office:value-type="float" office:value="0.0161049675109759" calcext:value-type="float">
            <text:p>0.0161049675</text:p>
          </table:table-cell>
          <table:table-cell office:value-type="float" office:value="0.901338776962199" calcext:value-type="float">
            <text:p>0.901338777</text:p>
          </table:table-cell>
          <table:table-cell table:formula="of:=([.A606]-[.A605])/0.01" office:value-type="float" office:value="0.845523592794769" calcext:value-type="float">
            <text:p>0.8455235928</text:p>
          </table:table-cell>
          <table:table-cell table:formula="of:=([.B606]-[.B605])/0.01" office:value-type="float" office:value="-4.43300667487516" calcext:value-type="float">
            <text:p>-4.4330066749</text:p>
          </table:table-cell>
        </table:table-row>
        <table:table-row table:style-name="ro1">
          <table:table-cell office:value-type="float" office:value="0.0245602034389236" calcext:value-type="float">
            <text:p>0.0245602034</text:p>
          </table:table-cell>
          <table:table-cell office:value-type="float" office:value="0.857008710213447" calcext:value-type="float">
            <text:p>0.8570087102</text:p>
          </table:table-cell>
          <table:table-cell table:formula="of:=([.A607]-[.A606])/0.01" office:value-type="float" office:value="2.78042779692521" calcext:value-type="float">
            <text:p>2.7804277969</text:p>
          </table:table-cell>
          <table:table-cell table:formula="of:=([.B607]-[.B606])/0.01" office:value-type="float" office:value="-4.3281985395801" calcext:value-type="float">
            <text:p>-4.3281985396</text:p>
          </table:table-cell>
        </table:table-row>
        <table:table-row table:style-name="ro1">
          <table:table-cell office:value-type="float" office:value="0.0523644814081757" calcext:value-type="float">
            <text:p>0.0523644814</text:p>
          </table:table-cell>
          <table:table-cell office:value-type="float" office:value="0.813726724817646" calcext:value-type="float">
            <text:p>0.8137267248</text:p>
          </table:table-cell>
          <table:table-cell table:formula="of:=([.A608]-[.A607])/0.01" office:value-type="float" office:value="0.836653002912602" calcext:value-type="float">
            <text:p>0.8366530029</text:p>
          </table:table-cell>
          <table:table-cell table:formula="of:=([.B608]-[.B607])/0.01" office:value-type="float" office:value="-4.21158930293184" calcext:value-type="float">
            <text:p>-4.2115893029</text:p>
          </table:table-cell>
        </table:table-row>
        <table:table-row table:style-name="ro1">
          <table:table-cell office:value-type="float" office:value="0.0607310114373017" calcext:value-type="float">
            <text:p>0.0607310114</text:p>
          </table:table-cell>
          <table:table-cell office:value-type="float" office:value="0.771610831788328" calcext:value-type="float">
            <text:p>0.7716108318</text:p>
          </table:table-cell>
          <table:table-cell table:formula="of:=([.A609]-[.A608])/0.01" office:value-type="float" office:value="-1.12161464689235" calcext:value-type="float">
            <text:p>-1.1216146469</text:p>
          </table:table-cell>
          <table:table-cell table:formula="of:=([.B609]-[.B608])/0.01" office:value-type="float" office:value="-4.08454108547959" calcext:value-type="float">
            <text:p>-4.0845410855</text:p>
          </table:table-cell>
        </table:table-row>
        <table:table-row table:style-name="ro1">
          <table:table-cell office:value-type="float" office:value="0.0495148649683782" calcext:value-type="float">
            <text:p>0.049514865</text:p>
          </table:table-cell>
          <table:table-cell office:value-type="float" office:value="0.730765420933532" calcext:value-type="float">
            <text:p>0.7307654209</text:p>
          </table:table-cell>
          <table:table-cell table:formula="of:=([.A610]-[.A609])/0.01" office:value-type="float" office:value="-1.03670333824234" calcext:value-type="float">
            <text:p>-1.0367033382</text:p>
          </table:table-cell>
          <table:table-cell table:formula="of:=([.B610]-[.B609])/0.01" office:value-type="float" office:value="-3.95327487410099" calcext:value-type="float">
            <text:p>-3.9532748741</text:p>
          </table:table-cell>
        </table:table-row>
        <table:table-row table:style-name="ro1">
          <table:table-cell office:value-type="float" office:value="0.0391478315859548" calcext:value-type="float">
            <text:p>0.0391478316</text:p>
          </table:table-cell>
          <table:table-cell office:value-type="float" office:value="0.691232672192522" calcext:value-type="float">
            <text:p>0.6912326722</text:p>
          </table:table-cell>
          <table:table-cell table:formula="of:=([.A611]-[.A610])/0.01" office:value-type="float" office:value="-0.836321759994317" calcext:value-type="float">
            <text:p>-0.83632176</text:p>
          </table:table-cell>
          <table:table-cell table:formula="of:=([.B611]-[.B610])/0.01" office:value-type="float" office:value="-3.821312472692" calcext:value-type="float">
            <text:p>-3.8213124727</text:p>
          </table:table-cell>
        </table:table-row>
        <table:table-row table:style-name="ro1">
          <table:table-cell office:value-type="float" office:value="0.0307846139860116" calcext:value-type="float">
            <text:p>0.030784614</text:p>
          </table:table-cell>
          <table:table-cell office:value-type="float" office:value="0.653019547465602" calcext:value-type="float">
            <text:p>0.6530195475</text:p>
          </table:table-cell>
          <table:table-cell table:formula="of:=([.A612]-[.A611])/0.01" office:value-type="float" office:value="-0.651500335292468" calcext:value-type="float">
            <text:p>-0.6515003353</text:p>
          </table:table-cell>
          <table:table-cell table:formula="of:=([.B612]-[.B611])/0.01" office:value-type="float" office:value="-3.68911403209642" calcext:value-type="float">
            <text:p>-3.6891140321</text:p>
          </table:table-cell>
        </table:table-row>
        <table:table-row table:style-name="ro1">
          <table:table-cell office:value-type="float" office:value="0.0242696106330869" calcext:value-type="float">
            <text:p>0.0242696106</text:p>
          </table:table-cell>
          <table:table-cell office:value-type="float" office:value="0.616128407144638" calcext:value-type="float">
            <text:p>0.6161284071</text:p>
          </table:table-cell>
          <table:table-cell table:formula="of:=([.A613]-[.A612])/0.01" office:value-type="float" office:value="1.32165634694518" calcext:value-type="float">
            <text:p>1.3216563469</text:p>
          </table:table-cell>
          <table:table-cell table:formula="of:=([.B613]-[.B612])/0.01" office:value-type="float" office:value="-3.55678692590379" calcext:value-type="float">
            <text:p>-3.5567869259</text:p>
          </table:table-cell>
        </table:table-row>
        <table:table-row table:style-name="ro1">
          <table:table-cell office:value-type="float" office:value="0.0374861741025387" calcext:value-type="float">
            <text:p>0.0374861741</text:p>
          </table:table-cell>
          <table:table-cell office:value-type="float" office:value="0.5805605378856" calcext:value-type="float">
            <text:p>0.5805605379</text:p>
          </table:table-cell>
          <table:table-cell table:formula="of:=([.A614]-[.A613])/0.01" office:value-type="float" office:value="1.34770082389167" calcext:value-type="float">
            <text:p>1.3477008239</text:p>
          </table:table-cell>
          <table:table-cell table:formula="of:=([.B614]-[.B613])/0.01" office:value-type="float" office:value="-3.42238354058622" calcext:value-type="float">
            <text:p>-3.4223835406</text:p>
          </table:table-cell>
        </table:table-row>
        <table:table-row table:style-name="ro1">
          <table:table-cell office:value-type="float" office:value="0.0509631823414554" calcext:value-type="float">
            <text:p>0.0509631823</text:p>
          </table:table-cell>
          <table:table-cell office:value-type="float" office:value="0.546336702479738" calcext:value-type="float">
            <text:p>0.5463367025</text:p>
          </table:table-cell>
          <table:table-cell table:formula="of:=([.A615]-[.A614])/0.01" office:value-type="float" office:value="-0.569772973287531" calcext:value-type="float">
            <text:p>-0.5697729733</text:p>
          </table:table-cell>
          <table:table-cell table:formula="of:=([.B615]-[.B614])/0.01" office:value-type="float" office:value="-3.2842409850635" calcext:value-type="float">
            <text:p>-3.2842409851</text:p>
          </table:table-cell>
        </table:table-row>
        <table:table-row table:style-name="ro1">
          <table:table-cell office:value-type="float" office:value="0.0452654526085801" calcext:value-type="float">
            <text:p>0.0452654526</text:p>
          </table:table-cell>
          <table:table-cell office:value-type="float" office:value="0.513494292629103" calcext:value-type="float">
            <text:p>0.5134942926</text:p>
          </table:table-cell>
          <table:table-cell table:formula="of:=([.A616]-[.A615])/0.01" office:value-type="float" office:value="-0.568294447492731" calcext:value-type="float">
            <text:p>-0.5682944475</text:p>
          </table:table-cell>
          <table:table-cell table:formula="of:=([.B616]-[.B615])/0.01" office:value-type="float" office:value="-3.14533336751818" calcext:value-type="float">
            <text:p>-3.1453333675</text:p>
          </table:table-cell>
        </table:table-row>
        <table:table-row table:style-name="ro1">
          <table:table-cell office:value-type="float" office:value="0.0395825081336528" calcext:value-type="float">
            <text:p>0.0395825081</text:p>
          </table:table-cell>
          <table:table-cell office:value-type="float" office:value="0.482040958953921" calcext:value-type="float">
            <text:p>0.482040959</text:p>
          </table:table-cell>
          <table:table-cell table:formula="of:=([.A617]-[.A616])/0.01" office:value-type="float" office:value="-0.451605122952104" calcext:value-type="float">
            <text:p>-0.451605123</text:p>
          </table:table-cell>
          <table:table-cell table:formula="of:=([.B617]-[.B616])/0.01" office:value-type="float" office:value="-3.00863637753376" calcext:value-type="float">
            <text:p>-3.0086363775</text:p>
          </table:table-cell>
        </table:table-row>
        <table:table-row table:style-name="ro1">
          <table:table-cell office:value-type="float" office:value="0.0350664569041317" calcext:value-type="float">
            <text:p>0.0350664569</text:p>
          </table:table-cell>
          <table:table-cell office:value-type="float" office:value="0.451954595178584" calcext:value-type="float">
            <text:p>0.4519545952</text:p>
          </table:table-cell>
          <table:table-cell table:formula="of:=([.A618]-[.A617])/0.01" office:value-type="float" office:value="-0.3426957340098" calcext:value-type="float">
            <text:p>-0.342695734</text:p>
          </table:table-cell>
          <table:table-cell table:formula="of:=([.B618]-[.B617])/0.01" office:value-type="float" office:value="-2.87451279783648" calcext:value-type="float">
            <text:p>-2.8745127978</text:p>
          </table:table-cell>
        </table:table-row>
        <table:table-row table:style-name="ro1">
          <table:table-cell office:value-type="float" office:value="0.0316394995640337" calcext:value-type="float">
            <text:p>0.0316394996</text:p>
          </table:table-cell>
          <table:table-cell office:value-type="float" office:value="0.423209467200219" calcext:value-type="float">
            <text:p>0.4232094672</text:p>
          </table:table-cell>
          <table:table-cell table:formula="of:=([.A619]-[.A618])/0.01" office:value-type="float" office:value="-0.248630630304593" calcext:value-type="float">
            <text:p>-0.2486306303</text:p>
          </table:table-cell>
          <table:table-cell table:formula="of:=([.B619]-[.B618])/0.01" office:value-type="float" office:value="-2.74300106109468" calcext:value-type="float">
            <text:p>-2.7430010611</text:p>
          </table:table-cell>
        </table:table-row>
        <table:table-row table:style-name="ro1">
          <table:table-cell office:value-type="float" office:value="0.0291531932609878" calcext:value-type="float">
            <text:p>0.0291531933</text:p>
          </table:table-cell>
          <table:table-cell office:value-type="float" office:value="0.395779456589272" calcext:value-type="float">
            <text:p>0.3957794566</text:p>
          </table:table-cell>
          <table:table-cell table:formula="of:=([.A620]-[.A619])/0.01" office:value-type="float" office:value="-0.168559149067641" calcext:value-type="float">
            <text:p>-0.1685591491</text:p>
          </table:table-cell>
          <table:table-cell table:formula="of:=([.B620]-[.B619])/0.01" office:value-type="float" office:value="-2.61413585601617" calcext:value-type="float">
            <text:p>-2.614135856</text:p>
          </table:table-cell>
        </table:table-row>
        <table:table-row table:style-name="ro1">
          <table:table-cell office:value-type="float" office:value="0.0274676017703114" calcext:value-type="float">
            <text:p>0.0274676018</text:p>
          </table:table-cell>
          <table:table-cell office:value-type="float" office:value="0.369638098029111" calcext:value-type="float">
            <text:p>0.369638098</text:p>
          </table:table-cell>
          <table:table-cell table:formula="of:=([.A621]-[.A620])/0.01" office:value-type="float" office:value="-0.101167764577471" calcext:value-type="float">
            <text:p>-0.1011677646</text:p>
          </table:table-cell>
          <table:table-cell table:formula="of:=([.B621]-[.B620])/0.01" office:value-type="float" office:value="-2.48797518819934" calcext:value-type="float">
            <text:p>-2.4879751882</text:p>
          </table:table-cell>
        </table:table-row>
        <table:table-row table:style-name="ro1">
          <table:table-cell office:value-type="float" office:value="0.0264559241245367" calcext:value-type="float">
            <text:p>0.0264559241</text:p>
          </table:table-cell>
          <table:table-cell office:value-type="float" office:value="0.344758346147117" calcext:value-type="float">
            <text:p>0.3447583461</text:p>
          </table:table-cell>
          <table:table-cell table:formula="of:=([.A622]-[.A621])/0.01" office:value-type="float" office:value="-0.0451911894913039" calcext:value-type="float">
            <text:p>-0.0451911895</text:p>
          </table:table-cell>
          <table:table-cell table:formula="of:=([.B622]-[.B621])/0.01" office:value-type="float" office:value="-2.3645968961865" calcext:value-type="float">
            <text:p>-2.3645968962</text:p>
          </table:table-cell>
        </table:table-row>
        <table:table-row table:style-name="ro1">
          <table:table-cell office:value-type="float" office:value="0.0260040122296237" calcext:value-type="float">
            <text:p>0.0260040122</text:p>
          </table:table-cell>
          <table:table-cell office:value-type="float" office:value="0.321112377185252" calcext:value-type="float">
            <text:p>0.3211123772</text:p>
          </table:table-cell>
          <table:table-cell table:formula="of:=([.A623]-[.A622])/0.01" office:value-type="float" office:value="0.000555397741883873" calcext:value-type="float">
            <text:p>0.0005553977</text:p>
          </table:table-cell>
          <table:table-cell table:formula="of:=([.B623]-[.B622])/0.01" office:value-type="float" office:value="-2.24409290675804" calcext:value-type="float">
            <text:p>-2.2440929068</text:p>
          </table:table-cell>
        </table:table-row>
        <table:table-row table:style-name="ro1">
          <table:table-cell office:value-type="float" office:value="0.0260095662070425" calcext:value-type="float">
            <text:p>0.0260095662</text:p>
          </table:table-cell>
          <table:table-cell office:value-type="float" office:value="0.298671448117672" calcext:value-type="float">
            <text:p>0.2986714481</text:p>
          </table:table-cell>
          <table:table-cell table:formula="of:=([.A624]-[.A623])/0.01" office:value-type="float" office:value="0.0371769949933674" calcext:value-type="float">
            <text:p>0.037176995</text:p>
          </table:table-cell>
          <table:table-cell table:formula="of:=([.B624]-[.B623])/0.01" office:value-type="float" office:value="-2.12656387999995" calcext:value-type="float">
            <text:p>-2.12656388</text:p>
          </table:table-cell>
        </table:table-row>
        <table:table-row table:style-name="ro1">
          <table:table-cell office:value-type="float" office:value="0.0263813361569762" calcext:value-type="float">
            <text:p>0.0263813362</text:p>
          </table:table-cell>
          <table:table-cell office:value-type="float" office:value="0.277405809317672" calcext:value-type="float">
            <text:p>0.2774058093</text:p>
          </table:table-cell>
          <table:table-cell table:formula="of:=([.A625]-[.A624])/0.01" office:value-type="float" office:value="0.0657015604300516" calcext:value-type="float">
            <text:p>0.0657015604</text:p>
          </table:table-cell>
          <table:table-cell table:formula="of:=([.B625]-[.B624])/0.01" office:value-type="float" office:value="-2.01211446967796" calcext:value-type="float">
            <text:p>-2.0121144697</text:p>
          </table:table-cell>
        </table:table-row>
        <table:table-row table:style-name="ro1">
          <table:table-cell office:value-type="float" office:value="0.0270383517612767" calcext:value-type="float">
            <text:p>0.0270383518</text:p>
          </table:table-cell>
          <table:table-cell office:value-type="float" office:value="0.257284664620892" calcext:value-type="float">
            <text:p>0.2572846646</text:p>
          </table:table-cell>
          <table:table-cell table:formula="of:=([.A626]-[.A625])/0.01" office:value-type="float" office:value="0.0870828664738602" calcext:value-type="float">
            <text:p>0.0870828665</text:p>
          </table:table-cell>
          <table:table-cell table:formula="of:=([.B626]-[.B625])/0.01" office:value-type="float" office:value="-1.90084920437857" calcext:value-type="float">
            <text:p>-1.9008492044</text:p>
          </table:table-cell>
        </table:table-row>
        <table:table-row table:style-name="ro1">
          <table:table-cell office:value-type="float" office:value="0.0279091804260153" calcext:value-type="float">
            <text:p>0.0279091804</text:p>
          </table:table-cell>
          <table:table-cell office:value-type="float" office:value="0.238276172577107" calcext:value-type="float">
            <text:p>0.2382761726</text:p>
          </table:table-cell>
          <table:table-cell table:formula="of:=([.A627]-[.A626])/0.01" office:value-type="float" office:value="0.102203319579308" calcext:value-type="float">
            <text:p>0.1022033196</text:p>
          </table:table-cell>
          <table:table-cell table:formula="of:=([.B627]-[.B626])/0.01" office:value-type="float" office:value="-1.79286896930888" calcext:value-type="float">
            <text:p>-1.7928689693</text:p>
          </table:table-cell>
        </table:table-row>
        <table:table-row table:style-name="ro1">
          <table:table-cell office:value-type="float" office:value="0.0289312136218084" calcext:value-type="float">
            <text:p>0.0289312136</text:p>
          </table:table-cell>
          <table:table-cell office:value-type="float" office:value="0.220347482884018" calcext:value-type="float">
            <text:p>0.2203474829</text:p>
          </table:table-cell>
          <table:table-cell table:formula="of:=([.A628]-[.A627])/0.01" office:value-type="float" office:value="0.111876767601575" calcext:value-type="float">
            <text:p>0.1118767676</text:p>
          </table:table-cell>
          <table:table-cell table:formula="of:=([.B628]-[.B627])/0.01" office:value-type="float" office:value="-1.68826806048215" calcext:value-type="float">
            <text:p>-1.6882680605</text:p>
          </table:table-cell>
        </table:table-row>
        <table:table-row table:style-name="ro1">
          <table:table-cell office:value-type="float" office:value="0.0300499812978241" calcext:value-type="float">
            <text:p>0.0300499813</text:p>
          </table:table-cell>
          <table:table-cell office:value-type="float" office:value="0.203464802279196" calcext:value-type="float">
            <text:p>0.2034648023</text:p>
          </table:table-cell>
          <table:table-cell table:formula="of:=([.A629]-[.A628])/0.01" office:value-type="float" office:value="0.116851316167161" calcext:value-type="float">
            <text:p>0.1168513162</text:p>
          </table:table-cell>
          <table:table-cell table:formula="of:=([.B629]-[.B628])/0.01" office:value-type="float" office:value="-1.58713177745353" calcext:value-type="float">
            <text:p>-1.5871317775</text:p>
          </table:table-cell>
        </table:table-row>
        <table:table-row table:style-name="ro1">
          <table:table-cell office:value-type="float" office:value="0.0312184944594957" calcext:value-type="float">
            <text:p>0.0312184945</text:p>
          </table:table-cell>
          <table:table-cell office:value-type="float" office:value="0.187593484504661" calcext:value-type="float">
            <text:p>0.1875934845</text:p>
          </table:table-cell>
          <table:table-cell table:formula="of:=([.A630]-[.A629])/0.01" office:value-type="float" office:value="0.117812167444571" calcext:value-type="float">
            <text:p>0.1178121674</text:p>
          </table:table-cell>
          <table:table-cell table:formula="of:=([.B630]-[.B629])/0.01" office:value-type="float" office:value="-1.48953451661273" calcext:value-type="float">
            <text:p>-1.4895345166</text:p>
          </table:table-cell>
        </table:table-row>
        <table:table-row table:style-name="ro1">
          <table:table-cell office:value-type="float" office:value="0.0323966161339414" calcext:value-type="float">
            <text:p>0.0323966161</text:p>
          </table:table-cell>
          <table:table-cell office:value-type="float" office:value="0.172698139338534" calcext:value-type="float">
            <text:p>0.1726981393</text:p>
          </table:table-cell>
          <table:table-cell table:formula="of:=([.A631]-[.A630])/0.01" office:value-type="float" office:value="0.11538448735171" calcext:value-type="float">
            <text:p>0.1153844874</text:p>
          </table:table-cell>
          <table:table-cell table:formula="of:=([.B631]-[.B630])/0.01" office:value-type="float" office:value="-1.39553832414218" calcext:value-type="float">
            <text:p>-1.3955383241</text:p>
          </table:table-cell>
        </table:table-row>
        <table:table-row table:style-name="ro1">
          <table:table-cell office:value-type="float" office:value="0.0335504610074585" calcext:value-type="float">
            <text:p>0.033550461</text:p>
          </table:table-cell>
          <table:table-cell office:value-type="float" office:value="0.158742756097112" calcext:value-type="float">
            <text:p>0.1587427561</text:p>
          </table:table-cell>
          <table:table-cell table:formula="of:=([.A632]-[.A631])/0.01" office:value-type="float" office:value="0.110136301132943" calcext:value-type="float">
            <text:p>0.1101363011</text:p>
          </table:table-cell>
          <table:table-cell table:formula="of:=([.B632]-[.B631])/0.01" office:value-type="float" office:value="-1.30519186601789" calcext:value-type="float">
            <text:p>-1.305191866</text:p>
          </table:table-cell>
        </table:table-row>
        <table:table-row table:style-name="ro1">
          <table:table-cell office:value-type="float" office:value="0.034651824018788" calcext:value-type="float">
            <text:p>0.034651824</text:p>
          </table:table-cell>
          <table:table-cell office:value-type="float" office:value="0.145690837436933" calcext:value-type="float">
            <text:p>0.1456908374</text:p>
          </table:table-cell>
          <table:table-cell table:formula="of:=([.A633]-[.A632])/0.01" office:value-type="float" office:value="0.102581412399666" calcext:value-type="float">
            <text:p>0.1025814124</text:p>
          </table:table-cell>
          <table:table-cell table:formula="of:=([.B633]-[.B632])/0.01" office:value-type="float" office:value="-1.21852977174118" calcext:value-type="float">
            <text:p>-1.2185297717</text:p>
          </table:table-cell>
        </table:table-row>
        <table:table-row table:style-name="ro1">
          <table:table-cell office:value-type="float" office:value="0.0356776381427846" calcext:value-type="float">
            <text:p>0.0356776381</text:p>
          </table:table-cell>
          <table:table-cell office:value-type="float" office:value="0.133505539719521" calcext:value-type="float">
            <text:p>0.1335055397</text:p>
          </table:table-cell>
          <table:table-cell table:formula="of:=([.A634]-[.A633])/0.01" office:value-type="float" office:value="0.0931823370740659" calcext:value-type="float">
            <text:p>0.0931823371</text:p>
          </table:table-cell>
          <table:table-cell table:formula="of:=([.B634]-[.B633])/0.01" office:value-type="float" office:value="-1.13557230871192" calcext:value-type="float">
            <text:p>-1.1355723087</text:p>
          </table:table-cell>
        </table:table-row>
        <table:table-row table:style-name="ro1">
          <table:table-cell office:value-type="float" office:value="0.0366094615135253" calcext:value-type="float">
            <text:p>0.0366094615</text:p>
          </table:table-cell>
          <table:table-cell office:value-type="float" office:value="0.122149816632402" calcext:value-type="float">
            <text:p>0.1221498166</text:p>
          </table:table-cell>
          <table:table-cell table:formula="of:=([.A635]-[.A634])/0.01" office:value-type="float" office:value="0.0823532410908441" calcext:value-type="float">
            <text:p>0.0823532411</text:p>
          </table:table-cell>
          <table:table-cell table:formula="of:=([.B635]-[.B634])/0.01" office:value-type="float" office:value="-1.05632534513969" calcext:value-type="float">
            <text:p>-1.0563253451</text:p>
          </table:table-cell>
        </table:table-row>
        <table:table-row table:style-name="ro1">
          <table:table-cell office:value-type="float" office:value="0.0374329939244337" calcext:value-type="float">
            <text:p>0.0374329939</text:p>
          </table:table-cell>
          <table:table-cell office:value-type="float" office:value="0.111586563181005" calcext:value-type="float">
            <text:p>0.1115865632</text:p>
          </table:table-cell>
          <table:table-cell table:formula="of:=([.A636]-[.A635])/0.01" office:value-type="float" office:value="0.0704628690609159" calcext:value-type="float">
            <text:p>0.0704628691</text:p>
          </table:table-cell>
          <table:table-cell table:formula="of:=([.B636]-[.B635])/0.01" office:value-type="float" office:value="-0.980780560995156" calcext:value-type="float">
            <text:p>-0.980780561</text:p>
          </table:table-cell>
        </table:table-row>
        <table:table-row table:style-name="ro1">
          <table:table-cell office:value-type="float" office:value="0.0381376226150429" calcext:value-type="float">
            <text:p>0.0381376226</text:p>
          </table:table-cell>
          <table:table-cell office:value-type="float" office:value="0.101778757571054" calcext:value-type="float">
            <text:p>0.1017787576</text:p>
          </table:table-cell>
          <table:table-cell table:formula="of:=([.A637]-[.A636])/0.01" office:value-type="float" office:value="0.0578374502448339" calcext:value-type="float">
            <text:p>0.0578374502</text:p>
          </table:table-cell>
          <table:table-cell table:formula="of:=([.B637]-[.B636])/0.01" office:value-type="float" office:value="-0.908915868594491" calcext:value-type="float">
            <text:p>-0.9089158686</text:p>
          </table:table-cell>
        </table:table-row>
        <table:table-row table:style-name="ro1">
          <table:table-cell office:value-type="float" office:value="0.0387159971174912" calcext:value-type="float">
            <text:p>0.0387159971</text:p>
          </table:table-cell>
          <table:table-cell office:value-type="float" office:value="0.0926895988851089" calcext:value-type="float">
            <text:p>0.0926895989</text:p>
          </table:table-cell>
          <table:table-cell table:formula="of:=([.A638]-[.A637])/0.01" office:value-type="float" office:value="0.0447635679814866" calcext:value-type="float">
            <text:p>0.044763568</text:p>
          </table:table-cell>
          <table:table-cell table:formula="of:=([.B638]-[.B637])/0.01" office:value-type="float" office:value="-0.840696006854728" calcext:value-type="float">
            <text:p>-0.8406960069</text:p>
          </table:table-cell>
        </table:table-row>
        <table:table-row table:style-name="ro1">
          <table:table-cell office:value-type="float" office:value="0.0391636327973061" calcext:value-type="float">
            <text:p>0.0391636328</text:p>
          </table:table-cell>
          <table:table-cell office:value-type="float" office:value="0.0842826388165616" calcext:value-type="float">
            <text:p>0.0842826388</text:p>
          </table:table-cell>
          <table:table-cell table:formula="of:=([.A639]-[.A638])/0.01" office:value-type="float" office:value="0.031490979038374" calcext:value-type="float">
            <text:p>0.031490979</text:p>
          </table:table-cell>
          <table:table-cell table:formula="of:=([.B639]-[.B638])/0.01" office:value-type="float" office:value="-0.776073275944862" calcext:value-type="float">
            <text:p>-0.7760732759</text:p>
          </table:table-cell>
        </table:table-row>
        <table:table-row table:style-name="ro1">
          <table:table-cell office:value-type="float" office:value="0.0394785425876898" calcext:value-type="float">
            <text:p>0.0394785426</text:p>
          </table:table-cell>
          <table:table-cell office:value-type="float" office:value="0.076521906057113" calcext:value-type="float">
            <text:p>0.0765219061</text:p>
          </table:table-cell>
          <table:table-cell table:formula="of:=([.A640]-[.A639])/0.01" office:value-type="float" office:value="0.0182353700744292" calcext:value-type="float">
            <text:p>0.0182353701</text:p>
          </table:table-cell>
          <table:table-cell table:formula="of:=([.B640]-[.B639])/0.01" office:value-type="float" office:value="-0.714988381889152" calcext:value-type="float">
            <text:p>-0.7149883819</text:p>
          </table:table-cell>
        </table:table-row>
        <table:table-row table:style-name="ro1">
          <table:table-cell office:value-type="float" office:value="0.0396608962884341" calcext:value-type="float">
            <text:p>0.0396608963</text:p>
          </table:table-cell>
          <table:table-cell office:value-type="float" office:value="0.0693720222382215" calcext:value-type="float">
            <text:p>0.0693720222</text:p>
          </table:table-cell>
          <table:table-cell table:formula="of:=([.A641]-[.A640])/0.01" office:value-type="float" office:value="0.0051810394277714" calcext:value-type="float">
            <text:p>0.0051810394</text:p>
          </table:table-cell>
          <table:table-cell table:formula="of:=([.B641]-[.B640])/0.01" office:value-type="float" office:value="-0.657371363569199" calcext:value-type="float">
            <text:p>-0.6573713636</text:p>
          </table:table-cell>
        </table:table-row>
        <table:table-row table:style-name="ro1">
          <table:table-cell office:value-type="float" office:value="0.0397127066827118" calcext:value-type="float">
            <text:p>0.0397127067</text:p>
          </table:table-cell>
          <table:table-cell office:value-type="float" office:value="0.0627983086025295" calcext:value-type="float">
            <text:p>0.0627983086</text:p>
          </table:table-cell>
          <table:table-cell table:formula="of:=([.A642]-[.A641])/0.01" office:value-type="float" office:value="-0.00751650633147027" calcext:value-type="float">
            <text:p>-0.0075165063</text:p>
          </table:table-cell>
          <table:table-cell table:formula="of:=([.B642]-[.B641])/0.01" office:value-type="float" office:value="-0.603142577453717" calcext:value-type="float">
            <text:p>-0.6031425775</text:p>
          </table:table-cell>
        </table:table-row>
        <table:table-row table:style-name="ro1">
          <table:table-cell office:value-type="float" office:value="0.0396375416193971" calcext:value-type="float">
            <text:p>0.0396375416</text:p>
          </table:table-cell>
          <table:table-cell office:value-type="float" office:value="0.0567668828279923" calcext:value-type="float">
            <text:p>0.0567668828</text:p>
          </table:table-cell>
          <table:table-cell table:formula="of:=([.A643]-[.A642])/0.01" office:value-type="float" office:value="-0.0197280502864682" calcext:value-type="float">
            <text:p>-0.0197280503</text:p>
          </table:table-cell>
          <table:table-cell table:formula="of:=([.B643]-[.B642])/0.01" office:value-type="float" office:value="-0.552213718202774" calcext:value-type="float">
            <text:p>-0.5522137182</text:p>
          </table:table-cell>
        </table:table-row>
        <table:table-row table:style-name="ro1">
          <table:table-cell office:value-type="float" office:value="0.0394402611165325" calcext:value-type="float">
            <text:p>0.0394402611</text:p>
          </table:table-cell>
          <table:table-cell office:value-type="float" office:value="0.0512447456459646" calcext:value-type="float">
            <text:p>0.0512447456</text:p>
          </table:table-cell>
          <table:table-cell table:formula="of:=([.A644]-[.A643])/0.01" office:value-type="float" office:value="-0.0313482652778127" calcext:value-type="float">
            <text:p>-0.0313482653</text:p>
          </table:table-cell>
          <table:table-cell table:formula="of:=([.B644]-[.B643])/0.01" office:value-type="float" office:value="-0.504488856005988" calcext:value-type="float">
            <text:p>-0.504488856</text:p>
          </table:table-cell>
        </table:table-row>
        <table:table-row table:style-name="ro1">
          <table:table-cell office:value-type="float" office:value="0.0391267784637543" calcext:value-type="float">
            <text:p>0.0391267785</text:p>
          </table:table-cell>
          <table:table-cell office:value-type="float" office:value="0.0461998570859047" calcext:value-type="float">
            <text:p>0.0461998571</text:p>
          </table:table-cell>
          <table:table-cell table:formula="of:=([.A645]-[.A644])/0.01" office:value-type="float" office:value="-0.0422934225700312" calcext:value-type="float">
            <text:p>-0.0422934226</text:p>
          </table:table-cell>
          <table:table-cell table:formula="of:=([.B645]-[.B644])/0.01" office:value-type="float" office:value="-0.459865474089356" calcext:value-type="float">
            <text:p>-0.4598654741</text:p>
          </table:table-cell>
        </table:table-row>
        <table:table-row table:style-name="ro1">
          <table:table-cell office:value-type="float" office:value="0.038703844238054" calcext:value-type="float">
            <text:p>0.0387038442</text:p>
          </table:table-cell>
          <table:table-cell office:value-type="float" office:value="0.0416012023450111" calcext:value-type="float">
            <text:p>0.0416012023</text:p>
          </table:table-cell>
          <table:table-cell table:formula="of:=([.A646]-[.A645])/0.01" office:value-type="float" office:value="-0.0524992140124123" calcext:value-type="float">
            <text:p>-0.052499214</text:p>
          </table:table-cell>
          <table:table-cell table:formula="of:=([.B646]-[.B645])/0.01" office:value-type="float" office:value="-0.418235492241911" calcext:value-type="float">
            <text:p>-0.4182354922</text:p>
          </table:table-cell>
        </table:table-row>
        <table:table-row table:style-name="ro1">
          <table:table-cell office:value-type="float" office:value="0.0381788520979299" calcext:value-type="float">
            <text:p>0.0381788521</text:p>
          </table:table-cell>
          <table:table-cell office:value-type="float" office:value="0.037418847422592" calcext:value-type="float">
            <text:p>0.0374188474</text:p>
          </table:table-cell>
          <table:table-cell table:formula="of:=([.A647]-[.A646])/0.01" office:value-type="float" office:value="-0.0619186912690417" calcext:value-type="float">
            <text:p>-0.0619186913</text:p>
          </table:table-cell>
          <table:table-cell table:formula="of:=([.B647]-[.B646])/0.01" office:value-type="float" office:value="-0.379486264457848" calcext:value-type="float">
            <text:p>-0.3794862645</text:p>
          </table:table-cell>
        </table:table-row>
        <table:table-row table:style-name="ro1">
          <table:table-cell office:value-type="float" office:value="0.0375596651852395" calcext:value-type="float">
            <text:p>0.0375596652</text:p>
          </table:table-cell>
          <table:table-cell office:value-type="float" office:value="0.0336239847780135" calcext:value-type="float">
            <text:p>0.0336239848</text:p>
          </table:table-cell>
          <table:table-cell table:formula="of:=([.A648]-[.A647])/0.01" office:value-type="float" office:value="-0.0705203244138301" calcext:value-type="float">
            <text:p>-0.0705203244</text:p>
          </table:table-cell>
          <table:table-cell table:formula="of:=([.B648]-[.B647])/0.01" office:value-type="float" office:value="-0.343501540853489" calcext:value-type="float">
            <text:p>-0.3435015409</text:p>
          </table:table-cell>
        </table:table-row>
        <table:table-row table:style-name="ro1">
          <table:table-cell office:value-type="float" office:value="0.0368544619411012" calcext:value-type="float">
            <text:p>0.0368544619</text:p>
          </table:table-cell>
          <table:table-cell office:value-type="float" office:value="0.0301889693694786" calcext:value-type="float">
            <text:p>0.0301889694</text:p>
          </table:table-cell>
          <table:table-cell table:formula="of:=([.A649]-[.A648])/0.01" office:value-type="float" office:value="-0.0782861810007307" calcext:value-type="float">
            <text:p>-0.078286181</text:p>
          </table:table-cell>
          <table:table-cell table:formula="of:=([.B649]-[.B648])/0.01" office:value-type="float" office:value="-0.310162385900286" calcext:value-type="float">
            <text:p>-0.3101623859</text:p>
          </table:table-cell>
        </table:table-row>
        <table:table-row table:style-name="ro1">
          <table:table-cell office:value-type="float" office:value="0.0360716001310939" calcext:value-type="float">
            <text:p>0.0360716001</text:p>
          </table:table-cell>
          <table:table-cell office:value-type="float" office:value="0.0270873455104758" calcext:value-type="float">
            <text:p>0.0270873455</text:p>
          </table:table-cell>
          <table:table-cell table:formula="of:=([.A650]-[.A649])/0.01" office:value-type="float" office:value="-0.0852102256362765" calcext:value-type="float">
            <text:p>-0.0852102256</text:p>
          </table:table-cell>
          <table:table-cell table:formula="of:=([.B650]-[.B649])/0.01" office:value-type="float" office:value="-0.279348046716661" calcext:value-type="float">
            <text:p>-0.2793480467</text:p>
          </table:table-cell>
        </table:table-row>
        <table:table-row table:style-name="ro1">
          <table:table-cell office:value-type="float" office:value="0.0352194978747311" calcext:value-type="float">
            <text:p>0.0352194979</text:p>
          </table:table-cell>
          <table:table-cell office:value-type="float" office:value="0.0242938650433092" calcext:value-type="float">
            <text:p>0.024293865</text:p>
          </table:table-cell>
          <table:table-cell table:formula="of:=([.A651]-[.A650])/0.01" office:value-type="float" office:value="-0.0912967391061975" calcext:value-type="float">
            <text:p>-0.0912967391</text:p>
          </table:table-cell>
          <table:table-cell table:formula="of:=([.B651]-[.B650])/0.01" office:value-type="float" office:value="1.56008685535975" calcext:value-type="float">
            <text:p>1.5600868554</text:p>
          </table:table-cell>
        </table:table-row>
        <table:table-row table:style-name="ro1">
          <table:table-cell office:value-type="float" office:value="0.0343065304836691" calcext:value-type="float">
            <text:p>0.0343065305</text:p>
          </table:table-cell>
          <table:table-cell office:value-type="float" office:value="0.0398947335969067" calcext:value-type="float">
            <text:p>0.0398947336</text:p>
          </table:table-cell>
          <table:table-cell table:formula="of:=([.A652]-[.A651])/0.01" office:value-type="float" office:value="-0.0950043434753051" calcext:value-type="float">
            <text:p>-0.0950043435</text:p>
          </table:table-cell>
          <table:table-cell table:formula="of:=([.B652]-[.B651])/0.01" office:value-type="float" office:value="1.47198478547857" calcext:value-type="float">
            <text:p>1.4719847855</text:p>
          </table:table-cell>
        </table:table-row>
        <table:table-row table:style-name="ro1">
          <table:table-cell office:value-type="float" office:value="0.0333564870489161" calcext:value-type="float">
            <text:p>0.033356487</text:p>
          </table:table-cell>
          <table:table-cell office:value-type="float" office:value="0.0546145814516924" calcext:value-type="float">
            <text:p>0.0546145815</text:p>
          </table:table-cell>
          <table:table-cell table:formula="of:=([.A653]-[.A652])/0.01" office:value-type="float" office:value="-0.0949912790156618" calcext:value-type="float">
            <text:p>-0.094991279</text:p>
          </table:table-cell>
          <table:table-cell table:formula="of:=([.B653]-[.B652])/0.01" office:value-type="float" office:value="-0.541297777028874" calcext:value-type="float">
            <text:p>-0.541297777</text:p>
          </table:table-cell>
        </table:table-row>
        <table:table-row table:style-name="ro1">
          <table:table-cell office:value-type="float" office:value="0.0324065742587595" calcext:value-type="float">
            <text:p>0.0324065743</text:p>
          </table:table-cell>
          <table:table-cell office:value-type="float" office:value="0.0492016036814037" calcext:value-type="float">
            <text:p>0.0492016037</text:p>
          </table:table-cell>
          <table:table-cell table:formula="of:=([.A654]-[.A653])/0.01" office:value-type="float" office:value="-0.0934102848042941" calcext:value-type="float">
            <text:p>-0.0934102848</text:p>
          </table:table-cell>
          <table:table-cell table:formula="of:=([.B654]-[.B653])/0.01" office:value-type="float" office:value="-0.619514517859082" calcext:value-type="float">
            <text:p>-0.6195145179</text:p>
          </table:table-cell>
        </table:table-row>
        <table:table-row table:style-name="ro1">
          <table:table-cell office:value-type="float" office:value="0.0314724714107165" calcext:value-type="float">
            <text:p>0.0314724714</text:p>
          </table:table-cell>
          <table:table-cell office:value-type="float" office:value="0.0430064585028128" calcext:value-type="float">
            <text:p>0.0430064585</text:p>
          </table:table-cell>
          <table:table-cell table:formula="of:=([.A655]-[.A654])/0.01" office:value-type="float" office:value="-0.0923780517811269" calcext:value-type="float">
            <text:p>-0.0923780518</text:p>
          </table:table-cell>
          <table:table-cell table:formula="of:=([.B655]-[.B654])/0.01" office:value-type="float" office:value="-0.568548942661292" calcext:value-type="float">
            <text:p>-0.5685489427</text:p>
          </table:table-cell>
        </table:table-row>
        <table:table-row table:style-name="ro1">
          <table:table-cell office:value-type="float" office:value="0.0305486908929053" calcext:value-type="float">
            <text:p>0.0305486909</text:p>
          </table:table-cell>
          <table:table-cell office:value-type="float" office:value="0.0373209690761999" calcext:value-type="float">
            <text:p>0.0373209691</text:p>
          </table:table-cell>
          <table:table-cell table:formula="of:=([.A656]-[.A655])/0.01" office:value-type="float" office:value="-0.091990388827683" calcext:value-type="float">
            <text:p>-0.0919903888</text:p>
          </table:table-cell>
          <table:table-cell table:formula="of:=([.B656]-[.B655])/0.01" office:value-type="float" office:value="-0.512863442815018" calcext:value-type="float">
            <text:p>-0.5128634428</text:p>
          </table:table-cell>
        </table:table-row>
        <table:table-row table:style-name="ro1">
          <table:table-cell office:value-type="float" office:value="0.0296287870046284" calcext:value-type="float">
            <text:p>0.029628787</text:p>
          </table:table-cell>
          <table:table-cell office:value-type="float" office:value="0.0321923346480497" calcext:value-type="float">
            <text:p>0.0321923346</text:p>
          </table:table-cell>
          <table:table-cell table:formula="of:=([.A657]-[.A656])/0.01" office:value-type="float" office:value="-0.0920905464746012" calcext:value-type="float">
            <text:p>-0.0920905465</text:p>
          </table:table-cell>
          <table:table-cell table:formula="of:=([.B657]-[.B656])/0.01" office:value-type="float" office:value="-0.460825314304906" calcext:value-type="float">
            <text:p>-0.4608253143</text:p>
          </table:table-cell>
        </table:table-row>
        <table:table-row table:style-name="ro1">
          <table:table-cell office:value-type="float" office:value="0.0287078815398824" calcext:value-type="float">
            <text:p>0.0287078815</text:p>
          </table:table-cell>
          <table:table-cell office:value-type="float" office:value="0.0275840815050007" calcext:value-type="float">
            <text:p>0.0275840815</text:p>
          </table:table-cell>
          <table:table-cell table:formula="of:=([.A658]-[.A657])/0.01" office:value-type="float" office:value="-0.0925203973104076" calcext:value-type="float">
            <text:p>-0.0925203973</text:p>
          </table:table-cell>
          <table:table-cell table:formula="of:=([.B658]-[.B657])/0.01" office:value-type="float" office:value="-0.412792704674945" calcext:value-type="float">
            <text:p>-0.4127927047</text:p>
          </table:table-cell>
        </table:table-row>
        <table:table-row table:style-name="ro1">
          <table:table-cell office:value-type="float" office:value="0.0277826775667783" calcext:value-type="float">
            <text:p>0.0277826776</text:p>
          </table:table-cell>
          <table:table-cell office:value-type="float" office:value="0.0234561544582512" calcext:value-type="float">
            <text:p>0.0234561545</text:p>
          </table:table-cell>
          <table:table-cell table:formula="of:=([.A659]-[.A658])/0.01" office:value-type="float" office:value="-0.0931443304219855" calcext:value-type="float">
            <text:p>-0.0931443304</text:p>
          </table:table-cell>
          <table:table-cell table:formula="of:=([.B659]-[.B658])/0.01" office:value-type="float" office:value="1.44244580228189" calcext:value-type="float">
            <text:p>1.4424458023</text:p>
          </table:table-cell>
        </table:table-row>
        <table:table-row table:style-name="ro1">
          <table:table-cell office:value-type="float" office:value="0.0268512342625585" calcext:value-type="float">
            <text:p>0.0268512343</text:p>
          </table:table-cell>
          <table:table-cell office:value-type="float" office:value="0.0378806124810701" calcext:value-type="float">
            <text:p>0.0378806125</text:p>
          </table:table-cell>
          <table:table-cell table:formula="of:=([.A660]-[.A659])/0.01" office:value-type="float" office:value="-0.0922952302126207" calcext:value-type="float">
            <text:p>-0.0922952302</text:p>
          </table:table-cell>
          <table:table-cell table:formula="of:=([.B660]-[.B659])/0.01" office:value-type="float" office:value="1.3688298712796" calcext:value-type="float">
            <text:p>1.3688298713</text:p>
          </table:table-cell>
        </table:table-row>
        <table:table-row table:style-name="ro1">
          <table:table-cell office:value-type="float" office:value="0.0259282819604323" calcext:value-type="float">
            <text:p>0.025928282</text:p>
          </table:table-cell>
          <table:table-cell office:value-type="float" office:value="0.0515689111938661" calcext:value-type="float">
            <text:p>0.0515689112</text:p>
          </table:table-cell>
          <table:table-cell table:formula="of:=([.A661]-[.A660])/0.01" office:value-type="float" office:value="-2.59282819604323" calcext:value-type="float">
            <text:p>-2.592828196</text:p>
          </table:table-cell>
          <table:table-cell table:formula="of:=([.B661]-[.B660])/0.01" office:value-type="float" office:value="-5.15689111938661" calcext:value-type="float">
            <text:p>-5.1568911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1T23:13:31.818390575</dc:date>
    <meta:editing-duration>PT18M12S</meta:editing-duration>
    <meta:editing-cycles>1</meta:editing-cycles>
    <meta:document-statistic meta:table-count="1" meta:cell-count="264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116cm" svg:height="9.006cm" xlink:href=".." xlink:type="simple" chart:class="chart:line" chart:style-name="ch1">
        <chart:legend chart:legend-position="end" svg:x="25.264cm" svg:y="3.955cm" style:legend-expansion="high" chart:style-name="ch2"/>
        <chart:plot-area chart:style-name="ch3" table:cell-range-address="test6.A1:test6.B831" svg:x="0.562cm" svg:y="0.18cm" svg:width="24.14cm" svg:height="8.646cm">
          <chartooo:coordinate-region svg:x="1.289cm" svg:y="0.301cm" svg:width="23.413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6.A1:test6.A831" chart:class="chart:line">
            <chart:data-point chart:repeated="831"/>
          </chart:series>
          <chart:series chart:style-name="ch7" chart:values-cell-range-address="test6.B1:test6.B831" chart:class="chart:line">
            <chart:data-point chart:repeated="8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244094488189">
                <text:p>0.047244094488189</text:p>
                <draw:g>
                  <svg:desc>test6.A1:test6.A831</svg:desc>
                </draw:g>
              </table:table-cell>
              <table:table-cell office:value-type="float" office:value="0.047244094488189">
                <text:p>0.047244094488189</text:p>
                <draw:g>
                  <svg:desc>test6.B1:test6.B8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3622047244095">
                <text:p>0.123622047244095</text:p>
              </table:table-cell>
              <table:table-cell office:value-type="float" office:value="0.123622047244095">
                <text:p>0.123622047244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1889763779528">
                <text:p>0.181889763779528</text:p>
              </table:table-cell>
              <table:table-cell office:value-type="float" office:value="0.181889763779528">
                <text:p>0.181889763779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0157480314961">
                <text:p>0.240157480314961</text:p>
              </table:table-cell>
              <table:table-cell office:value-type="float" office:value="0.240157480314961">
                <text:p>0.240157480314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8425196850394">
                <text:p>0.298425196850394</text:p>
              </table:table-cell>
              <table:table-cell office:value-type="float" office:value="0.298425196850394">
                <text:p>0.298425196850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692913385827">
                <text:p>0.356692913385827</text:p>
              </table:table-cell>
              <table:table-cell office:value-type="float" office:value="0.356692913385827">
                <text:p>0.356692913385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496062992126">
                <text:p>0.41496062992126</text:p>
              </table:table-cell>
              <table:table-cell office:value-type="float" office:value="0.41496062992126">
                <text:p>0.41496062992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3228346456693">
                <text:p>0.473228346456693</text:p>
              </table:table-cell>
              <table:table-cell office:value-type="float" office:value="0.473228346456693">
                <text:p>0.47322834645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1496062992126">
                <text:p>0.531496062992126</text:p>
              </table:table-cell>
              <table:table-cell office:value-type="float" office:value="0.531496062992126">
                <text:p>0.531496062992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9763779527559">
                <text:p>0.589763779527559</text:p>
              </table:table-cell>
              <table:table-cell office:value-type="float" office:value="0.589763779527559">
                <text:p>0.589763779527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8031496062992">
                <text:p>0.648031496062992</text:p>
              </table:table-cell>
              <table:table-cell office:value-type="float" office:value="0.648031496062992">
                <text:p>0.648031496062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6299212598425">
                <text:p>0.706299212598425</text:p>
              </table:table-cell>
              <table:table-cell office:value-type="float" office:value="0.706299212598425">
                <text:p>0.706299212598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4566929133858">
                <text:p>0.764566929133858</text:p>
              </table:table-cell>
              <table:table-cell office:value-type="float" office:value="0.764566929133858">
                <text:p>0.764566929133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0088865752975">
                <text:p>0.820088865752975</text:p>
              </table:table-cell>
              <table:table-cell office:value-type="float" office:value="0.822834645669291">
                <text:p>0.822834645669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9519466912524">
                <text:p>0.869519466912524</text:p>
              </table:table-cell>
              <table:table-cell office:value-type="float" office:value="0.881102362204724">
                <text:p>0.881102362204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2640173888068">
                <text:p>0.912640173888068</text:p>
              </table:table-cell>
              <table:table-cell office:value-type="float" office:value="0.939370078740157">
                <text:p>0.939370078740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0236297041249">
                <text:p>0.950236297041249</text:p>
              </table:table-cell>
              <table:table-cell office:value-type="float" office:value="0.99763779527559">
                <text:p>0.99763779527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3077021614391">
                <text:p>0.983077021614391</text:p>
              </table:table-cell>
              <table:table-cell office:value-type="float" office:value="1.05590551181102">
                <text:p>1.05590551181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185323124195">
                <text:p>1.01185323124195</text:p>
              </table:table-cell>
              <table:table-cell office:value-type="float" office:value="1.11417322834646">
                <text:p>1.11417322834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3718080418565">
                <text:p>1.03718080418565</text:p>
              </table:table-cell>
              <table:table-cell office:value-type="float" office:value="1.17244094488189">
                <text:p>1.17244094488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960774095533">
                <text:p>1.05960774095533</text:p>
              </table:table-cell>
              <table:table-cell office:value-type="float" office:value="1.23070866141732">
                <text:p>1.23070866141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7962092646553">
                <text:p>1.07962092646553</text:p>
              </table:table-cell>
              <table:table-cell office:value-type="float" office:value="1.28897637795276">
                <text:p>1.28897637795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765229393093">
                <text:p>1.09765229393093</text:p>
              </table:table-cell>
              <table:table-cell office:value-type="float" office:value="1.34724409448819">
                <text:p>1.347244094488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1408442470094">
                <text:p>1.11408442470094</text:p>
              </table:table-cell>
              <table:table-cell office:value-type="float" office:value="1.40551181102362">
                <text:p>1.40551181102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2925563101417">
                <text:p>1.12925563101417</text:p>
              </table:table-cell>
              <table:table-cell office:value-type="float" office:value="1.46377952755905">
                <text:p>1.46377952755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4346456499176">
                <text:p>1.14346456499176</text:p>
              </table:table-cell>
              <table:table-cell office:value-type="float" office:value="1.52204724409449">
                <text:p>1.522047244094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5697439325758">
                <text:p>1.15697439325758</text:p>
              </table:table-cell>
              <table:table-cell office:value-type="float" office:value="1.58031496062992">
                <text:p>1.580314960629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7001657328168">
                <text:p>1.17001657328168</text:p>
              </table:table-cell>
              <table:table-cell office:value-type="float" office:value="1.63858267716535">
                <text:p>1.638582677165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8279426479029">
                <text:p>1.18279426479029</text:p>
              </table:table-cell>
              <table:table-cell office:value-type="float" office:value="1.69685039370079">
                <text:p>1.69685039370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9548540723811">
                <text:p>1.19548540723811</text:p>
              </table:table-cell>
              <table:table-cell office:value-type="float" office:value="1.75511811023622">
                <text:p>1.755118110236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0824549229241">
                <text:p>1.20824549229241</text:p>
              </table:table-cell>
              <table:table-cell office:value-type="float" office:value="1.80889661817487">
                <text:p>1.80889661817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2120280180515">
                <text:p>1.22120280180515</text:p>
              </table:table-cell>
              <table:table-cell office:value-type="float" office:value="1.85368772290886">
                <text:p>1.853687722908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3444648743216">
                <text:p>1.23444648743216</text:p>
              </table:table-cell>
              <table:table-cell office:value-type="float" office:value="1.88993119771189">
                <text:p>1.88993119771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4802362060019">
                <text:p>1.24802362060019</text:p>
              </table:table-cell>
              <table:table-cell office:value-type="float" office:value="1.91851136508572">
                <text:p>1.91851136508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6194595357135">
                <text:p>1.26194595357135</text:p>
              </table:table-cell>
              <table:table-cell office:value-type="float" office:value="1.94025860662263">
                <text:p>1.94025860662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7619722603892">
                <text:p>1.27619722603892</text:p>
              </table:table-cell>
              <table:table-cell office:value-type="float" office:value="1.95592431525185">
                <text:p>1.95592431525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9073953803059">
                <text:p>1.29073953803059</text:p>
              </table:table-cell>
              <table:table-cell office:value-type="float" office:value="1.96618742970487">
                <text:p>1.96618742970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0551876488517">
                <text:p>1.30551876488517</text:p>
              </table:table-cell>
              <table:table-cell office:value-type="float" office:value="1.97166212292006">
                <text:p>1.97166212292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2046913270766">
                <text:p>1.32046913270766</text:p>
              </table:table-cell>
              <table:table-cell office:value-type="float" office:value="1.97290465869282">
                <text:p>1.97290465869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551706722823">
                <text:p>1.33551706722823</text:p>
              </table:table-cell>
              <table:table-cell office:value-type="float" office:value="1.97041938977054">
                <text:p>1.97041938977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5058441259723">
                <text:p>1.35058441259723</text:p>
              </table:table-cell>
              <table:table-cell office:value-type="float" office:value="1.96466399728592">
                <text:p>1.964663997285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6559110225508">
                <text:p>1.36559110225508</text:p>
              </table:table-cell>
              <table:table-cell office:value-type="float" office:value="1.95605407089759">
                <text:p>1.956054070897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8045735227127">
                <text:p>1.38045735227127</text:p>
              </table:table-cell>
              <table:table-cell office:value-type="float" office:value="1.94496711952665">
                <text:p>1.944967119526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9510543804417">
                <text:p>1.39510543804417</text:p>
              </table:table-cell>
              <table:table-cell office:value-type="float" office:value="1.93174609260981">
                <text:p>1.93174609260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0946110754864">
                <text:p>1.40946110754864</text:p>
              </table:table-cell>
              <table:table-cell office:value-type="float" office:value="1.91670248214903">
                <text:p>1.916702482149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2345467802738">
                <text:p>1.42345467802738</text:p>
              </table:table-cell>
              <table:table-cell office:value-type="float" office:value="1.90011906674458">
                <text:p>1.90011906674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3702185781896">
                <text:p>1.43702185781896</text:p>
              </table:table-cell>
              <table:table-cell office:value-type="float" office:value="1.8822523503845">
                <text:p>1.8822523503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5010433063933">
                <text:p>1.45010433063933</text:p>
              </table:table-cell>
              <table:table-cell office:value-type="float" office:value="1.86333474110632">
                <text:p>1.86333474110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6265013587516">
                <text:p>1.46265013587516</text:p>
              </table:table-cell>
              <table:table-cell office:value-type="float" office:value="1.84357650778494">
                <text:p>1.84357650778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7461387514743">
                <text:p>1.47461387514743</text:p>
              </table:table-cell>
              <table:table-cell office:value-type="float" office:value="1.82316754723887">
                <text:p>1.823167547238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8595677244329">
                <text:p>1.48595677244329</text:p>
              </table:table-cell>
              <table:table-cell office:value-type="float" office:value="1.80227898856299">
                <text:p>1.80227898856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9664661240927">
                <text:p>1.49664661240927</text:p>
              </table:table-cell>
              <table:table-cell office:value-type="float" office:value="1.78106465705003">
                <text:p>1.78106465705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0665757889164">
                <text:p>1.50665757889164</text:p>
              </table:table-cell>
              <table:table-cell office:value-type="float" office:value="1.75966241619918">
                <text:p>1.759662416199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1597001346337">
                <text:p>1.51597001346337</text:p>
              </table:table-cell>
              <table:table-cell office:value-type="float" office:value="1.73819540306551">
                <text:p>1.73819540306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2457011147116">
                <text:p>1.52457011147116</text:p>
              </table:table-cell>
              <table:table-cell office:value-type="float" office:value="1.7167731695102">
                <text:p>1.7167731695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3244957105932">
                <text:p>1.53244957105932</text:p>
              </table:table-cell>
              <table:table-cell office:value-type="float" office:value="1.69549273969979">
                <text:p>1.69549273969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3960520867725">
                <text:p>1.53960520867725</text:p>
              </table:table-cell>
              <table:table-cell office:value-type="float" office:value="1.67443959240544">
                <text:p>1.674439592405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4603855275388">
                <text:p>1.54603855275388</text:p>
              </table:table-cell>
              <table:table-cell office:value-type="float" office:value="1.65368857520761">
                <text:p>1.653688575207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5175542552915">
                <text:p>1.55175542552915</text:p>
              </table:table-cell>
              <table:table-cell office:value-type="float" office:value="1.63330475655805">
                <text:p>1.633304756558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567655214713">
                <text:p>1.5567655214713</text:p>
              </table:table-cell>
              <table:table-cell office:value-type="float" office:value="1.61334422073851">
                <text:p>1.61334422073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6108198928237">
                <text:p>1.56108198928237</text:p>
              </table:table-cell>
              <table:table-cell office:value-type="float" office:value="1.59385481003684">
                <text:p>1.593854810036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6472102320246">
                <text:p>1.56472102320246</text:p>
              </table:table-cell>
              <table:table-cell office:value-type="float" office:value="1.57487681789697">
                <text:p>1.574876817896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6770146816559">
                <text:p>1.56770146816559</text:p>
              </table:table-cell>
              <table:table-cell office:value-type="float" office:value="1.55644363635633">
                <text:p>1.556443636356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7004444233284">
                <text:p>1.57004444233284</text:p>
              </table:table-cell>
              <table:table-cell office:value-type="float" office:value="1.53858236073399">
                <text:p>1.53858236073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7177297962742">
                <text:p>1.57177297962742</text:p>
              </table:table-cell>
              <table:table-cell office:value-type="float" office:value="1.52131435425329">
                <text:p>1.521314354253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7291169411499">
                <text:p>1.57291169411499</text:p>
              </table:table-cell>
              <table:table-cell office:value-type="float" office:value="1.50465577505603">
                <text:p>1.504655775056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7348646740373">
                <text:p>1.57348646740373</text:p>
              </table:table-cell>
              <table:table-cell office:value-type="float" office:value="1.48861806787653">
                <text:p>1.488618067876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7352415967392">
                <text:p>1.57352415967392</text:p>
              </table:table-cell>
              <table:table-cell office:value-type="float" office:value="1.47320842248364">
                <text:p>1.47320842248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7305234447724">
                <text:p>1.57305234447724</text:p>
              </table:table-cell>
              <table:table-cell office:value-type="float" office:value="1.45843020085814">
                <text:p>1.458430200858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7209906706245">
                <text:p>1.57209906706245</text:p>
              </table:table-cell>
              <table:table-cell office:value-type="float" office:value="1.44428333494713">
                <text:p>1.44428333494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7069262567766">
                <text:p>1.57069262567766</text:p>
              </table:table-cell>
              <table:table-cell office:value-type="float" office:value="1.43076469672165">
                <text:p>1.430764696721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6886137506027">
                <text:p>1.56886137506027</text:p>
              </table:table-cell>
              <table:table-cell office:value-type="float" office:value="1.41786844215622">
                <text:p>1.41786844215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6663355114613">
                <text:p>1.56663355114613</text:p>
              </table:table-cell>
              <table:table-cell office:value-type="float" office:value="1.4055863306486">
                <text:p>1.40558633064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6403711589989">
                <text:p>1.56403711589989</text:p>
              </table:table-cell>
              <table:table-cell office:value-type="float" office:value="1.39390802130286">
                <text:p>1.393908021302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6109962108334">
                <text:p>1.56109962108334</text:p>
              </table:table-cell>
              <table:table-cell office:value-type="float" office:value="1.38282134740931">
                <text:p>1.382821347409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5784808972776">
                <text:p>1.55784808972776</text:p>
              </table:table-cell>
              <table:table-cell office:value-type="float" office:value="1.37231257037077">
                <text:p>1.372312570370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5430891405695">
                <text:p>1.55430891405695</text:p>
              </table:table-cell>
              <table:table-cell office:value-type="float" office:value="1.36236661424555">
                <text:p>1.362366614245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505077686107">
                <text:p>1.5505077686107</text:p>
              </table:table-cell>
              <table:table-cell office:value-type="float" office:value="1.35296728200438">
                <text:p>1.352967282004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4646953734165">
                <text:p>1.54646953734165</text:p>
              </table:table-cell>
              <table:table-cell office:value-type="float" office:value="1.34409745453082">
                <text:p>1.34409745453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4221825349575">
                <text:p>1.54221825349575</text:p>
              </table:table-cell>
              <table:table-cell office:value-type="float" office:value="1.33573927333229">
                <text:p>1.335739273332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3777705113451">
                <text:p>1.53777705113451</text:p>
              </table:table-cell>
              <table:table-cell office:value-type="float" office:value="1.32787430787255">
                <text:p>1.32787430787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3316812721331">
                <text:p>1.53316812721331</text:p>
              </table:table-cell>
              <table:table-cell office:value-type="float" office:value="1.32048370838503">
                <text:p>1.320483708385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2841271319072">
                <text:p>1.52841271319072</text:p>
              </table:table-cell>
              <table:table-cell office:value-type="float" office:value="1.31354834498039">
                <text:p>1.313548344980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2353105520753">
                <text:p>1.52353105520753</text:p>
              </table:table-cell>
              <table:table-cell office:value-type="float" office:value="1.30704893382018">
                <text:p>1.30704893382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1854240193859">
                <text:p>1.51854240193859</text:p>
              </table:table-cell>
              <table:table-cell office:value-type="float" office:value="1.30096615109133">
                <text:p>1.300966151091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1346499928522">
                <text:p>1.51346499928522</text:p>
              </table:table-cell>
              <table:table-cell office:value-type="float" office:value="1.29528073548336">
                <text:p>1.29528073548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0831609113868">
                <text:p>1.50831609113868</text:p>
              </table:table-cell>
              <table:table-cell office:value-type="float" office:value="1.28997357984005">
                <text:p>1.28997357984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0311192550568">
                <text:p>1.50311192550568</text:p>
              </table:table-cell>
              <table:table-cell office:value-type="float" office:value="1.28502581263064">
                <text:p>1.285025812630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9786776534526">
                <text:p>1.49786776534526</text:p>
              </table:table-cell>
              <table:table-cell office:value-type="float" office:value="1.28041886986128">
                <text:p>1.28041886986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925979035205">
                <text:p>1.4925979035205</text:p>
              </table:table-cell>
              <table:table-cell office:value-type="float" office:value="1.27613455802506">
                <text:p>1.276134558025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8731568132053">
                <text:p>1.48731568132053</text:p>
              </table:table-cell>
              <table:table-cell office:value-type="float" office:value="1.27215510866787">
                <text:p>1.27215510866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8203351005552">
                <text:p>1.48203351005552</text:p>
              </table:table-cell>
              <table:table-cell office:value-type="float" office:value="1.26846322512825">
                <text:p>1.268463225128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7676289527245">
                <text:p>1.47676289527245</text:p>
              </table:table-cell>
              <table:table-cell office:value-type="float" office:value="1.26504212198986">
                <text:p>1.26504212198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7151446317989">
                <text:p>1.47151446317989</text:p>
              </table:table-cell>
              <table:table-cell office:value-type="float" office:value="1.26187555776786">
                <text:p>1.261875557767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629798890831">
                <text:p>1.46629798890831</text:p>
              </table:table-cell>
              <table:table-cell office:value-type="float" office:value="1.25894786133172">
                <text:p>1.258947861331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6112242626691">
                <text:p>1.46112242626691</text:p>
              </table:table-cell>
              <table:table-cell office:value-type="float" office:value="1.25624395254992">
                <text:p>1.256243952549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5599593869004">
                <text:p>1.45599593869004</text:p>
              </table:table-cell>
              <table:table-cell office:value-type="float" office:value="1.2537493576239">
                <text:p>1.25374935762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5092593109521">
                <text:p>1.45092593109521</text:p>
              </table:table-cell>
              <table:table-cell office:value-type="float" office:value="1.25145021956067">
                <text:p>1.25145021956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459190824018">
                <text:p>1.4459190824018</text:p>
              </table:table-cell>
              <table:table-cell office:value-type="float" office:value="1.24933330421572">
                <text:p>1.249333304215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4098137848389">
                <text:p>1.44098137848389</text:p>
              </table:table-cell>
              <table:table-cell office:value-type="float" office:value="1.24738600231923">
                <text:p>1.247386002319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3611814535309">
                <text:p>1.43611814535309</text:p>
              </table:table-cell>
              <table:table-cell office:value-type="float" office:value="1.24559632788036">
                <text:p>1.245596327880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3133408238796">
                <text:p>1.43133408238796</text:p>
              </table:table-cell>
              <table:table-cell office:value-type="float" office:value="1.24395291334563">
                <text:p>1.243952913345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2663329544569">
                <text:p>1.42663329544569</text:p>
              </table:table-cell>
              <table:table-cell office:value-type="float" office:value="1.24244500186833">
                <text:p>1.242445001868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2201932970876">
                <text:p>1.42201932970876</text:p>
              </table:table-cell>
              <table:table-cell office:value-type="float" office:value="1.24106243702736">
                <text:p>1.241062437027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1749520213581">
                <text:p>1.41749520213581</text:p>
              </table:table-cell>
              <table:table-cell office:value-type="float" office:value="1.23979565031449">
                <text:p>1.239795650314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1306343340065">
                <text:p>1.41306343340065</text:p>
              </table:table-cell>
              <table:table-cell office:value-type="float" office:value="1.23863564669033">
                <text:p>1.23863564669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0872607921673">
                <text:p>1.40872607921673</text:p>
              </table:table-cell>
              <table:table-cell office:value-type="float" office:value="1.23757398849048">
                <text:p>1.237573988490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0448476095771">
                <text:p>1.40448476095771</text:p>
              </table:table-cell>
              <table:table-cell office:value-type="float" office:value="1.23660277794441">
                <text:p>1.236602777944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40034069549589">
                <text:p>1.40034069549589</text:p>
              </table:table-cell>
              <table:table-cell office:value-type="float" office:value="1.23571463855165">
                <text:p>1.235714638551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962947241917">
                <text:p>1.3962947241917</text:p>
              </table:table-cell>
              <table:table-cell office:value-type="float" office:value="1.23490269554148">
                <text:p>1.234902695541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9234734097708">
                <text:p>1.39234734097708</text:p>
              </table:table-cell>
              <table:table-cell office:value-type="float" office:value="1.23416055562503">
                <text:p>1.234160555625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8849871948547">
                <text:p>1.38849871948547</text:p>
              </table:table-cell>
              <table:table-cell office:value-type="float" office:value="1.2334822862312">
                <text:p>1.23348228623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8474873918937">
                <text:p>1.38474873918937</text:p>
              </table:table-cell>
              <table:table-cell office:value-type="float" office:value="1.23286239440161">
                <text:p>1.232862394401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8109701051482">
                <text:p>1.38109701051482</text:p>
              </table:table-cell>
              <table:table-cell office:value-type="float" office:value="1.23229580550357">
                <text:p>1.232295805503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775428989095">
                <text:p>1.3775428989095</text:p>
              </table:table-cell>
              <table:table-cell office:value-type="float" office:value="1.23177784190461">
                <text:p>1.231777841904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7408554784795">
                <text:p>1.37408554784795</text:p>
              </table:table-cell>
              <table:table-cell office:value-type="float" office:value="1.23130420173778">
                <text:p>1.231304201737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7072390076399">
                <text:p>1.37072390076399</text:p>
              </table:table-cell>
              <table:table-cell office:value-type="float" office:value="1.2308709378724">
                <text:p>1.23087093787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674567219061">
                <text:p>1.3674567219061</text:p>
              </table:table-cell>
              <table:table-cell office:value-type="float" office:value="1.23047443719227">
                <text:p>1.230474437192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6428261611679">
                <text:p>1.36428261611679</text:p>
              </table:table-cell>
              <table:table-cell office:value-type="float" office:value="1.23011140027015">
                <text:p>1.23011140027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6120004754221">
                <text:p>1.36120004754221</text:p>
              </table:table-cell>
              <table:table-cell office:value-type="float" office:value="1.22977882151615">
                <text:p>1.229778821516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5820735728227">
                <text:p>1.35820735728227</text:p>
              </table:table-cell>
              <table:table-cell office:value-type="float" office:value="1.22947396986603">
                <text:p>1.229473969866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5530277999577">
                <text:p>1.35530277999577</text:p>
              </table:table-cell>
              <table:table-cell office:value-type="float" office:value="1.22919437006561">
                <text:p>1.229194370065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524844594788">
                <text:p>1.3524844594788</text:p>
              </table:table-cell>
              <table:table-cell office:value-type="float" office:value="1.22893778459741">
                <text:p>1.22893778459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4975046323734">
                <text:p>1.34975046323734</text:p>
              </table:table-cell>
              <table:table-cell office:value-type="float" office:value="1.22870219628719">
                <text:p>1.228702196287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4709879607842">
                <text:p>1.34709879607842</text:p>
              </table:table-cell>
              <table:table-cell office:value-type="float" office:value="1.22848579161955">
                <text:p>1.228485791619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4452741274632">
                <text:p>1.34452741274632</text:p>
              </table:table-cell>
              <table:table-cell office:value-type="float" office:value="1.22828694478452">
                <text:p>1.228286944784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4203422963248">
                <text:p>1.34203422963248</text:p>
              </table:table-cell>
              <table:table-cell office:value-type="float" office:value="1.22810420247008">
                <text:p>1.22810420247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3961713558963">
                <text:p>1.33961713558963</text:p>
              </table:table-cell>
              <table:table-cell office:value-type="float" office:value="1.22793626940934">
                <text:p>1.22793626940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3727400188218">
                <text:p>1.33727400188218</text:p>
              </table:table-cell>
              <table:table-cell office:value-type="float" office:value="1.22778199468578">
                <text:p>1.227781994685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3500269130616">
                <text:p>1.33500269130616</text:p>
              </table:table-cell>
              <table:table-cell office:value-type="float" office:value="1.22764035879446">
                <text:p>1.22764035879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3280106651274">
                <text:p>1.33280106651274</text:p>
              </table:table-cell>
              <table:table-cell office:value-type="float" office:value="1.22751046145326">
                <text:p>1.227510461453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3066699757046">
                <text:p>1.33066699757046</text:p>
              </table:table-cell>
              <table:table-cell office:value-type="float" office:value="1.22739151015373">
                <text:p>1.227391510153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859836880137">
                <text:p>1.32859836880137</text:p>
              </table:table-cell>
              <table:table-cell office:value-type="float" office:value="1.22728280943797">
                <text:p>1.227282809437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2659308492679">
                <text:p>1.32659308492679</text:p>
              </table:table-cell>
              <table:table-cell office:value-type="float" office:value="1.227183750885">
                <text:p>1.2271837508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2464907655838">
                <text:p>1.32464907655838</text:p>
              </table:table-cell>
              <table:table-cell office:value-type="float" office:value="1.22709380378736">
                <text:p>1.227093803787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2276430507009">
                <text:p>1.32276430507009</text:p>
              </table:table-cell>
              <table:table-cell office:value-type="float" office:value="1.22701250649662">
                <text:p>1.227012506496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2093676688634">
                <text:p>1.32093676688634</text:p>
              </table:table-cell>
              <table:table-cell office:value-type="float" office:value="1.22693945841467">
                <text:p>1.226939458414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1916449722111">
                <text:p>1.31916449722111</text:p>
              </table:table-cell>
              <table:table-cell office:value-type="float" office:value="1.22687431260631">
                <text:p>1.226874312606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1744557330247">
                <text:p>1.31744557330247</text:p>
              </table:table-cell>
              <table:table-cell office:value-type="float" office:value="1.22681676900733">
                <text:p>1.226816769007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1577811711595">
                <text:p>1.31577811711595</text:p>
              </table:table-cell>
              <table:table-cell office:value-type="float" office:value="1.22676656820155">
                <text:p>1.226766568201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1416029769959">
                <text:p>1.31416029769959</text:p>
              </table:table-cell>
              <table:table-cell office:value-type="float" office:value="1.22672348573981">
                <text:p>1.226723485739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1259033302268">
                <text:p>1.31259033302268</text:p>
              </table:table-cell>
              <table:table-cell office:value-type="float" office:value="1.22668732697331">
                <text:p>1.226687326973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1106649147897">
                <text:p>1.31106649147897</text:p>
              </table:table-cell>
              <table:table-cell office:value-type="float" office:value="1.22665792237368">
                <text:p>1.226657922373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0958709302437">
                <text:p>1.30958709302437</text:p>
              </table:table-cell>
              <table:table-cell office:value-type="float" office:value="1.22663512331232">
                <text:p>1.226635123312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0815050998797">
                <text:p>1.30815050998797</text:p>
              </table:table-cell>
              <table:table-cell office:value-type="float" office:value="1.2266187982716">
                <text:p>1.22661879827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0675516758392">
                <text:p>1.30675516758392</text:p>
              </table:table-cell>
              <table:table-cell office:value-type="float" office:value="1.22660882946093">
                <text:p>1.226608829460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0539954415082">
                <text:p>1.30539954415082</text:p>
              </table:table-cell>
              <table:table-cell office:value-type="float" office:value="1.22660510981124">
                <text:p>1.22660510981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0408217114397">
                <text:p>1.30408217114397</text:p>
              </table:table-cell>
              <table:table-cell office:value-type="float" office:value="1.22660754032207">
                <text:p>1.226607540322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0280163290436">
                <text:p>1.30280163290436</text:p>
              </table:table-cell>
              <table:table-cell office:value-type="float" office:value="1.22661602773597">
                <text:p>1.226616027735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0155656622751">
                <text:p>1.30155656622751</text:p>
              </table:table-cell>
              <table:table-cell office:value-type="float" office:value="1.22663048251601">
                <text:p>1.22663048251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0034565975378">
                <text:p>1.30034565975378</text:p>
              </table:table-cell>
              <table:table-cell office:value-type="float" office:value="1.22665081710273">
                <text:p>1.226650817102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9916765320044">
                <text:p>1.29916765320044</text:p>
              </table:table-cell>
              <table:table-cell office:value-type="float" office:value="1.22667694442801">
                <text:p>1.226676944428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9802133645497">
                <text:p>1.29802133645497</text:p>
              </table:table-cell>
              <table:table-cell office:value-type="float" office:value="1.22670877666419">
                <text:p>1.226708776664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969055485474">
                <text:p>1.2969055485474</text:p>
              </table:table-cell>
              <table:table-cell office:value-type="float" office:value="1.22674622418766">
                <text:p>1.226746224187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9581917651883">
                <text:p>1.29581917651883</text:p>
              </table:table-cell>
              <table:table-cell office:value-type="float" office:value="1.22678919473746">
                <text:p>1.226789194737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9476115420158">
                <text:p>1.29476115420158</text:p>
              </table:table-cell>
              <table:table-cell office:value-type="float" office:value="1.22683759274998">
                <text:p>1.22683759274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9373046092587">
                <text:p>1.29373046092587</text:p>
              </table:table-cell>
              <table:table-cell office:value-type="float" office:value="1.22689131885227">
                <text:p>1.226891318852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9272612016638">
                <text:p>1.29272612016638</text:p>
              </table:table-cell>
              <table:table-cell office:value-type="float" office:value="1.2269502694973">
                <text:p>1.22695026949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9174719814127">
                <text:p>1.29174719814127</text:p>
              </table:table-cell>
              <table:table-cell office:value-type="float" office:value="1.22701433672555">
                <text:p>1.227014336725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9079280237521">
                <text:p>1.29079280237521</text:p>
              </table:table-cell>
              <table:table-cell office:value-type="float" office:value="1.22708340803829">
                <text:p>1.227083408038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8986208023678">
                <text:p>1.28986208023678</text:p>
              </table:table-cell>
              <table:table-cell office:value-type="float" office:value="1.22715736636896">
                <text:p>1.227157366368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8895421746002">
                <text:p>1.28895421746002</text:p>
              </table:table-cell>
              <table:table-cell office:value-type="float" office:value="1.22723609013992">
                <text:p>1.227236090139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880684366587">
                <text:p>1.2880684366587</text:p>
              </table:table-cell>
              <table:table-cell office:value-type="float" office:value="1.22731945339281">
                <text:p>1.22731945339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8720399584129">
                <text:p>1.28720399584129</text:p>
              </table:table-cell>
              <table:table-cell office:value-type="float" office:value="1.22740732598165">
                <text:p>1.227407325981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8636018693357">
                <text:p>1.28636018693357</text:p>
              </table:table-cell>
              <table:table-cell office:value-type="float" office:value="1.22749957381873">
                <text:p>1.227499573818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8553633431532">
                <text:p>1.28553633431532</text:p>
              </table:table-cell>
              <table:table-cell office:value-type="float" office:value="1.22759605916408">
                <text:p>1.227596059164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8473179337662">
                <text:p>1.28473179337662</text:p>
              </table:table-cell>
              <table:table-cell office:value-type="float" office:value="1.22769664095015">
                <text:p>1.227696640950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8394594909858">
                <text:p>1.28394594909858</text:p>
              </table:table-cell>
              <table:table-cell office:value-type="float" office:value="1.2278011751341">
                <text:p>1.22780117513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8317821466304">
                <text:p>1.28317821466304</text:p>
              </table:table-cell>
              <table:table-cell office:value-type="float" office:value="1.22790951507085">
                <text:p>1.227909515070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8242803009464">
                <text:p>1.28242803009464</text:p>
              </table:table-cell>
              <table:table-cell office:value-type="float" office:value="1.22802151190059">
                <text:p>1.22802151190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8169486093864">
                <text:p>1.28169486093864</text:p>
              </table:table-cell>
              <table:table-cell office:value-type="float" office:value="1.22813701494534">
                <text:p>1.228137014945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8097819697702">
                <text:p>1.28097819697702</text:p>
              </table:table-cell>
              <table:table-cell office:value-type="float" office:value="1.22825587210946">
                <text:p>1.228255872109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8027755098505">
                <text:p>1.28027755098505</text:p>
              </table:table-cell>
              <table:table-cell office:value-type="float" office:value="1.22837793027989">
                <text:p>1.228377930279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7959245753001">
                <text:p>1.27959245753001</text:p>
              </table:table-cell>
              <table:table-cell office:value-type="float" office:value="1.22850303572212">
                <text:p>1.228503035722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7892247181352">
                <text:p>1.27892247181352</text:p>
              </table:table-cell>
              <table:table-cell office:value-type="float" office:value="1.22863103446869">
                <text:p>1.228631034468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7826716855829">
                <text:p>1.27826716855829</text:p>
              </table:table-cell>
              <table:table-cell office:value-type="float" office:value="1.22876177269727">
                <text:p>1.228761772697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7762614094">
                <text:p>1.27762614094</text:p>
              </table:table-cell>
              <table:table-cell office:value-type="float" office:value="1.22889509709589">
                <text:p>1.228895097095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769989995647">
                <text:p>1.2769989995647</text:p>
              </table:table-cell>
              <table:table-cell office:value-type="float" office:value="1.22903085521323">
                <text:p>1.22903085521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7638537149159">
                <text:p>1.27638537149159</text:p>
              </table:table-cell>
              <table:table-cell office:value-type="float" office:value="1.22916889579239">
                <text:p>1.229168895792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7578489930122">
                <text:p>1.27578489930122</text:p>
              </table:table-cell>
              <table:table-cell office:value-type="float" office:value="1.22930906908662">
                <text:p>1.229309069086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7519724020855">
                <text:p>1.27519724020855</text:p>
              </table:table-cell>
              <table:table-cell office:value-type="float" office:value="1.22945122715611">
                <text:p>1.229451227156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746220652203">
                <text:p>1.2746220652203</text:p>
              </table:table-cell>
              <table:table-cell office:value-type="float" office:value="1.22959522414494">
                <text:p>1.229595224144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7405905833588">
                <text:p>1.27405905833588</text:p>
              </table:table-cell>
              <table:table-cell office:value-type="float" office:value="1.22974091653776">
                <text:p>1.229740916537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7350791579091">
                <text:p>1.27350791579091</text:p>
              </table:table-cell>
              <table:table-cell office:value-type="float" office:value="1.22988816339577">
                <text:p>1.229888163395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7296834534226">
                <text:p>1.27296834534226</text:p>
              </table:table-cell>
              <table:table-cell office:value-type="float" office:value="1.23003682657209">
                <text:p>1.230036826572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7244006559364">
                <text:p>1.27244006559364</text:p>
              </table:table-cell>
              <table:table-cell office:value-type="float" office:value="1.23018677090631">
                <text:p>1.230186770906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7192280536021">
                <text:p>1.27192280536021</text:p>
              </table:table-cell>
              <table:table-cell office:value-type="float" office:value="1.23033786439869">
                <text:p>1.230337864398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7141630307116">
                <text:p>1.27141630307116</text:p>
              </table:table-cell>
              <table:table-cell office:value-type="float" office:value="1.23048997836424">
                <text:p>1.230489978364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709203062087">
                <text:p>1.2709203062087</text:p>
              </table:table-cell>
              <table:table-cell office:value-type="float" office:value="1.23064298756718">
                <text:p>1.230642987567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7043457078217">
                <text:p>1.27043457078217</text:p>
              </table:table-cell>
              <table:table-cell office:value-type="float" office:value="1.2307967703364">
                <text:p>1.23079677033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699588608357">
                <text:p>1.2699588608357</text:p>
              </table:table-cell>
              <table:table-cell office:value-type="float" office:value="1.23095120866247">
                <text:p>1.230951208662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6949294798802">
                <text:p>1.26949294798802</text:p>
              </table:table-cell>
              <table:table-cell office:value-type="float" office:value="1.23110618827706">
                <text:p>1.231106188277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6903661100296">
                <text:p>1.26903661100296</text:p>
              </table:table-cell>
              <table:table-cell office:value-type="float" office:value="1.23126159871549">
                <text:p>1.231261598715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6858963538906">
                <text:p>1.26858963538906</text:p>
              </table:table-cell>
              <table:table-cell office:value-type="float" office:value="1.2314173333632">
                <text:p>1.23141733336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6815181302689">
                <text:p>1.26815181302689</text:p>
              </table:table-cell>
              <table:table-cell office:value-type="float" office:value="1.23157328948714">
                <text:p>1.231573289487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6772294182257">
                <text:p>1.26772294182257</text:p>
              </table:table-cell>
              <table:table-cell office:value-type="float" office:value="1.23172936825282">
                <text:p>1.231729368252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6730282538613">
                <text:p>1.26730282538613</text:p>
              </table:table-cell>
              <table:table-cell office:value-type="float" office:value="1.23188547472796">
                <text:p>1.231885474727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6689127273316">
                <text:p>1.26689127273316</text:p>
              </table:table-cell>
              <table:table-cell office:value-type="float" office:value="1.23204151787377">
                <text:p>1.232041517873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664880980085">
                <text:p>1.2664880980085</text:p>
              </table:table-cell>
              <table:table-cell office:value-type="float" office:value="1.23219741052457">
                <text:p>1.232197410524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609312023056">
                <text:p>1.26609312023056</text:p>
              </table:table-cell>
              <table:table-cell office:value-type="float" office:value="1.23235306935682">
                <text:p>1.232353069356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570616305495">
                <text:p>1.26570616305495</text:p>
              </table:table-cell>
              <table:table-cell office:value-type="float" office:value="1.23250841484834">
                <text:p>1.232508414848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653270545562">
                <text:p>1.2653270545562</text:p>
              </table:table-cell>
              <table:table-cell office:value-type="float" office:value="1.23266337122863">
                <text:p>1.232663371228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6495562702632">
                <text:p>1.26495562702632</text:p>
              </table:table-cell>
              <table:table-cell office:value-type="float" office:value="1.23281786642114">
                <text:p>1.232817866421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6459171678908">
                <text:p>1.26459171678908</text:p>
              </table:table-cell>
              <table:table-cell office:value-type="float" office:value="1.23297183197835">
                <text:p>1.232971831978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642351640288">
                <text:p>1.2642351640288</text:p>
              </table:table-cell>
              <table:table-cell office:value-type="float" office:value="1.23312520301032">
                <text:p>1.233125203010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6388581263267">
                <text:p>1.26388581263267</text:p>
              </table:table-cell>
              <table:table-cell office:value-type="float" office:value="1.23327791810762">
                <text:p>1.233277918107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6354351004551">
                <text:p>1.26354351004551</text:p>
              </table:table-cell>
              <table:table-cell office:value-type="float" office:value="1.2334299192593">
                <text:p>1.23342991925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6320810713605">
                <text:p>1.26320810713605</text:p>
              </table:table-cell>
              <table:table-cell office:value-type="float" office:value="1.23358115176663">
                <text:p>1.233581151766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628794580738">
                <text:p>1.2628794580738</text:p>
              </table:table-cell>
              <table:table-cell office:value-type="float" office:value="1.23373156415315">
                <text:p>1.233731564153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6255742021558">
                <text:p>1.26255742021558</text:p>
              </table:table-cell>
              <table:table-cell office:value-type="float" office:value="1.23388110807185">
                <text:p>1.233881108071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6224185400098">
                <text:p>1.26224185400098</text:p>
              </table:table-cell>
              <table:table-cell office:value-type="float" office:value="1.2340297382099">
                <text:p>1.23402973820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6193262285597">
                <text:p>1.26193262285597</text:p>
              </table:table-cell>
              <table:table-cell office:value-type="float" office:value="1.23417741219155">
                <text:p>1.234177412191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6162959310378">
                <text:p>1.26162959310378</text:p>
              </table:table-cell>
              <table:table-cell office:value-type="float" office:value="1.23432409047968">
                <text:p>1.234324090479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6133263388267">
                <text:p>1.26133263388267</text:p>
              </table:table-cell>
              <table:table-cell office:value-type="float" office:value="1.23446973627653">
                <text:p>1.234469736276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610416170696">
                <text:p>1.2610416170696</text:p>
              </table:table-cell>
              <table:table-cell office:value-type="float" office:value="1.23461431542398">
                <text:p>1.23461431542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6075641720955">
                <text:p>1.26075641720955</text:p>
              </table:table-cell>
              <table:table-cell office:value-type="float" office:value="1.23475779630381">
                <text:p>1.234757796303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6047691144972">
                <text:p>1.26047691144972</text:p>
              </table:table-cell>
              <table:table-cell office:value-type="float" office:value="1.23490014973833">
                <text:p>1.234900149738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26020297947813">
                <text:p>1.26020297947813</text:p>
              </table:table-cell>
              <table:table-cell office:value-type="float" office:value="1.23504134889172">
                <text:p>1.235041348891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5993450346631">
                <text:p>1.25993450346631</text:p>
              </table:table-cell>
              <table:table-cell office:value-type="float" office:value="1.23518136917232">
                <text:p>1.235181369172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5967136801543">
                <text:p>1.25967136801543</text:p>
              </table:table-cell>
              <table:table-cell office:value-type="float" office:value="1.23532018813622">
                <text:p>1.235320188136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5941346010562">
                <text:p>1.25941346010562</text:p>
              </table:table-cell>
              <table:table-cell office:value-type="float" office:value="1.23545778539235">
                <text:p>1.235457785392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25916066904812">
                <text:p>1.25916066904812</text:p>
              </table:table-cell>
              <table:table-cell office:value-type="float" office:value="1.23559414250933">
                <text:p>1.235594142509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5891288643983">
                <text:p>1.25891288643983</text:p>
              </table:table-cell>
              <table:table-cell office:value-type="float" office:value="1.23572924292419">
                <text:p>1.235729242924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5867000612008">
                <text:p>1.25867000612008</text:p>
              </table:table-cell>
              <table:table-cell office:value-type="float" office:value="1.23586307185324">
                <text:p>1.235863071853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25843192412924">
                <text:p>1.25843192412924</text:p>
              </table:table-cell>
              <table:table-cell office:value-type="float" office:value="1.23599561620509">
                <text:p>1.235995616205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25819853866902">
                <text:p>1.25819853866902</text:p>
              </table:table-cell>
              <table:table-cell office:value-type="float" office:value="1.23612686449611">
                <text:p>1.236126864496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5796975006419">
                <text:p>1.25796975006419</text:p>
              </table:table-cell>
              <table:table-cell office:value-type="float" office:value="1.23625680676823">
                <text:p>1.236256806768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5774546072555">
                <text:p>1.25774546072555</text:p>
              </table:table-cell>
              <table:table-cell office:value-type="float" office:value="1.23638543450936">
                <text:p>1.236385434509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5752557511394">
                <text:p>1.25752557511394</text:p>
              </table:table-cell>
              <table:table-cell office:value-type="float" office:value="1.23651274057634">
                <text:p>1.236512740576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5730999970513">
                <text:p>1.25730999970513</text:p>
              </table:table-cell>
              <table:table-cell office:value-type="float" office:value="1.23663871912052">
                <text:p>1.236638719120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5709864295561">
                <text:p>1.25709864295561</text:p>
              </table:table-cell>
              <table:table-cell office:value-type="float" office:value="1.23676336551601">
                <text:p>1.236763365516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5689141526885">
                <text:p>1.25689141526885</text:p>
              </table:table-cell>
              <table:table-cell office:value-type="float" office:value="1.23688667629061">
                <text:p>1.236886676290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25668822896229">
                <text:p>1.25668822896229</text:p>
              </table:table-cell>
              <table:table-cell office:value-type="float" office:value="1.23700864905939">
                <text:p>1.237008649059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5648899823466">
                <text:p>1.25648899823466</text:p>
              </table:table-cell>
              <table:table-cell office:value-type="float" office:value="1.23712928246096">
                <text:p>1.237129282460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25629363913381">
                <text:p>1.25629363913381</text:p>
              </table:table-cell>
              <table:table-cell office:value-type="float" office:value="1.23724857609636">
                <text:p>1.237248576096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25610206952476">
                <text:p>1.25610206952476</text:p>
              </table:table-cell>
              <table:table-cell office:value-type="float" office:value="1.23736653047057">
                <text:p>1.237366530470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5366665963763">
                <text:p>1.25366665963763</text:p>
              </table:table-cell>
              <table:table-cell office:value-type="float" office:value="1.23531553808716">
                <text:p>1.235315538087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8045995560406">
                <text:p>1.28045995560406</text:p>
              </table:table-cell>
              <table:table-cell office:value-type="float" office:value="1.19424269335436">
                <text:p>1.194242693354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387276721395">
                <text:p>1.3387276721395</text:p>
              </table:table-cell>
              <table:table-cell office:value-type="float" office:value="1.11695731261887">
                <text:p>1.116957312618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9699538867493">
                <text:p>1.39699538867493</text:p>
              </table:table-cell>
              <table:table-cell office:value-type="float" office:value="1.0432106175304">
                <text:p>1.04321061753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5526310521036">
                <text:p>1.45526310521036</text:p>
              </table:table-cell>
              <table:table-cell office:value-type="float" office:value="0.975110788690406">
                <text:p>0.9751107886904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135308217458">
                <text:p>1.5135308217458</text:p>
              </table:table-cell>
              <table:table-cell office:value-type="float" office:value="0.912226061051794">
                <text:p>0.9122260610517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7179853828123">
                <text:p>1.57179853828123</text:p>
              </table:table-cell>
              <table:table-cell office:value-type="float" office:value="0.854009621946195">
                <text:p>0.8540096219461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3006625481666">
                <text:p>1.63006625481666</text:p>
              </table:table-cell>
              <table:table-cell office:value-type="float" office:value="0.799962837630652">
                <text:p>0.7999628376306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883339713521">
                <text:p>1.6883339713521</text:p>
              </table:table-cell>
              <table:table-cell office:value-type="float" office:value="0.749642173439191">
                <text:p>0.7496421734391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4660168788753">
                <text:p>1.74660168788753</text:p>
              </table:table-cell>
              <table:table-cell office:value-type="float" office:value="0.702655621348769">
                <text:p>0.7026556213487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80486940442296">
                <text:p>1.80486940442296</text:p>
              </table:table-cell>
              <table:table-cell office:value-type="float" office:value="0.658658801800751">
                <text:p>0.6586588018007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8631371209584">
                <text:p>1.8631371209584</text:p>
              </table:table-cell>
              <table:table-cell office:value-type="float" office:value="0.617351509461701">
                <text:p>0.6173515094617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2140483749383">
                <text:p>1.92140483749383</text:p>
              </table:table-cell>
              <table:table-cell office:value-type="float" office:value="0.57847481929754">
                <text:p>0.578474819297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7967255402926">
                <text:p>1.97967255402926</text:p>
              </table:table-cell>
              <table:table-cell office:value-type="float" office:value="0.541808824607893">
                <text:p>0.5418088246078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03794027056469">
                <text:p>2.03794027056469</text:p>
              </table:table-cell>
              <table:table-cell office:value-type="float" office:value="0.507171076859438">
                <text:p>0.5071710768594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09620798710013">
                <text:p>2.09620798710013</text:p>
              </table:table-cell>
              <table:table-cell office:value-type="float" office:value="0.474415795167503">
                <text:p>0.4744157951675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15447570363556">
                <text:p>2.15447570363556</text:p>
              </table:table-cell>
              <table:table-cell office:value-type="float" office:value="0.443433901903608">
                <text:p>0.443433901903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21274342017099">
                <text:p>2.21274342017099</text:p>
              </table:table-cell>
              <table:table-cell office:value-type="float" office:value="0.414153910032215">
                <text:p>0.4141539100322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27101113670643">
                <text:p>2.27101113670643</text:p>
              </table:table-cell>
              <table:table-cell office:value-type="float" office:value="0.386543623318435">
                <text:p>0.3865436233184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32927885324186">
                <text:p>2.32927885324186</text:p>
              </table:table-cell>
              <table:table-cell office:value-type="float" office:value="0.360612495176382">
                <text:p>0.3606124951763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38652305890762">
                <text:p>2.38652305890762</text:p>
              </table:table-cell>
              <table:table-cell office:value-type="float" office:value="0.336414309940178">
                <text:p>0.3364143099401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43685630059016">
                <text:p>2.43685630059016</text:p>
              </table:table-cell>
              <table:table-cell office:value-type="float" office:value="0.314049592061884">
                <text:p>0.3140495920618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47574398331135">
                <text:p>2.47574398331135</text:p>
              </table:table-cell>
              <table:table-cell office:value-type="float" office:value="0.293666023763668">
                <text:p>0.2936660237636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0412726225383">
                <text:p>2.50412726225383</text:p>
              </table:table-cell>
              <table:table-cell office:value-type="float" office:value="0.275453322448132">
                <text:p>0.2754533224481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2318139714079">
                <text:p>2.52318139714079</text:p>
              </table:table-cell>
              <table:table-cell office:value-type="float" office:value="0.25963136386382">
                <text:p>0.259631363863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53397020937828">
                <text:p>2.53397020937828</text:p>
              </table:table-cell>
              <table:table-cell office:value-type="float" office:value="0.24643387399364">
                <text:p>0.246433873993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53743771836126">
                <text:p>2.53743771836126</text:p>
              </table:table-cell>
              <table:table-cell office:value-type="float" office:value="0.236089985066269">
                <text:p>0.2360899850662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53442161417634">
                <text:p>2.53442161417634</text:p>
              </table:table-cell>
              <table:table-cell office:value-type="float" office:value="0.228805813403606">
                <text:p>0.2288058134036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52566687041043">
                <text:p>2.52566687041043</text:p>
              </table:table-cell>
              <table:table-cell office:value-type="float" office:value="0.224748411332689">
                <text:p>0.2247484113326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51183808141379">
                <text:p>2.51183808141379</text:p>
              </table:table-cell>
              <table:table-cell office:value-type="float" office:value="0.224033997127371">
                <text:p>0.2240339971273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49353048337551">
                <text:p>2.49353048337551</text:p>
              </table:table-cell>
              <table:table-cell office:value-type="float" office:value="0.226721390145292">
                <text:p>0.2267213901452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4712797003589">
                <text:p>2.4712797003589</text:p>
              </table:table-cell>
              <table:table-cell office:value-type="float" office:value="0.232810504855361">
                <text:p>0.2328105048553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44557026164054">
                <text:p>2.44557026164054</text:p>
              </table:table-cell>
              <table:table-cell office:value-type="float" office:value="0.242244973110354">
                <text:p>0.2422449731103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41684294511865">
                <text:p>2.41684294511865</text:p>
              </table:table-cell>
              <table:table-cell office:value-type="float" office:value="0.254917621966205">
                <text:p>0.2549176219662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38550101412204">
                <text:p>2.38550101412204</text:p>
              </table:table-cell>
              <table:table-cell office:value-type="float" office:value="0.270677568491508">
                <text:p>0.2706775684915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35191542810423">
                <text:p>2.35191542810423</text:p>
              </table:table-cell>
              <table:table-cell office:value-type="float" office:value="0.289337939457008">
                <text:p>0.289337939457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31642911893808">
                <text:p>2.31642911893808</text:p>
              </table:table-cell>
              <table:table-cell office:value-type="float" office:value="0.310683530424778">
                <text:p>0.3106835304247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7936043256689">
                <text:p>2.27936043256689</text:p>
              </table:table-cell>
              <table:table-cell office:value-type="float" office:value="0.33447799237135">
                <text:p>0.334477992371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2410058402253">
                <text:p>2.2410058402253</text:p>
              </table:table-cell>
              <table:table-cell office:value-type="float" office:value="0.360470338086645">
                <text:p>0.3604703380866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20164202442982">
                <text:p>2.20164202442982</text:p>
              </table:table-cell>
              <table:table-cell office:value-type="float" office:value="0.388400694237352">
                <text:p>0.3884006942373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16152744281543">
                <text:p>2.16152744281543</text:p>
              </table:table-cell>
              <table:table-cell office:value-type="float" office:value="0.418005302676257">
                <text:p>0.4180053026762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1209034681318">
                <text:p>2.1209034681318</text:p>
              </table:table-cell>
              <table:table-cell office:value-type="float" office:value="0.449020813818075">
                <text:p>0.4490208138180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0799951958187">
                <text:p>2.0799951958187</text:p>
              </table:table-cell>
              <table:table-cell office:value-type="float" office:value="0.481187930538253">
                <text:p>0.4811879305382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03901200207136">
                <text:p>2.03901200207136</text:p>
              </table:table-cell>
              <table:table-cell office:value-type="float" office:value="0.514254463759931">
                <text:p>0.5142544637599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9814792568878">
                <text:p>1.99814792568878</text:p>
              </table:table-cell>
              <table:table-cell office:value-type="float" office:value="0.547977857537843">
                <text:p>0.5479778575378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5758193675358">
                <text:p>1.95758193675358</text:p>
              </table:table-cell>
              <table:table-cell office:value-type="float" office:value="0.582127236020593">
                <text:p>0.5821272360205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91747814476295">
                <text:p>1.91747814476295</text:p>
              </table:table-cell>
              <table:table-cell office:value-type="float" office:value="0.616485019242863">
                <text:p>0.6164850192428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7798598860821">
                <text:p>1.87798598860821</text:p>
              </table:table-cell>
              <table:table-cell office:value-type="float" office:value="0.650848150147898">
                <text:p>0.6508481501478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83924044111363">
                <text:p>1.83924044111363</text:p>
              </table:table-cell>
              <table:table-cell office:value-type="float" office:value="0.685028971778211">
                <text:p>0.6850289717782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80136225194924">
                <text:p>1.80136225194924</text:p>
              </table:table-cell>
              <table:table-cell office:value-type="float" office:value="0.718855791071182">
                <text:p>0.7188557910711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76445824481415">
                <text:p>1.76445824481415</text:p>
              </table:table-cell>
              <table:table-cell office:value-type="float" office:value="0.752173163892554">
                <text:p>0.7521731638925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2862167795651">
                <text:p>1.72862167795651</text:p>
              </table:table-cell>
              <table:table-cell office:value-type="float" office:value="0.784841934550078">
                <text:p>0.7848419345500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69393267140339">
                <text:p>1.69393267140339</text:p>
              </table:table-cell>
              <table:table-cell office:value-type="float" office:value="0.816739061803585">
                <text:p>0.8167390618035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66045869970681">
                <text:p>1.66045869970681</text:p>
              </table:table-cell>
              <table:table-cell office:value-type="float" office:value="0.84775726213955">
                <text:p>0.847757262139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6282551455163">
                <text:p>1.6282551455163</text:p>
              </table:table-cell>
              <table:table-cell office:value-type="float" office:value="0.877804499685906">
                <text:p>0.8778044996859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9736590677248">
                <text:p>1.59736590677248</text:p>
              </table:table-cell>
              <table:table-cell office:value-type="float" office:value="0.906803350543799">
                <text:p>0.9068033505437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678240486661">
                <text:p>1.5678240486661</text:p>
              </table:table-cell>
              <table:table-cell office:value-type="float" office:value="0.934690267491964">
                <text:p>0.9346902674919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396524905953">
                <text:p>1.5396524905953</text:p>
              </table:table-cell>
              <table:table-cell office:value-type="float" office:value="0.961414768996927">
                <text:p>0.9614147689969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1286471804989">
                <text:p>1.51286471804989</text:p>
              </table:table-cell>
              <table:table-cell office:value-type="float" office:value="0.986938574281431">
                <text:p>0.9869385742814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8746550952634">
                <text:p>1.48746550952634</text:p>
              </table:table-cell>
              <table:table-cell office:value-type="float" office:value="1.01123470392059">
                <text:p>1.011234703920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6345166911242">
                <text:p>1.46345166911242</text:p>
              </table:table-cell>
              <table:table-cell office:value-type="float" office:value="1.03428656311059">
                <text:p>1.034286563110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4081275616862">
                <text:p>1.44081275616862</text:p>
              </table:table-cell>
              <table:table-cell office:value-type="float" office:value="1.0560870224467">
                <text:p>1.05608702244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1953180448301">
                <text:p>1.41953180448301</text:p>
              </table:table-cell>
              <table:table-cell office:value-type="float" office:value="1.07663750880852">
                <text:p>1.076637508808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9958602431034">
                <text:p>1.39958602431034</text:p>
              </table:table-cell>
              <table:table-cell office:value-type="float" office:value="1.09594711682393">
                <text:p>1.095947116823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38094748176379">
                <text:p>1.38094748176379</text:p>
              </table:table-cell>
              <table:table-cell office:value-type="float" office:value="1.11403174940316">
                <text:p>1.114031749403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36358375106203">
                <text:p>1.36358375106203</text:p>
              </table:table-cell>
              <table:table-cell office:value-type="float" office:value="1.13091329402437">
                <text:p>1.130913294024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34745853611195">
                <text:p>1.34745853611195</text:p>
              </table:table-cell>
              <table:table-cell office:value-type="float" office:value="1.14661883982621">
                <text:p>1.146618839826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33253225880453">
                <text:p>1.33253225880453</text:p>
              </table:table-cell>
              <table:table-cell office:value-type="float" office:value="1.16117993912702">
                <text:p>1.161179939127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3187626122066">
                <text:p>1.3187626122066</text:p>
              </table:table-cell>
              <table:table-cell office:value-type="float" office:value="1.17463191574392">
                <text:p>1.174631915743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3061050775362">
                <text:p>1.3061050775362</text:p>
              </table:table-cell>
              <table:table-cell office:value-type="float" office:value="1.18701322142051">
                <text:p>1.187013221420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9451340441591">
                <text:p>1.29451340441591</text:p>
              </table:table-cell>
              <table:table-cell office:value-type="float" office:value="1.19836484077941">
                <text:p>1.198364840779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8394005440917">
                <text:p>1.28394005440917</text:p>
              </table:table-cell>
              <table:table-cell office:value-type="float" office:value="1.20872974448154">
                <text:p>1.208729744481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743366082663">
                <text:p>1.2743366082663</text:p>
              </table:table-cell>
              <table:table-cell office:value-type="float" office:value="1.21815238968168">
                <text:p>1.21815238968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26565413764848">
                <text:p>1.26565413764848</text:p>
              </table:table-cell>
              <table:table-cell office:value-type="float" office:value="1.22667826640488">
                <text:p>1.226678266404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5784354236759">
                <text:p>1.25784354236759</text:p>
              </table:table-cell>
              <table:table-cell office:value-type="float" office:value="1.23435348811263">
                <text:p>1.234353488112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25085585438785">
                <text:p>1.25085585438785</text:p>
              </table:table-cell>
              <table:table-cell office:value-type="float" office:value="1.24122442446757">
                <text:p>1.241224424467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24464250998989">
                <text:p>1.24464250998989</text:p>
              </table:table-cell>
              <table:table-cell office:value-type="float" office:value="1.2473373741246">
                <text:p>1.24733737412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23915559160816">
                <text:p>1.23915559160816</text:p>
              </table:table-cell>
              <table:table-cell office:value-type="float" office:value="1.25273827526224">
                <text:p>1.252738275262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23434804092585">
                <text:p>1.23434804092585</text:p>
              </table:table-cell>
              <table:table-cell office:value-type="float" office:value="1.25747245150845">
                <text:p>1.257472451508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23017384485492">
                <text:p>1.23017384485492</text:p>
              </table:table-cell>
              <table:table-cell office:value-type="float" office:value="1.26158439089879">
                <text:p>1.261584390898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22658819604706">
                <text:p>1.22658819604706</text:p>
              </table:table-cell>
              <table:table-cell office:value-type="float" office:value="1.26511755552383">
                <text:p>1.265117555523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2354762958115">
                <text:p>1.22354762958115</text:p>
              </table:table-cell>
              <table:table-cell office:value-type="float" office:value="1.26811421956753">
                <text:p>1.268114219567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22101013745639">
                <text:p>1.22101013745639</text:p>
              </table:table-cell>
              <table:table-cell office:value-type="float" office:value="1.27061533350396">
                <text:p>1.270615333503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21893526249215">
                <text:p>1.21893526249215</text:p>
              </table:table-cell>
              <table:table-cell office:value-type="float" office:value="1.27266041229979">
                <text:p>1.272660412299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21728417319818">
                <text:p>1.21728417319818</text:p>
              </table:table-cell>
              <table:table-cell office:value-type="float" office:value="1.27428744556017">
                <text:p>1.274287445560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21601972113411">
                <text:p>1.21601972113411</text:p>
              </table:table-cell>
              <table:table-cell office:value-type="float" office:value="1.27553282765284">
                <text:p>1.275532827652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1510648222702">
                <text:p>1.21510648222702</text:p>
              </table:table-cell>
              <table:table-cell office:value-type="float" office:value="1.27643130594619">
                <text:p>1.276431305946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1451078346173">
                <text:p>1.21451078346173</text:p>
              </table:table-cell>
              <table:table-cell office:value-type="float" office:value="1.27701594539987">
                <text:p>1.277015945399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1420071630111">
                <text:p>1.21420071630111</text:p>
              </table:table-cell>
              <table:table-cell office:value-type="float" office:value="1.27731810784912">
                <text:p>1.277318107849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21414613813422">
                <text:p>1.21414613813422</text:p>
              </table:table-cell>
              <table:table-cell office:value-type="float" office:value="1.2773674444261">
                <text:p>1.27736744442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21431866298904">
                <text:p>1.21431866298904</text:p>
              </table:table-cell>
              <table:table-cell office:value-type="float" office:value="1.27719189966066">
                <text:p>1.277191899660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21469164268439">
                <text:p>1.21469164268439</text:p>
              </table:table-cell>
              <table:table-cell office:value-type="float" office:value="1.27681772590038">
                <text:p>1.276817725900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21524013953304">
                <text:p>1.21524013953304</text:p>
              </table:table-cell>
              <table:table-cell office:value-type="float" office:value="1.27626950678329">
                <text:p>1.276269506783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21594089164514">
                <text:p>1.21594089164514</text:p>
              </table:table-cell>
              <table:table-cell office:value-type="float" office:value="1.27557018858711">
                <text:p>1.275570188587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21677227181806">
                <text:p>1.21677227181806</text:p>
              </table:table-cell>
              <table:table-cell office:value-type="float" office:value="1.27474111836575">
                <text:p>1.274741118365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21771424093685">
                <text:p>1.21771424093685</text:p>
              </table:table-cell>
              <table:table-cell office:value-type="float" office:value="1.27380208786683">
                <text:p>1.273802087866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21874829674748">
                <text:p>1.21874829674748</text:p>
              </table:table-cell>
              <table:table-cell office:value-type="float" office:value="1.27277138230337">
                <text:p>1.272771382303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21985741880448">
                <text:p>1.21985741880448</text:p>
              </table:table-cell>
              <table:table-cell office:value-type="float" office:value="1.2716658331284">
                <text:p>1.27166583312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22102601033504">
                <text:p>1.22102601033504</text:p>
              </table:table-cell>
              <table:table-cell office:value-type="float" office:value="1.27050087403336">
                <text:p>1.270500874033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22223983770362">
                <text:p>1.22223983770362</text:p>
              </table:table-cell>
              <table:table-cell office:value-type="float" office:value="1.26929059945914">
                <text:p>1.269290599459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22348596810448">
                <text:p>1.22348596810448</text:p>
              </table:table-cell>
              <table:table-cell office:value-type="float" office:value="1.26804782497375">
                <text:p>1.268047824973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2475270605471">
                <text:p>1.22475270605471</text:p>
              </table:table-cell>
              <table:table-cell office:value-type="float" office:value="1.2667841489313">
                <text:p>1.26678414893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22602952920804">
                <text:p>1.22602952920804</text:p>
              </table:table-cell>
              <table:table-cell office:value-type="float" office:value="1.26551001488522">
                <text:p>1.265510014885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2273070239583">
                <text:p>1.2273070239583</text:p>
              </table:table-cell>
              <table:table-cell office:value-type="float" office:value="1.2642347742828">
                <text:p>1.26423477428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22857682125369">
                <text:p>1.22857682125369</text:p>
              </table:table-cell>
              <table:table-cell office:value-type="float" office:value="1.26296674901918">
                <text:p>1.262966749019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22983153299632">
                <text:p>1.22983153299632</text:p>
              </table:table-cell>
              <table:table-cell office:value-type="float" office:value="1.26171329347711">
                <text:p>1.261713293477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3106468935798">
                <text:p>1.23106468935798</text:p>
              </table:table-cell>
              <table:table-cell office:value-type="float" office:value="1.26048085572345">
                <text:p>1.260480855723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3227067730179">
                <text:p>1.23227067730179</text:p>
              </table:table-cell>
              <table:table-cell office:value-type="float" office:value="1.25927503757527">
                <text:p>1.259275037575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23344468056051">
                <text:p>1.23344468056051</text:p>
              </table:table-cell>
              <table:table-cell office:value-type="float" office:value="1.25810065328732">
                <text:p>1.258100653287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23458262128589">
                <text:p>1.23458262128589</text:p>
              </table:table-cell>
              <table:table-cell office:value-type="float" office:value="1.25696178664881">
                <text:p>1.2569617866488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23568110354974">
                <text:p>1.23568110354974</text:p>
              </table:table-cell>
              <table:table-cell office:value-type="float" office:value="1.25586184631067">
                <text:p>1.255861846310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23673735884591">
                <text:p>1.23673735884591</text:p>
              </table:table-cell>
              <table:table-cell office:value-type="float" office:value="1.25480361919537">
                <text:p>1.254803619195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23774919371345">
                <text:p>1.23774919371345</text:p>
              </table:table-cell>
              <table:table-cell office:value-type="float" office:value="1.25378932186969">
                <text:p>1.253789321869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23871493957445">
                <text:p>1.23871493957445</text:p>
              </table:table-cell>
              <table:table-cell office:value-type="float" office:value="1.25282064978649">
                <text:p>1.252820649786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23963340485603">
                <text:p>1.23963340485603</text:p>
              </table:table-cell>
              <table:table-cell office:value-type="float" office:value="1.25189882432537">
                <text:p>1.251898824325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24050382944359">
                <text:p>1.24050382944359</text:p>
              </table:table-cell>
              <table:table-cell office:value-type="float" office:value="1.25102463758332">
                <text:p>1.251024637583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24132584149244">
                <text:p>1.24132584149244</text:p>
              </table:table-cell>
              <table:table-cell office:value-type="float" office:value="1.25019849488591">
                <text:p>1.250198494885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24209941660719">
                <text:p>1.24209941660719</text:p>
              </table:table-cell>
              <table:table-cell office:value-type="float" office:value="1.24942045500691">
                <text:p>1.249420455006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2428248393821">
                <text:p>1.2428248393821</text:p>
              </table:table-cell>
              <table:table-cell office:value-type="float" office:value="1.24869026809974">
                <text:p>1.248690268099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24350266728125">
                <text:p>1.24350266728125</text:p>
              </table:table-cell>
              <table:table-cell office:value-type="float" office:value="1.24800741135804">
                <text:p>1.248007411358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24413369682521">
                <text:p>1.24413369682521</text:p>
              </table:table-cell>
              <table:table-cell office:value-type="float" office:value="1.24737112243465">
                <text:p>1.247371122434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2447189320398">
                <text:p>1.2447189320398</text:p>
              </table:table-cell>
              <table:table-cell office:value-type="float" office:value="1.24678043065917">
                <text:p>1.246780430659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2452595551132">
                <text:p>1.2452595551132</text:p>
              </table:table-cell>
              <table:table-cell office:value-type="float" office:value="1.24623418610318">
                <text:p>1.246234186103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2457568991997">
                <text:p>1.2457568991997</text:p>
              </table:table-cell>
              <table:table-cell office:value-type="float" office:value="1.24573108655045">
                <text:p>1.245731086550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24621242330172">
                <text:p>1.24621242330172</text:p>
              </table:table-cell>
              <table:table-cell office:value-type="float" office:value="1.24526970243578">
                <text:p>1.245269702435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2466276891562">
                <text:p>1.2466276891562</text:p>
              </table:table-cell>
              <table:table-cell office:value-type="float" office:value="1.24484849982207">
                <text:p>1.244848499822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24700434004709">
                <text:p>1.24700434004709</text:p>
              </table:table-cell>
              <table:table-cell office:value-type="float" office:value="1.24446586148919">
                <text:p>1.244465861489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24734408146231">
                <text:p>1.24734408146231</text:p>
              </table:table-cell>
              <table:table-cell office:value-type="float" office:value="1.24412010621237">
                <text:p>1.244120106212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2476486635108">
                <text:p>1.2476486635108</text:p>
              </table:table-cell>
              <table:table-cell office:value-type="float" office:value="1.24380950630998">
                <text:p>1.243809506309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2479198650141">
                <text:p>1.2479198650141</text:p>
              </table:table-cell>
              <table:table-cell office:value-type="float" office:value="1.24353230354293">
                <text:p>1.243532303542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24815947918537">
                <text:p>1.24815947918537</text:p>
              </table:table-cell>
              <table:table-cell office:value-type="float" office:value="1.24328672344855">
                <text:p>1.243286723448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24836930080891">
                <text:p>1.24836930080891</text:p>
              </table:table-cell>
              <table:table-cell office:value-type="float" office:value="1.24307098819306">
                <text:p>1.243070988193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24855111483345">
                <text:p>1.24855111483345</text:p>
              </table:table-cell>
              <table:table-cell office:value-type="float" office:value="1.24288332802586">
                <text:p>1.242883328025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24870668629303">
                <text:p>1.24870668629303</text:p>
              </table:table-cell>
              <table:table-cell office:value-type="float" office:value="1.24272199141915">
                <text:p>1.242721991419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24883775147097">
                <text:p>1.24883775147097</text:p>
              </table:table-cell>
              <table:table-cell office:value-type="float" office:value="1.24258525397472">
                <text:p>1.242585253974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24894601022385">
                <text:p>1.24894601022385</text:p>
              </table:table-cell>
              <table:table-cell office:value-type="float" office:value="1.24247142617865">
                <text:p>1.242471426178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490331193844">
                <text:p>1.2490331193844</text:p>
              </table:table-cell>
              <table:table-cell office:value-type="float" office:value="1.242378860083">
                <text:p>1.2423788600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24910068716459">
                <text:p>1.24910068716459</text:p>
              </table:table-cell>
              <table:table-cell office:value-type="float" office:value="1.24230595499125">
                <text:p>1.242305954991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24915026848274">
                <text:p>1.24915026848274</text:p>
              </table:table-cell>
              <table:table-cell office:value-type="float" office:value="1.24225116222217">
                <text:p>1.242251162222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24918336114106">
                <text:p>1.24918336114106</text:p>
              </table:table-cell>
              <table:table-cell office:value-type="float" office:value="1.24221298902417">
                <text:p>1.242212989024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24920140278313">
                <text:p>1.24920140278313</text:p>
              </table:table-cell>
              <table:table-cell office:value-type="float" office:value="1.24219000170965">
                <text:p>1.242190001709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24920576856347">
                <text:p>1.24920576856347</text:p>
              </table:table-cell>
              <table:table-cell office:value-type="float" office:value="1.24218082807584">
                <text:p>1.242180828075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24919776946497">
                <text:p>1.24919776946497</text:p>
              </table:table-cell>
              <table:table-cell office:value-type="float" office:value="1.24218415917593">
                <text:p>1.242184159175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24917865120243">
                <text:p>1.24917865120243</text:p>
              </table:table-cell>
              <table:table-cell office:value-type="float" office:value="1.24219875050114">
                <text:p>1.242198750501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24914959365429">
                <text:p>1.24914959365429</text:p>
              </table:table-cell>
              <table:table-cell office:value-type="float" office:value="1.24222342263146">
                <text:p>1.242223422631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24911171076736">
                <text:p>1.24911171076736</text:p>
              </table:table-cell>
              <table:table-cell office:value-type="float" office:value="1.24225706140959">
                <text:p>1.242257061409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24906605088266">
                <text:p>1.24906605088266</text:p>
              </table:table-cell>
              <table:table-cell office:value-type="float" office:value="1.2422986176897">
                <text:p>1.24229861768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2490135974338">
                <text:p>1.2490135974338</text:p>
              </table:table-cell>
              <table:table-cell office:value-type="float" office:value="1.24234710670951">
                <text:p>1.242347106709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24895526997204">
                <text:p>1.24895526997204</text:p>
              </table:table-cell>
              <table:table-cell office:value-type="float" office:value="1.24240160713113">
                <text:p>1.242401607131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488919254757">
                <text:p>1.2488919254757</text:p>
              </table:table-cell>
              <table:table-cell office:value-type="float" office:value="1.24246125979328">
                <text:p>1.242461259793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24882435990404">
                <text:p>1.24882435990404</text:p>
              </table:table-cell>
              <table:table-cell office:value-type="float" office:value="1.2425252662144">
                <text:p>1.24252526621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24875330995905">
                <text:p>1.24875330995905</text:p>
              </table:table-cell>
              <table:table-cell office:value-type="float" office:value="1.24259288688367">
                <text:p>1.242592886883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24867945502102">
                <text:p>1.24867945502102</text:p>
              </table:table-cell>
              <table:table-cell office:value-type="float" office:value="1.24266343937371">
                <text:p>1.242663439373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24860341922674">
                <text:p>1.24860341922674</text:p>
              </table:table-cell>
              <table:table-cell office:value-type="float" office:value="1.24273629630667">
                <text:p>1.24273629630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24852577366154">
                <text:p>1.24852577366154</text:p>
              </table:table-cell>
              <table:table-cell office:value-type="float" office:value="1.24281088320233">
                <text:p>1.242810883202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24844703863897">
                <text:p>1.24844703863897</text:p>
              </table:table-cell>
              <table:table-cell office:value-type="float" office:value="1.24288667623481">
                <text:p>1.242886676234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24836768604427">
                <text:p>1.24836768604427</text:p>
              </table:table-cell>
              <table:table-cell office:value-type="float" office:value="1.24296319992176">
                <text:p>1.242963199921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4828814171997">
                <text:p>1.24828814171997</text:p>
              </table:table-cell>
              <table:table-cell office:value-type="float" office:value="1.24304002476802">
                <text:p>1.243040024768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24820878787425">
                <text:p>1.24820878787425</text:p>
              </table:table-cell>
              <table:table-cell office:value-type="float" office:value="1.24311676488334">
                <text:p>1.243116764883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24812996549436">
                <text:p>1.24812996549436</text:p>
              </table:table-cell>
              <table:table-cell office:value-type="float" office:value="1.24319307559184">
                <text:p>1.243193075591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24805197674984">
                <text:p>1.24805197674984</text:p>
              </table:table-cell>
              <table:table-cell office:value-type="float" office:value="1.24326865104909">
                <text:p>1.243268651049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24797508737149">
                <text:p>1.24797508737149</text:p>
              </table:table-cell>
              <table:table-cell office:value-type="float" office:value="1.24334322188064">
                <text:p>1.243343221880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24789952899414">
                <text:p>1.24789952899414</text:p>
              </table:table-cell>
              <table:table-cell office:value-type="float" office:value="1.24341655285448">
                <text:p>1.243416552854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24782550145262">
                <text:p>1.24782550145262</text:p>
              </table:table-cell>
              <table:table-cell office:value-type="float" office:value="1.243488440598">
                <text:p>1.2434884405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4775317502193">
                <text:p>1.24775317502193</text:p>
              </table:table-cell>
              <table:table-cell office:value-type="float" office:value="1.24355871136887">
                <text:p>1.243558711368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24768269259368">
                <text:p>1.24768269259368</text:p>
              </table:table-cell>
              <table:table-cell office:value-type="float" office:value="1.24362721888766">
                <text:p>1.243627218887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24761417178257">
                <text:p>1.24761417178257</text:p>
              </table:table-cell>
              <table:table-cell office:value-type="float" office:value="1.24369384223894">
                <text:p>1.243693842238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24754770695741">
                <text:p>1.24754770695741</text:p>
              </table:table-cell>
              <table:table-cell office:value-type="float" office:value="1.2437584838462">
                <text:p>1.24375848384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24748337119242">
                <text:p>1.24748337119242</text:p>
              </table:table-cell>
              <table:table-cell office:value-type="float" office:value="1.24382106752521">
                <text:p>1.243821067525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24742121813559">
                <text:p>1.24742121813559</text:p>
              </table:table-cell>
              <table:table-cell office:value-type="float" office:value="1.24388153661919">
                <text:p>1.243881536619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4736128379163">
                <text:p>1.24736128379163</text:p>
              </table:table-cell>
              <table:table-cell office:value-type="float" office:value="1.24393985221822">
                <text:p>1.243939852218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24730358821776">
                <text:p>1.24730358821776</text:p>
              </table:table-cell>
              <table:table-cell office:value-type="float" office:value="1.24399599146491">
                <text:p>1.243995991464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24724813713169">
                <text:p>1.24724813713169</text:p>
              </table:table-cell>
              <table:table-cell office:value-type="float" office:value="1.24404994594711">
                <text:p>1.244049945947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24719492343126">
                <text:p>1.24719492343126</text:p>
              </table:table-cell>
              <table:table-cell office:value-type="float" office:value="1.24410172017817">
                <text:p>1.244101720178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24714392862626">
                <text:p>1.24714392862626</text:p>
              </table:table-cell>
              <table:table-cell office:value-type="float" office:value="1.24415133016442">
                <text:p>1.244151330164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24709512418309">
                <text:p>1.24709512418309</text:p>
              </table:table-cell>
              <table:table-cell office:value-type="float" office:value="1.2441988020593">
                <text:p>1.24419880205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24704847278368">
                <text:p>1.24704847278368</text:p>
              </table:table-cell>
              <table:table-cell office:value-type="float" office:value="1.24424417090272">
                <text:p>1.244244170902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2470039295002">
                <text:p>1.2470039295002</text:p>
              </table:table-cell>
              <table:table-cell office:value-type="float" office:value="1.24428747944432">
                <text:p>1.244287479444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2469614428877">
                <text:p>1.2469614428877</text:p>
              </table:table-cell>
              <table:table-cell office:value-type="float" office:value="1.24432877704841">
                <text:p>1.244328777048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24692095599681">
                <text:p>1.24692095599681</text:p>
              </table:table-cell>
              <table:table-cell office:value-type="float" office:value="1.24436811867864">
                <text:p>1.244368118678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24688240730919">
                <text:p>1.24688240730919</text:p>
              </table:table-cell>
              <table:table-cell office:value-type="float" office:value="1.24440556395964">
                <text:p>1.244405563959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24684573159842">
                <text:p>1.24684573159842</text:p>
              </table:table-cell>
              <table:table-cell office:value-type="float" office:value="1.24444117631321">
                <text:p>1.244441176313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24681086071908">
                <text:p>1.24681086071908</text:p>
              </table:table-cell>
              <table:table-cell office:value-type="float" office:value="1.24447502216603">
                <text:p>1.244475022166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4677772432728">
                <text:p>1.24677772432728</text:p>
              </table:table-cell>
              <table:table-cell office:value-type="float" office:value="1.2445071702259">
                <text:p>1.24450717022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24674625053557">
                <text:p>1.24674625053557</text:p>
              </table:table-cell>
              <table:table-cell office:value-type="float" office:value="1.24453769082362">
                <text:p>1.244537690823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24671636650545">
                <text:p>1.24671636650545</text:p>
              </table:table-cell>
              <table:table-cell office:value-type="float" office:value="1.24456665531711">
                <text:p>1.244566655317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24668799898078">
                <text:p>1.24668799898078</text:p>
              </table:table-cell>
              <table:table-cell office:value-type="float" office:value="1.24459413555479">
                <text:p>1.244594135554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24666107476515">
                <text:p>1.24666107476515</text:p>
              </table:table-cell>
              <table:table-cell office:value-type="float" office:value="1.2446202033949">
                <text:p>1.24462020339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24663552114654">
                <text:p>1.24663552114654</text:p>
              </table:table-cell>
              <table:table-cell office:value-type="float" office:value="1.24464493027761">
                <text:p>1.244644930277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24661126627245">
                <text:p>1.24661126627245</text:p>
              </table:table-cell>
              <table:table-cell office:value-type="float" office:value="1.24466838684671">
                <text:p>1.244668386846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2465882394786">
                <text:p>1.2465882394786</text:p>
              </table:table-cell>
              <table:table-cell office:value-type="float" office:value="1.24469064261785">
                <text:p>1.244690642617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24656637157431">
                <text:p>1.24656637157431</text:p>
              </table:table-cell>
              <table:table-cell office:value-type="float" office:value="1.24471176569013">
                <text:p>1.244711765690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24654559508755">
                <text:p>1.24654559508755</text:p>
              </table:table-cell>
              <table:table-cell office:value-type="float" office:value="1.24473182249811">
                <text:p>1.244731822498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24652584447262">
                <text:p>1.24652584447262</text:p>
              </table:table-cell>
              <table:table-cell office:value-type="float" office:value="1.24475087760127">
                <text:p>1.244750877601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4650705628326">
                <text:p>1.24650705628326</text:p>
              </table:table-cell>
              <table:table-cell office:value-type="float" office:value="1.24476899350823">
                <text:p>1.244768993508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4648916931397">
                <text:p>1.24648916931397</text:p>
              </table:table-cell>
              <table:table-cell office:value-type="float" office:value="1.24478623053276">
                <text:p>1.244786230532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4647212471213">
                <text:p>1.24647212471213</text:p>
              </table:table-cell>
              <table:table-cell office:value-type="float" office:value="1.24480264667914">
                <text:p>1.244802646679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645586606347">
                <text:p>1.24645586606347</text:p>
              </table:table-cell>
              <table:table-cell office:value-type="float" office:value="1.24481829755431">
                <text:p>1.244818297554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4644033945327">
                <text:p>1.24644033945327</text:p>
              </table:table-cell>
              <table:table-cell office:value-type="float" office:value="1.24483323630432">
                <text:p>1.244833236304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4642549350568">
                <text:p>1.24642549350568</text:p>
              </table:table-cell>
              <table:table-cell office:value-type="float" office:value="1.24484751357285">
                <text:p>1.244847513572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4641127940318">
                <text:p>1.24641127940318</text:p>
              </table:table-cell>
              <table:table-cell office:value-type="float" office:value="1.2448611774797">
                <text:p>1.24486117747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4639765088835">
                <text:p>1.24639765088835</text:p>
              </table:table-cell>
              <table:table-cell office:value-type="float" office:value="1.24487427361695">
                <text:p>1.244874273616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24638456424989">
                <text:p>1.24638456424989</text:p>
              </table:table-cell>
              <table:table-cell office:value-type="float" office:value="1.24488684506117">
                <text:p>1.244886845061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24637197829468">
                <text:p>1.24637197829468</text:p>
              </table:table-cell>
              <table:table-cell office:value-type="float" office:value="1.24489893239952">
                <text:p>1.244898932399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4635985430757">
                <text:p>1.24635985430757</text:p>
              </table:table-cell>
              <table:table-cell office:value-type="float" office:value="1.24491057376833">
                <text:p>1.244910573768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24634815600056">
                <text:p>1.24634815600056</text:p>
              </table:table-cell>
              <table:table-cell office:value-type="float" office:value="1.24492180490231">
                <text:p>1.244921804902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4633684945281">
                <text:p>1.24633684945281</text:p>
              </table:table-cell>
              <table:table-cell office:value-type="float" office:value="1.24493265919311">
                <text:p>1.244932659193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24632590304289">
                <text:p>1.24632590304289</text:p>
              </table:table-cell>
              <table:table-cell office:value-type="float" office:value="1.24494316775561">
                <text:p>1.244943167755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24631528737451">
                <text:p>1.24631528737451</text:p>
              </table:table-cell>
              <table:table-cell office:value-type="float" office:value="1.24495335950095">
                <text:p>1.244953359500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24630497519692">
                <text:p>1.24630497519692</text:p>
              </table:table-cell>
              <table:table-cell office:value-type="float" office:value="1.24496326121487">
                <text:p>1.244963261214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24629494132108">
                <text:p>1.24629494132108</text:p>
              </table:table-cell>
              <table:table-cell office:value-type="float" office:value="1.24497289764038">
                <text:p>1.244972897640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24628516253256">
                <text:p>1.24628516253256</text:p>
              </table:table-cell>
              <table:table-cell office:value-type="float" office:value="1.24498229156382">
                <text:p>1.244982291563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24627561750206">
                <text:p>1.24627561750206</text:p>
              </table:table-cell>
              <table:table-cell office:value-type="float" office:value="1.24499146390331">
                <text:p>1.244991463903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4626628669439">
                <text:p>1.24626628669439</text:p>
              </table:table-cell>
              <table:table-cell office:value-type="float" office:value="1.24500043379883">
                <text:p>1.245000433798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4625715227666">
                <text:p>1.24625715227666</text:p>
              </table:table-cell>
              <table:table-cell office:value-type="float" office:value="1.2450092187032">
                <text:p>1.24500921870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24624819802622">
                <text:p>1.24624819802622</text:p>
              </table:table-cell>
              <table:table-cell office:value-type="float" office:value="1.24501783447328">
                <text:p>1.245017834473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2462394092391">
                <text:p>1.2462394092391</text:p>
              </table:table-cell>
              <table:table-cell office:value-type="float" office:value="1.24502629546076">
                <text:p>1.245026295460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24623077263935">
                <text:p>1.24623077263935</text:p>
              </table:table-cell>
              <table:table-cell office:value-type="float" office:value="1.24503461460215">
                <text:p>1.245034614602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2462222762898">
                <text:p>1.2462222762898</text:p>
              </table:table-cell>
              <table:table-cell office:value-type="float" office:value="1.24504280350736">
                <text:p>1.245042803507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24621390950457">
                <text:p>1.24621390950457</text:p>
              </table:table-cell>
              <table:table-cell office:value-type="float" office:value="1.24505087254654">
                <text:p>1.245050872546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24620566276375">
                <text:p>1.24620566276375</text:p>
              </table:table-cell>
              <table:table-cell office:value-type="float" office:value="1.24505883093486">
                <text:p>1.245058830934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4619752763046">
                <text:p>1.24619752763046</text:p>
              </table:table-cell>
              <table:table-cell office:value-type="float" office:value="1.2450666868149">
                <text:p>1.24506668681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24618949667063">
                <text:p>1.24618949667063</text:p>
              </table:table-cell>
              <table:table-cell office:value-type="float" office:value="1.24507444733638">
                <text:p>1.245074447336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24618156337558">
                <text:p>1.24618156337558</text:p>
              </table:table-cell>
              <table:table-cell office:value-type="float" office:value="1.24508211873316">
                <text:p>1.245082118733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24617372208766">
                <text:p>1.24617372208766</text:p>
              </table:table-cell>
              <table:table-cell office:value-type="float" office:value="1.24508970639706">
                <text:p>1.245089706397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24616596792907">
                <text:p>1.24616596792907</text:p>
              </table:table-cell>
              <table:table-cell office:value-type="float" office:value="1.24509721494881">
                <text:p>1.245097214948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24615829673381">
                <text:p>1.24615829673381</text:p>
              </table:table-cell>
              <table:table-cell office:value-type="float" office:value="1.24510464830554">
                <text:p>1.245104648305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24615070498307">
                <text:p>1.24615070498307</text:p>
              </table:table-cell>
              <table:table-cell office:value-type="float" office:value="1.24511200974518">
                <text:p>1.245112009745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24614318974385">
                <text:p>1.24614318974385</text:p>
              </table:table-cell>
              <table:table-cell office:value-type="float" office:value="1.24511930196749">
                <text:p>1.245119301967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24613574861094">
                <text:p>1.24613574861094</text:p>
              </table:table-cell>
              <table:table-cell office:value-type="float" office:value="1.2451265271517">
                <text:p>1.24512652715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4612837965228">
                <text:p>1.24612837965228</text:p>
              </table:table-cell>
              <table:table-cell office:value-type="float" office:value="1.24513368701098">
                <text:p>1.245133687010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24612108135753">
                <text:p>1.24612108135753</text:p>
              </table:table-cell>
              <table:table-cell office:value-type="float" office:value="1.24514078284349">
                <text:p>1.245140782843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4611385259">
                <text:p>1.24611385259</text:p>
              </table:table-cell>
              <table:table-cell office:value-type="float" office:value="1.24514781558031">
                <text:p>1.245147815580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4610669254164">
                <text:p>1.24610669254164</text:p>
              </table:table-cell>
              <table:table-cell office:value-type="float" office:value="1.24515478583013">
                <text:p>1.245154785830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24609960069123">
                <text:p>1.24609960069123</text:p>
              </table:table-cell>
              <table:table-cell office:value-type="float" office:value="1.24516169392087">
                <text:p>1.245161693920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24609257676557">
                <text:p>1.24609257676557</text:p>
              </table:table-cell>
              <table:table-cell office:value-type="float" office:value="1.24516853993831">
                <text:p>1.245168539938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24608562070357">
                <text:p>1.24608562070357</text:p>
              </table:table-cell>
              <table:table-cell office:value-type="float" office:value="1.24517532376176">
                <text:p>1.245175323761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24607873262319">
                <text:p>1.24607873262319</text:p>
              </table:table-cell>
              <table:table-cell office:value-type="float" office:value="1.24518204509694">
                <text:p>1.245182045096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24607191279109">
                <text:p>1.24607191279109</text:p>
              </table:table-cell>
              <table:table-cell office:value-type="float" office:value="1.24518870350621">
                <text:p>1.245188703506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24606516159483">
                <text:p>1.24606516159483</text:p>
              </table:table-cell>
              <table:table-cell office:value-type="float" office:value="1.24519529843609">
                <text:p>1.245195298436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24605847951766">
                <text:p>1.24605847951766</text:p>
              </table:table-cell>
              <table:table-cell office:value-type="float" office:value="1.24520182924244">
                <text:p>1.245201829242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4605186711554">
                <text:p>1.24605186711554</text:p>
              </table:table-cell>
              <table:table-cell office:value-type="float" office:value="1.24520829521321">
                <text:p>1.245208295213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24604532499648">
                <text:p>1.24604532499648</text:p>
              </table:table-cell>
              <table:table-cell office:value-type="float" office:value="1.24521469558896">
                <text:p>1.245214695588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24603885380199">
                <text:p>1.24603885380199</text:p>
              </table:table-cell>
              <table:table-cell office:value-type="float" office:value="1.24522102958128">
                <text:p>1.245221029581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460324541905">
                <text:p>1.2460324541905</text:p>
              </table:table-cell>
              <table:table-cell office:value-type="float" office:value="1.24522729638926">
                <text:p>1.245227296389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4602612682269">
                <text:p>1.24602612682269</text:p>
              </table:table-cell>
              <table:table-cell office:value-type="float" office:value="1.24523349521402">
                <text:p>1.245233495214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460198723485">
                <text:p>1.2460198723485</text:p>
              </table:table-cell>
              <table:table-cell office:value-type="float" office:value="1.24523962527152">
                <text:p>1.245239625271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4601369139591">
                <text:p>1.24601369139591</text:p>
              </table:table-cell>
              <table:table-cell office:value-type="float" office:value="1.24524568580377">
                <text:p>1.245245685803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24600758456113">
                <text:p>1.24600758456113</text:p>
              </table:table-cell>
              <table:table-cell office:value-type="float" office:value="1.24525167608843">
                <text:p>1.245251676088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24600155240024">
                <text:p>1.24600155240024</text:p>
              </table:table-cell>
              <table:table-cell office:value-type="float" office:value="1.2452575954471">
                <text:p>1.24525759544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4599559542218">
                <text:p>1.24599559542218</text:p>
              </table:table-cell>
              <table:table-cell office:value-type="float" office:value="1.24526344325223">
                <text:p>1.245263443252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24598971408289">
                <text:p>1.24598971408289</text:p>
              </table:table-cell>
              <table:table-cell office:value-type="float" office:value="1.24526921893287">
                <text:p>1.245269218932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24598390878059">
                <text:p>1.24598390878059</text:p>
              </table:table-cell>
              <table:table-cell office:value-type="float" office:value="1.24527492197925">
                <text:p>1.245274921979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24597817985205">
                <text:p>1.24597817985205</text:p>
              </table:table-cell>
              <table:table-cell office:value-type="float" office:value="1.24528055194649">
                <text:p>1.245280551946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4597252756981">
                <text:p>1.24597252756981</text:p>
              </table:table-cell>
              <table:table-cell office:value-type="float" office:value="1.2452861084572">
                <text:p>1.24528610845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2459669521402">
                <text:p>1.2459669521402</text:p>
              </table:table-cell>
              <table:table-cell office:value-type="float" office:value="1.24529159120345">
                <text:p>1.245291591203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24596145370213">
                <text:p>1.24596145370213</text:p>
              </table:table-cell>
              <table:table-cell office:value-type="float" office:value="1.24529699994782">
                <text:p>1.245296999947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24595603232655">
                <text:p>1.24595603232655</text:p>
              </table:table-cell>
              <table:table-cell office:value-type="float" office:value="1.24530233452388">
                <text:p>1.245302334523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2459506880165">
                <text:p>1.2459506880165</text:p>
              </table:table-cell>
              <table:table-cell office:value-type="float" office:value="1.24530759483607">
                <text:p>1.245307594836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24594542070773">
                <text:p>1.24594542070773</text:p>
              </table:table-cell>
              <table:table-cell office:value-type="float" office:value="1.24531278085897">
                <text:p>1.245312780858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24594023026975">
                <text:p>1.24594023026975</text:p>
              </table:table-cell>
              <table:table-cell office:value-type="float" office:value="1.24531789263619">
                <text:p>1.245317892636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24593511650728">
                <text:p>1.24593511650728</text:p>
              </table:table-cell>
              <table:table-cell office:value-type="float" office:value="1.24532293027884">
                <text:p>1.245322930278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24593007916208">
                <text:p>1.24593007916208</text:p>
              </table:table-cell>
              <table:table-cell office:value-type="float" office:value="1.24532789396357">
                <text:p>1.245327893963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24592511791508">
                <text:p>1.24592511791508</text:p>
              </table:table-cell>
              <table:table-cell office:value-type="float" office:value="1.24533278393047">
                <text:p>1.245332783930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24592023238873">
                <text:p>1.24592023238873</text:p>
              </table:table-cell>
              <table:table-cell office:value-type="float" office:value="1.24533760048054">
                <text:p>1.245337600480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24591542214958">
                <text:p>1.24591542214958</text:p>
              </table:table-cell>
              <table:table-cell office:value-type="float" office:value="1.24534234397309">
                <text:p>1.245342343973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4591068671105">
                <text:p>1.24591068671105</text:p>
              </table:table-cell>
              <table:table-cell office:value-type="float" office:value="1.24534701482293">
                <text:p>1.245347014822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24590602553624">
                <text:p>1.24590602553624</text:p>
              </table:table-cell>
              <table:table-cell office:value-type="float" office:value="1.24535161349741">
                <text:p>1.245351613497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4590143804096">
                <text:p>1.24590143804096</text:p>
              </table:table-cell>
              <table:table-cell office:value-type="float" office:value="1.24535614051337">
                <text:p>1.245356140513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4589692359673">
                <text:p>1.24589692359673</text:p>
              </table:table-cell>
              <table:table-cell office:value-type="float" office:value="1.24536059643412">
                <text:p>1.245360596434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4589248153383">
                <text:p>1.24589248153383</text:p>
              </table:table-cell>
              <table:table-cell office:value-type="float" office:value="1.24536498186623">
                <text:p>1.245364981866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24588811114441">
                <text:p>1.24588811114441</text:p>
              </table:table-cell>
              <table:table-cell office:value-type="float" office:value="1.24536929745641">
                <text:p>1.245369297456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4588381168557">
                <text:p>1.24588381168557</text:p>
              </table:table-cell>
              <table:table-cell office:value-type="float" office:value="1.24537354388841">
                <text:p>1.245373543888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4587958238234">
                <text:p>1.24587958238234</text:p>
              </table:table-cell>
              <table:table-cell office:value-type="float" office:value="1.2453777218799">
                <text:p>1.24537772187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4587542243073">
                <text:p>1.24587542243073</text:p>
              </table:table-cell>
              <table:table-cell office:value-type="float" office:value="1.2453818321794">
                <text:p>1.24538183217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24587133100066">
                <text:p>1.24587133100066</text:p>
              </table:table-cell>
              <table:table-cell office:value-type="float" office:value="1.24538587556333">
                <text:p>1.245385875563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4586730723876">
                <text:p>1.24586730723876</text:p>
              </table:table-cell>
              <table:table-cell office:value-type="float" office:value="1.24538985283308">
                <text:p>1.245389852833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4586335027122">
                <text:p>1.24586335027122</text:p>
              </table:table-cell>
              <table:table-cell office:value-type="float" office:value="1.24539376481217">
                <text:p>1.245393764812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4585945920641">
                <text:p>1.24585945920641</text:p>
              </table:table-cell>
              <table:table-cell office:value-type="float" office:value="1.24539761234357">
                <text:p>1.245397612343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4585563313747">
                <text:p>1.24585563313747</text:p>
              </table:table-cell>
              <table:table-cell office:value-type="float" office:value="1.24540139628702">
                <text:p>1.245401396287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4585187114478">
                <text:p>1.24585187114478</text:p>
              </table:table-cell>
              <table:table-cell office:value-type="float" office:value="1.24540511751654">
                <text:p>1.245405117516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4584817229831">
                <text:p>1.24584817229831</text:p>
              </table:table-cell>
              <table:table-cell office:value-type="float" office:value="1.24540877691804">
                <text:p>1.245408776918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4584453565988">
                <text:p>1.24584453565988</text:p>
              </table:table-cell>
              <table:table-cell office:value-type="float" office:value="1.24541237538702">
                <text:p>1.245412375387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4584096028522">
                <text:p>1.24584096028522</text:p>
              </table:table-cell>
              <table:table-cell office:value-type="float" office:value="1.24541591382641">
                <text:p>1.245415913826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24583744522602">
                <text:p>1.24583744522602</text:p>
              </table:table-cell>
              <table:table-cell office:value-type="float" office:value="1.24541939314456">
                <text:p>1.245419393144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2458339895318">
                <text:p>1.2458339895318</text:p>
              </table:table-cell>
              <table:table-cell office:value-type="float" office:value="1.24542281425325">
                <text:p>1.245422814253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24583059225164">
                <text:p>1.24583059225164</text:p>
              </table:table-cell>
              <table:table-cell office:value-type="float" office:value="1.24542617806597">
                <text:p>1.245426178065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24582725243582">
                <text:p>1.24582725243582</text:p>
              </table:table-cell>
              <table:table-cell office:value-type="float" office:value="1.24542948549621">
                <text:p>1.245429485496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458239691374">
                <text:p>1.2458239691374</text:p>
              </table:table-cell>
              <table:table-cell office:value-type="float" office:value="1.24543273745588">
                <text:p>1.245432737455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4582074141352">
                <text:p>1.24582074141352</text:p>
              </table:table-cell>
              <table:table-cell office:value-type="float" office:value="1.2454359348539">
                <text:p>1.24543593485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24581756832681">
                <text:p>1.24581756832681</text:p>
              </table:table-cell>
              <table:table-cell office:value-type="float" office:value="1.24543907859487">
                <text:p>1.245439078594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24581444894646">
                <text:p>1.24581444894646</text:p>
              </table:table-cell>
              <table:table-cell office:value-type="float" office:value="1.24544216957781">
                <text:p>1.245442169577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2458113823494">
                <text:p>1.2458113823494</text:p>
              </table:table-cell>
              <table:table-cell office:value-type="float" office:value="1.2454452086951">
                <text:p>1.245445208695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24580836762121">
                <text:p>1.24580836762121</text:p>
              </table:table-cell>
              <table:table-cell office:value-type="float" office:value="1.24544819683145">
                <text:p>1.245448196831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4580540385702">
                <text:p>1.24580540385702</text:p>
              </table:table-cell>
              <table:table-cell office:value-type="float" office:value="1.24545113486295">
                <text:p>1.245451134862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24580249016231">
                <text:p>1.24580249016231</text:p>
              </table:table-cell>
              <table:table-cell office:value-type="float" office:value="1.24545402365633">
                <text:p>1.245454023656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4579962565358">
                <text:p>1.24579962565358</text:p>
              </table:table-cell>
              <table:table-cell office:value-type="float" office:value="1.24545686406814">
                <text:p>1.245456864068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245796809459">
                <text:p>1.245796809459</text:p>
              </table:table-cell>
              <table:table-cell office:value-type="float" office:value="1.2454596569442">
                <text:p>1.24545965694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24579404071891">
                <text:p>1.24579404071891</text:p>
              </table:table-cell>
              <table:table-cell office:value-type="float" office:value="1.24546240311897">
                <text:p>1.2454624031189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24579131858629">
                <text:p>1.24579131858629</text:p>
              </table:table-cell>
              <table:table-cell office:value-type="float" office:value="1.24546510341509">
                <text:p>1.245465103415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24578864222715">
                <text:p>1.24578864222715</text:p>
              </table:table-cell>
              <table:table-cell office:value-type="float" office:value="1.24546775864296">
                <text:p>1.245467758642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24578601082084">
                <text:p>1.24578601082084</text:p>
              </table:table-cell>
              <table:table-cell office:value-type="float" office:value="1.24547036960042">
                <text:p>1.245470369600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24578342356033">
                <text:p>1.24578342356033</text:p>
              </table:table-cell>
              <table:table-cell office:value-type="float" office:value="1.24547293707241">
                <text:p>1.245472937072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2457808796524">
                <text:p>1.2457808796524</text:p>
              </table:table-cell>
              <table:table-cell office:value-type="float" office:value="1.2454754618308">
                <text:p>1.24547546183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24577837831776">
                <text:p>1.24577837831776</text:p>
              </table:table-cell>
              <table:table-cell office:value-type="float" office:value="1.24547794463422">
                <text:p>1.245477944634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24577591879119">
                <text:p>1.24577591879119</text:p>
              </table:table-cell>
              <table:table-cell office:value-type="float" office:value="1.24548038622787">
                <text:p>1.245480386227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24577350032159">
                <text:p>1.24577350032159</text:p>
              </table:table-cell>
              <table:table-cell office:value-type="float" office:value="1.24548278734354">
                <text:p>1.245482787343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24444884201009">
                <text:p>1.24444884201009</text:p>
              </table:table-cell>
              <table:table-cell office:value-type="float" office:value="1.24416359555525">
                <text:p>1.244163595555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23953654972684">
                <text:p>1.23953654972684</text:p>
              </table:table-cell>
              <table:table-cell office:value-type="float" office:value="1.23925868099794">
                <text:p>1.239258680997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23031920728227">
                <text:p>1.23031920728227</text:p>
              </table:table-cell>
              <table:table-cell office:value-type="float" office:value="1.23005105933521">
                <text:p>1.230051059335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21729960713622">
                <text:p>1.21729960713622</text:p>
              </table:table-cell>
              <table:table-cell office:value-type="float" office:value="1.21704327928184">
                <text:p>1.217043279281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20100877023729">
                <text:p>1.20100877023729</text:p>
              </table:table-cell>
              <table:table-cell office:value-type="float" office:value="1.20076609069942">
                <text:p>1.200766090699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18192867542436">
                <text:p>1.18192867542436</text:p>
              </table:table-cell>
              <table:table-cell office:value-type="float" office:value="1.18170121793275">
                <text:p>1.181701217932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16049160619632">
                <text:p>1.16049160619632</text:p>
              </table:table-cell>
              <table:table-cell office:value-type="float" office:value="1.16028070883351">
                <text:p>1.160280708833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10461601812218">
                <text:p>1.10461601812218</text:p>
              </table:table-cell>
              <table:table-cell office:value-type="float" office:value="1.17816643281693">
                <text:p>1.178166432816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01771961350866">
                <text:p>1.01771961350866</text:p>
              </table:table-cell>
              <table:table-cell office:value-type="float" office:value="1.23643414935236">
                <text:p>1.236434149352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37436246999512">
                <text:p>0.937436246999512</text:p>
              </table:table-cell>
              <table:table-cell office:value-type="float" office:value="1.29470186588779">
                <text:p>1.294701865887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65343357527701">
                <text:p>0.865343357527701</text:p>
              </table:table-cell>
              <table:table-cell office:value-type="float" office:value="1.35296958242323">
                <text:p>1.3529695824232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00628673710594">
                <text:p>0.800628673710594</text:p>
              </table:table-cell>
              <table:table-cell office:value-type="float" office:value="1.41123729895866">
                <text:p>1.411237298958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42413081918943">
                <text:p>0.742413081918943</text:p>
              </table:table-cell>
              <table:table-cell office:value-type="float" office:value="1.46950501549409">
                <text:p>1.469505015494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689901969580275">
                <text:p>0.689901969580275</text:p>
              </table:table-cell>
              <table:table-cell office:value-type="float" office:value="1.52777273202953">
                <text:p>1.527772732029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42386534650504">
                <text:p>0.642386534650504</text:p>
              </table:table-cell>
              <table:table-cell office:value-type="float" office:value="1.58604044856496">
                <text:p>1.586040448564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99235250465924">
                <text:p>0.599235250465924</text:p>
              </table:table-cell>
              <table:table-cell office:value-type="float" office:value="1.64430816510039">
                <text:p>1.644308165100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5988525641311">
                <text:p>0.55988525641311</text:p>
              </table:table-cell>
              <table:table-cell office:value-type="float" office:value="1.70257588163583">
                <text:p>1.702575881635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23834367264384">
                <text:p>0.523834367264384</text:p>
              </table:table-cell>
              <table:table-cell office:value-type="float" office:value="1.76084359817126">
                <text:p>1.760843598171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90633737021545">
                <text:p>0.490633737021545</text:p>
              </table:table-cell>
              <table:table-cell office:value-type="float" office:value="1.81911131470669">
                <text:p>1.819111314706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59881148464465">
                <text:p>0.459881148464465</text:p>
              </table:table-cell>
              <table:table-cell office:value-type="float" office:value="1.87737903124212">
                <text:p>1.877379031242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31214882605487">
                <text:p>0.431214882605487</text:p>
              </table:table-cell>
              <table:table-cell office:value-type="float" office:value="1.93034562123927">
                <text:p>1.9303456212392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04311415968216">
                <text:p>0.404311415968216</text:p>
              </table:table-cell>
              <table:table-cell office:value-type="float" office:value="1.97266484850481">
                <text:p>1.9726648485048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78886911363749">
                <text:p>0.378886911363749</text:p>
              </table:table-cell>
              <table:table-cell office:value-type="float" office:value="2.00490030835169">
                <text:p>2.004900308351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54695281865526">
                <text:p>0.354695281865526</text:p>
              </table:table-cell>
              <table:table-cell office:value-type="float" office:value="2.02824978947001">
                <text:p>2.028249789470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31522324135693">
                <text:p>0.331522324135693</text:p>
              </table:table-cell>
              <table:table-cell office:value-type="float" office:value="2.04383149123947">
                <text:p>2.043831491239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09180007241692">
                <text:p>0.309180007241692</text:p>
              </table:table-cell>
              <table:table-cell office:value-type="float" office:value="2.05264633179576">
                <text:p>2.052646331795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87501617494842">
                <text:p>0.287501617494842</text:p>
              </table:table-cell>
              <table:table-cell office:value-type="float" office:value="2.05558554008036">
                <text:p>2.055585540080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66337739369172">
                <text:p>0.266337739369172</text:p>
              </table:table-cell>
              <table:table-cell office:value-type="float" office:value="2.05344010583402">
                <text:p>2.053440105834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4555299054082">
                <text:p>0.24555299054082</text:p>
              </table:table-cell>
              <table:table-cell office:value-type="float" office:value="2.04690929952364">
                <text:p>2.046909299523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2502344151427">
                <text:p>0.22502344151427</text:p>
              </table:table-cell>
              <table:table-cell office:value-type="float" office:value="2.03660827175584">
                <text:p>2.036608271755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0463466749156">
                <text:p>0.20463466749156</text:p>
              </table:table-cell>
              <table:table-cell office:value-type="float" office:value="2.02307491376354">
                <text:p>2.023074913763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84280398098015">
                <text:p>0.184280398098015</text:p>
              </table:table-cell>
              <table:table-cell office:value-type="float" office:value="2.00677614631689">
                <text:p>2.006776146316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63861753557657">
                <text:p>0.163861753557657</text:p>
              </table:table-cell>
              <table:table-cell office:value-type="float" office:value="1.98811377508023">
                <text:p>1.988113775080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432870919073">
                <text:p>0.1432870919073</text:p>
              </table:table-cell>
              <table:table-cell office:value-type="float" office:value="1.96743001999636">
                <text:p>1.967430019996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22472555282559">
                <text:p>0.122472555282559</text:p>
              </table:table-cell>
              <table:table-cell office:value-type="float" office:value="1.94501279755715">
                <text:p>1.945012797557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01343522617907">
                <text:p>0.101343522617907</text:p>
              </table:table-cell>
              <table:table-cell office:value-type="float" office:value="1.92110080957408">
                <text:p>1.921100809574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798374119778129">
                <text:p>0.0798374119778129</text:p>
              </table:table-cell>
              <table:table-cell office:value-type="float" office:value="1.89588847170319">
                <text:p>1.895888471703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579087670926609">
                <text:p>0.0579087670926609</text:p>
              </table:table-cell>
              <table:table-cell office:value-type="float" office:value="1.86953070075961">
                <text:p>1.869530700759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355386463055052">
                <text:p>0.0355386463055052</text:p>
              </table:table-cell>
              <table:table-cell office:value-type="float" office:value="1.84214757328875">
                <text:p>1.842147573288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27528562863067">
                <text:p>0.0127528562863067</text:p>
              </table:table-cell>
              <table:table-cell office:value-type="float" office:value="1.81382887171046">
                <text:p>1.8138288717104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77698543406573">
                <text:p>0.0077698543406573</text:p>
              </table:table-cell>
              <table:table-cell office:value-type="float" office:value="1.7846385550979">
                <text:p>1.78463855509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977733256054">
                <text:p>0.01977733256054</text:p>
              </table:table-cell>
              <table:table-cell office:value-type="float" office:value="1.75465451711106">
                <text:p>1.754654517111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291200296398961">
                <text:p>0.0291200296398961</text:p>
              </table:table-cell>
              <table:table-cell office:value-type="float" office:value="1.72400696074165">
                <text:p>1.724006960741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78118518322901">
                <text:p>0.0178118518322901</text:p>
              </table:table-cell>
              <table:table-cell office:value-type="float" office:value="1.69283936646999">
                <text:p>1.69283936646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675869873686812">
                <text:p>0.00675869873686812</text:p>
              </table:table-cell>
              <table:table-cell office:value-type="float" office:value="1.66123121323316">
                <text:p>1.661231213233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59150950796776">
                <text:p>0.0159150950796776</text:p>
              </table:table-cell>
              <table:table-cell office:value-type="float" office:value="1.62791521835511">
                <text:p>1.627915218355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58079580422618">
                <text:p>0.0258079580422618</text:p>
              </table:table-cell>
              <table:table-cell office:value-type="float" office:value="1.59157340119707">
                <text:p>1.591573401197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71770149984445">
                <text:p>0.0171770149984445</text:p>
              </table:table-cell>
              <table:table-cell office:value-type="float" office:value="1.55240060917243">
                <text:p>1.552400609172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938921981471253">
                <text:p>0.00938921981471253</text:p>
              </table:table-cell>
              <table:table-cell office:value-type="float" office:value="1.51083589539854">
                <text:p>1.510835895398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218020843773068">
                <text:p>0.0218020843773068</text:p>
              </table:table-cell>
              <table:table-cell office:value-type="float" office:value="1.46727790674781">
                <text:p>1.467277906747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351158319709468">
                <text:p>0.0351158319709468</text:p>
              </table:table-cell>
              <table:table-cell office:value-type="float" office:value="1.4221165769137">
                <text:p>1.42211657691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99307964142909">
                <text:p>0.0299307964142909</text:p>
              </table:table-cell>
              <table:table-cell office:value-type="float" office:value="1.37573616987109">
                <text:p>1.3757361698710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731671407437209">
                <text:p>0.00731671407437209</text:p>
              </table:table-cell>
              <table:table-cell office:value-type="float" office:value="1.32846792355461">
                <text:p>1.328467923554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75888305406394">
                <text:p>0.00575888305406394</text:p>
              </table:table-cell>
              <table:table-cell office:value-type="float" office:value="1.28056729338584">
                <text:p>1.280567293385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251131878784234">
                <text:p>0.0251131878784234</text:p>
              </table:table-cell>
              <table:table-cell office:value-type="float" office:value="1.23226664829672">
                <text:p>1.232266648296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65654467815569">
                <text:p>0.0265654467815569</text:p>
              </table:table-cell>
              <table:table-cell office:value-type="float" office:value="1.18382790325968">
                <text:p>1.183827903259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985424812571736">
                <text:p>0.00985424812571736</text:p>
              </table:table-cell>
              <table:table-cell office:value-type="float" office:value="1.13549488716136">
                <text:p>1.135494887161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133992971266737">
                <text:p>0.0133992971266737</text:p>
              </table:table-cell>
              <table:table-cell office:value-type="float" office:value="1.08744262531013">
                <text:p>1.087442625310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370874909759049">
                <text:p>0.0370874909759049</text:p>
              </table:table-cell>
              <table:table-cell office:value-type="float" office:value="1.03982647750589">
                <text:p>1.039826477505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421476100846612">
                <text:p>0.0421476100846612</text:p>
              </table:table-cell>
              <table:table-cell office:value-type="float" office:value="0.992833799278137">
                <text:p>0.9928337992781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28366505956026">
                <text:p>0.028366505956026</text:p>
              </table:table-cell>
              <table:table-cell office:value-type="float" office:value="0.946636045192214">
                <text:p>0.9466360451922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61049675109759">
                <text:p>0.0161049675109759</text:p>
              </table:table-cell>
              <table:table-cell office:value-type="float" office:value="0.901338776962199">
                <text:p>0.9013387769621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245602034389236">
                <text:p>0.0245602034389236</text:p>
              </table:table-cell>
              <table:table-cell office:value-type="float" office:value="0.857008710213447">
                <text:p>0.85700871021344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523644814081757">
                <text:p>0.0523644814081757</text:p>
              </table:table-cell>
              <table:table-cell office:value-type="float" office:value="0.813726724817646">
                <text:p>0.8137267248176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607310114373017">
                <text:p>0.0607310114373017</text:p>
              </table:table-cell>
              <table:table-cell office:value-type="float" office:value="0.771610831788328">
                <text:p>0.77161083178832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495148649683782">
                <text:p>0.0495148649683782</text:p>
              </table:table-cell>
              <table:table-cell office:value-type="float" office:value="0.730765420933532">
                <text:p>0.7307654209335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391478315859548">
                <text:p>0.0391478315859548</text:p>
              </table:table-cell>
              <table:table-cell office:value-type="float" office:value="0.691232672192522">
                <text:p>0.69123267219252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307846139860116">
                <text:p>0.0307846139860116</text:p>
              </table:table-cell>
              <table:table-cell office:value-type="float" office:value="0.653019547465602">
                <text:p>0.6530195474656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42696106330869">
                <text:p>0.0242696106330869</text:p>
              </table:table-cell>
              <table:table-cell office:value-type="float" office:value="0.616128407144638">
                <text:p>0.61612840714463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374861741025387">
                <text:p>0.0374861741025387</text:p>
              </table:table-cell>
              <table:table-cell office:value-type="float" office:value="0.5805605378856">
                <text:p>0.58056053788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509631823414554">
                <text:p>0.0509631823414554</text:p>
              </table:table-cell>
              <table:table-cell office:value-type="float" office:value="0.546336702479738">
                <text:p>0.5463367024797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452654526085801">
                <text:p>0.0452654526085801</text:p>
              </table:table-cell>
              <table:table-cell office:value-type="float" office:value="0.513494292629103">
                <text:p>0.5134942926291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395825081336528">
                <text:p>0.0395825081336528</text:p>
              </table:table-cell>
              <table:table-cell office:value-type="float" office:value="0.482040958953921">
                <text:p>0.4820409589539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50664569041317">
                <text:p>0.0350664569041317</text:p>
              </table:table-cell>
              <table:table-cell office:value-type="float" office:value="0.451954595178584">
                <text:p>0.4519545951785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316394995640337">
                <text:p>0.0316394995640337</text:p>
              </table:table-cell>
              <table:table-cell office:value-type="float" office:value="0.423209467200219">
                <text:p>0.4232094672002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291531932609878">
                <text:p>0.0291531932609878</text:p>
              </table:table-cell>
              <table:table-cell office:value-type="float" office:value="0.395779456589272">
                <text:p>0.3957794565892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274676017703114">
                <text:p>0.0274676017703114</text:p>
              </table:table-cell>
              <table:table-cell office:value-type="float" office:value="0.369638098029111">
                <text:p>0.3696380980291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64559241245367">
                <text:p>0.0264559241245367</text:p>
              </table:table-cell>
              <table:table-cell office:value-type="float" office:value="0.344758346147117">
                <text:p>0.3447583461471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60040122296237">
                <text:p>0.0260040122296237</text:p>
              </table:table-cell>
              <table:table-cell office:value-type="float" office:value="0.321112377185252">
                <text:p>0.3211123771852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260095662070425">
                <text:p>0.0260095662070425</text:p>
              </table:table-cell>
              <table:table-cell office:value-type="float" office:value="0.298671448117672">
                <text:p>0.29867144811767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263813361569762">
                <text:p>0.0263813361569762</text:p>
              </table:table-cell>
              <table:table-cell office:value-type="float" office:value="0.277405809317672">
                <text:p>0.2774058093176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270383517612767">
                <text:p>0.0270383517612767</text:p>
              </table:table-cell>
              <table:table-cell office:value-type="float" office:value="0.257284664620892">
                <text:p>0.25728466462089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279091804260153">
                <text:p>0.0279091804260153</text:p>
              </table:table-cell>
              <table:table-cell office:value-type="float" office:value="0.238276172577107">
                <text:p>0.2382761725771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89312136218084">
                <text:p>0.0289312136218084</text:p>
              </table:table-cell>
              <table:table-cell office:value-type="float" office:value="0.220347482884018">
                <text:p>0.2203474828840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300499812978241">
                <text:p>0.0300499812978241</text:p>
              </table:table-cell>
              <table:table-cell office:value-type="float" office:value="0.203464802279196">
                <text:p>0.2034648022791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312184944594957">
                <text:p>0.0312184944594957</text:p>
              </table:table-cell>
              <table:table-cell office:value-type="float" office:value="0.187593484504661">
                <text:p>0.18759348450466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323966161339414">
                <text:p>0.0323966161339414</text:p>
              </table:table-cell>
              <table:table-cell office:value-type="float" office:value="0.172698139338534">
                <text:p>0.1726981393385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335504610074585">
                <text:p>0.0335504610074585</text:p>
              </table:table-cell>
              <table:table-cell office:value-type="float" office:value="0.158742756097112">
                <text:p>0.1587427560971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34651824018788">
                <text:p>0.034651824018788</text:p>
              </table:table-cell>
              <table:table-cell office:value-type="float" office:value="0.145690837436933">
                <text:p>0.1456908374369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356776381427846">
                <text:p>0.0356776381427846</text:p>
              </table:table-cell>
              <table:table-cell office:value-type="float" office:value="0.133505539719521">
                <text:p>0.1335055397195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366094615135253">
                <text:p>0.0366094615135253</text:p>
              </table:table-cell>
              <table:table-cell office:value-type="float" office:value="0.122149816632402">
                <text:p>0.1221498166324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374329939244337">
                <text:p>0.0374329939244337</text:p>
              </table:table-cell>
              <table:table-cell office:value-type="float" office:value="0.111586563181005">
                <text:p>0.1115865631810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381376226150429">
                <text:p>0.0381376226150429</text:p>
              </table:table-cell>
              <table:table-cell office:value-type="float" office:value="0.101778757571054">
                <text:p>0.1017787575710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387159971174912">
                <text:p>0.0387159971174912</text:p>
              </table:table-cell>
              <table:table-cell office:value-type="float" office:value="0.0926895988851089">
                <text:p>0.092689598885108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391636327973061">
                <text:p>0.0391636327973061</text:p>
              </table:table-cell>
              <table:table-cell office:value-type="float" office:value="0.0842826388165616">
                <text:p>0.08428263881656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394785425876898">
                <text:p>0.0394785425876898</text:p>
              </table:table-cell>
              <table:table-cell office:value-type="float" office:value="0.076521906057113">
                <text:p>0.0765219060571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396608962884341">
                <text:p>0.0396608962884341</text:p>
              </table:table-cell>
              <table:table-cell office:value-type="float" office:value="0.0693720222382215">
                <text:p>0.06937202223822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397127066827118">
                <text:p>0.0397127066827118</text:p>
              </table:table-cell>
              <table:table-cell office:value-type="float" office:value="0.0627983086025295">
                <text:p>0.06279830860252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396375416193971">
                <text:p>0.0396375416193971</text:p>
              </table:table-cell>
              <table:table-cell office:value-type="float" office:value="0.0567668828279923">
                <text:p>0.056766882827992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394402611165325">
                <text:p>0.0394402611165325</text:p>
              </table:table-cell>
              <table:table-cell office:value-type="float" office:value="0.0512447456459646">
                <text:p>0.05124474564596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391267784637543">
                <text:p>0.0391267784637543</text:p>
              </table:table-cell>
              <table:table-cell office:value-type="float" office:value="0.0461998570859047">
                <text:p>0.04619985708590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38703844238054">
                <text:p>0.038703844238054</text:p>
              </table:table-cell>
              <table:table-cell office:value-type="float" office:value="0.0416012023450111">
                <text:p>0.04160120234501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381788520979299">
                <text:p>0.0381788520979299</text:p>
              </table:table-cell>
              <table:table-cell office:value-type="float" office:value="0.037418847422592">
                <text:p>0.0374188474225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375596651852395">
                <text:p>0.0375596651852395</text:p>
              </table:table-cell>
              <table:table-cell office:value-type="float" office:value="0.0336239847780135">
                <text:p>0.033623984778013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368544619411012">
                <text:p>0.0368544619411012</text:p>
              </table:table-cell>
              <table:table-cell office:value-type="float" office:value="0.0301889693694786">
                <text:p>0.03018896936947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360716001310939">
                <text:p>0.0360716001310939</text:p>
              </table:table-cell>
              <table:table-cell office:value-type="float" office:value="0.0270873455104758">
                <text:p>0.02708734551047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352194978747311">
                <text:p>0.0352194978747311</text:p>
              </table:table-cell>
              <table:table-cell office:value-type="float" office:value="0.0242938650433092">
                <text:p>0.02429386504330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43065304836691">
                <text:p>0.0343065304836691</text:p>
              </table:table-cell>
              <table:table-cell office:value-type="float" office:value="0.0398947335969067">
                <text:p>0.03989473359690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333564870489161">
                <text:p>0.0333564870489161</text:p>
              </table:table-cell>
              <table:table-cell office:value-type="float" office:value="0.0546145814516924">
                <text:p>0.05461458145169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324065742587595">
                <text:p>0.0324065742587595</text:p>
              </table:table-cell>
              <table:table-cell office:value-type="float" office:value="0.0492016036814037">
                <text:p>0.04920160368140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314724714107165">
                <text:p>0.0314724714107165</text:p>
              </table:table-cell>
              <table:table-cell office:value-type="float" office:value="0.0430064585028128">
                <text:p>0.04300645850281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305486908929053">
                <text:p>0.0305486908929053</text:p>
              </table:table-cell>
              <table:table-cell office:value-type="float" office:value="0.0373209690761999">
                <text:p>0.03732096907619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96287870046284">
                <text:p>0.0296287870046284</text:p>
              </table:table-cell>
              <table:table-cell office:value-type="float" office:value="0.0321923346480497">
                <text:p>0.03219233464804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287078815398824">
                <text:p>0.0287078815398824</text:p>
              </table:table-cell>
              <table:table-cell office:value-type="float" office:value="0.0275840815050007">
                <text:p>0.02758408150500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277826775667783">
                <text:p>0.0277826775667783</text:p>
              </table:table-cell>
              <table:table-cell office:value-type="float" office:value="0.0234561544582512">
                <text:p>0.02345615445825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268512342625585">
                <text:p>0.0268512342625585</text:p>
              </table:table-cell>
              <table:table-cell office:value-type="float" office:value="0.0378806124810701">
                <text:p>0.03788061248107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59282819604323">
                <text:p>0.0259282819604323</text:p>
              </table:table-cell>
              <table:table-cell office:value-type="float" office:value="0.0515689111938661">
                <text:p>0.051568911193866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57cm" svg:height="9.006cm" xlink:href=".." xlink:type="simple" chart:class="chart:line" chart:style-name="ch1">
        <chart:legend chart:legend-position="end" svg:x="13.105cm" svg:y="3.955cm" style:legend-expansion="high" chart:style-name="ch2"/>
        <chart:plot-area chart:style-name="ch3" table:cell-range-address="test6.C1:test6.D660" svg:x="0.319cm" svg:y="0.18cm" svg:width="12.467cm" svg:height="8.646cm">
          <chartooo:coordinate-region svg:x="1.046cm" svg:y="0.379cm" svg:width="11.7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6.C1:test6.C660" chart:class="chart:line">
            <chart:data-point chart:repeated="660"/>
          </chart:series>
          <chart:series chart:style-name="ch7" chart:values-cell-range-address="test6.D1:test6.D660" chart:class="chart:line">
            <chart:data-point chart:repeated="6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3779527559055">
                <text:p>7.63779527559055</text:p>
                <draw:g>
                  <svg:desc>test6.C1:test6.C660</svg:desc>
                </draw:g>
              </table:table-cell>
              <table:table-cell office:value-type="float" office:value="7.63779527559055">
                <text:p>7.63779527559055</text:p>
                <draw:g>
                  <svg:desc>test6.D1:test6.D6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267716535433">
                <text:p>5.8267716535433</text:p>
              </table:table-cell>
              <table:table-cell office:value-type="float" office:value="5.8267716535433">
                <text:p>5.8267716535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267716535433">
                <text:p>5.8267716535433</text:p>
              </table:table-cell>
              <table:table-cell office:value-type="float" office:value="5.8267716535433">
                <text:p>5.8267716535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267716535433">
                <text:p>5.8267716535433</text:p>
              </table:table-cell>
              <table:table-cell office:value-type="float" office:value="5.8267716535433">
                <text:p>5.8267716535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2677165354332">
                <text:p>5.82677165354332</text:p>
              </table:table-cell>
              <table:table-cell office:value-type="float" office:value="5.82677165354332">
                <text:p>5.82677165354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2677165354329">
                <text:p>5.82677165354329</text:p>
              </table:table-cell>
              <table:table-cell office:value-type="float" office:value="5.82677165354329">
                <text:p>5.82677165354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521936619117">
                <text:p>5.5521936619117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4306011595487">
                <text:p>4.94306011595487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1207069755446">
                <text:p>4.31207069755446</text:p>
              </table:table-cell>
              <table:table-cell office:value-type="float" office:value="5.82677165354329">
                <text:p>5.82677165354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961231531808">
                <text:p>3.75961231531808</text:p>
              </table:table-cell>
              <table:table-cell office:value-type="float" office:value="5.82677165354332">
                <text:p>5.82677165354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8407245731416">
                <text:p>3.28407245731416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7762096275589">
                <text:p>2.87762096275589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327572943697">
                <text:p>2.5327572943697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4269367696819">
                <text:p>2.24269367696819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13185510203">
                <text:p>2.0013185510203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031367465402">
                <text:p>1.8031367465402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4321307700024">
                <text:p>1.64321307700024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1712063132297">
                <text:p>1.51712063132297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089339775962">
                <text:p>1.42089339775962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5098282658159">
                <text:p>1.35098282658159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0421800241012">
                <text:p>1.30421800241012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7776915086153">
                <text:p>1.27776915086153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6911424478176">
                <text:p>1.26911424478176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7600850542935">
                <text:p>1.27600850542935</text:p>
              </table:table-cell>
              <table:table-cell office:value-type="float" office:value="5.37785079386535">
                <text:p>5.37785079386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9573095127444">
                <text:p>1.29573095127444</text:p>
              </table:table-cell>
              <table:table-cell office:value-type="float" office:value="4.47911047339866">
                <text:p>4.479110473398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2436856270137">
                <text:p>1.32436856270137</text:p>
              </table:table-cell>
              <table:table-cell office:value-type="float" office:value="3.62434748030287">
                <text:p>3.624347480302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771331680279">
                <text:p>1.35771331680279</text:p>
              </table:table-cell>
              <table:table-cell office:value-type="float" office:value="2.85801673738262">
                <text:p>2.858016737382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223329711595">
                <text:p>1.39223329711595</text:p>
              </table:table-cell>
              <table:table-cell office:value-type="float" office:value="2.17472415369166">
                <text:p>2.174724153691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2512724675645">
                <text:p>1.42512724675645</text:p>
              </table:table-cell>
              <table:table-cell office:value-type="float" office:value="1.56657086292229">
                <text:p>1.566570862922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5423119916763">
                <text:p>1.45423119916763</text:p>
              </table:table-cell>
              <table:table-cell office:value-type="float" office:value="1.02631144530105">
                <text:p>1.02631144530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7792268545792">
                <text:p>1.47792268545792</text:p>
              </table:table-cell>
              <table:table-cell office:value-type="float" office:value="0.547469321519545">
                <text:p>0.5474693215195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9503678224892">
                <text:p>1.49503678224892</text:p>
              </table:table-cell>
              <table:table-cell office:value-type="float" office:value="0.124253577275457">
                <text:p>0.124253577275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0479345205681">
                <text:p>1.50479345205681</text:p>
              </table:table-cell>
              <table:table-cell office:value-type="float" office:value="-0.248526892227141">
                <text:p>-0.248526892227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0673453690056">
                <text:p>1.50673453690056</text:p>
              </table:table-cell>
              <table:table-cell office:value-type="float" office:value="-0.575539248462476">
                <text:p>-0.575539248462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0066896578438">
                <text:p>1.50066896578438</text:p>
              </table:table-cell>
              <table:table-cell office:value-type="float" office:value="-0.860992638832769">
                <text:p>-0.860992638832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8662500161945">
                <text:p>1.48662500161945</text:p>
              </table:table-cell>
              <table:table-cell office:value-type="float" office:value="-1.10869513709408">
                <text:p>-1.10869513709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480857728946">
                <text:p>1.46480857728946</text:p>
              </table:table-cell>
              <table:table-cell office:value-type="float" office:value="-1.32210269168374">
                <text:p>-1.322102691683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3556695044691">
                <text:p>1.43556695044691</text:p>
              </table:table-cell>
              <table:table-cell office:value-type="float" office:value="-1.50436104607841">
                <text:p>-1.50436104607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9935704787426">
                <text:p>1.39935704787426</text:p>
              </table:table-cell>
              <table:table-cell office:value-type="float" office:value="-1.65834154044526">
                <text:p>-1.65834154044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567179791582">
                <text:p>1.3567179791582</text:p>
              </table:table-cell>
              <table:table-cell office:value-type="float" office:value="-1.7866716360073">
                <text:p>-1.7866716360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0824728203665">
                <text:p>1.30824728203665</text:p>
              </table:table-cell>
              <table:table-cell office:value-type="float" office:value="-1.89176092781849">
                <text:p>-1.891760927818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5458052358318">
                <text:p>1.25458052358318</text:p>
              </table:table-cell>
              <table:table-cell office:value-type="float" office:value="-1.97582333213822">
                <text:p>-1.9758233321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9637392722738">
                <text:p>1.19637392722738</text:p>
              </table:table-cell>
              <table:table-cell office:value-type="float" office:value="-2.04089605460702">
                <text:p>-2.04089605460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3428972958576">
                <text:p>1.13428972958576</text:p>
              </table:table-cell>
              <table:table-cell office:value-type="float" office:value="-2.08885586758796">
                <text:p>-2.08885586758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898399659814">
                <text:p>1.06898399659814</text:p>
              </table:table-cell>
              <table:table-cell office:value-type="float" office:value="-2.12143315129572">
                <text:p>-2.12143315129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109664823713">
                <text:p>1.00109664823713</text:p>
              </table:table-cell>
              <table:table-cell office:value-type="float" office:value="-2.14022408508503">
                <text:p>-2.140224085085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1243457173214">
                <text:p>0.931243457173214</text:p>
              </table:table-cell>
              <table:table-cell office:value-type="float" office:value="-2.14670131336727">
                <text:p>-2.14670131336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60009800778472">
                <text:p>0.860009800778472</text:p>
              </table:table-cell>
              <table:table-cell office:value-type="float" office:value="-2.1422233555306">
                <text:p>-2.1422233555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87945958815839">
                <text:p>0.787945958815839</text:p>
              </table:table-cell>
              <table:table-cell office:value-type="float" office:value="-2.12804298104141">
                <text:p>-2.12804298104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5563761792759">
                <text:p>0.715563761792759</text:p>
              </table:table-cell>
              <table:table-cell office:value-type="float" office:value="-2.10531472943469">
                <text:p>-2.105314729434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3334407663354">
                <text:p>0.643334407663354</text:p>
              </table:table-cell>
              <table:table-cell office:value-type="float" office:value="-2.07510171978289">
                <text:p>-2.07510171978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1687277526811">
                <text:p>0.571687277526811</text:p>
              </table:table-cell>
              <table:table-cell office:value-type="float" office:value="-2.03838186495606">
                <text:p>-2.038381864956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100959421493">
                <text:p>0.50100959421493</text:p>
              </table:table-cell>
              <table:table-cell office:value-type="float" office:value="-1.99605358195358">
                <text:p>-1.99605358195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1646781107031">
                <text:p>0.431646781107031</text:p>
              </table:table-cell>
              <table:table-cell office:value-type="float" office:value="-1.94894107016756">
                <text:p>-1.94894107016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3903392009157">
                <text:p>0.363903392009157</text:p>
              </table:table-cell>
              <table:table-cell office:value-type="float" office:value="-1.89779921398725">
                <text:p>-1.897799213987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8044496313077">
                <text:p>0.298044496313077</text:p>
              </table:table-cell>
              <table:table-cell office:value-type="float" office:value="-1.84331815406311">
                <text:p>-1.843318154063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4297416725315">
                <text:p>0.234297416725315</text:p>
              </table:table-cell>
              <table:table-cell office:value-type="float" office:value="-1.78612756223415">
                <text:p>-1.786127562234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2853729458211">
                <text:p>0.172853729458211</text:p>
              </table:table-cell>
              <table:table-cell office:value-type="float" office:value="-1.72680064807031">
                <text:p>-1.72680064807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3871448756653">
                <text:p>0.113871448756653</text:p>
              </table:table-cell>
              <table:table-cell office:value-type="float" office:value="-1.66585791972649">
                <text:p>-1.665857919726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7477328873623">
                <text:p>0.057477328873623</text:p>
              </table:table-cell>
              <table:table-cell office:value-type="float" office:value="-1.60377071794964">
                <text:p>-1.603770717949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76922701950111">
                <text:p>0.00376922701950111</text:p>
              </table:table-cell>
              <table:table-cell office:value-type="float" office:value="-1.54096453928865">
                <text:p>-1.540964539288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471815196678937">
                <text:p>-0.0471815196678937</text:p>
              </table:table-cell>
              <table:table-cell office:value-type="float" office:value="-1.47782216255046">
                <text:p>-1.47782216255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95327741479001">
                <text:p>-0.095327741479001</text:p>
              </table:table-cell>
              <table:table-cell office:value-type="float" office:value="-1.41468659110071">
                <text:p>-1.414686591100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4064413847974">
                <text:p>-0.14064413847974</text:p>
              </table:table-cell>
              <table:table-cell office:value-type="float" office:value="-1.35186382254824">
                <text:p>-1.35186382254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83125061738076">
                <text:p>-0.183125061738076</text:p>
              </table:table-cell>
              <table:table-cell office:value-type="float" office:value="-1.28962545654323">
                <text:p>-1.28962545654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22782391414711">
                <text:p>-0.222782391414711</text:p>
              </table:table-cell>
              <table:table-cell office:value-type="float" office:value="-1.22821115076177">
                <text:p>-1.22821115076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59643524623465">
                <text:p>-0.259643524623465</text:p>
              </table:table-cell>
              <table:table-cell office:value-type="float" office:value="-1.16783093457424">
                <text:p>-1.167830934574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93749481655636">
                <text:p>-0.293749481655636</text:p>
              </table:table-cell>
              <table:table-cell office:value-type="float" office:value="-1.10866738935453">
                <text:p>-1.108667389354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2515313555761">
                <text:p>-0.32515313555761</text:p>
              </table:table-cell>
              <table:table-cell office:value-type="float" office:value="-1.05087770385375">
                <text:p>-1.05087770385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53917567080786">
                <text:p>-0.353917567080786</text:p>
              </table:table-cell>
              <table:table-cell office:value-type="float" office:value="-0.994595612522753">
                <text:p>-0.9945956125227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80114544625676">
                <text:p>-0.380114544625676</text:p>
              </table:table-cell>
              <table:table-cell office:value-type="float" office:value="-0.939933224116762">
                <text:p>-0.939933224116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0382312690479">
                <text:p>-0.40382312690479</text:p>
              </table:table-cell>
              <table:table-cell office:value-type="float" office:value="-0.886982747355547">
                <text:p>-0.8869827473555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25128384589635">
                <text:p>-0.425128384589635</text:p>
              </table:table-cell>
              <table:table-cell office:value-type="float" office:value="-0.83581811985276">
                <text:p>-0.835818119852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44120236124035">
                <text:p>-0.444120236124035</text:p>
              </table:table-cell>
              <table:table-cell office:value-type="float" office:value="-0.786496545974646">
                <text:p>-0.7864965459746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60892392120593">
                <text:p>-0.460892392120593</text:p>
              </table:table-cell>
              <table:table-cell office:value-type="float" office:value="-0.739059948752296">
                <text:p>-0.7390599487522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75541402258295">
                <text:p>-0.475541402258295</text:p>
              </table:table-cell>
              <table:table-cell office:value-type="float" office:value="-0.693536340463075">
                <text:p>-0.6935363404630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88165798318851">
                <text:p>-0.488165798318851</text:p>
              </table:table-cell>
              <table:table-cell office:value-type="float" office:value="-0.649941116021369">
                <text:p>-0.649941116021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498865326894493">
                <text:p>-0.498865326894493</text:p>
              </table:table-cell>
              <table:table-cell office:value-type="float" office:value="-0.608278272885254">
                <text:p>-0.608278272885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07740265336554">
                <text:p>-0.507740265336554</text:p>
              </table:table-cell>
              <table:table-cell office:value-type="float" office:value="-0.568541560796576">
                <text:p>-0.5685415607965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514890814654478">
                <text:p>-0.514890814654478</text:p>
              </table:table-cell>
              <table:table-cell office:value-type="float" office:value="-0.530715564330952">
                <text:p>-0.5307155643309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20416563299442">
                <text:p>-0.520416563299442</text:p>
              </table:table-cell>
              <table:table-cell office:value-type="float" office:value="-0.494776720941492">
                <text:p>-0.4947767209414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524416016042606">
                <text:p>-0.524416016042606</text:p>
              </table:table-cell>
              <table:table-cell office:value-type="float" office:value="-0.460694276935492">
                <text:p>-0.4606942769354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526986182475575">
                <text:p>-0.526986182475575</text:p>
              </table:table-cell>
              <table:table-cell office:value-type="float" office:value="-0.42843118362268">
                <text:p>-0.42843118362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28222219997754">
                <text:p>-0.528222219997754</text:p>
              </table:table-cell>
              <table:table-cell office:value-type="float" office:value="-0.397944935718186">
                <text:p>-0.3979449357181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2821712650073">
                <text:p>-0.52821712650073</text:p>
              </table:table-cell>
              <table:table-cell office:value-type="float" office:value="-0.369188353962757">
                <text:p>-0.369188353962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27061478306901">
                <text:p>-0.527061478306901</text:p>
              </table:table-cell>
              <table:table-cell office:value-type="float" office:value="-0.342110313838306">
                <text:p>-0.34211031383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2484320925601">
                <text:p>-0.52484320925601</text:p>
              </table:table-cell>
              <table:table-cell office:value-type="float" office:value="-0.316656422200046">
                <text:p>-0.3166564222000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21647427158345">
                <text:p>-0.521647427158345</text:p>
              </table:table-cell>
              <table:table-cell office:value-type="float" office:value="-0.292769643614665">
                <text:p>-0.2927696436146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17556264139207">
                <text:p>-0.517556264139207</text:p>
              </table:table-cell>
              <table:table-cell office:value-type="float" office:value="-0.270390878179838">
                <text:p>-0.2703908781798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12648757686929">
                <text:p>-0.512648757686929</text:p>
              </table:table-cell>
              <table:table-cell office:value-type="float" office:value="-0.249459492602155">
                <text:p>-0.249459492602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507000759483534">
                <text:p>-0.507000759483534</text:p>
              </table:table-cell>
              <table:table-cell office:value-type="float" office:value="-0.229913806322402">
                <text:p>-0.2299138063224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00684869340851">
                <text:p>-0.500684869340851</text:p>
              </table:table-cell>
              <table:table-cell office:value-type="float" office:value="-0.211691534494918">
                <text:p>-0.2116915344949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493770391790704">
                <text:p>-0.493770391790704</text:p>
              </table:table-cell>
              <table:table-cell office:value-type="float" office:value="-0.194730189649617">
                <text:p>-0.1947301896496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86323313080606">
                <text:p>-0.486323313080606</text:p>
              </table:table-cell>
              <table:table-cell office:value-type="float" office:value="-0.178967443886613">
                <text:p>-0.1789674438866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478406296512257">
                <text:p>-0.478406296512257</text:p>
              </table:table-cell>
              <table:table-cell office:value-type="float" office:value="-0.164341453473371">
                <text:p>-0.1643414534733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47007869422695">
                <text:p>-0.47007869422695</text:p>
              </table:table-cell>
              <table:table-cell office:value-type="float" office:value="-0.150791147729823">
                <text:p>-0.1507911477298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61396573693929">
                <text:p>-0.461396573693929</text:p>
              </table:table-cell>
              <table:table-cell office:value-type="float" office:value="-0.138256484096888">
                <text:p>-0.1382564840968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5241275729424">
                <text:p>-0.45241275729424</text:p>
              </table:table-cell>
              <table:table-cell office:value-type="float" office:value="-0.126678671287528">
                <text:p>-0.1266786712875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443176873516293">
                <text:p>-0.443176873516293</text:p>
              </table:table-cell>
              <table:table-cell office:value-type="float" office:value="-0.116000362415369">
                <text:p>-0.1160003624153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433735418391801">
                <text:p>-0.433735418391801</text:p>
              </table:table-cell>
              <table:table-cell office:value-type="float" office:value="-0.106165819984905">
                <text:p>-0.1061658199849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424131825902441">
                <text:p>-0.424131825902441</text:p>
              </table:table-cell>
              <table:table-cell office:value-type="float" office:value="-0.0971210546069079">
                <text:p>-0.09712105460690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14406546181501">
                <text:p>-0.414406546181501</text:p>
              </table:table-cell>
              <table:table-cell office:value-type="float" office:value="-0.0888139392765996">
                <text:p>-0.0888139392765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04597130419471">
                <text:p>-0.404597130419471</text:p>
              </table:table-cell>
              <table:table-cell office:value-type="float" office:value="-0.0811943010165184">
                <text:p>-0.08119430101651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94738321461929">
                <text:p>-0.394738321461929</text:p>
              </table:table-cell>
              <table:table-cell office:value-type="float" office:value="-0.0742139916450668">
                <text:p>-0.0742139916450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84862149161047">
                <text:p>-0.384862149161047</text:p>
              </table:table-cell>
              <table:table-cell office:value-type="float" office:value="-0.0678269393832753">
                <text:p>-0.06782693938327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74998029610119">
                <text:p>-0.374998029610119</text:p>
              </table:table-cell>
              <table:table-cell office:value-type="float" office:value="-0.0619891829584107">
                <text:p>-0.06198918295841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65172867454477">
                <text:p>-0.365172867454477</text:p>
              </table:table-cell>
              <table:table-cell office:value-type="float" office:value="-0.0566588898043952">
                <text:p>-0.0566588898043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5541116053226">
                <text:p>-0.35541116053226</text:p>
              </table:table-cell>
              <table:table-cell office:value-type="float" office:value="-0.0517963598956728">
                <text:p>-0.05179635989567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345735106155454">
                <text:p>-0.345735106155454</text:p>
              </table:table-cell>
              <table:table-cell office:value-type="float" office:value="-0.0473640166838818">
                <text:p>-0.04736401668388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36164708395548">
                <text:p>-0.336164708395548</text:p>
              </table:table-cell>
              <table:table-cell office:value-type="float" office:value="-0.0433263865376787">
                <text:p>-0.04332638653767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326717885789418">
                <text:p>-0.326717885789418</text:p>
              </table:table-cell>
              <table:table-cell office:value-type="float" office:value="-0.0396500680133416">
                <text:p>-0.03965006801334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17410578930621">
                <text:p>-0.317410578930621</text:p>
              </table:table-cell>
              <table:table-cell office:value-type="float" office:value="-0.0363036922115922">
                <text:p>-0.0363036922115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308256857457478">
                <text:p>-0.308256857457478</text:p>
              </table:table-cell>
              <table:table-cell office:value-type="float" office:value="-0.0332578754004054">
                <text:p>-0.03325787540040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99269025994908">
                <text:p>-0.299269025994908</text:p>
              </table:table-cell>
              <table:table-cell office:value-type="float" office:value="-0.0304851650116067">
                <text:p>-0.03048516501160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290457728649263">
                <text:p>-0.290457728649263</text:p>
              </table:table-cell>
              <table:table-cell office:value-type="float" office:value="-0.0279599800419916">
                <text:p>-0.02795998004199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8183205169694">
                <text:p>-0.28183205169694</text:p>
              </table:table-cell>
              <table:table-cell office:value-type="float" office:value="-0.0256585468196402">
                <text:p>-0.0256585468196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73399624146586">
                <text:p>-0.273399624146586</text:p>
              </table:table-cell>
              <table:table-cell office:value-type="float" office:value="-0.0235588310221191">
                <text:p>-0.02355883102211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65166715892184">
                <text:p>-0.265166715892184</text:p>
              </table:table-cell>
              <table:table-cell office:value-type="float" office:value="-0.0216404667640502">
                <text:p>-0.02164046676405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57138333209617">
                <text:p>-0.257138333209617</text:p>
              </table:table-cell>
              <table:table-cell office:value-type="float" office:value="-0.0198846835026467">
                <text:p>-0.01988468350264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49318311383884">
                <text:p>-0.249318311383884</text:p>
              </table:table-cell>
              <table:table-cell office:value-type="float" office:value="-0.0182742314445594">
                <text:p>-0.01827423144455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41709404285362">
                <text:p>-0.241709404285362</text:p>
              </table:table-cell>
              <table:table-cell office:value-type="float" office:value="-0.0167933060734704">
                <text:p>-0.01679330607347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3431337074451">
                <text:p>-0.23431337074451</text:p>
              </table:table-cell>
              <table:table-cell office:value-type="float" office:value="-0.0154274723567216">
                <text:p>-0.01542747235672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27131057602481">
                <text:p>-0.227131057602481</text:p>
              </table:table-cell>
              <table:table-cell office:value-type="float" office:value="-0.0141635891319547">
                <text:p>-0.01416358913195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20162479341979">
                <text:p>-0.220162479341979</text:p>
              </table:table-cell>
              <table:table-cell office:value-type="float" office:value="-0.0129897341194507">
                <text:p>-0.0129897341194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13406894227641">
                <text:p>-0.213406894227641</text:p>
              </table:table-cell>
              <table:table-cell office:value-type="float" office:value="-0.0118951299532544">
                <text:p>-0.01189512995325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06862876908787">
                <text:p>-0.206862876908787</text:p>
              </table:table-cell>
              <table:table-cell office:value-type="float" office:value="-0.0108700715761856">
                <text:p>-0.01087007157618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0052838745821">
                <text:p>-0.20052838745821</text:p>
              </table:table-cell>
              <table:table-cell office:value-type="float" office:value="-0.00990585529672128">
                <text:p>-0.009905855296721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94400836841502">
                <text:p>-0.194400836841502</text:p>
              </table:table-cell>
              <table:table-cell office:value-type="float" office:value="-0.00899470976374328">
                <text:p>-0.008994709763743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88477148828436">
                <text:p>-0.188477148828436</text:p>
              </table:table-cell>
              <table:table-cell office:value-type="float" office:value="-0.00812972907455745">
                <text:p>-0.008129729074557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82753818375514">
                <text:p>-0.182753818375514</text:p>
              </table:table-cell>
              <table:table-cell office:value-type="float" office:value="-0.00730480819490786">
                <text:p>-0.007304808194907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77226966523003">
                <text:p>-0.177226966523003</text:p>
              </table:table-cell>
              <table:table-cell office:value-type="float" office:value="-0.00651458083555934">
                <text:p>-0.006514580835559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71892391863704">
                <text:p>-0.171892391863704</text:p>
              </table:table-cell>
              <table:table-cell office:value-type="float" office:value="-0.00575435989864648">
                <text:p>-0.005754359898646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6674561865242">
                <text:p>-0.16674561865242</text:p>
              </table:table-cell>
              <table:table-cell office:value-type="float" office:value="-0.00502008057814418">
                <text:p>-0.005020080578144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61781941635741">
                <text:p>-0.161781941635741</text:p>
              </table:table-cell>
              <table:table-cell office:value-type="float" office:value="-0.0043082461734123">
                <text:p>-0.004308246173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56996467691029">
                <text:p>-0.156996467691029</text:p>
              </table:table-cell>
              <table:table-cell office:value-type="float" office:value="-0.00361587665018703">
                <text:p>-0.003615876650187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52384154371243">
                <text:p>-0.152384154371243</text:p>
              </table:table-cell>
              <table:table-cell office:value-type="float" office:value="-0.00294045996331871">
                <text:p>-0.00294045996331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47939845459133">
                <text:p>-0.147939845459133</text:p>
              </table:table-cell>
              <table:table-cell office:value-type="float" office:value="-0.00227990613570483">
                <text:p>-0.002279906135704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43658303639915">
                <text:p>-0.143658303639915</text:p>
              </table:table-cell>
              <table:table-cell office:value-type="float" office:value="-0.00163250407163584">
                <text:p>-0.00163250407163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39534240405759">
                <text:p>-0.139534240405759</text:p>
              </table:table-cell>
              <table:table-cell office:value-type="float" office:value="-0.000996881067227839">
                <text:p>-0.0009968810672278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35562343309226">
                <text:p>-0.135562343309226</text:p>
              </table:table-cell>
              <table:table-cell office:value-type="float" office:value="-0.000371964968848282">
                <text:p>-0.0003719649688482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31737300685075">
                <text:p>-0.131737300685075</text:p>
              </table:table-cell>
              <table:table-cell office:value-type="float" office:value="0.000243051082393642">
                <text:p>0.0002430510823936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28053823961771">
                <text:p>-0.128053823961771</text:p>
              </table:table-cell>
              <table:table-cell office:value-type="float" office:value="0.000848741389947172">
                <text:p>0.000848741389947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24506667684732">
                <text:p>-0.124506667684732</text:p>
              </table:table-cell>
              <table:table-cell office:value-type="float" office:value="0.00144547800402517">
                <text:p>0.001445478004025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2109064737329">
                <text:p>-0.12109064737329</text:p>
              </table:table-cell>
              <table:table-cell office:value-type="float" office:value="0.0020334586722015">
                <text:p>0.00203345867220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17800655333578">
                <text:p>-0.117800655333578</text:p>
              </table:table-cell>
              <table:table-cell office:value-type="float" office:value="0.00261273252859517">
                <text:p>0.00261273252859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14631674547416">
                <text:p>-0.114631674547416</text:p>
              </table:table-cell>
              <table:table-cell office:value-type="float" office:value="0.00318322361723133">
                <text:p>0.003183223617231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11578790756206">
                <text:p>-0.111578790756206</text:p>
              </table:table-cell>
              <table:table-cell office:value-type="float" office:value="0.00374475234721228">
                <text:p>0.003744752347212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08637202857143">
                <text:p>-0.108637202857143</text:p>
              </table:table-cell>
              <table:table-cell office:value-type="float" office:value="0.00429705498032895">
                <text:p>0.004297054980328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0580223172485">
                <text:p>-0.10580223172485</text:p>
              </table:table-cell>
              <table:table-cell office:value-type="float" office:value="0.00483980125209893">
                <text:p>0.004839801252098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03069327571181">
                <text:p>-0.103069327571181</text:p>
              </table:table-cell>
              <table:table-cell office:value-type="float" office:value="0.00537261022903746">
                <text:p>0.005372610229037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00434075949729">
                <text:p>-0.100434075949729</text:p>
              </table:table-cell>
              <table:table-cell office:value-type="float" office:value="0.00589506450305866">
                <text:p>0.005895064503058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978922025105966">
                <text:p>-0.0978922025105966</text:p>
              </table:table-cell>
              <table:table-cell office:value-type="float" office:value="0.00640672282457011">
                <text:p>0.006406722824570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954395766059157">
                <text:p>-0.0954395766059157</text:p>
              </table:table-cell>
              <table:table-cell office:value-type="float" office:value="0.00690713127373677">
                <text:p>0.006907131273736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93072213842671">
                <text:p>-0.093072213842671</text:p>
              </table:table-cell>
              <table:table-cell office:value-type="float" office:value="0.00739583306723635">
                <text:p>0.007395833067236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907862776760693">
                <text:p>-0.0907862776760693</text:p>
              </table:table-cell>
              <table:table-cell office:value-type="float" office:value="0.0078723770963629">
                <text:p>0.00787237709636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885780801317848">
                <text:p>-0.0885780801317848</text:p>
              </table:table-cell>
              <table:table-cell office:value-type="float" office:value="0.00833632528869366">
                <text:p>0.008336325288693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864440817415657">
                <text:p>-0.0864440817415657</text:p>
              </table:table-cell>
              <table:table-cell office:value-type="float" office:value="0.00878725888364684">
                <text:p>0.008787258883646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843808907722954">
                <text:p>-0.0843808907722954</text:p>
              </table:table-cell>
              <table:table-cell office:value-type="float" office:value="0.00922478370803947">
                <text:p>0.009224783708039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823852618243581">
                <text:p>-0.0823852618243581</text:p>
              </table:table-cell>
              <table:table-cell office:value-type="float" office:value="0.00964853453520043">
                <text:p>0.009648534535200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804540938705189">
                <text:p>-0.0804540938705189</text:p>
              </table:table-cell>
              <table:table-cell office:value-type="float" office:value="0.0100581786070419">
                <text:p>0.01005817860704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785844278035519">
                <text:p>-0.0785844278035519</text:p>
              </table:table-cell>
              <table:table-cell office:value-type="float" office:value="0.0104534183954286">
                <text:p>0.0104534183954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767734435542788">
                <text:p>-0.0767734435542788</text:p>
              </table:table-cell>
              <table:table-cell office:value-type="float" office:value="0.0108339936746527">
                <text:p>0.01083399367465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750184568403478">
                <text:p>-0.0750184568403478</text:p>
              </table:table-cell>
              <table:table-cell office:value-type="float" office:value="0.0111996829739613">
                <text:p>0.01119968297396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733169155998414">
                <text:p>-0.0733169155998414</text:p>
              </table:table-cell>
              <table:table-cell office:value-type="float" office:value="0.0115503044746612">
                <text:p>0.01155030447466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716663961613406">
                <text:p>-0.0716663961613406</text:p>
              </table:table-cell>
              <table:table-cell office:value-type="float" office:value="0.0118857164125297">
                <text:p>0.01188571641252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700645991971616">
                <text:p>-0.0700645991971616</text:p>
              </table:table-cell>
              <table:table-cell office:value-type="float" office:value="0.0122058170431316">
                <text:p>0.01220581704313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685093455037533">
                <text:p>-0.0685093455037533</text:p>
              </table:table-cell>
              <table:table-cell office:value-type="float" office:value="0.0125105442230211">
                <text:p>0.01251054422302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669985716491128">
                <text:p>-0.0669985716491128</text:p>
              </table:table-cell>
              <table:table-cell office:value-type="float" office:value="0.012799874657099">
                <text:p>0.0127998746570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655303255237216">
                <text:p>-0.0655303255237216</text:p>
              </table:table-cell>
              <table:table-cell office:value-type="float" office:value="0.0130738228580896">
                <text:p>0.01307382285808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641027618285772">
                <text:p>-0.0641027618285772</text:p>
              </table:table-cell>
              <table:table-cell office:value-type="float" office:value="0.0133324398613466">
                <text:p>0.01333243986134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627141375303397">
                <text:p>-0.0627141375303397</text:p>
              </table:table-cell>
              <table:table-cell office:value-type="float" office:value="0.0135758117340901">
                <text:p>0.01357581173409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613628073110828">
                <text:p>-0.0613628073110828</text:p>
              </table:table-cell>
              <table:table-cell office:value-type="float" office:value="0.0138040579158893">
                <text:p>0.0138040579158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600472190368739">
                <text:p>-0.0600472190368739</text:p>
              </table:table-cell>
              <table:table-cell office:value-type="float" office:value="0.0140173294232993">
                <text:p>0.01401732942329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587659092672332">
                <text:p>-0.0587659092672332</text:p>
              </table:table-cell>
              <table:table-cell office:value-type="float" office:value="0.0142158069490028">
                <text:p>0.01421580694900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57517498824744">
                <text:p>-0.057517498824744</text:p>
              </table:table-cell>
              <table:table-cell office:value-type="float" office:value="0.0143996988831274">
                <text:p>0.01439969888312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563006884415129">
                <text:p>-0.0563006884415129</text:p>
              </table:table-cell>
              <table:table-cell office:value-type="float" office:value="0.0145692392812702">
                <text:p>0.01456923928127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551142544977123">
                <text:p>-0.0551142544977123</text:p>
              </table:table-cell>
              <table:table-cell office:value-type="float" office:value="0.0147246858017924">
                <text:p>0.01472468580179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539570448644167">
                <text:p>-0.0539570448644167</text:p>
              </table:table-cell>
              <table:table-cell office:value-type="float" office:value="0.0148663176321451">
                <text:p>0.01486631763214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528279748620797">
                <text:p>-0.0528279748620797</text:p>
              </table:table-cell>
              <table:table-cell office:value-type="float" office:value="0.0149944334218777">
                <text:p>0.01499443342187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517260233428241">
                <text:p>-0.0517260233428241</text:p>
              </table:table-cell>
              <table:table-cell office:value-type="float" office:value="0.0151093492376742">
                <text:p>0.0151093492376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50650228905158">
                <text:p>-0.050650228905158</text:p>
              </table:table-cell>
              <table:table-cell office:value-type="float" office:value="0.0152113965546041">
                <text:p>0.01521139655460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495996862456716">
                <text:p>-0.0495996862456716</text:p>
              </table:table-cell>
              <table:table-cell office:value-type="float" office:value="0.0153009202944698">
                <text:p>0.01530092029446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485735426530853">
                <text:p>-0.0485735426530853</text:p>
              </table:table-cell>
              <table:table-cell office:value-type="float" office:value="0.0153782769219957">
                <text:p>0.01537827692199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475709946476943">
                <text:p>-0.0475709946476943</text:p>
              </table:table-cell>
              <table:table-cell office:value-type="float" office:value="0.0154438326069428">
                <text:p>0.01544383260694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465912847679828">
                <text:p>-0.0465912847679828</text:p>
              </table:table-cell>
              <table:table-cell office:value-type="float" office:value="0.0154979614591655">
                <text:p>0.01549796145916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456336985057426">
                <text:p>-0.0456336985057426</text:p>
              </table:table-cell>
              <table:table-cell office:value-type="float" office:value="0.015541043842382">
                <text:p>0.0155410438423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446975613898282">
                <text:p>-0.0446975613898282</text:p>
              </table:table-cell>
              <table:table-cell office:value-type="float" office:value="0.0155734647711903">
                <text:p>0.01557346477119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437822362173934">
                <text:p>-0.0437822362173934</text:p>
              </table:table-cell>
              <table:table-cell office:value-type="float" office:value="0.0155956123944367">
                <text:p>0.01559561239443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428871204317449">
                <text:p>-0.0428871204317449</text:p>
              </table:table-cell>
              <table:table-cell office:value-type="float" office:value="0.0156078765673584">
                <text:p>0.01560787656735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420116436441464">
                <text:p>-0.0420116436441464</text:p>
              </table:table-cell>
              <table:table-cell office:value-type="float" office:value="0.0156106475140971">
                <text:p>0.01561064751409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411552652970215">
                <text:p>-0.0411552652970215</text:p>
              </table:table-cell>
              <table:table-cell office:value-type="float" office:value="0.0156043145809415">
                <text:p>0.01560431458094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403174724655564">
                <text:p>-0.0403174724655564</text:p>
              </table:table-cell>
              <table:table-cell office:value-type="float" office:value="0.0155892650804068">
                <text:p>0.01558926508040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394977777937955">
                <text:p>-0.0394977777937955</text:p>
              </table:table-cell>
              <table:table-cell office:value-type="float" office:value="0.0155658832253547">
                <text:p>0.01556588322535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386957175611435">
                <text:p>-0.0386957175611435</text:p>
              </table:table-cell>
              <table:table-cell office:value-type="float" office:value="0.0155345491517744">
                <text:p>0.01553454915177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379108498755221">
                <text:p>-0.0379108498755221</text:p>
              </table:table-cell>
              <table:table-cell office:value-type="float" office:value="0.0154956380284954">
                <text:p>0.01549563802849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371427529878732">
                <text:p>-0.0371427529878732</text:p>
              </table:table-cell>
              <table:table-cell office:value-type="float" office:value="0.0154495192515869">
                <text:p>0.01544951925158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363910237238585">
                <text:p>-0.0363910237238585</text:p>
              </table:table-cell>
              <table:table-cell office:value-type="float" office:value="0.0153965557210256">
                <text:p>0.01539655572102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356552760276907">
                <text:p>-0.0356552760276907</text:p>
              </table:table-cell>
              <table:table-cell office:value-type="float" office:value="0.0153371031965888">
                <text:p>0.01533710319658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349351396130348">
                <text:p>-0.0349351396130348</text:p>
              </table:table-cell>
              <table:table-cell office:value-type="float" office:value="0.0152715097297085">
                <text:p>0.01527150972970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342302587160948">
                <text:p>-0.0342302587160948</text:p>
              </table:table-cell>
              <table:table-cell office:value-type="float" office:value="0.0152001151686898">
                <text:p>0.01520011516868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335402909457105">
                <text:p>-0.0335402909457105</text:p>
              </table:table-cell>
              <table:table-cell office:value-type="float" office:value="0.0151232507326293">
                <text:p>0.01512325073262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328649062253827">
                <text:p>-0.0328649062253827</text:p>
              </table:table-cell>
              <table:table-cell office:value-type="float" office:value="0.0150412386518806">
                <text:p>0.01504123865188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322037858224933">
                <text:p>-0.0322037858224933</text:p>
              </table:table-cell>
              <table:table-cell office:value-type="float" office:value="0.0149543918700923">
                <text:p>0.01495439187009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315566214593721">
                <text:p>-0.0315566214593721</text:p>
              </table:table-cell>
              <table:table-cell office:value-type="float" office:value="0.0148630138051775">
                <text:p>0.01486301380517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309231145015243">
                <text:p>-0.0309231145015243</text:p>
              </table:table-cell>
              <table:table-cell office:value-type="float" office:value="0.0147673981648166">
                <text:p>0.01476739816481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30302975218377">
                <text:p>-0.030302975218377</text:p>
              </table:table-cell>
              <table:table-cell office:value-type="float" office:value="0.0146678288132085">
                <text:p>0.01466782881320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296959221116833">
                <text:p>-0.0296959221116833</text:p>
              </table:table-cell>
              <table:table-cell office:value-type="float" office:value="0.0145645796853167">
                <text:p>0.01456457968531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291016813070311">
                <text:p>-0.0291016813070311</text:p>
              </table:table-cell>
              <table:table-cell office:value-type="float" office:value="0.0144579147447921">
                <text:p>0.01445791474479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285199860044605">
                <text:p>-0.0285199860044605</text:p>
              </table:table-cell>
              <table:table-cell office:value-type="float" office:value="0.0143480879825741">
                <text:p>0.0143480879825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279505759834153">
                <text:p>-0.0279505759834153</text:p>
              </table:table-cell>
              <table:table-cell office:value-type="float" office:value="0.0142353434522402">
                <text:p>0.01423534345224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273931971585206">
                <text:p>-0.0273931971585206</text:p>
              </table:table-cell>
              <table:table-cell office:value-type="float" office:value="0.0141199153391725">
                <text:p>0.01411991533917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268476011819452">
                <text:p>-0.0268476011819452</text:p>
              </table:table-cell>
              <table:table-cell office:value-type="float" office:value="0.0140020280600117">
                <text:p>0.01400202806001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263135450886187">
                <text:p>-0.0263135450886187</text:p>
              </table:table-cell>
              <table:table-cell office:value-type="float" office:value="0.0138818963898002">
                <text:p>0.01388189638980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257907909809951">
                <text:p>-0.0257907909809951</text:p>
              </table:table-cell>
              <table:table-cell office:value-type="float" office:value="0.0137597256132382">
                <text:p>0.01375972561323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252791057499868">
                <text:p>-0.0252791057499868</text:p>
              </table:table-cell>
              <table:table-cell office:value-type="float" office:value="0.0136357116979013">
                <text:p>0.01363571169790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247782608284952">
                <text:p>-0.0247782608284952</text:p>
              </table:table-cell>
              <table:table-cell office:value-type="float" office:value="0.0135100414863754">
                <text:p>0.01351004148637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242880319750727">
                <text:p>-0.0242880319750727</text:p>
              </table:table-cell>
              <table:table-cell office:value-type="float" office:value="0.0133828929046897">
                <text:p>0.01338289290468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238081990843408">
                <text:p>-0.0238081990843408</text:p>
              </table:table-cell>
              <table:table-cell office:value-type="float" office:value="0.0132544351852282">
                <text:p>0.01325443518522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233385460222557">
                <text:p>-0.0233385460222557</text:p>
              </table:table-cell>
              <table:table-cell office:value-type="float" office:value="0.0131248291013852">
                <text:p>0.01312482910138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228788604826446">
                <text:p>-0.0228788604826446</text:p>
              </table:table-cell>
              <table:table-cell office:value-type="float" office:value="0.0129942272118821">
                <text:p>0.01299422721188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224289338636607">
                <text:p>-0.0224289338636607</text:p>
              </table:table-cell>
              <table:table-cell office:value-type="float" office:value="0.012862774113187">
                <text:p>0.0128627741131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219885611616677">
                <text:p>-0.0219885611616677</text:p>
              </table:table-cell>
              <table:table-cell office:value-type="float" office:value="0.0127306066979527">
                <text:p>0.01273060669795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215575408801127">
                <text:p>-0.0215575408801127</text:p>
              </table:table-cell>
              <table:table-cell office:value-type="float" office:value="0.0125978544178285">
                <text:p>0.01259785441782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211356749522995">
                <text:p>-0.0211356749522995</text:p>
              </table:table-cell>
              <table:table-cell office:value-type="float" office:value="0.0124646395491146">
                <text:p>0.01246463954911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207227686757072">
                <text:p>-0.0207227686757072</text:p>
              </table:table-cell>
              <table:table-cell office:value-type="float" office:value="0.0123310774601038">
                <text:p>0.01233107746010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203186306564573">
                <text:p>-0.0203186306564573</text:p>
              </table:table-cell>
              <table:table-cell office:value-type="float" office:value="0.0121972768782452">
                <text:p>0.01219727687824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199230727627064">
                <text:p>-0.0199230727627064</text:p>
              </table:table-cell>
              <table:table-cell office:value-type="float" office:value="0.0120633401569314">
                <text:p>0.01206334015693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195359100852777">
                <text:p>-0.0195359100852777</text:p>
              </table:table-cell>
              <table:table-cell office:value-type="float" office:value="0.01192936353962">
                <text:p>0.011929363539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191569609045761">
                <text:p>-0.0191569609045761</text:p>
              </table:table-cell>
              <table:table-cell office:value-type="float" office:value="0.0117954374215135">
                <text:p>0.01179543742151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243540988713775">
                <text:p>-0.243540988713775</text:p>
              </table:table-cell>
              <table:table-cell office:value-type="float" office:value="-0.205099238341333">
                <text:p>-0.205099238341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67932959664381">
                <text:p>2.67932959664381</text:p>
              </table:table-cell>
              <table:table-cell office:value-type="float" office:value="-4.10728447328026">
                <text:p>-4.107284473280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7.72853807354887">
                <text:p>-7.728538073548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7.37466950884693">
                <text:p>-7.37466950884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6.80998288399912">
                <text:p>-6.809982883999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6.28847276386122">
                <text:p>-6.288472763861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5.8216439105599">
                <text:p>-5.82164391055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5.40467843155426">
                <text:p>-5.404678431554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5.03206641914611">
                <text:p>-5.032066419146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4.69865520904218">
                <text:p>-4.698655209042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4.39968195480185">
                <text:p>-4.399681954801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82677165354333">
                <text:p>5.82677165354333</text:p>
              </table:table-cell>
              <table:table-cell office:value-type="float" office:value="-4.13072923390495">
                <text:p>-4.130729233904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82677165354328">
                <text:p>5.82677165354328</text:p>
              </table:table-cell>
              <table:table-cell office:value-type="float" office:value="-3.88766901641613">
                <text:p>-3.887669016416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3.66659946896466">
                <text:p>-3.666599468964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3.4637747748456">
                <text:p>-3.46377477484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3.27552816919346">
                <text:p>-3.275528169193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3.09818932638949">
                <text:p>-3.098189326389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2.92799918713932">
                <text:p>-2.927999187139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2.76102867137795">
                <text:p>-2.761028671377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82677165354331">
                <text:p>5.82677165354331</text:p>
              </table:table-cell>
              <table:table-cell office:value-type="float" office:value="-2.59311281420532">
                <text:p>-2.593112814205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72442056657594">
                <text:p>5.72442056657594</text:p>
              </table:table-cell>
              <table:table-cell office:value-type="float" office:value="-2.41981852362038">
                <text:p>-2.419818523620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3332416825422">
                <text:p>5.03332416825422</text:p>
              </table:table-cell>
              <table:table-cell office:value-type="float" office:value="-2.23647178782945">
                <text:p>-2.236471787829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8887682721191">
                <text:p>3.8887682721191</text:p>
              </table:table-cell>
              <table:table-cell office:value-type="float" office:value="-2.0383568298216">
                <text:p>-2.03835682982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83832789424756">
                <text:p>2.83832789424756</text:p>
              </table:table-cell>
              <table:table-cell office:value-type="float" office:value="-1.82127013155359">
                <text:p>-1.821270131553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0541348869631">
                <text:p>1.90541348869631</text:p>
              </table:table-cell>
              <table:table-cell office:value-type="float" office:value="-1.58219585843121">
                <text:p>-1.582195858431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788812237486">
                <text:p>1.0788812237486</text:p>
              </table:table-cell>
              <table:table-cell office:value-type="float" office:value="-1.319748987018">
                <text:p>-1.3197489870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4675089829812">
                <text:p>0.34675089829812</text:p>
              </table:table-cell>
              <table:table-cell office:value-type="float" office:value="-1.03438889273708">
                <text:p>-1.034388892737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301610418491949">
                <text:p>-0.301610418491949</text:p>
              </table:table-cell>
              <table:table-cell office:value-type="float" office:value="-0.728417166266285">
                <text:p>-0.7284171662662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875474376590457">
                <text:p>-0.875474376590457</text:p>
              </table:table-cell>
              <table:table-cell office:value-type="float" office:value="-0.40574020709174">
                <text:p>-0.405740207091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8287889966451">
                <text:p>-1.38287889966451</text:p>
              </table:table-cell>
              <table:table-cell office:value-type="float" office:value="-0.0714414205317759">
                <text:p>-0.07144142053177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83075980382807">
                <text:p>-1.83075980382807</text:p>
              </table:table-cell>
              <table:table-cell office:value-type="float" office:value="0.268739301792134">
                <text:p>0.2687393017921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.22507830166117">
                <text:p>-2.22507830166117</text:p>
              </table:table-cell>
              <table:table-cell office:value-type="float" office:value="0.608911471006846">
                <text:p>0.6089114710068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.57094387183598">
                <text:p>-2.57094387183598</text:p>
              </table:table-cell>
              <table:table-cell office:value-type="float" office:value="0.943446825499339">
                <text:p>0.9434468254993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.87273165218869">
                <text:p>-2.87273165218869</text:p>
              </table:table-cell>
              <table:table-cell office:value-type="float" office:value="1.26726488558511">
                <text:p>1.267264885585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.1341930996609">
                <text:p>-3.1341930996609</text:p>
              </table:table-cell>
              <table:table-cell office:value-type="float" office:value="1.57599465253027">
                <text:p>1.575994652530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3585586017812">
                <text:p>-3.3585586017812</text:p>
              </table:table-cell>
              <table:table-cell office:value-type="float" office:value="1.86603709655003">
                <text:p>1.866037096550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863091661448">
                <text:p>-3.54863091661448</text:p>
              </table:table-cell>
              <table:table-cell office:value-type="float" office:value="2.13455909677696">
                <text:p>2.134559096776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70686863711906">
                <text:p>-3.70686863711906</text:p>
              </table:table-cell>
              <table:table-cell office:value-type="float" office:value="2.37944619465725">
                <text:p>2.379446194657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83545923415909">
                <text:p>-3.83545923415909</text:p>
              </table:table-cell>
              <table:table-cell office:value-type="float" office:value="2.59923457152946">
                <text:p>2.599234571529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93638157954785">
                <text:p>-3.93638157954785</text:p>
              </table:table-cell>
              <table:table-cell office:value-type="float" office:value="2.79303561507071">
                <text:p>2.793035615070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01145816143913">
                <text:p>-4.01145816143913</text:p>
              </table:table-cell>
              <table:table-cell office:value-type="float" office:value="2.96046084389048">
                <text:p>2.960460843890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.06239746836352">
                <text:p>-4.06239746836352</text:p>
              </table:table-cell>
              <table:table-cell office:value-type="float" office:value="3.10155111418182">
                <text:p>3.101551114181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09082723130974">
                <text:p>-4.09082723130974</text:p>
              </table:table-cell>
              <table:table-cell office:value-type="float" office:value="3.21671167201779">
                <text:p>3.216711672017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.09831937473437">
                <text:p>-4.09831937473437</text:p>
              </table:table-cell>
              <table:table-cell office:value-type="float" office:value="3.30665332216784">
                <text:p>3.306653322167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.08640763825812">
                <text:p>-4.08640763825812</text:p>
              </table:table-cell>
              <table:table-cell office:value-type="float" office:value="3.37233937779119">
                <text:p>3.372339377791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05659889351913">
                <text:p>-4.05659889351913</text:p>
              </table:table-cell>
              <table:table-cell office:value-type="float" office:value="3.41493784827495">
                <text:p>3.414937848274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4.01037919906375">
                <text:p>-4.01037919906375</text:p>
              </table:table-cell>
              <table:table-cell office:value-type="float" office:value="3.43577832222705">
                <text:p>3.435778322227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94921561547363">
                <text:p>-3.94921561547363</text:p>
              </table:table-cell>
              <table:table-cell office:value-type="float" office:value="3.43631309050344">
                <text:p>3.436313090503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87455474945826">
                <text:p>-3.87455474945826</text:p>
              </table:table-cell>
              <table:table-cell office:value-type="float" office:value="3.4180821630313">
                <text:p>3.41808216303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78781891643831">
                <text:p>-3.78781891643831</text:p>
              </table:table-cell>
              <table:table-cell office:value-type="float" office:value="3.38268192929715">
                <text:p>3.382681929297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69040071350937">
                <text:p>-3.69040071350937</text:p>
              </table:table-cell>
              <table:table-cell office:value-type="float" office:value="3.33173728213721">
                <text:p>3.331737282137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8365668576448">
                <text:p>-3.58365668576448</text:p>
              </table:table-cell>
              <table:table-cell office:value-type="float" office:value="3.26687706575236">
                <text:p>3.266877065752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.46890065531174">
                <text:p>-3.46890065531174</text:p>
              </table:table-cell>
              <table:table-cell office:value-type="float" office:value="3.18971272535077">
                <text:p>3.189712725350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.34739716965762">
                <text:p>-3.34739716965762</text:p>
              </table:table-cell>
              <table:table-cell office:value-type="float" office:value="3.10182003359643">
                <text:p>3.101820033596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.22035541905126">
                <text:p>-3.22035541905126</text:p>
              </table:table-cell>
              <table:table-cell office:value-type="float" office:value="3.00472375463563">
                <text:p>3.004723754635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.0889238743818">
                <text:p>-3.0889238743818</text:p>
              </table:table-cell>
              <table:table-cell office:value-type="float" office:value="2.89988508578928">
                <text:p>2.899885085789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.95418581063802">
                <text:p>-2.95418581063802</text:p>
              </table:table-cell>
              <table:table-cell office:value-type="float" office:value="2.78869169481656">
                <text:p>2.788691694816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.81715580707991">
                <text:p>-2.81715580707991</text:p>
              </table:table-cell>
              <table:table-cell office:value-type="float" office:value="2.67245015049627">
                <text:p>2.672450150496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.67877725454138">
                <text:p>-2.67877725454138</text:p>
              </table:table-cell>
              <table:table-cell office:value-type="float" office:value="2.55238052845036">
                <text:p>2.552380528450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.53992085235517">
                <text:p>-2.53992085235517</text:p>
              </table:table-cell>
              <table:table-cell office:value-type="float" office:value="2.42961296391622">
                <text:p>2.429612963916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.40138404139187">
                <text:p>-2.40138404139187</text:p>
              </table:table-cell>
              <table:table-cell office:value-type="float" office:value="2.30518591899986">
                <text:p>2.305185918999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.26389129437998">
                <text:p>-2.26389129437998</text:p>
              </table:table-cell>
              <table:table-cell office:value-type="float" office:value="2.18004593361067">
                <text:p>2.180045933610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.12809516856112">
                <text:p>-2.12809516856112</text:p>
              </table:table-cell>
              <table:table-cell office:value-type="float" office:value="2.05504863618187">
                <text:p>2.055048636181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99457801726652">
                <text:p>-1.99457801726652</text:p>
              </table:table-cell>
              <table:table-cell office:value-type="float" office:value="1.93096080154087">
                <text:p>1.930960801540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86385425465552">
                <text:p>-1.86385425465552</text:p>
              </table:table-cell>
              <table:table-cell office:value-type="float" office:value="1.80846325792321">
                <text:p>1.808463257923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73637307017527">
                <text:p>-1.73637307017527</text:p>
              </table:table-cell>
              <table:table-cell office:value-type="float" office:value="1.68815446212169">
                <text:p>1.688154462121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6125214950085">
                <text:p>-1.6125214950085</text:p>
              </table:table-cell>
              <table:table-cell office:value-type="float" office:value="1.57055458018336">
                <text:p>1.570554580183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49262773074172">
                <text:p>-1.49262773074172</text:p>
              </table:table-cell>
              <table:table-cell office:value-type="float" office:value="1.45610993008067">
                <text:p>1.456109930080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37696465979296">
                <text:p>-1.37696465979296</text:p>
              </table:table-cell>
              <table:table-cell office:value-type="float" office:value="1.34519766169066">
                <text:p>1.345197661690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26575346704065">
                <text:p>-1.26575346704065</text:p>
              </table:table-cell>
              <table:table-cell office:value-type="float" office:value="1.23813056765882">
                <text:p>1.238130567658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15916731202887">
                <text:p>-1.15916731202887</text:p>
              </table:table-cell>
              <table:table-cell office:value-type="float" office:value="1.13516193589038">
                <text:p>1.135161935890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0573350006738">
                <text:p>-1.0573350006738</text:p>
              </table:table-cell>
              <table:table-cell office:value-type="float" office:value="1.03649037021238">
                <text:p>1.036490370212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960344614286424">
                <text:p>-0.960344614286424</text:p>
              </table:table-cell>
              <table:table-cell office:value-type="float" office:value="0.942264520014158">
                <text:p>0.9422645200141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868247061782212">
                <text:p>-0.868247061782212</text:p>
              </table:table-cell>
              <table:table-cell office:value-type="float" office:value="0.852587672319816">
                <text:p>0.8525876723198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781059528089645">
                <text:p>-0.781059528089645</text:p>
              </table:table-cell>
              <table:table-cell office:value-type="float" office:value="0.767522170775292">
                <text:p>0.7675221707752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69876879797397">
                <text:p>-0.69876879797397</text:p>
              </table:table-cell>
              <table:table-cell office:value-type="float" office:value="0.687093635494396">
                <text:p>0.6870936354943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621334439795196">
                <text:p>-0.621334439795196</text:p>
              </table:table-cell>
              <table:table-cell office:value-type="float" office:value="0.611294965702536">
                <text:p>0.6112949657025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548691838173521">
                <text:p>-0.548691838173521</text:p>
              </table:table-cell>
              <table:table-cell office:value-type="float" office:value="0.540090113764369">
                <text:p>0.5400901137643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480755068230643">
                <text:p>-0.480755068230643</text:p>
              </table:table-cell>
              <table:table-cell office:value-type="float" office:value="0.473417624620431">
                <text:p>0.4734176246204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417419607093117">
                <text:p>-0.417419607093117</text:p>
              </table:table-cell>
              <table:table-cell office:value-type="float" office:value="0.411193939034149">
                <text:p>0.4111939390341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358564880786294">
                <text:p>-0.358564880786294</text:p>
              </table:table-cell>
              <table:table-cell office:value-type="float" office:value="0.353316462504294">
                <text:p>0.3533164625042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04056646590967">
                <text:p>-0.304056646590967</text:p>
              </table:table-cell>
              <table:table-cell office:value-type="float" office:value="0.299666404369581">
                <text:p>0.2996664043695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25374921247614">
                <text:p>-0.25374921247614</text:p>
              </table:table-cell>
              <table:table-cell office:value-type="float" office:value="0.250111393642927">
                <text:p>0.2501113936429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207487496424208">
                <text:p>-0.207487496424208</text:p>
              </table:table-cell>
              <table:table-cell office:value-type="float" office:value="0.204507879583105">
                <text:p>0.2045078795831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165108929396762">
                <text:p>-0.165108929396762</text:p>
              </table:table-cell>
              <table:table-cell office:value-type="float" office:value="0.162703326038227">
                <text:p>0.1627033260382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26445206406878">
                <text:p>-0.126445206406878</text:p>
              </table:table-cell>
              <table:table-cell office:value-type="float" office:value="0.124538209266789">
                <text:p>0.124538209266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913238907090275">
                <text:p>-0.0913238907090275</text:p>
              </table:table-cell>
              <table:table-cell office:value-type="float" office:value="0.0898478293354765">
                <text:p>0.08984782933547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595698765290198">
                <text:p>-0.0595698765290198</text:p>
              </table:table-cell>
              <table:table-cell office:value-type="float" office:value="0.0584639453674818">
                <text:p>0.05846394536748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310067160619099">
                <text:p>-0.0310067160619099</text:p>
              </table:table-cell>
              <table:table-cell office:value-type="float" office:value="0.0302162449254073">
                <text:p>0.03021624492540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0545781668856993">
                <text:p>-0.00545781668856993</text:p>
              </table:table-cell>
              <table:table-cell office:value-type="float" office:value="0.00493365769798082">
                <text:p>0.004933657697980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72524854819001">
                <text:p>0.0172524854819001</text:p>
              </table:table-cell>
              <table:table-cell office:value-type="float" office:value="-0.0175544765441016">
                <text:p>-0.01755447654410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72979695344">
                <text:p>0.0372979695344</text:p>
              </table:table-cell>
              <table:table-cell office:value-type="float" office:value="-0.0374173760276486">
                <text:p>-0.03741737602764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48496848657543">
                <text:p>0.0548496848657543</text:p>
              </table:table-cell>
              <table:table-cell office:value-type="float" office:value="-0.0548219117090243">
                <text:p>-0.05482191170902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00752112096525">
                <text:p>0.0700752112096525</text:p>
              </table:table-cell>
              <table:table-cell office:value-type="float" office:value="-0.0699318196182963">
                <text:p>-0.0699318196182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831380172915619">
                <text:p>0.0831380172915619</text:p>
              </table:table-cell>
              <table:table-cell office:value-type="float" office:value="-0.0829070221360695">
                <text:p>-0.08290702213606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941969118792407">
                <text:p>0.0941969118792407</text:p>
              </table:table-cell>
              <table:table-cell office:value-type="float" office:value="-0.0939030498916749">
                <text:p>-0.09390304989167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03405581063543">
                <text:p>0.103405581063543</text:p>
              </table:table-cell>
              <table:table-cell office:value-type="float" office:value="-0.103070556346396">
                <text:p>-0.1030705563463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10912205699565">
                <text:p>0.110912205699565</text:p>
              </table:table-cell>
              <table:table-cell office:value-type="float" office:value="-0.110554917496897">
                <text:p>-0.1105549174968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16859153055571">
                <text:p>0.116859153055571</text:p>
              </table:table-cell>
              <table:table-cell office:value-type="float" office:value="-0.116495909504555">
                <text:p>-0.1164959095045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1382736858688">
                <text:p>0.121382736858688</text:p>
              </table:table-cell>
              <table:table-cell office:value-type="float" office:value="-0.121027457421197">
                <text:p>-0.1210274574211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24613040085264">
                <text:p>0.124613040085264</text:p>
              </table:table-cell>
              <table:table-cell office:value-type="float" office:value="-0.124277448539001">
                <text:p>-0.124277448539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26673795023757">
                <text:p>0.126673795023757</text:p>
              </table:table-cell>
              <table:table-cell office:value-type="float" office:value="-0.126367604245625">
                <text:p>-0.126367604245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7682315332689">
                <text:p>0.127682315332689</text:p>
              </table:table-cell>
              <table:table-cell office:value-type="float" office:value="-0.127413404607601">
                <text:p>-0.1274134046076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27749475026007">
                <text:p>0.127749475026007</text:p>
              </table:table-cell>
              <table:table-cell office:value-type="float" office:value="-0.127524060241746">
                <text:p>-0.1275240602417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269797295393">
                <text:p>0.1269797295393</text:p>
              </table:table-cell>
              <table:table-cell office:value-type="float" office:value="-0.126802526361902">
                <text:p>-0.1268025263619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25471174262781">
                <text:p>0.125471174262781</text:p>
              </table:table-cell>
              <table:table-cell office:value-type="float" office:value="-0.125345554206979">
                <text:p>-0.1253455542069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23315636165589">
                <text:p>0.123315636165589</text:p>
              </table:table-cell>
              <table:table-cell office:value-type="float" office:value="-0.123243775366233">
                <text:p>-0.1232437753662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20598794381421">
                <text:p>0.120598794381421</text:p>
              </table:table-cell>
              <table:table-cell office:value-type="float" office:value="-0.120581814818688">
                <text:p>-0.1205818148186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17400325872286">
                <text:p>0.117400325872286</text:p>
              </table:table-cell>
              <table:table-cell office:value-type="float" office:value="-0.117438428794836">
                <text:p>-0.1174384287948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13794072537754">
                <text:p>0.113794072537754</text:p>
              </table:table-cell>
              <table:table-cell office:value-type="float" office:value="-0.113886663850526">
                <text:p>-0.1138866638505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09848226384601">
                <text:p>0.109848226384601</text:p>
              </table:table-cell>
              <table:table-cell office:value-type="float" office:value="-0.10999403381422">
                <text:p>-0.109994033814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5625529617526">
                <text:p>0.105625529617526</text:p>
              </table:table-cell>
              <table:table-cell office:value-type="float" office:value="-0.105822711529791">
                <text:p>-0.1058227115297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01183486753698">
                <text:p>0.101183486753698</text:p>
              </table:table-cell>
              <table:table-cell office:value-type="float" office:value="-0.101429732568126">
                <text:p>-0.1014297325681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65745860997735">
                <text:p>0.0965745860997735</text:p>
              </table:table-cell>
              <table:table-cell office:value-type="float" office:value="-0.0968672083200062">
                <text:p>-0.09686720832000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918465281587677">
                <text:p>0.0918465281587677</text:p>
              </table:table-cell>
              <table:table-cell office:value-type="float" office:value="-0.092182546112074">
                <text:p>-0.0921825461120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870424587558594">
                <text:p>0.0870424587558594</text:p>
              </table:table-cell>
              <table:table-cell office:value-type="float" office:value="-0.0874186742050531">
                <text:p>-0.08741867420505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822012048842469">
                <text:p>0.0822012048842469</text:p>
              </table:table-cell>
              <table:table-cell office:value-type="float" office:value="-0.0826142697408994">
                <text:p>-0.08261426974089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773575114755509">
                <text:p>0.0773575114755509</text:p>
              </table:table-cell>
              <table:table-cell office:value-type="float" office:value="-0.0778039879001824">
                <text:p>-0.07780398790018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25422774911833">
                <text:p>0.0725422774911833</text:p>
              </table:table-cell>
              <table:table-cell office:value-type="float" office:value="-0.0730186907168084">
                <text:p>-0.07301869071680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77827899146388">
                <text:p>0.0677827899146388</text:p>
              </table:table-cell>
              <table:table-cell office:value-type="float" office:value="-0.0682856741702098">
                <text:p>-0.06828567417020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31029543957107">
                <text:p>0.0631029543957107</text:p>
              </table:table-cell>
              <table:table-cell office:value-type="float" office:value="-0.0636288923384409">
                <text:p>-0.06362889233844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585235214591862">
                <text:p>0.0585235214591862</text:p>
              </table:table-cell>
              <table:table-cell office:value-type="float" office:value="-0.0590691775480767">
                <text:p>-0.05906917754807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40623073403301">
                <text:p>0.0540623073403301</text:p>
              </table:table-cell>
              <table:table-cell office:value-type="float" office:value="-0.0546244555989173">
                <text:p>-0.05462445559891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497344086502372">
                <text:p>0.0497344086502372</text:p>
              </table:table-cell>
              <table:table-cell office:value-type="float" office:value="-0.0503099552738417">
                <text:p>-0.05030995527384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455524102017213">
                <text:p>0.0455524102017213</text:p>
              </table:table-cell>
              <table:table-cell office:value-type="float" office:value="-0.046138411466301">
                <text:p>-0.0461384114663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415265854474933">
                <text:p>0.0415265854474933</text:p>
              </table:table-cell>
              <table:table-cell office:value-type="float" office:value="-0.0421202613710925">
                <text:p>-0.04212026137109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76650890897778">
                <text:p>0.0376650890897778</text:p>
              </table:table-cell>
              <table:table-cell office:value-type="float" office:value="-0.0382638332878438">
                <text:p>-0.03826383328784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39741415215533">
                <text:p>0.0339741415215533</text:p>
              </table:table-cell>
              <table:table-cell office:value-type="float" office:value="-0.034575527682601">
                <text:p>-0.0345755276826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04582048494151">
                <text:p>0.0304582048494151</text:p>
              </table:table-cell>
              <table:table-cell office:value-type="float" office:value="-0.0310599902382469">
                <text:p>-0.03105999023824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71201503299956">
                <text:p>0.0271201503299956</text:p>
              </table:table-cell>
              <table:table-cell office:value-type="float" office:value="-0.0277202767057005">
                <text:p>-0.02772027670570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39614171262392">
                <text:p>0.0239614171262392</text:p>
              </table:table-cell>
              <table:table-cell office:value-type="float" office:value="-0.0245580094373476">
                <text:p>-0.02455800943734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09821623546658">
                <text:p>0.0209821623546658</text:p>
              </table:table-cell>
              <table:table-cell office:value-type="float" office:value="-0.0215735255497451">
                <text:p>-0.02157352554974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81814024540872">
                <text:p>0.0181814024540872</text:p>
              </table:table-cell>
              <table:table-cell office:value-type="float" office:value="-0.0187660167199066">
                <text:p>-0.01876601671990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55571459574677">
                <text:p>0.0155571459574677</text:p>
              </table:table-cell>
              <table:table-cell office:value-type="float" office:value="-0.0161336606702589">
                <text:p>-0.01613366067025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31065177941592">
                <text:p>0.0131065177941592</text:p>
              </table:table-cell>
              <table:table-cell office:value-type="float" office:value="-0.0136737444434543">
                <text:p>-0.01367374444345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08258752884449">
                <text:p>0.0108258752884449</text:p>
              </table:table-cell>
              <table:table-cell office:value-type="float" office:value="-0.0113827796073718">
                <text:p>-0.01138277960737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871091605492147">
                <text:p>0.00871091605492147</text:p>
              </table:table-cell>
              <table:table-cell office:value-type="float" office:value="-0.00925660956514474">
                <text:p>-0.009256609565144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67567780188238">
                <text:p>0.0067567780188238</text:p>
              </table:table-cell>
              <table:table-cell office:value-type="float" office:value="-0.00729050917478435">
                <text:p>-0.007290509174784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495813181435878">
                <text:p>0.00495813181435878</text:p>
              </table:table-cell>
              <table:table-cell office:value-type="float" office:value="-0.00547927690812688">
                <text:p>-0.005479276908126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30926583247404">
                <text:p>0.00330926583247404</text:p>
              </table:table-cell>
              <table:table-cell office:value-type="float" office:value="-0.00381731979952615">
                <text:p>-0.003817319799526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80416420649809">
                <text:p>0.00180416420649809</text:p>
              </table:table-cell>
              <table:table-cell office:value-type="float" office:value="-0.0022987314517886">
                <text:p>-0.00229873145178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436578034879176">
                <text:p>0.000436578034879176</text:p>
              </table:table-cell>
              <table:table-cell office:value-type="float" office:value="-0.000917363380992242">
                <text:p>-0.0009173633809922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00799909850246472">
                <text:p>-0.000799909850246472</text:p>
              </table:table-cell>
              <table:table-cell office:value-type="float" office:value="0.000333110008687854">
                <text:p>0.0003331100086878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0191182625433051">
                <text:p>-0.00191182625433051</text:p>
              </table:table-cell>
              <table:table-cell office:value-type="float" office:value="0.00145913252123098">
                <text:p>0.001459132521230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0290575481380895">
                <text:p>-0.00290575481380895</text:p>
              </table:table-cell>
              <table:table-cell office:value-type="float" office:value="0.00246721303205355">
                <text:p>0.002467213032053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0378828869329606">
                <text:p>-0.00378828869329606</text:p>
              </table:table-cell>
              <table:table-cell office:value-type="float" office:value="0.00336387781285641">
                <text:p>0.003363877812856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0456598846931833">
                <text:p>-0.00456598846931833</text:p>
              </table:table-cell>
              <table:table-cell office:value-type="float" office:value="0.00415562801121538">
                <text:p>0.004155628011215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0524534488635098">
                <text:p>-0.00524534488635098</text:p>
              </table:table-cell>
              <table:table-cell office:value-type="float" office:value="0.00484890198095833">
                <text:p>0.004848901980958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0583274617571572">
                <text:p>-0.00583274617571572</text:p>
              </table:table-cell>
              <table:table-cell office:value-type="float" office:value="0.00545004216212508">
                <text:p>0.005450042162125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0633444963415997">
                <text:p>-0.00633444963415997</text:p>
              </table:table-cell>
              <table:table-cell office:value-type="float" office:value="0.00596526621412519">
                <text:p>0.005965266214125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0675655716573242">
                <text:p>-0.00675655716573242</text:p>
              </table:table-cell>
              <table:table-cell office:value-type="float" office:value="0.00640064211256952">
                <text:p>0.006400642112569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0710499449925184">
                <text:p>-0.00710499449925184</text:p>
              </table:table-cell>
              <table:table-cell office:value-type="float" office:value="0.00676206692684644">
                <text:p>0.006762066926846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0738549380303599">
                <text:p>-0.00738549380303599</text:p>
              </table:table-cell>
              <table:table-cell office:value-type="float" office:value="0.00705524900430632">
                <text:p>0.007055249004306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0760357942783951">
                <text:p>-0.00760357942783951</text:p>
              </table:table-cell>
              <table:table-cell office:value-type="float" office:value="0.00728569329571105">
                <text:p>0.007285693295711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0776455651998464">
                <text:p>-0.00776455651998464</text:p>
              </table:table-cell>
              <table:table-cell office:value-type="float" office:value="0.00745868956635309">
                <text:p>0.007458689566353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0787350225712746">
                <text:p>-0.00787350225712746</text:p>
              </table:table-cell>
              <table:table-cell office:value-type="float" office:value="0.00757930324770673">
                <text:p>0.007579303247706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0793525947058171">
                <text:p>-0.00793525947058171</text:p>
              </table:table-cell>
              <table:table-cell office:value-type="float" office:value="0.00765236869488817">
                <text:p>0.007652368694888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0795443242931349">
                <text:p>-0.00795443242931349</text:p>
              </table:table-cell>
              <table:table-cell office:value-type="float" office:value="0.00768248462610366">
                <text:p>0.007682484626103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0793538457246612">
                <text:p>-0.00793538457246612</text:p>
              </table:table-cell>
              <table:table-cell office:value-type="float" office:value="0.00767401153154435">
                <text:p>0.007674011531544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078822379886434">
                <text:p>-0.0078822379886434</text:p>
              </table:table-cell>
              <table:table-cell office:value-type="float" office:value="0.00763107085024473">
                <text:p>0.007631070850244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0779887445183647">
                <text:p>-0.00779887445183647</text:p>
              </table:table-cell>
              <table:table-cell office:value-type="float" office:value="0.00755754572492329">
                <text:p>0.007557545724923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0768893783522628">
                <text:p>-0.00768893783522628</text:p>
              </table:table-cell>
              <table:table-cell office:value-type="float" office:value="0.00745708315557092">
                <text:p>0.007457083155570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0755583773550672">
                <text:p>-0.00755583773550672</text:p>
              </table:table-cell>
              <table:table-cell office:value-type="float" office:value="0.007333097383877">
                <text:p>0.0073330973838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0740275415116454">
                <text:p>-0.00740275415116454</text:p>
              </table:table-cell>
              <table:table-cell office:value-type="float" office:value="0.00718877435168519">
                <text:p>0.007188774351685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0723264306918825">
                <text:p>-0.00723264306918825</text:p>
              </table:table-cell>
              <table:table-cell office:value-type="float" office:value="0.00702707708668537">
                <text:p>0.007027077086685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0704824282502514">
                <text:p>-0.00704824282502514</text:p>
              </table:table-cell>
              <table:table-cell office:value-type="float" office:value="0.00685075187973894">
                <text:p>0.006850751879738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0685208111077529">
                <text:p>-0.00685208111077529</text:p>
              </table:table-cell>
              <table:table-cell office:value-type="float" office:value="0.00666233512773839">
                <text:p>0.006662335127738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0664648251660349">
                <text:p>-0.00664648251660349</text:p>
              </table:table-cell>
              <table:table-cell office:value-type="float" office:value="0.00646416072567213">
                <text:p>0.006464160725672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0643357649936505">
                <text:p>-0.00643357649936505</text:p>
              </table:table-cell>
              <table:table-cell office:value-type="float" office:value="0.00625836790175693">
                <text:p>0.006258367901756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0621530568218898">
                <text:p>-0.00621530568218898</text:p>
              </table:table-cell>
              <table:table-cell office:value-type="float" office:value="0.00604690939733921">
                <text:p>0.006046909397339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0599343439648958">
                <text:p>-0.00599343439648958</text:p>
              </table:table-cell>
              <table:table-cell office:value-type="float" office:value="0.0058315599028802">
                <text:p>0.00583155990288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0576955738693652">
                <text:p>-0.00576955738693652</text:p>
              </table:table-cell>
              <table:table-cell office:value-type="float" office:value="0.00561392466913446">
                <text:p>0.005613924669134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0554510860735213">
                <text:p>-0.00554510860735213</text:p>
              </table:table-cell>
              <table:table-cell office:value-type="float" office:value="0.0053954482205798">
                <text:p>0.00539544822057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0532137004274347">
                <text:p>-0.00532137004274347</text:p>
              </table:table-cell>
              <table:table-cell office:value-type="float" office:value="0.00517742310568448">
                <text:p>0.005177423105684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0509948050011477">
                <text:p>-0.00509948050011477</text:p>
              </table:table-cell>
              <table:table-cell office:value-type="float" office:value="0.00496099862528077">
                <text:p>0.004960998625280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0488044431667944">
                <text:p>-0.00488044431667944</text:p>
              </table:table-cell>
              <table:table-cell office:value-type="float" office:value="0.00474718948735298">
                <text:p>0.004747189487352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0466513994101803">
                <text:p>-0.00466513994101803</text:p>
              </table:table-cell>
              <table:table-cell office:value-type="float" office:value="0.00453688434240984">
                <text:p>0.004536884342409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0445432834748072">
                <text:p>-0.00445432834748072</text:p>
              </table:table-cell>
              <table:table-cell office:value-type="float" office:value="0.00433085415969536">
                <text:p>0.004330854159695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0424866125048329">
                <text:p>-0.00424866125048329</text:p>
              </table:table-cell>
              <table:table-cell office:value-type="float" office:value="0.0041297604095103">
                <text:p>0.00412976040951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0404868908949752">
                <text:p>-0.00404868908949752</text:p>
              </table:table-cell>
              <table:table-cell office:value-type="float" office:value="0.00393416302235661">
                <text:p>0.003934163022356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0385486876104402">
                <text:p>-0.00385486876104402</text:p>
              </table:table-cell>
              <table:table-cell office:value-type="float" office:value="0.00374452809994708">
                <text:p>0.003744528099947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036675710770373">
                <text:p>-0.0036675710770373</text:p>
              </table:table-cell>
              <table:table-cell office:value-type="float" office:value="0.00356123535758535">
                <text:p>0.003561235357585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0348708793396213">
                <text:p>-0.00348708793396213</text:p>
              </table:table-cell>
              <table:table-cell office:value-type="float" office:value="0.00338458528137409">
                <text:p>0.00338458528137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0331363918015803">
                <text:p>-0.00331363918015803</text:p>
              </table:table-cell>
              <table:table-cell office:value-type="float" office:value="0.00321480598721724">
                <text:p>0.003214805987217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031473791717529">
                <text:p>-0.0031473791717529</text:p>
              </table:table-cell>
              <table:table-cell office:value-type="float" office:value="0.00305205977182421">
                <text:p>0.003052059771824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0298840301153902">
                <text:p>-0.00298840301153902</text:p>
              </table:table-cell>
              <table:table-cell office:value-type="float" office:value="0.00289644934914346">
                <text:p>0.002896449349143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0283675246652848">
                <text:p>-0.00283675246652848</text:p>
              </table:table-cell>
              <table:table-cell office:value-type="float" office:value="0.0027480237682953">
                <text:p>0.00274802376829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026924215631885">
                <text:p>-0.0026924215631885</text:p>
              </table:table-cell>
              <table:table-cell office:value-type="float" office:value="0.00260678401116099">
                <text:p>0.002606784011160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0255536186131167">
                <text:p>-0.00255536186131167</text:p>
              </table:table-cell>
              <table:table-cell office:value-type="float" office:value="0.00247268827027192">
                <text:p>0.002472688270271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0242548740922999">
                <text:p>-0.00242548740922999</text:p>
              </table:table-cell>
              <table:table-cell office:value-type="float" office:value="0.00234565691001887">
                <text:p>0.002345656910018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0230267938503559">
                <text:p>-0.00230267938503559</text:p>
              </table:table-cell>
              <table:table-cell office:value-type="float" office:value="0.00222557711453408">
                <text:p>0.002225577114534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0218679042913728">
                <text:p>-0.00218679042913728</text:p>
              </table:table-cell>
              <table:table-cell office:value-type="float" office:value="0.00211230722833022">
                <text:p>0.002112307228330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0207764867601323">
                <text:p>-0.00207764867601323</text:p>
              </table:table-cell>
              <table:table-cell office:value-type="float" office:value="0.00200568079720131">
                <text:p>0.002005680797201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019750614930425">
                <text:p>-0.0019750614930425</text:p>
              </table:table-cell>
              <table:table-cell office:value-type="float" office:value="0.0019055103164245">
                <text:p>0.00190551031642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0187881893565223">
                <text:p>-0.00187881893565223</text:p>
              </table:table-cell>
              <table:table-cell office:value-type="float" office:value="0.00181159069598813">
                <text:p>0.001811590695988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0178869692859518">
                <text:p>-0.00178869692859518</text:p>
              </table:table-cell>
              <table:table-cell office:value-type="float" office:value="0.00172370245270503">
                <text:p>0.001723702452705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0170446018390447">
                <text:p>-0.00170446018390447</text:p>
              </table:table-cell>
              <table:table-cell office:value-type="float" office:value="0.00164161463840351">
                <text:p>0.001641614638403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0162586486665006">
                <text:p>-0.00162586486665006</text:p>
              </table:table-cell>
              <table:table-cell office:value-type="float" office:value="0.00156508751711915">
                <text:p>0.001565087517119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0155266101964369">
                <text:p>-0.00155266101964369</text:p>
              </table:table-cell>
              <table:table-cell office:value-type="float" office:value="0.00149387500036902">
                <text:p>0.001493875000369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014845947587494">
                <text:p>-0.0014845947587494</text:p>
              </table:table-cell>
              <table:table-cell office:value-type="float" office:value="0.00142772685360892">
                <text:p>0.001427726853608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0142141025036846">
                <text:p>-0.00142141025036846</text:p>
              </table:table-cell>
              <table:table-cell office:value-type="float" office:value="0.00136639068455402">
                <text:p>0.001366390684554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0136285148317761">
                <text:p>-0.00136285148317761</text:p>
              </table:table-cell>
              <table:table-cell office:value-type="float" office:value="0.00130961372553084">
                <text:p>0.001309613725530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0130866384564499">
                <text:p>-0.00130866384564499</text:p>
              </table:table-cell>
              <table:table-cell office:value-type="float" office:value="0.00125714442142932">
                <text:p>0.001257144421429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0125859552102536">
                <text:p>-0.00125859552102536</text:p>
              </table:table-cell>
              <table:table-cell office:value-type="float" office:value="0.00120873383504527">
                <text:p>0.001208733835045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0121239871124779">
                <text:p>-0.00121239871124779</text:p>
              </table:table-cell>
              <table:table-cell office:value-type="float" office:value="0.00116413688078243">
                <text:p>0.001164136880782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011698307012864">
                <text:p>-0.0011698307012864</text:p>
              </table:table-cell>
              <table:table-cell office:value-type="float" office:value="0.00112311339868221">
                <text:p>0.001123113398682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0113065477478358">
                <text:p>-0.00113065477478358</text:p>
              </table:table-cell>
              <table:table-cell office:value-type="float" office:value="0.00108542907926168">
                <text:p>0.001085429079261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0109464099156131">
                <text:p>-0.00109464099156131</text:p>
              </table:table-cell>
              <table:table-cell office:value-type="float" office:value="0.00105085625010659">
                <text:p>0.001050856250106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0106156683785663">
                <text:p>-0.00106156683785663</text:p>
              </table:table-cell>
              <table:table-cell office:value-type="float" office:value="0.00101917453434464">
                <text:p>0.001019174534344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010312177589622">
                <text:p>-0.0010312177589622</text:p>
              </table:table-cell>
              <table:table-cell office:value-type="float" office:value="0.000990171391723749">
                <text:p>0.0009901713917237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0100338758404206">
                <text:p>-0.00100338758404206</text:p>
              </table:table-cell>
              <table:table-cell office:value-type="float" office:value="0.000963642551066179">
                <text:p>0.0009636425510661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00977878852448377">
                <text:p>-0.000977878852448377</text:p>
              </table:table-cell>
              <table:table-cell office:value-type="float" office:value="0.000939392344045942">
                <text:p>0.0009393923440459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00954503050376587">
                <text:p>-0.000954503050376587</text:p>
              </table:table-cell>
              <table:table-cell office:value-type="float" office:value="0.000917233948838359">
                <text:p>0.0009172339488383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00933080766296612">
                <text:p>-0.000933080766296612</text:p>
              </table:table-cell>
              <table:table-cell office:value-type="float" office:value="0.000896989552057192">
                <text:p>0.0008969895520571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00913441773042756">
                <text:p>-0.000913441773042756</text:p>
              </table:table-cell>
              <table:table-cell office:value-type="float" office:value="0.000878490437328239">
                <text:p>0.0008784904373282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00895425044222797">
                <text:p>-0.000895425044222797</text:p>
              </table:table-cell>
              <table:table-cell office:value-type="float" office:value="0.000861577007493786">
                <text:p>0.0008615770074937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00878878712251563">
                <text:p>-0.000878878712251563</text:p>
              </table:table-cell>
              <table:table-cell office:value-type="float" office:value="0.000846098748263913">
                <text:p>0.0008460987482639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00863659974759123">
                <text:p>-0.000863659974759123</text:p>
              </table:table-cell>
              <table:table-cell office:value-type="float" office:value="0.000831914139509671">
                <text:p>0.0008319141395096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00849634954924738">
                <text:p>-0.000849634954924738</text:p>
              </table:table-cell>
              <table:table-cell office:value-type="float" office:value="0.000818890520970506">
                <text:p>0.0008188905209705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00836678522819767">
                <text:p>-0.000836678522819767</text:p>
              </table:table-cell>
              <table:table-cell office:value-type="float" office:value="0.00080690391783822">
                <text:p>0.000806903917838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00824674082244847">
                <text:p>-0.000824674082244847</text:p>
              </table:table-cell>
              <table:table-cell office:value-type="float" office:value="0.000795838831901818">
                <text:p>0.0007958388319018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0813513328723481">
                <text:p>-0.000813513328723481</text:p>
              </table:table-cell>
              <table:table-cell office:value-type="float" office:value="0.000785588003537896">
                <text:p>0.0007855880035378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0803095983181734">
                <text:p>-0.000803095983181734</text:p>
              </table:table-cell>
              <table:table-cell office:value-type="float" office:value="0.000776052148920847">
                <text:p>0.0007760521489208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00793329505355267">
                <text:p>-0.000793329505355267</text:p>
              </table:table-cell>
              <table:table-cell office:value-type="float" office:value="0.00076713967713804">
                <text:p>0.000767139677138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00784128791497807">
                <text:p>-0.000784128791497807</text:p>
              </table:table-cell>
              <table:table-cell office:value-type="float" office:value="0.000758766390807075">
                <text:p>0.0007587663908070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00775415859655126">
                <text:p>-0.000775415859655126</text:p>
              </table:table-cell>
              <table:table-cell office:value-type="float" office:value="0.000750855174347365">
                <text:p>0.0007508551743473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00767119525746374">
                <text:p>-0.000767119525746374</text:p>
              </table:table-cell>
              <table:table-cell office:value-type="float" office:value="0.000743335672903633">
                <text:p>0.0007433356729036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00759175073716811">
                <text:p>-0.000759175073716811</text:p>
              </table:table-cell>
              <table:table-cell office:value-type="float" office:value="0.000736143964763514">
                <text:p>0.0007361439647635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0075152392222666">
                <text:p>-0.00075152392222666</text:p>
              </table:table-cell>
              <table:table-cell office:value-type="float" office:value="0.000729222230577697">
                <text:p>0.0007292222305776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00744113290740422">
                <text:p>-0.000744113290740422</text:p>
              </table:table-cell>
              <table:table-cell office:value-type="float" office:value="0.000722518421358842">
                <text:p>0.0007225184213588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00736895866371157">
                <text:p>-0.000736895866371157</text:p>
              </table:table-cell>
              <table:table-cell office:value-type="float" office:value="0.000715985927546292">
                <text:p>0.0007159859275462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00729829474344079">
                <text:p>-0.000729829474344079</text:p>
              </table:table-cell>
              <table:table-cell office:value-type="float" office:value="0.000709583251001789">
                <text:p>0.0007095832510017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0072287675325633">
                <text:p>-0.00072287675325633</text:p>
              </table:table-cell>
              <table:table-cell office:value-type="float" office:value="0.000703273681934569">
                <text:p>0.0007032736819345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00716004836376349">
                <text:p>-0.000716004836376349</text:p>
              </table:table-cell>
              <table:table-cell office:value-type="float" office:value="0.000697024981954897">
                <text:p>0.0006970249819548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00709185040936866">
                <text:p>-0.000709185040936866</text:p>
              </table:table-cell>
              <table:table-cell office:value-type="float" office:value="0.000690809074521681">
                <text:p>0.0006908090745216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00702392566021004">
                <text:p>-0.000702392566021004</text:p>
              </table:table-cell>
              <table:table-cell office:value-type="float" office:value="0.000684601744049829">
                <text:p>0.0006846017440498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00695606199840881">
                <text:p>-0.000695606199840881</text:p>
              </table:table-cell>
              <table:table-cell office:value-type="float" office:value="0.000678382344543316">
                <text:p>0.0006783823445433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00688808037674349">
                <text:p>-0.000688808037674349</text:p>
              </table:table-cell>
              <table:table-cell office:value-type="float" office:value="0.000672133518442308">
                <text:p>0.0006721335184423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00681983210504278">
                <text:p>-0.000681983210504278</text:p>
              </table:table-cell>
              <table:table-cell office:value-type="float" office:value="0.000665840926372674">
                <text:p>0.0006658409263726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00675119625337395">
                <text:p>-0.000675119625337395</text:p>
              </table:table-cell>
              <table:table-cell office:value-type="float" office:value="0.000659492988153154">
                <text:p>0.0006594929881531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0668207717069436">
                <text:p>-0.000668207717069436</text:p>
              </table:table-cell>
              <table:table-cell office:value-type="float" office:value="0.000653080635526493">
                <text:p>0.0006530806355264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00661240212385117">
                <text:p>-0.000661240212385117</text:p>
              </table:table-cell>
              <table:table-cell office:value-type="float" office:value="0.000646597077014199">
                <text:p>0.0006465970770141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0654211906048197">
                <text:p>-0.000654211906048197</text:p>
              </table:table-cell>
              <table:table-cell office:value-type="float" office:value="0.000640037574539676">
                <text:p>0.0006400375745396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0647119448937694">
                <text:p>-0.000647119448937694</text:p>
              </table:table-cell>
              <table:table-cell office:value-type="float" office:value="0.000633399232330412">
                <text:p>0.0006333992323304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0639961148629631">
                <text:p>-0.000639961148629631</text:p>
              </table:table-cell>
              <table:table-cell office:value-type="float" office:value="0.000626680798054835">
                <text:p>0.0006266807980548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0632736781858156">
                <text:p>-0.000632736781858156</text:p>
              </table:table-cell>
              <table:table-cell office:value-type="float" office:value="0.000619882475660916">
                <text:p>0.0006198824756609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062544741874504">
                <text:p>-0.00062544741874504</text:p>
              </table:table-cell>
              <table:table-cell office:value-type="float" office:value="0.00061300575022738">
                <text:p>0.000613005750227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0618095258841933">
                <text:p>-0.000618095258841933</text:p>
              </table:table-cell>
              <table:table-cell office:value-type="float" office:value="0.000606053224405656">
                <text:p>0.0006060532244056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0610683478430296">
                <text:p>-0.000610683478430296</text:p>
              </table:table-cell>
              <table:table-cell office:value-type="float" office:value="0.000599028466097273">
                <text:p>0.0005990284660972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00603216088945757">
                <text:p>-0.000603216088945757</text:p>
              </table:table-cell>
              <table:table-cell office:value-type="float" office:value="0.000591935867211291">
                <text:p>0.0005919358672112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00595697806016204">
                <text:p>-0.000595697806016204</text:p>
              </table:table-cell>
              <table:table-cell office:value-type="float" office:value="0.000584780513390726">
                <text:p>0.0005847805133907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00588133928958179">
                <text:p>-0.000588133928958179</text:p>
              </table:table-cell>
              <table:table-cell office:value-type="float" office:value="0.000577568063286904">
                <text:p>0.0005775680632869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00580530230065435">
                <text:p>-0.000580530230065435</text:p>
              </table:table-cell>
              <table:table-cell office:value-type="float" office:value="0.000570304638669583">
                <text:p>0.0005703046386695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0572892853600848">
                <text:p>-0.000572892853600848</text:p>
              </table:table-cell>
              <table:table-cell office:value-type="float" office:value="0.000562996723352249">
                <text:p>0.0005629967233522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00565228223647907">
                <text:p>-0.000565228223647907</text:p>
              </table:table-cell>
              <table:table-cell office:value-type="float" office:value="0.000555651071554308">
                <text:p>0.0005556510715543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00557542960843982">
                <text:p>-0.000557542960843982</text:p>
              </table:table-cell>
              <table:table-cell office:value-type="float" office:value="0.000548274624767586">
                <text:p>0.0005482746247675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00549843807151618">
                <text:p>-0.000549843807151618</text:p>
              </table:table-cell>
              <table:table-cell office:value-type="float" office:value="0.000540874436816274">
                <text:p>0.0005408744368162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0054213755855681">
                <text:p>-0.00054213755855681</text:p>
              </table:table-cell>
              <table:table-cell office:value-type="float" office:value="0.000533457606710641">
                <text:p>0.0005334576067106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00534431004828306">
                <text:p>-0.000534431004828306</text:p>
              </table:table-cell>
              <table:table-cell office:value-type="float" office:value="0.000526031218806011">
                <text:p>0.0005260312188060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00526730876515558">
                <text:p>-0.000526730876515558</text:p>
              </table:table-cell>
              <table:table-cell office:value-type="float" office:value="0.000518602289822923">
                <text:p>0.0005186022898229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00519043798097307">
                <text:p>-0.000519043798097307</text:p>
              </table:table-cell>
              <table:table-cell office:value-type="float" office:value="0.000511177722306577">
                <text:p>0.0005111777223065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00511376247303019">
                <text:p>-0.000511376247303019</text:p>
              </table:table-cell>
              <table:table-cell office:value-type="float" office:value="0.00050376426414811">
                <text:p>0.000503764264148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00503734519963217">
                <text:p>-0.000503734519963217</text:p>
              </table:table-cell>
              <table:table-cell office:value-type="float" office:value="0.000496368473612563">
                <text:p>0.0004963684736125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00496124700211098">
                <text:p>-0.000496124700211098</text:p>
              </table:table-cell>
              <table:table-cell office:value-type="float" office:value="0.000488996689673726">
                <text:p>0.0004889966896737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00488552635169448">
                <text:p>-0.000488552635169448</text:p>
              </table:table-cell>
              <table:table-cell office:value-type="float" office:value="0.000481655007011916">
                <text:p>0.0004816550070119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00481023914455925">
                <text:p>-0.000481023914455925</text:p>
              </table:table-cell>
              <table:table-cell office:value-type="float" office:value="0.000474349255497053">
                <text:p>0.0004743492554970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00473543853507508">
                <text:p>-0.000473543853507508</text:p>
              </table:table-cell>
              <table:table-cell office:value-type="float" office:value="0.000467084983934996">
                <text:p>0.0004670849839349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00466117480701911">
                <text:p>-0.000466117480701911</text:p>
              </table:table-cell>
              <table:table-cell office:value-type="float" office:value="0.00045986744721116">
                <text:p>0.000459867447211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00458749527809665">
                <text:p>-0.000458749527809665</text:p>
              </table:table-cell>
              <table:table-cell office:value-type="float" office:value="0.000452701596853622">
                <text:p>0.0004527015968536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0045144442357703">
                <text:p>-0.00045144442357703</text:p>
              </table:table-cell>
              <table:table-cell office:value-type="float" office:value="0.000445592074949097">
                <text:p>0.0004455920749490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00444206290062255">
                <text:p>-0.000444206290062255</text:p>
              </table:table-cell>
              <table:table-cell office:value-type="float" office:value="0.000438543210456999">
                <text:p>0.0004385432104569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00437038941347723">
                <text:p>-0.000437038941347723</text:p>
              </table:table-cell>
              <table:table-cell office:value-type="float" office:value="0.000431559018254646">
                <text:p>0.0004315590182546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00429945884605765">
                <text:p>-0.000429945884605765</text:p>
              </table:table-cell>
              <table:table-cell office:value-type="float" office:value="0.000424643200291897">
                <text:p>0.0004246432002918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00422930323029647">
                <text:p>-0.000422930323029647</text:p>
              </table:table-cell>
              <table:table-cell office:value-type="float" office:value="0.000417799148610953">
                <text:p>0.0004177991486109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00415995160429894">
                <text:p>-0.000415995160429894</text:p>
              </table:table-cell>
              <table:table-cell office:value-type="float" office:value="0.000411029950098119">
                <text:p>0.0004110299500981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00409143007540358">
                <text:p>-0.000409143007540358</text:p>
              </table:table-cell>
              <table:table-cell office:value-type="float" office:value="0.000404338393056314">
                <text:p>0.0004043383930563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00402376189434506">
                <text:p>-0.000402376189434506</text:p>
              </table:table-cell>
              <table:table-cell office:value-type="float" office:value="0.000397726974687984">
                <text:p>0.00039772697468798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00395696753940911">
                <text:p>-0.000395696753940911</text:p>
              </table:table-cell>
              <table:table-cell office:value-type="float" office:value="0.000391197909666019">
                <text:p>0.0003911979096660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00389106481302193">
                <text:p>-0.000389106481302193</text:p>
              </table:table-cell>
              <table:table-cell office:value-type="float" office:value="0.000384753139837102">
                <text:p>0.0003847531398371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00382606894255844">
                <text:p>-0.000382606894255844</text:p>
              </table:table-cell>
              <table:table-cell office:value-type="float" office:value="0.000378394344657806">
                <text:p>0.0003783943446578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00376199268981026">
                <text:p>-0.000376199268981026</text:p>
              </table:table-cell>
              <table:table-cell office:value-type="float" office:value="0.000372122952030374">
                <text:p>0.0003721229520303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00369884646311824">
                <text:p>-0.000369884646311824</text:p>
              </table:table-cell>
              <table:table-cell office:value-type="float" office:value="0.000365940149915644">
                <text:p>0.0003659401499156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00363663843483408">
                <text:p>-0.000363663843483408</text:p>
              </table:table-cell>
              <table:table-cell office:value-type="float" office:value="0.000359846897968197">
                <text:p>0.0003598468979681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00357537465967006">
                <text:p>-0.000357537465967006</text:p>
              </table:table-cell>
              <table:table-cell office:value-type="float" office:value="0.000353843939593368">
                <text:p>0.0003538439395933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00351505919526929">
                <text:p>-0.000351505919526929</text:p>
              </table:table-cell>
              <table:table-cell office:value-type="float" office:value="0.000347931814204117">
                <text:p>0.0003479318142041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00345569422255387">
                <text:p>-0.000345569422255387</text:p>
              </table:table-cell>
              <table:table-cell office:value-type="float" office:value="0.000342110869211432">
                <text:p>0.0003421108692114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00339728016585106">
                <text:p>-0.000339728016585106</text:p>
              </table:table-cell>
              <table:table-cell office:value-type="float" office:value="0.000336381272370012">
                <text:p>0.0003363812723700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00333981581168707">
                <text:p>-0.000333981581168707</text:p>
              </table:table-cell>
              <table:table-cell office:value-type="float" office:value="0.000330743023568836">
                <text:p>0.0003307430235688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00328329842669284">
                <text:p>-0.000328329842669284</text:p>
              </table:table-cell>
              <table:table-cell office:value-type="float" office:value="0.000325195966976999">
                <text:p>0.0003251959669769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003227723872401">
                <text:p>-0.0003227723872401</text:p>
              </table:table-cell>
              <table:table-cell office:value-type="float" office:value="0.000319739802301378">
                <text:p>0.0003197398023013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00317308671715644">
                <text:p>-0.000317308671715644</text:p>
              </table:table-cell>
              <table:table-cell office:value-type="float" office:value="0.000314374096466175">
                <text:p>0.0003143740964661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0031193803449181">
                <text:p>-0.00031193803449181</text:p>
              </table:table-cell>
              <table:table-cell office:value-type="float" office:value="0.000309098294315469">
                <text:p>0.0003090982943154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00306659706050816">
                <text:p>-0.000306659706050816</text:p>
              </table:table-cell>
              <table:table-cell office:value-type="float" office:value="0.000303911729471196">
                <text:p>0.0003039117294711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00301472819286275">
                <text:p>-0.000301472819286275</text:p>
              </table:table-cell>
              <table:table-cell office:value-type="float" office:value="0.00029881363439177">
                <text:p>0.000298813634391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00296376418962296">
                <text:p>-0.000296376418962296</text:p>
              </table:table-cell>
              <table:table-cell office:value-type="float" office:value="0.000293803150541727">
                <text:p>0.0002938031505417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0291369471216996">
                <text:p>-0.000291369471216996</text:p>
              </table:table-cell>
              <table:table-cell office:value-type="float" office:value="0.000288879337384529">
                <text:p>0.0002888793373845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00286450872510891">
                <text:p>-0.000286450872510891</text:p>
              </table:table-cell>
              <table:table-cell office:value-type="float" office:value="0.000284041181730643">
                <text:p>0.00028404118173064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00281619457909166">
                <text:p>-0.000281619457909166</text:p>
              </table:table-cell>
              <table:table-cell office:value-type="float" office:value="0.00027928760608642">
                <text:p>0.000279287606086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00276874009164096">
                <text:p>-0.000276874009164096</text:p>
              </table:table-cell>
              <table:table-cell office:value-type="float" office:value="0.000274617476825334">
                <text:p>0.0002746174768253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00272213262220156">
                <text:p>-0.000272213262220156</text:p>
              </table:table-cell>
              <table:table-cell office:value-type="float" office:value="0.000270029611759703">
                <text:p>0.0002700296117597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00267635914319442">
                <text:p>-0.000267635914319442</text:p>
              </table:table-cell>
              <table:table-cell office:value-type="float" office:value="0.000265522787268324">
                <text:p>0.0002655227872683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00263140630685221">
                <text:p>-0.000263140630685221</text:p>
              </table:table-cell>
              <table:table-cell office:value-type="float" office:value="0.00026109574522426">
                <text:p>0.000261095745224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00258726050694769">
                <text:p>-0.000258726050694769</text:p>
              </table:table-cell>
              <table:table-cell office:value-type="float" office:value="0.000256747199078866">
                <text:p>0.0002567471990788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00254390793563708">
                <text:p>-0.000254390793563708</text:p>
              </table:table-cell>
              <table:table-cell office:value-type="float" office:value="0.000252475839834787">
                <text:p>0.0002524758398347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00250133463897129">
                <text:p>-0.000250133463897129</text:p>
              </table:table-cell>
              <table:table-cell office:value-type="float" office:value="0.000248280341375029">
                <text:p>0.0002482803413750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00245952656419135">
                <text:p>-0.000245952656419135</text:p>
              </table:table-cell>
              <table:table-cell office:value-type="float" office:value="0.000244159365569985">
                <text:p>0.0002441593655699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00241846960657988">
                <text:p>-0.000241846960657988</text:p>
              </table:table-cell>
              <table:table-cell office:value-type="float" office:value="0.000240111566851553">
                <text:p>0.0002401115668515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132465831149409">
                <text:p>-0.132465831149409</text:p>
              </table:table-cell>
              <table:table-cell office:value-type="float" office:value="-0.131919178828954">
                <text:p>-0.1319191788289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491229228325141">
                <text:p>-0.491229228325141</text:p>
              </table:table-cell>
              <table:table-cell office:value-type="float" office:value="-0.490491455730924">
                <text:p>-0.4904914557309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921734244457428">
                <text:p>-0.921734244457428</text:p>
              </table:table-cell>
              <table:table-cell office:value-type="float" office:value="-0.920762166273148">
                <text:p>-0.9207621662731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3019600146049">
                <text:p>-1.3019600146049</text:p>
              </table:table-cell>
              <table:table-cell office:value-type="float" office:value="-1.3007780053371">
                <text:p>-1.30077800533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.62908368989327">
                <text:p>-1.62908368989327</text:p>
              </table:table-cell>
              <table:table-cell office:value-type="float" office:value="-1.62771885824182">
                <text:p>-1.6277188582418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.90800948129246">
                <text:p>-1.90800948129246</text:p>
              </table:table-cell>
              <table:table-cell office:value-type="float" office:value="-1.90648727666689">
                <text:p>-1.906487276666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2.14370692280421">
                <text:p>-2.14370692280421</text:p>
              </table:table-cell>
              <table:table-cell office:value-type="float" office:value="-2.14205090992432">
                <text:p>-2.142050909924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5.58755880741342">
                <text:p>-5.58755880741342</text:p>
              </table:table-cell>
              <table:table-cell office:value-type="float" office:value="1.78857239834169">
                <text:p>1.788572398341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8.68964046135228">
                <text:p>-8.68964046135228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8.02833665091499">
                <text:p>-8.02833665091499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7.20928894718108">
                <text:p>-7.20928894718108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6.47146838171068">
                <text:p>-6.47146838171068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5.82155917916514">
                <text:p>-5.82155917916514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5.25111123386677">
                <text:p>-5.25111123386677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.75154349297709">
                <text:p>-4.75154349297709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4.31512841845804">
                <text:p>-4.31512841845804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3.93499940528139">
                <text:p>-3.93499940528139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3.60508891487261">
                <text:p>-3.60508891487261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3.32006302428388">
                <text:p>-3.32006302428388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3.07525885570805">
                <text:p>-3.07525885570805</text:p>
              </table:table-cell>
              <table:table-cell office:value-type="float" office:value="5.82677165354331">
                <text:p>5.8267716535433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.86662658589777">
                <text:p>-2.86662658589777</text:p>
              </table:table-cell>
              <table:table-cell office:value-type="float" office:value="5.29665899971428">
                <text:p>5.296658999714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.69034666372711">
                <text:p>-2.69034666372711</text:p>
              </table:table-cell>
              <table:table-cell office:value-type="float" office:value="4.23192272655439">
                <text:p>4.231922726554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.54245046044672">
                <text:p>-2.54245046044672</text:p>
              </table:table-cell>
              <table:table-cell office:value-type="float" office:value="3.2235459846883">
                <text:p>3.22354598468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2.41916294982228">
                <text:p>-2.41916294982228</text:p>
              </table:table-cell>
              <table:table-cell office:value-type="float" office:value="2.33494811183119">
                <text:p>2.334948111831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2.31729577298334">
                <text:p>-2.31729577298334</text:p>
              </table:table-cell>
              <table:table-cell office:value-type="float" office:value="1.55817017694653">
                <text:p>1.558170176946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.23423168940005">
                <text:p>-2.23423168940005</text:p>
              </table:table-cell>
              <table:table-cell office:value-type="float" office:value="0.881484055628734">
                <text:p>0.8814840556287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.16783897468504">
                <text:p>-2.16783897468504</text:p>
              </table:table-cell>
              <table:table-cell office:value-type="float" office:value="0.293920828459715">
                <text:p>0.2939208284597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2.11638781256696">
                <text:p>-2.11638781256696</text:p>
              </table:table-cell>
              <table:table-cell office:value-type="float" office:value="-0.214543424633318">
                <text:p>-0.2145434246333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.0784748828352">
                <text:p>-2.0784748828352</text:p>
              </table:table-cell>
              <table:table-cell office:value-type="float" office:value="-0.653080631038216">
                <text:p>-0.6530806310382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.05295490265503">
                <text:p>-2.05295490265503</text:p>
              </table:table-cell>
              <table:table-cell office:value-type="float" office:value="-1.03010277678042">
                <text:p>-1.030102776780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2.03887740227101">
                <text:p>-2.03887740227101</text:p>
              </table:table-cell>
              <table:table-cell office:value-type="float" office:value="-1.35333579922912">
                <text:p>-1.353335799229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.03542693935451">
                <text:p>-2.03542693935451</text:p>
              </table:table-cell>
              <table:table-cell office:value-type="float" office:value="-1.62987674466515">
                <text:p>-1.629876744665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2.04186445403576">
                <text:p>-2.04186445403576</text:p>
              </table:table-cell>
              <table:table-cell office:value-type="float" office:value="-1.86623712366671">
                <text:p>-1.866237123666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.05746616503569">
                <text:p>-2.05746616503569</text:p>
              </table:table-cell>
              <table:table-cell office:value-type="float" office:value="-2.06837550838643">
                <text:p>-2.0683755083864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.0814536624741">
                <text:p>-2.0814536624741</text:p>
              </table:table-cell>
              <table:table-cell office:value-type="float" office:value="-2.24172224392085">
                <text:p>-2.241722243920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2.1129032664652">
                <text:p>-2.1129032664652</text:p>
              </table:table-cell>
              <table:table-cell office:value-type="float" office:value="-2.39119879830707">
                <text:p>-2.391198798307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2.15061106400941">
                <text:p>-2.15061106400941</text:p>
              </table:table-cell>
              <table:table-cell office:value-type="float" office:value="-2.52123378708935">
                <text:p>-2.521233787089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2.1928644885152">
                <text:p>-2.1928644885152</text:p>
              </table:table-cell>
              <table:table-cell office:value-type="float" office:value="-2.63577709435803">
                <text:p>-2.6357770943580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2.23701207871557">
                <text:p>-2.23701207871557</text:p>
              </table:table-cell>
              <table:table-cell office:value-type="float" office:value="-2.73831274708631">
                <text:p>-2.738312747086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2.27857900191985">
                <text:p>-2.27857900191985</text:p>
              </table:table-cell>
              <table:table-cell office:value-type="float" office:value="-2.83187015782889">
                <text:p>-2.831870157828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498300194564939">
                <text:p>-0.498300194564939</text:p>
              </table:table-cell>
              <table:table-cell office:value-type="float" office:value="-2.91903166125524">
                <text:p>-2.919031661255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0074782198827">
                <text:p>1.20074782198827</text:p>
              </table:table-cell>
              <table:table-cell office:value-type="float" office:value="-2.99840379868463">
                <text:p>-2.998403798684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34269707935615">
                <text:p>0.934269707935615</text:p>
              </table:table-cell>
              <table:table-cell office:value-type="float" office:value="-3.06475563694066">
                <text:p>-3.064755636940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1308177807606">
                <text:p>-1.1308177807606</text:p>
              </table:table-cell>
              <table:table-cell office:value-type="float" office:value="-3.11675942716592">
                <text:p>-3.116759427165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.1053153095422">
                <text:p>-1.1053153095422</text:p>
              </table:table-cell>
              <table:table-cell office:value-type="float" office:value="-3.16081532368278">
                <text:p>-3.160815323682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15639634280946">
                <text:p>0.915639634280946</text:p>
              </table:table-cell>
              <table:table-cell office:value-type="float" office:value="-3.33159948780595">
                <text:p>-3.331599487805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89286296258425">
                <text:p>0.989286296258425</text:p>
              </table:table-cell>
              <table:table-cell office:value-type="float" office:value="-3.63418171580361">
                <text:p>-3.634181715803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863094304381734">
                <text:p>-0.863094304381734</text:p>
              </table:table-cell>
              <table:table-cell office:value-type="float" office:value="-3.91727920246374">
                <text:p>-3.917279202463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778779518373195">
                <text:p>-0.778779518373195</text:p>
              </table:table-cell>
              <table:table-cell office:value-type="float" office:value="-4.15647137738888">
                <text:p>-4.156471377388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24128645625943">
                <text:p>1.24128645625943</text:p>
              </table:table-cell>
              <table:table-cell office:value-type="float" office:value="-4.35579886507296">
                <text:p>-4.355798865072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331374759364">
                <text:p>1.331374759364</text:p>
              </table:table-cell>
              <table:table-cell office:value-type="float" office:value="-4.51613298341151">
                <text:p>-4.516132983411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518503555665584">
                <text:p>-0.518503555665584</text:p>
              </table:table-cell>
              <table:table-cell office:value-type="float" office:value="-4.6380407042605">
                <text:p>-4.63804070426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2.26140823399188">
                <text:p>-2.26140823399188</text:p>
              </table:table-cell>
              <table:table-cell office:value-type="float" office:value="-4.72682463164795">
                <text:p>-4.726824631647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155783102030815">
                <text:p>-0.155783102030815</text:p>
              </table:table-cell>
              <table:table-cell office:value-type="float" office:value="-4.7900630168769">
                <text:p>-4.79006301687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3543048243594">
                <text:p>1.93543048243594</text:p>
              </table:table-cell>
              <table:table-cell office:value-type="float" office:value="-4.83006450891239">
                <text:p>-4.830064508912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45225890313349">
                <text:p>0.145225890313349</text:p>
              </table:table-cell>
              <table:table-cell office:value-type="float" office:value="-4.84387450370369">
                <text:p>-4.843874503703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.67111986558395">
                <text:p>-1.67111986558395</text:p>
              </table:table-cell>
              <table:table-cell office:value-type="float" office:value="-4.83330160983211">
                <text:p>-4.833301609832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54504900095636">
                <text:p>0.354504900095636</text:p>
              </table:table-cell>
              <table:table-cell office:value-type="float" office:value="-4.80522618512285">
                <text:p>-4.805226185122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36881938492311">
                <text:p>2.36881938492311</text:p>
              </table:table-cell>
              <table:table-cell office:value-type="float" office:value="-4.76161478042474">
                <text:p>-4.761614780424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06011910875629">
                <text:p>0.506011910875629</text:p>
              </table:table-cell>
              <table:table-cell office:value-type="float" office:value="-4.69926782277504">
                <text:p>-4.699267822775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.37811041286351">
                <text:p>-1.37811041286351</text:p>
              </table:table-cell>
              <table:table-cell office:value-type="float" office:value="-4.61977540859225">
                <text:p>-4.619775408592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22615384450501">
                <text:p>-1.22615384450501</text:p>
              </table:table-cell>
              <table:table-cell office:value-type="float" office:value="-4.52972682300149">
                <text:p>-4.529726823001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45523592794769">
                <text:p>0.845523592794769</text:p>
              </table:table-cell>
              <table:table-cell office:value-type="float" office:value="-4.43300667487516">
                <text:p>-4.433006674875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78042779692521">
                <text:p>2.78042779692521</text:p>
              </table:table-cell>
              <table:table-cell office:value-type="float" office:value="-4.3281985395801">
                <text:p>-4.32819853958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836653002912602">
                <text:p>0.836653002912602</text:p>
              </table:table-cell>
              <table:table-cell office:value-type="float" office:value="-4.21158930293184">
                <text:p>-4.211589302931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.12161464689235">
                <text:p>-1.12161464689235</text:p>
              </table:table-cell>
              <table:table-cell office:value-type="float" office:value="-4.08454108547959">
                <text:p>-4.084541085479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.03670333824234">
                <text:p>-1.03670333824234</text:p>
              </table:table-cell>
              <table:table-cell office:value-type="float" office:value="-3.95327487410099">
                <text:p>-3.953274874100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836321759994317">
                <text:p>-0.836321759994317</text:p>
              </table:table-cell>
              <table:table-cell office:value-type="float" office:value="-3.821312472692">
                <text:p>-3.8213124726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651500335292468">
                <text:p>-0.651500335292468</text:p>
              </table:table-cell>
              <table:table-cell office:value-type="float" office:value="-3.68911403209642">
                <text:p>-3.689114032096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32165634694518">
                <text:p>1.32165634694518</text:p>
              </table:table-cell>
              <table:table-cell office:value-type="float" office:value="-3.55678692590379">
                <text:p>-3.556786925903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34770082389167">
                <text:p>1.34770082389167</text:p>
              </table:table-cell>
              <table:table-cell office:value-type="float" office:value="-3.42238354058622">
                <text:p>-3.422383540586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569772973287531">
                <text:p>-0.569772973287531</text:p>
              </table:table-cell>
              <table:table-cell office:value-type="float" office:value="-3.2842409850635">
                <text:p>-3.28424098506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568294447492731">
                <text:p>-0.568294447492731</text:p>
              </table:table-cell>
              <table:table-cell office:value-type="float" office:value="-3.14533336751818">
                <text:p>-3.145333367518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451605122952104">
                <text:p>-0.451605122952104</text:p>
              </table:table-cell>
              <table:table-cell office:value-type="float" office:value="-3.00863637753376">
                <text:p>-3.008636377533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3426957340098">
                <text:p>-0.3426957340098</text:p>
              </table:table-cell>
              <table:table-cell office:value-type="float" office:value="-2.87451279783648">
                <text:p>-2.874512797836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248630630304593">
                <text:p>-0.248630630304593</text:p>
              </table:table-cell>
              <table:table-cell office:value-type="float" office:value="-2.74300106109468">
                <text:p>-2.743001061094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168559149067641">
                <text:p>-0.168559149067641</text:p>
              </table:table-cell>
              <table:table-cell office:value-type="float" office:value="-2.61413585601617">
                <text:p>-2.614135856016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101167764577471">
                <text:p>-0.101167764577471</text:p>
              </table:table-cell>
              <table:table-cell office:value-type="float" office:value="-2.48797518819934">
                <text:p>-2.487975188199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451911894913039">
                <text:p>-0.0451911894913039</text:p>
              </table:table-cell>
              <table:table-cell office:value-type="float" office:value="-2.3645968961865">
                <text:p>-2.36459689618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555397741883873">
                <text:p>0.000555397741883873</text:p>
              </table:table-cell>
              <table:table-cell office:value-type="float" office:value="-2.24409290675804">
                <text:p>-2.244092906758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371769949933674">
                <text:p>0.0371769949933674</text:p>
              </table:table-cell>
              <table:table-cell office:value-type="float" office:value="-2.12656387999995">
                <text:p>-2.126563879999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657015604300516">
                <text:p>0.0657015604300516</text:p>
              </table:table-cell>
              <table:table-cell office:value-type="float" office:value="-2.01211446967796">
                <text:p>-2.012114469677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870828664738602">
                <text:p>0.0870828664738602</text:p>
              </table:table-cell>
              <table:table-cell office:value-type="float" office:value="-1.90084920437857">
                <text:p>-1.900849204378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02203319579308">
                <text:p>0.102203319579308</text:p>
              </table:table-cell>
              <table:table-cell office:value-type="float" office:value="-1.79286896930888">
                <text:p>-1.792868969308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11876767601575">
                <text:p>0.111876767601575</text:p>
              </table:table-cell>
              <table:table-cell office:value-type="float" office:value="-1.68826806048215">
                <text:p>-1.688268060482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16851316167161">
                <text:p>0.116851316167161</text:p>
              </table:table-cell>
              <table:table-cell office:value-type="float" office:value="-1.58713177745353">
                <text:p>-1.587131777453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17812167444571">
                <text:p>0.117812167444571</text:p>
              </table:table-cell>
              <table:table-cell office:value-type="float" office:value="-1.48953451661273">
                <text:p>-1.489534516612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1538448735171">
                <text:p>0.11538448735171</text:p>
              </table:table-cell>
              <table:table-cell office:value-type="float" office:value="-1.39553832414218">
                <text:p>-1.395538324142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10136301132943">
                <text:p>0.110136301132943</text:p>
              </table:table-cell>
              <table:table-cell office:value-type="float" office:value="-1.30519186601789">
                <text:p>-1.305191866017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02581412399666">
                <text:p>0.102581412399666</text:p>
              </table:table-cell>
              <table:table-cell office:value-type="float" office:value="-1.21852977174118">
                <text:p>-1.218529771741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931823370740659">
                <text:p>0.0931823370740659</text:p>
              </table:table-cell>
              <table:table-cell office:value-type="float" office:value="-1.13557230871192">
                <text:p>-1.1355723087119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823532410908441">
                <text:p>0.0823532410908441</text:p>
              </table:table-cell>
              <table:table-cell office:value-type="float" office:value="-1.05632534513969">
                <text:p>-1.056325345139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704628690609159">
                <text:p>0.0704628690609159</text:p>
              </table:table-cell>
              <table:table-cell office:value-type="float" office:value="-0.980780560995156">
                <text:p>-0.9807805609951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578374502448339">
                <text:p>0.0578374502448339</text:p>
              </table:table-cell>
              <table:table-cell office:value-type="float" office:value="-0.908915868594491">
                <text:p>-0.9089158685944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447635679814866">
                <text:p>0.0447635679814866</text:p>
              </table:table-cell>
              <table:table-cell office:value-type="float" office:value="-0.840696006854728">
                <text:p>-0.8406960068547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31490979038374">
                <text:p>0.031490979038374</text:p>
              </table:table-cell>
              <table:table-cell office:value-type="float" office:value="-0.776073275944862">
                <text:p>-0.77607327594486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82353700744292">
                <text:p>0.0182353700744292</text:p>
              </table:table-cell>
              <table:table-cell office:value-type="float" office:value="-0.714988381889152">
                <text:p>-0.7149883818891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51810394277714">
                <text:p>0.0051810394277714</text:p>
              </table:table-cell>
              <table:table-cell office:value-type="float" office:value="-0.657371363569199">
                <text:p>-0.6573713635691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0751650633147027">
                <text:p>-0.00751650633147027</text:p>
              </table:table-cell>
              <table:table-cell office:value-type="float" office:value="-0.603142577453717">
                <text:p>-0.6031425774537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197280502864682">
                <text:p>-0.0197280502864682</text:p>
              </table:table-cell>
              <table:table-cell office:value-type="float" office:value="-0.552213718202774">
                <text:p>-0.5522137182027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313482652778127">
                <text:p>-0.0313482652778127</text:p>
              </table:table-cell>
              <table:table-cell office:value-type="float" office:value="-0.504488856005988">
                <text:p>-0.5044888560059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422934225700312">
                <text:p>-0.0422934225700312</text:p>
              </table:table-cell>
              <table:table-cell office:value-type="float" office:value="-0.459865474089356">
                <text:p>-0.45986547408935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524992140124123">
                <text:p>-0.0524992140124123</text:p>
              </table:table-cell>
              <table:table-cell office:value-type="float" office:value="-0.418235492241911">
                <text:p>-0.4182354922419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619186912690417">
                <text:p>-0.0619186912690417</text:p>
              </table:table-cell>
              <table:table-cell office:value-type="float" office:value="-0.379486264457848">
                <text:p>-0.3794862644578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705203244138301">
                <text:p>-0.0705203244138301</text:p>
              </table:table-cell>
              <table:table-cell office:value-type="float" office:value="-0.343501540853489">
                <text:p>-0.3435015408534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782861810007307">
                <text:p>-0.0782861810007307</text:p>
              </table:table-cell>
              <table:table-cell office:value-type="float" office:value="-0.310162385900286">
                <text:p>-0.3101623859002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852102256362765">
                <text:p>-0.0852102256362765</text:p>
              </table:table-cell>
              <table:table-cell office:value-type="float" office:value="-0.279348046716661">
                <text:p>-0.2793480467166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912967391061975">
                <text:p>-0.0912967391061975</text:p>
              </table:table-cell>
              <table:table-cell office:value-type="float" office:value="1.56008685535975">
                <text:p>1.560086855359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950043434753051">
                <text:p>-0.0950043434753051</text:p>
              </table:table-cell>
              <table:table-cell office:value-type="float" office:value="1.47198478547857">
                <text:p>1.4719847854785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949912790156618">
                <text:p>-0.0949912790156618</text:p>
              </table:table-cell>
              <table:table-cell office:value-type="float" office:value="-0.541297777028874">
                <text:p>-0.5412977770288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934102848042941">
                <text:p>-0.0934102848042941</text:p>
              </table:table-cell>
              <table:table-cell office:value-type="float" office:value="-0.619514517859082">
                <text:p>-0.6195145178590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923780517811269">
                <text:p>-0.0923780517811269</text:p>
              </table:table-cell>
              <table:table-cell office:value-type="float" office:value="-0.568548942661292">
                <text:p>-0.56854894266129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91990388827683">
                <text:p>-0.091990388827683</text:p>
              </table:table-cell>
              <table:table-cell office:value-type="float" office:value="-0.512863442815018">
                <text:p>-0.5128634428150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920905464746012">
                <text:p>-0.0920905464746012</text:p>
              </table:table-cell>
              <table:table-cell office:value-type="float" office:value="-0.460825314304906">
                <text:p>-0.46082531430490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925203973104076">
                <text:p>-0.0925203973104076</text:p>
              </table:table-cell>
              <table:table-cell office:value-type="float" office:value="-0.412792704674945">
                <text:p>-0.4127927046749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931443304219855">
                <text:p>-0.0931443304219855</text:p>
              </table:table-cell>
              <table:table-cell office:value-type="float" office:value="1.44244580228189">
                <text:p>1.4424458022818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922952302126207">
                <text:p>-0.0922952302126207</text:p>
              </table:table-cell>
              <table:table-cell office:value-type="float" office:value="1.3688298712796">
                <text:p>1.36882987127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2.59282819604323">
                <text:p>-2.59282819604323</text:p>
              </table:table-cell>
              <table:table-cell office:value-type="float" office:value="-5.15689111938661">
                <text:p>-5.15689111938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